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sanspro" svg:font-family="Sourcesanspro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5.195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d8d8d8" fo:background-color="#5c75a2" style:diagonal-bl-tr="none" style:diagonal-tl-br="none" style:text-align-source="fix" style:repeat-content="false" fo:wrap-option="no-wrap" fo:border-left="none" style:direction="ltr" fo:border-right="0.74pt solid #d8d8d8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ourcesans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DÉPARTEMENTS</text:p>
          </table:table-cell>
          <table:table-cell table:style-name="ce1" office:value-type="string" calcext:value-type="string">
            <text:p>COMMUNES</text:p>
          </table:table-cell>
          <table:table-cell table:style-name="ce1" office:value-type="string" calcext:value-type="string">
            <text:p>CODE INSEE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irieux</text:p>
          </table:table-cell>
          <table:table-cell table:style-name="ce9" office:value-type="float" office:value="1045" calcext:value-type="float">
            <text:p>1045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hézery-Forens</text:p>
          </table:table-cell>
          <table:table-cell table:style-name="ce9" office:value-type="float" office:value="1104" calcext:value-type="float">
            <text:p>1104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rbonod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ivonne-les-Bains</text:p>
          </table:table-cell>
          <table:table-cell table:style-name="ce9" office:value-type="float" office:value="1143" calcext:value-type="float">
            <text:p>1143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Flaxieu</text:p>
          </table:table-cell>
          <table:table-cell table:style-name="ce9" office:value-type="float" office:value="1162" calcext:value-type="float">
            <text:p>1162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iron</text:p>
          </table:table-cell>
          <table:table-cell table:style-name="ce9" office:value-type="float" office:value="1174" calcext:value-type="float">
            <text:p>1174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illy</text:p>
          </table:table-cell>
          <table:table-cell table:style-name="ce9" office:value-type="float" office:value="1180" calcext:value-type="float">
            <text:p>1180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ut Valromey</text:p>
          </table:table-cell>
          <table:table-cell table:style-name="ce9" office:value-type="float" office:value="1187" calcext:value-type="float">
            <text:p>1187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Joyeux</text:p>
          </table:table-cell>
          <table:table-cell table:style-name="ce9" office:value-type="float" office:value="1198" calcext:value-type="float">
            <text:p>1198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élex</text:p>
          </table:table-cell>
          <table:table-cell table:style-name="ce9" office:value-type="float" office:value="1210" calcext:value-type="float">
            <text:p>1210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urjoux-Lhopital</text:p>
          </table:table-cell>
          <table:table-cell table:style-name="ce9" office:value-type="float" office:value="1215" calcext:value-type="float">
            <text:p>1215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ijoux</text:p>
          </table:table-cell>
          <table:table-cell table:style-name="ce9" office:value-type="float" office:value="1247" calcext:value-type="float">
            <text:p>1247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ontanges</text:p>
          </table:table-cell>
          <table:table-cell table:style-name="ce9" office:value-type="float" office:value="1257" calcext:value-type="float">
            <text:p>1257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ugny</text:p>
          </table:table-cell>
          <table:table-cell table:style-name="ce9" office:value-type="float" office:value="1308" calcext:value-type="float">
            <text:p>1308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auverny</text:p>
          </table:table-cell>
          <table:table-cell table:style-name="ce9" office:value-type="float" office:value="1397" calcext:value-type="float">
            <text:p>1397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alissieu</text:p>
          </table:table-cell>
          <table:table-cell table:style-name="ce9" office:value-type="float" office:value="1415" calcext:value-type="float">
            <text:p>1415</text:p>
          </table:table-cell>
          <table:table-cell table:number-columns-repeated="1020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vière-en-Valromey</text:p>
          </table:table-cell>
          <table:table-cell table:style-name="ce9" office:value-type="float" office:value="1453" calcext:value-type="float">
            <text:p>1453</text:p>
          </table:table-cell>
          <table:table-cell table:number-columns-repeated="1020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ortefontaine</text:p>
          </table:table-cell>
          <table:table-cell table:style-name="ce9" office:value-type="float" office:value="2528" calcext:value-type="float">
            <text:p>2528</text:p>
          </table:table-cell>
          <table:table-cell table:number-columns-repeated="1020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oucy</text:p>
          </table:table-cell>
          <table:table-cell table:style-name="ce9" office:value-type="float" office:value="2729" calcext:value-type="float">
            <text:p>2729</text:p>
          </table:table-cell>
          <table:table-cell table:number-columns-repeated="1020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orcy-en-Valois</text:p>
          </table:table-cell>
          <table:table-cell table:style-name="ce9" office:value-type="float" office:value="2744" calcext:value-type="float">
            <text:p>2744</text:p>
          </table:table-cell>
          <table:table-cell table:number-columns-repeated="1020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ivières</text:p>
          </table:table-cell>
          <table:table-cell table:style-name="ce9" office:value-type="float" office:value="2822" calcext:value-type="float">
            <text:p>282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llemagne-en-Provence</text:p>
          </table:table-cell>
          <table:table-cell table:style-name="ce9" office:value-type="float" office:value="4004" calcext:value-type="float">
            <text:p>400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llons</text:p>
          </table:table-cell>
          <table:table-cell table:style-name="ce9" office:value-type="float" office:value="4005" calcext:value-type="float">
            <text:p>400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llos</text:p>
          </table:table-cell>
          <table:table-cell table:style-name="ce9" office:value-type="float" office:value="4006" calcext:value-type="float">
            <text:p>400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nnot</text:p>
          </table:table-cell>
          <table:table-cell table:style-name="ce9" office:value-type="float" office:value="4008" calcext:value-type="float">
            <text:p>400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ubenas-les-Alpes</text:p>
          </table:table-cell>
          <table:table-cell table:style-name="ce9" office:value-type="float" office:value="4012" calcext:value-type="float">
            <text:p>401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arcelonnette</text:p>
          </table:table-cell>
          <table:table-cell table:style-name="ce9" office:value-type="float" office:value="4019" calcext:value-type="float">
            <text:p>401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lieux</text:p>
          </table:table-cell>
          <table:table-cell table:style-name="ce9" office:value-type="float" office:value="4030" calcext:value-type="float">
            <text:p>403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ras-d'Asse</text:p>
          </table:table-cell>
          <table:table-cell table:style-name="ce9" office:value-type="float" office:value="4031" calcext:value-type="float">
            <text:p>403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Ubaye-Serre-Ponçon</text:p>
          </table:table-cell>
          <table:table-cell table:style-name="ce9" office:value-type="float" office:value="4033" calcext:value-type="float">
            <text:p>403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runet</text:p>
          </table:table-cell>
          <table:table-cell table:style-name="ce9" office:value-type="float" office:value="4035" calcext:value-type="float">
            <text:p>403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stellane</text:p>
          </table:table-cell>
          <table:table-cell table:style-name="ce9" office:value-type="float" office:value="4039" calcext:value-type="float">
            <text:p>403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e Castellet</text:p>
          </table:table-cell>
          <table:table-cell table:style-name="ce9" office:value-type="float" office:value="4041" calcext:value-type="float">
            <text:p>404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al-de-Chalvagne</text:p>
          </table:table-cell>
          <table:table-cell table:style-name="ce9" office:value-type="float" office:value="4043" calcext:value-type="float">
            <text:p>404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éreste</text:p>
          </table:table-cell>
          <table:table-cell table:style-name="ce9" office:value-type="float" office:value="4045" calcext:value-type="float">
            <text:p>404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 Condamine-Châtelard</text:p>
          </table:table-cell>
          <table:table-cell table:style-name="ce9" office:value-type="float" office:value="4062" calcext:value-type="float">
            <text:p>406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ruis</text:p>
          </table:table-cell>
          <table:table-cell table:style-name="ce9" office:value-type="float" office:value="4065" calcext:value-type="float">
            <text:p>406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auphin</text:p>
          </table:table-cell>
          <table:table-cell table:style-name="ce9" office:value-type="float" office:value="4068" calcext:value-type="float">
            <text:p>406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nchastrayes</text:p>
          </table:table-cell>
          <table:table-cell table:style-name="ce9" office:value-type="float" office:value="4073" calcext:value-type="float">
            <text:p>407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ntrevennes</text:p>
          </table:table-cell>
          <table:table-cell table:style-name="ce9" office:value-type="float" office:value="4077" calcext:value-type="float">
            <text:p>4077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parron-de-Verdon</text:p>
          </table:table-cell>
          <table:table-cell table:style-name="ce9" office:value-type="float" office:value="4081" calcext:value-type="float">
            <text:p>408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oublon</text:p>
          </table:table-cell>
          <table:table-cell table:style-name="ce9" office:value-type="float" office:value="4084" calcext:value-type="float">
            <text:p>408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aucon-du-Caire</text:p>
          </table:table-cell>
          <table:table-cell table:style-name="ce9" office:value-type="float" office:value="4085" calcext:value-type="float">
            <text:p>408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aucon-de-Barcelonnette</text:p>
          </table:table-cell>
          <table:table-cell table:style-name="ce9" office:value-type="float" office:value="4086" calcext:value-type="float">
            <text:p>408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ontienne</text:p>
          </table:table-cell>
          <table:table-cell table:style-name="ce9" office:value-type="float" office:value="4087" calcext:value-type="float">
            <text:p>4087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 Garde</text:p>
          </table:table-cell>
          <table:table-cell table:style-name="ce9" office:value-type="float" office:value="4092" calcext:value-type="float">
            <text:p>409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igors</text:p>
          </table:table-cell>
          <table:table-cell table:style-name="ce9" office:value-type="float" office:value="4093" calcext:value-type="float">
            <text:p>409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réoux-les-Bains</text:p>
          </table:table-cell>
          <table:table-cell table:style-name="ce9" office:value-type="float" office:value="4094" calcext:value-type="float">
            <text:p>409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'Hospitalet</text:p>
          </table:table-cell>
          <table:table-cell table:style-name="ce9" office:value-type="float" office:value="4095" calcext:value-type="float">
            <text:p>409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Jausiers</text:p>
          </table:table-cell>
          <table:table-cell table:style-name="ce9" office:value-type="float" office:value="4096" calcext:value-type="float">
            <text:p>409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rdiers</text:p>
          </table:table-cell>
          <table:table-cell table:style-name="ce9" office:value-type="float" office:value="4101" calcext:value-type="float">
            <text:p>410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imans</text:p>
          </table:table-cell>
          <table:table-cell table:style-name="ce9" office:value-type="float" office:value="4104" calcext:value-type="float">
            <text:p>410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urs</text:p>
          </table:table-cell>
          <table:table-cell table:style-name="ce9" office:value-type="float" office:value="4106" calcext:value-type="float">
            <text:p>410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allefougasse-Augès</text:p>
          </table:table-cell>
          <table:table-cell table:style-name="ce9" office:value-type="float" office:value="4109" calcext:value-type="float">
            <text:p>410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ane</text:p>
          </table:table-cell>
          <table:table-cell table:style-name="ce9" office:value-type="float" office:value="4111" calcext:value-type="float">
            <text:p>411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al d'Oronaye</text:p>
          </table:table-cell>
          <table:table-cell table:style-name="ce9" office:value-type="float" office:value="4120" calcext:value-type="float">
            <text:p>412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ntagnac-Montpezat</text:p>
          </table:table-cell>
          <table:table-cell table:style-name="ce9" office:value-type="float" office:value="4124" calcext:value-type="float">
            <text:p>412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ntfuron</text:p>
          </table:table-cell>
          <table:table-cell table:style-name="ce9" office:value-type="float" office:value="4128" calcext:value-type="float">
            <text:p>412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ntjustin</text:p>
          </table:table-cell>
          <table:table-cell table:style-name="ce9" office:value-type="float" office:value="4129" calcext:value-type="float">
            <text:p>412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ntlaux</text:p>
          </table:table-cell>
          <table:table-cell table:style-name="ce9" office:value-type="float" office:value="4130" calcext:value-type="float">
            <text:p>413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riez</text:p>
          </table:table-cell>
          <table:table-cell table:style-name="ce9" office:value-type="float" office:value="4133" calcext:value-type="float">
            <text:p>413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oustiers-Sainte-Marie</text:p>
          </table:table-cell>
          <table:table-cell table:style-name="ce9" office:value-type="float" office:value="4135" calcext:value-type="float">
            <text:p>413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iozelles</text:p>
          </table:table-cell>
          <table:table-cell table:style-name="ce9" office:value-type="float" office:value="4138" calcext:value-type="float">
            <text:p>413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ngles</text:p>
          </table:table-cell>
          <table:table-cell table:style-name="ce9" office:value-type="float" office:value="4141" calcext:value-type="float">
            <text:p>414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Oppedette</text:p>
          </table:table-cell>
          <table:table-cell table:style-name="ce9" office:value-type="float" office:value="4142" calcext:value-type="float">
            <text:p>414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 Palud-sur-Verdon</text:p>
          </table:table-cell>
          <table:table-cell table:style-name="ce9" office:value-type="float" office:value="4144" calcext:value-type="float">
            <text:p>414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eyroules</text:p>
          </table:table-cell>
          <table:table-cell table:style-name="ce9" office:value-type="float" office:value="4148" calcext:value-type="float">
            <text:p>414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ierrerue</text:p>
          </table:table-cell>
          <table:table-cell table:style-name="ce9" office:value-type="float" office:value="4151" calcext:value-type="float">
            <text:p>415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ontis</text:p>
          </table:table-cell>
          <table:table-cell table:style-name="ce9" office:value-type="float" office:value="4154" calcext:value-type="float">
            <text:p>415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uimichel</text:p>
          </table:table-cell>
          <table:table-cell table:style-name="ce9" office:value-type="float" office:value="4156" calcext:value-type="float">
            <text:p>415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uimoisson</text:p>
          </table:table-cell>
          <table:table-cell table:style-name="ce9" office:value-type="float" office:value="4157" calcext:value-type="float">
            <text:p>4157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Quinson</text:p>
          </table:table-cell>
          <table:table-cell table:style-name="ce9" office:value-type="float" office:value="4158" calcext:value-type="float">
            <text:p>415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evest-des-Brousses</text:p>
          </table:table-cell>
          <table:table-cell table:style-name="ce9" office:value-type="float" office:value="4162" calcext:value-type="float">
            <text:p>416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evest-du-Bion</text:p>
          </table:table-cell>
          <table:table-cell table:style-name="ce9" office:value-type="float" office:value="4163" calcext:value-type="float">
            <text:p>416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evest-Saint-Martin</text:p>
          </table:table-cell>
          <table:table-cell table:style-name="ce9" office:value-type="float" office:value="4164" calcext:value-type="float">
            <text:p>4164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iez</text:p>
          </table:table-cell>
          <table:table-cell table:style-name="ce9" office:value-type="float" office:value="4166" calcext:value-type="float">
            <text:p>416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 Rochegiron</text:p>
          </table:table-cell>
          <table:table-cell table:style-name="ce9" office:value-type="float" office:value="4169" calcext:value-type="float">
            <text:p>416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ougon</text:p>
          </table:table-cell>
          <table:table-cell table:style-name="ce9" office:value-type="float" office:value="4171" calcext:value-type="float">
            <text:p>417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oumoules</text:p>
          </table:table-cell>
          <table:table-cell table:style-name="ce9" office:value-type="float" office:value="4172" calcext:value-type="float">
            <text:p>417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e-Croix-à-Lauze</text:p>
          </table:table-cell>
          <table:table-cell table:style-name="ce9" office:value-type="float" office:value="4175" calcext:value-type="float">
            <text:p>417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e-Croix-du-Verdon</text:p>
          </table:table-cell>
          <table:table-cell table:style-name="ce9" office:value-type="float" office:value="4176" calcext:value-type="float">
            <text:p>417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Étienne-les-Orgues</text:p>
          </table:table-cell>
          <table:table-cell table:style-name="ce9" office:value-type="float" office:value="4178" calcext:value-type="float">
            <text:p>417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Jeannet</text:p>
          </table:table-cell>
          <table:table-cell table:style-name="ce9" office:value-type="float" office:value="4181" calcext:value-type="float">
            <text:p>418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Julien-d'Asse</text:p>
          </table:table-cell>
          <table:table-cell table:style-name="ce9" office:value-type="float" office:value="4182" calcext:value-type="float">
            <text:p>418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Julien-du-Verdon</text:p>
          </table:table-cell>
          <table:table-cell table:style-name="ce9" office:value-type="float" office:value="4183" calcext:value-type="float">
            <text:p>418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Laurent-du-Verdon</text:p>
          </table:table-cell>
          <table:table-cell table:style-name="ce9" office:value-type="float" office:value="4186" calcext:value-type="float">
            <text:p>418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Maime</text:p>
          </table:table-cell>
          <table:table-cell table:style-name="ce9" office:value-type="float" office:value="4188" calcext:value-type="float">
            <text:p>418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Martin-de-Brômes</text:p>
          </table:table-cell>
          <table:table-cell table:style-name="ce9" office:value-type="float" office:value="4189" calcext:value-type="float">
            <text:p>418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Martin-les-Eaux</text:p>
          </table:table-cell>
          <table:table-cell table:style-name="ce9" office:value-type="float" office:value="4190" calcext:value-type="float">
            <text:p>419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Martin-lès-Seyne</text:p>
          </table:table-cell>
          <table:table-cell table:style-name="ce9" office:value-type="float" office:value="4191" calcext:value-type="float">
            <text:p>419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Michel-l'Observatoire</text:p>
          </table:table-cell>
          <table:table-cell table:style-name="ce9" office:value-type="float" office:value="4192" calcext:value-type="float">
            <text:p>4192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Paul-sur-Ubaye</text:p>
          </table:table-cell>
          <table:table-cell table:style-name="ce9" office:value-type="float" office:value="4193" calcext:value-type="float">
            <text:p>4193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Pons</text:p>
          </table:table-cell>
          <table:table-cell table:style-name="ce9" office:value-type="float" office:value="4195" calcext:value-type="float">
            <text:p>4195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int-Vincent-sur-Jabron</text:p>
          </table:table-cell>
          <table:table-cell table:style-name="ce9" office:value-type="float" office:value="4199" calcext:value-type="float">
            <text:p>419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aumane</text:p>
          </table:table-cell>
          <table:table-cell table:style-name="ce9" office:value-type="float" office:value="4201" calcext:value-type="float">
            <text:p>4201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igonce</text:p>
          </table:table-cell>
          <table:table-cell table:style-name="ce9" office:value-type="float" office:value="4206" calcext:value-type="float">
            <text:p>420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imiane-la-Rotonde</text:p>
          </table:table-cell>
          <table:table-cell table:style-name="ce9" office:value-type="float" office:value="4208" calcext:value-type="float">
            <text:p>4208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oleilhas</text:p>
          </table:table-cell>
          <table:table-cell table:style-name="ce9" office:value-type="float" office:value="4210" calcext:value-type="float">
            <text:p>421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es Thuiles</text:p>
          </table:table-cell>
          <table:table-cell table:style-name="ce9" office:value-type="float" office:value="4220" calcext:value-type="float">
            <text:p>4220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Uvernet-Fours</text:p>
          </table:table-cell>
          <table:table-cell table:style-name="ce9" office:value-type="float" office:value="4226" calcext:value-type="float">
            <text:p>4226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albelle</text:p>
          </table:table-cell>
          <table:table-cell table:style-name="ce9" office:value-type="float" office:value="4229" calcext:value-type="float">
            <text:p>4229</text:p>
          </table:table-cell>
          <table:table-cell table:number-columns-repeated="1020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ergons</text:p>
          </table:table-cell>
          <table:table-cell table:style-name="ce9" office:value-type="float" office:value="4236" calcext:value-type="float">
            <text:p>423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briès-Ristolas</text:p>
          </table:table-cell>
          <table:table-cell table:style-name="ce9" office:value-type="float" office:value="5001" calcext:value-type="float">
            <text:p>500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iguilles</text:p>
          </table:table-cell>
          <table:table-cell table:style-name="ce9" office:value-type="float" office:value="5003" calcext:value-type="float">
            <text:p>500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ncelle</text:p>
          </table:table-cell>
          <table:table-cell table:style-name="ce9" office:value-type="float" office:value="5004" calcext:value-type="float">
            <text:p>500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rvieux</text:p>
          </table:table-cell>
          <table:table-cell table:style-name="ce9" office:value-type="float" office:value="5007" calcext:value-type="float">
            <text:p>500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aratier</text:p>
          </table:table-cell>
          <table:table-cell table:style-name="ce9" office:value-type="float" office:value="5012" calcext:value-type="float">
            <text:p>501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riançon</text:p>
          </table:table-cell>
          <table:table-cell table:style-name="ce9" office:value-type="float" office:value="5023" calcext:value-type="float">
            <text:p>502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aldoule</text:p>
          </table:table-cell>
          <table:table-cell table:style-name="ce9" office:value-type="float" office:value="5024" calcext:value-type="float">
            <text:p>502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Buissard</text:p>
          </table:table-cell>
          <table:table-cell table:style-name="ce9" office:value-type="float" office:value="5025" calcext:value-type="float">
            <text:p>502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eillac</text:p>
          </table:table-cell>
          <table:table-cell table:style-name="ce9" office:value-type="float" office:value="5026" calcext:value-type="float">
            <text:p>502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ervières</text:p>
          </table:table-cell>
          <table:table-cell table:style-name="ce9" office:value-type="float" office:value="5027" calcext:value-type="float">
            <text:p>502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abottes</text:p>
          </table:table-cell>
          <table:table-cell table:style-name="ce9" office:value-type="float" office:value="5029" calcext:value-type="float">
            <text:p>502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ampcella</text:p>
          </table:table-cell>
          <table:table-cell table:style-name="ce9" office:value-type="float" office:value="5031" calcext:value-type="float">
            <text:p>503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ampoléon</text:p>
          </table:table-cell>
          <table:table-cell table:style-name="ce9" office:value-type="float" office:value="5032" calcext:value-type="float">
            <text:p>503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âteauroux-les-Alpes</text:p>
          </table:table-cell>
          <table:table-cell table:style-name="ce9" office:value-type="float" office:value="5036" calcext:value-type="float">
            <text:p>503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âteau-Ville-Vieille</text:p>
          </table:table-cell>
          <table:table-cell table:style-name="ce9" office:value-type="float" office:value="5038" calcext:value-type="float">
            <text:p>503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Aubessagne</text:p>
          </table:table-cell>
          <table:table-cell table:style-name="ce9" office:value-type="float" office:value="5039" calcext:value-type="float">
            <text:p>503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horges</text:p>
          </table:table-cell>
          <table:table-cell table:style-name="ce9" office:value-type="float" office:value="5040" calcext:value-type="float">
            <text:p>5040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révoux</text:p>
          </table:table-cell>
          <table:table-cell table:style-name="ce9" office:value-type="float" office:value="5044" calcext:value-type="float">
            <text:p>504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rots</text:p>
          </table:table-cell>
          <table:table-cell table:style-name="ce9" office:value-type="float" office:value="5045" calcext:value-type="float">
            <text:p>504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Embrun</text:p>
          </table:table-cell>
          <table:table-cell table:style-name="ce9" office:value-type="float" office:value="5046" calcext:value-type="float">
            <text:p>504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Eygliers</text:p>
          </table:table-cell>
          <table:table-cell table:style-name="ce9" office:value-type="float" office:value="5052" calcext:value-type="float">
            <text:p>505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orest-Saint-Julien</text:p>
          </table:table-cell>
          <table:table-cell table:style-name="ce9" office:value-type="float" office:value="5056" calcext:value-type="float">
            <text:p>505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reissinières</text:p>
          </table:table-cell>
          <table:table-cell table:style-name="ce9" office:value-type="float" office:value="5058" calcext:value-type="float">
            <text:p>505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Grave</text:p>
          </table:table-cell>
          <table:table-cell table:style-name="ce9" office:value-type="float" office:value="5063" calcext:value-type="float">
            <text:p>506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Chapelle-en-Valgaudémar</text:p>
          </table:table-cell>
          <table:table-cell table:style-name="ce9" office:value-type="float" office:value="5064" calcext:value-type="float">
            <text:p>506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Guillestre</text:p>
          </table:table-cell>
          <table:table-cell table:style-name="ce9" office:value-type="float" office:value="5065" calcext:value-type="float">
            <text:p>506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ye</text:p>
          </table:table-cell>
          <table:table-cell table:style-name="ce9" office:value-type="float" office:value="5072" calcext:value-type="float">
            <text:p>507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lines-en-Queyras</text:p>
          </table:table-cell>
          <table:table-cell table:style-name="ce9" office:value-type="float" office:value="5077" calcext:value-type="float">
            <text:p>507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 Monêtier-les-Bains</text:p>
          </table:table-cell>
          <table:table-cell table:style-name="ce9" office:value-type="float" office:value="5079" calcext:value-type="float">
            <text:p>507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nt-Dauphin</text:p>
          </table:table-cell>
          <table:table-cell table:style-name="ce9" office:value-type="float" office:value="5082" calcext:value-type="float">
            <text:p>508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ntgardin</text:p>
          </table:table-cell>
          <table:table-cell table:style-name="ce9" office:value-type="float" office:value="5084" calcext:value-type="float">
            <text:p>508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ntgenèvre</text:p>
          </table:table-cell>
          <table:table-cell table:style-name="ce9" office:value-type="float" office:value="5085" calcext:value-type="float">
            <text:p>508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Motte-en-Champsaur</text:p>
          </table:table-cell>
          <table:table-cell table:style-name="ce9" office:value-type="float" office:value="5090" calcext:value-type="float">
            <text:p>5090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Névache</text:p>
          </table:table-cell>
          <table:table-cell table:style-name="ce9" office:value-type="float" office:value="5093" calcext:value-type="float">
            <text:p>509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 Noyer</text:p>
          </table:table-cell>
          <table:table-cell table:style-name="ce9" office:value-type="float" office:value="5095" calcext:value-type="float">
            <text:p>509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rcières</text:p>
          </table:table-cell>
          <table:table-cell table:style-name="ce9" office:value-type="float" office:value="5096" calcext:value-type="float">
            <text:p>509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s Orres</text:p>
          </table:table-cell>
          <table:table-cell table:style-name="ce9" office:value-type="float" office:value="5098" calcext:value-type="float">
            <text:p>509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allouise-Pelvoux</text:p>
          </table:table-cell>
          <table:table-cell table:style-name="ce9" office:value-type="float" office:value="5101" calcext:value-type="float">
            <text:p>510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oligny</text:p>
          </table:table-cell>
          <table:table-cell table:style-name="ce9" office:value-type="float" office:value="5104" calcext:value-type="float">
            <text:p>510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runières</text:p>
          </table:table-cell>
          <table:table-cell table:style-name="ce9" office:value-type="float" office:value="5106" calcext:value-type="float">
            <text:p>510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uy-Saint-André</text:p>
          </table:table-cell>
          <table:table-cell table:style-name="ce9" office:value-type="float" office:value="5107" calcext:value-type="float">
            <text:p>510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uy-Saint-Eusèbe</text:p>
          </table:table-cell>
          <table:table-cell table:style-name="ce9" office:value-type="float" office:value="5108" calcext:value-type="float">
            <text:p>510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uy-Saint-Pierre</text:p>
          </table:table-cell>
          <table:table-cell table:style-name="ce9" office:value-type="float" office:value="5109" calcext:value-type="float">
            <text:p>510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uy-Saint-Vincent</text:p>
          </table:table-cell>
          <table:table-cell table:style-name="ce9" office:value-type="float" office:value="5110" calcext:value-type="float">
            <text:p>5110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Puy-Sanières</text:p>
          </table:table-cell>
          <table:table-cell table:style-name="ce9" office:value-type="float" office:value="5111" calcext:value-type="float">
            <text:p>511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abou</text:p>
          </table:table-cell>
          <table:table-cell table:style-name="ce9" office:value-type="float" office:value="5112" calcext:value-type="float">
            <text:p>511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éallon</text:p>
          </table:table-cell>
          <table:table-cell table:style-name="ce9" office:value-type="float" office:value="5114" calcext:value-type="float">
            <text:p>511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éotier</text:p>
          </table:table-cell>
          <table:table-cell table:style-name="ce9" office:value-type="float" office:value="5116" calcext:value-type="float">
            <text:p>511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isoul</text:p>
          </table:table-cell>
          <table:table-cell table:style-name="ce9" office:value-type="float" office:value="5119" calcext:value-type="float">
            <text:p>511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ochebrune</text:p>
          </table:table-cell>
          <table:table-cell table:style-name="ce9" office:value-type="float" office:value="5121" calcext:value-type="float">
            <text:p>512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Roche-de-Rame</text:p>
          </table:table-cell>
          <table:table-cell table:style-name="ce9" office:value-type="float" office:value="5122" calcext:value-type="float">
            <text:p>512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Roche-des-Arnauds</text:p>
          </table:table-cell>
          <table:table-cell table:style-name="ce9" office:value-type="float" office:value="5123" calcext:value-type="float">
            <text:p>512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Rousset</text:p>
          </table:table-cell>
          <table:table-cell table:style-name="ce9" office:value-type="float" office:value="5127" calcext:value-type="float">
            <text:p>512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André-d'Embrun</text:p>
          </table:table-cell>
          <table:table-cell table:style-name="ce9" office:value-type="float" office:value="5128" calcext:value-type="float">
            <text:p>512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Apollinaire</text:p>
          </table:table-cell>
          <table:table-cell table:style-name="ce9" office:value-type="float" office:value="5130" calcext:value-type="float">
            <text:p>5130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Auban-d'Oze</text:p>
          </table:table-cell>
          <table:table-cell table:style-name="ce9" office:value-type="float" office:value="5131" calcext:value-type="float">
            <text:p>513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Bonnet-en-Champsaur</text:p>
          </table:table-cell>
          <table:table-cell table:style-name="ce9" office:value-type="float" office:value="5132" calcext:value-type="float">
            <text:p>513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Chaffrey</text:p>
          </table:table-cell>
          <table:table-cell table:style-name="ce9" office:value-type="float" office:value="5133" calcext:value-type="float">
            <text:p>513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Clément-sur-Durance</text:p>
          </table:table-cell>
          <table:table-cell table:style-name="ce9" office:value-type="float" office:value="5134" calcext:value-type="float">
            <text:p>513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Crépin</text:p>
          </table:table-cell>
          <table:table-cell table:style-name="ce9" office:value-type="float" office:value="5136" calcext:value-type="float">
            <text:p>513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Dévoluy</text:p>
          </table:table-cell>
          <table:table-cell table:style-name="ce9" office:value-type="float" office:value="5139" calcext:value-type="float">
            <text:p>513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Firmin</text:p>
          </table:table-cell>
          <table:table-cell table:style-name="ce9" office:value-type="float" office:value="5142" calcext:value-type="float">
            <text:p>5142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Jacques-en-Valgodemard</text:p>
          </table:table-cell>
          <table:table-cell table:style-name="ce9" office:value-type="float" office:value="5144" calcext:value-type="float">
            <text:p>514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Jean-Saint-Nicolas</text:p>
          </table:table-cell>
          <table:table-cell table:style-name="ce9" office:value-type="float" office:value="5145" calcext:value-type="float">
            <text:p>5145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Julien-en-Beauchêne</text:p>
          </table:table-cell>
          <table:table-cell table:style-name="ce9" office:value-type="float" office:value="5146" calcext:value-type="float">
            <text:p>514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Julien-en-Champsaur</text:p>
          </table:table-cell>
          <table:table-cell table:style-name="ce9" office:value-type="float" office:value="5147" calcext:value-type="float">
            <text:p>514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Laurent-du-Cros</text:p>
          </table:table-cell>
          <table:table-cell table:style-name="ce9" office:value-type="float" office:value="5148" calcext:value-type="float">
            <text:p>514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Léger-les-Mélèzes</text:p>
          </table:table-cell>
          <table:table-cell table:style-name="ce9" office:value-type="float" office:value="5149" calcext:value-type="float">
            <text:p>5149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Martin-de-Queyrières</text:p>
          </table:table-cell>
          <table:table-cell table:style-name="ce9" office:value-type="float" office:value="5151" calcext:value-type="float">
            <text:p>515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Michel-de-Chaillol</text:p>
          </table:table-cell>
          <table:table-cell table:style-name="ce9" office:value-type="float" office:value="5153" calcext:value-type="float">
            <text:p>515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Sauveur</text:p>
          </table:table-cell>
          <table:table-cell table:style-name="ce9" office:value-type="float" office:value="5156" calcext:value-type="float">
            <text:p>5156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int-Véran</text:p>
          </table:table-cell>
          <table:table-cell table:style-name="ce9" office:value-type="float" office:value="5157" calcext:value-type="float">
            <text:p>515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 Salle-les-Alpes</text:p>
          </table:table-cell>
          <table:table-cell table:style-name="ce9" office:value-type="float" office:value="5161" calcext:value-type="float">
            <text:p>516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 Sauze-du-Lac</text:p>
          </table:table-cell>
          <table:table-cell table:style-name="ce9" office:value-type="float" office:value="5163" calcext:value-type="float">
            <text:p>516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avines-le-Lac</text:p>
          </table:table-cell>
          <table:table-cell table:style-name="ce9" office:value-type="float" office:value="5164" calcext:value-type="float">
            <text:p>516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igoyer</text:p>
          </table:table-cell>
          <table:table-cell table:style-name="ce9" office:value-type="float" office:value="5168" calcext:value-type="float">
            <text:p>5168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Théus</text:p>
          </table:table-cell>
          <table:table-cell table:style-name="ce9" office:value-type="float" office:value="5171" calcext:value-type="float">
            <text:p>517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al-des-Prés</text:p>
          </table:table-cell>
          <table:table-cell table:style-name="ce9" office:value-type="float" office:value="5174" calcext:value-type="float">
            <text:p>5174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ars</text:p>
          </table:table-cell>
          <table:table-cell table:style-name="ce9" office:value-type="float" office:value="5177" calcext:value-type="float">
            <text:p>5177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s Vigneaux</text:p>
          </table:table-cell>
          <table:table-cell table:style-name="ce9" office:value-type="float" office:value="5180" calcext:value-type="float">
            <text:p>5180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illar-d'Arêne</text:p>
          </table:table-cell>
          <table:table-cell table:style-name="ce9" office:value-type="float" office:value="5181" calcext:value-type="float">
            <text:p>5181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illar-Saint-Pancrace</text:p>
          </table:table-cell>
          <table:table-cell table:style-name="ce9" office:value-type="float" office:value="5183" calcext:value-type="float">
            <text:p>5183</text:p>
          </table:table-cell>
          <table:table-cell table:number-columns-repeated="1020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itrolles</text:p>
          </table:table-cell>
          <table:table-cell table:style-name="ce9" office:value-type="float" office:value="5184" calcext:value-type="float">
            <text:p>518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iglun</text:p>
          </table:table-cell>
          <table:table-cell table:style-name="ce9" office:value-type="float" office:value="6001" calcext:value-type="float">
            <text:p>600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mirat</text:p>
          </table:table-cell>
          <table:table-cell table:style-name="ce9" office:value-type="float" office:value="6002" calcext:value-type="float">
            <text:p>600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ndon</text:p>
          </table:table-cell>
          <table:table-cell table:style-name="ce9" office:value-type="float" office:value="6003" calcext:value-type="float">
            <text:p>600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scros</text:p>
          </table:table-cell>
          <table:table-cell table:style-name="ce9" office:value-type="float" office:value="6005" calcext:value-type="float">
            <text:p>600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Auvare</text:p>
          </table:table-cell>
          <table:table-cell table:style-name="ce9" office:value-type="float" office:value="6008" calcext:value-type="float">
            <text:p>600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airols</text:p>
          </table:table-cell>
          <table:table-cell table:style-name="ce9" office:value-type="float" office:value="6009" calcext:value-type="float">
            <text:p>600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elvédère</text:p>
          </table:table-cell>
          <table:table-cell table:style-name="ce9" office:value-type="float" office:value="6013" calcext:value-type="float">
            <text:p>601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endejun</text:p>
          </table:table-cell>
          <table:table-cell table:style-name="ce9" office:value-type="float" office:value="6014" calcext:value-type="float">
            <text:p>601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euil</text:p>
          </table:table-cell>
          <table:table-cell table:style-name="ce9" office:value-type="float" office:value="6016" calcext:value-type="float">
            <text:p>601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ézaudun-les-Alpes</text:p>
          </table:table-cell>
          <table:table-cell table:style-name="ce9" office:value-type="float" office:value="6017" calcext:value-type="float">
            <text:p>601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 Bollène-Vésubie</text:p>
          </table:table-cell>
          <table:table-cell table:style-name="ce9" office:value-type="float" office:value="6020" calcext:value-type="float">
            <text:p>602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onson</text:p>
          </table:table-cell>
          <table:table-cell table:style-name="ce9" office:value-type="float" office:value="6021" calcext:value-type="float">
            <text:p>602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ouyon</text:p>
          </table:table-cell>
          <table:table-cell table:style-name="ce9" office:value-type="float" office:value="6022" calcext:value-type="float">
            <text:p>602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reil-sur-Roya</text:p>
          </table:table-cell>
          <table:table-cell table:style-name="ce9" office:value-type="float" office:value="6023" calcext:value-type="float">
            <text:p>602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Briançonnet</text:p>
          </table:table-cell>
          <table:table-cell table:style-name="ce9" office:value-type="float" office:value="6024" calcext:value-type="float">
            <text:p>602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 Broc</text:p>
          </table:table-cell>
          <table:table-cell table:style-name="ce9" office:value-type="float" office:value="6025" calcext:value-type="float">
            <text:p>602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ille</text:p>
          </table:table-cell>
          <table:table-cell table:style-name="ce9" office:value-type="float" office:value="6028" calcext:value-type="float">
            <text:p>602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stillon</text:p>
          </table:table-cell>
          <table:table-cell table:style-name="ce9" office:value-type="float" office:value="6036" calcext:value-type="float">
            <text:p>603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ussols</text:p>
          </table:table-cell>
          <table:table-cell table:style-name="ce9" office:value-type="float" office:value="6037" calcext:value-type="float">
            <text:p>603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hâteauneuf-d'Entraunes</text:p>
          </table:table-cell>
          <table:table-cell table:style-name="ce9" office:value-type="float" office:value="6040" calcext:value-type="float">
            <text:p>604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ipières</text:p>
          </table:table-cell>
          <table:table-cell table:style-name="ce9" office:value-type="float" office:value="6041" calcext:value-type="float">
            <text:p>604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lans</text:p>
          </table:table-cell>
          <table:table-cell table:style-name="ce9" office:value-type="float" office:value="6042" calcext:value-type="float">
            <text:p>604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oaraze</text:p>
          </table:table-cell>
          <table:table-cell table:style-name="ce9" office:value-type="float" office:value="6043" calcext:value-type="float">
            <text:p>604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ollongues</text:p>
          </table:table-cell>
          <table:table-cell table:style-name="ce9" office:value-type="float" office:value="6045" calcext:value-type="float">
            <text:p>604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onségudes</text:p>
          </table:table-cell>
          <table:table-cell table:style-name="ce9" office:value-type="float" office:value="6047" calcext:value-type="float">
            <text:p>604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ourmes</text:p>
          </table:table-cell>
          <table:table-cell table:style-name="ce9" office:value-type="float" office:value="6049" calcext:value-type="float">
            <text:p>604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oursegoules</text:p>
          </table:table-cell>
          <table:table-cell table:style-name="ce9" office:value-type="float" office:value="6050" calcext:value-type="float">
            <text:p>605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 Croix-sur-Roudoule</text:p>
          </table:table-cell>
          <table:table-cell table:style-name="ce9" office:value-type="float" office:value="6051" calcext:value-type="float">
            <text:p>605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uébris</text:p>
          </table:table-cell>
          <table:table-cell table:style-name="ce9" office:value-type="float" office:value="6052" calcext:value-type="float">
            <text:p>605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uranus</text:p>
          </table:table-cell>
          <table:table-cell table:style-name="ce9" office:value-type="float" office:value="6055" calcext:value-type="float">
            <text:p>605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ntraunes</text:p>
          </table:table-cell>
          <table:table-cell table:style-name="ce9" office:value-type="float" office:value="6056" calcext:value-type="float">
            <text:p>605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scragnolles</text:p>
          </table:table-cell>
          <table:table-cell table:style-name="ce9" office:value-type="float" office:value="6058" calcext:value-type="float">
            <text:p>605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s Ferres</text:p>
          </table:table-cell>
          <table:table-cell table:style-name="ce9" office:value-type="float" office:value="6061" calcext:value-type="float">
            <text:p>606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ars</text:p>
          </table:table-cell>
          <table:table-cell table:style-name="ce9" office:value-type="float" office:value="6063" calcext:value-type="float">
            <text:p>606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ilette</text:p>
          </table:table-cell>
          <table:table-cell table:style-name="ce9" office:value-type="float" office:value="6066" calcext:value-type="float">
            <text:p>606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réolières</text:p>
          </table:table-cell>
          <table:table-cell table:style-name="ce9" office:value-type="float" office:value="6070" calcext:value-type="float">
            <text:p>607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Guillaumes</text:p>
          </table:table-cell>
          <table:table-cell table:style-name="ce9" office:value-type="float" office:value="6071" calcext:value-type="float">
            <text:p>607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Ilonse</text:p>
          </table:table-cell>
          <table:table-cell table:style-name="ce9" office:value-type="float" office:value="6072" calcext:value-type="float">
            <text:p>607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Isola</text:p>
          </table:table-cell>
          <table:table-cell table:style-name="ce9" office:value-type="float" office:value="6073" calcext:value-type="float">
            <text:p>607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ntosque</text:p>
          </table:table-cell>
          <table:table-cell table:style-name="ce9" office:value-type="float" office:value="6074" calcext:value-type="float">
            <text:p>607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vens</text:p>
          </table:table-cell>
          <table:table-cell table:style-name="ce9" office:value-type="float" office:value="6075" calcext:value-type="float">
            <text:p>607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ieuche</text:p>
          </table:table-cell>
          <table:table-cell table:style-name="ce9" office:value-type="float" office:value="6076" calcext:value-type="float">
            <text:p>607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ucéram</text:p>
          </table:table-cell>
          <table:table-cell table:style-name="ce9" office:value-type="float" office:value="6077" calcext:value-type="float">
            <text:p>607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alaussène</text:p>
          </table:table-cell>
          <table:table-cell table:style-name="ce9" office:value-type="float" office:value="6078" calcext:value-type="float">
            <text:p>607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arie</text:p>
          </table:table-cell>
          <table:table-cell table:style-name="ce9" office:value-type="float" office:value="6080" calcext:value-type="float">
            <text:p>608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 Mas</text:p>
          </table:table-cell>
          <table:table-cell table:style-name="ce9" office:value-type="float" office:value="6081" calcext:value-type="float">
            <text:p>608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assoins</text:p>
          </table:table-cell>
          <table:table-cell table:style-name="ce9" office:value-type="float" office:value="6082" calcext:value-type="float">
            <text:p>608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Moulinet</text:p>
          </table:table-cell>
          <table:table-cell table:style-name="ce9" office:value-type="float" office:value="6086" calcext:value-type="float">
            <text:p>608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s Mujouls</text:p>
          </table:table-cell>
          <table:table-cell table:style-name="ce9" office:value-type="float" office:value="6087" calcext:value-type="float">
            <text:p>608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eille</text:p>
          </table:table-cell>
          <table:table-cell table:style-name="ce9" office:value-type="float" office:value="6091" calcext:value-type="float">
            <text:p>609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eillon</text:p>
          </table:table-cell>
          <table:table-cell table:style-name="ce9" office:value-type="float" office:value="6092" calcext:value-type="float">
            <text:p>609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 Penne</text:p>
          </table:table-cell>
          <table:table-cell table:style-name="ce9" office:value-type="float" office:value="6093" calcext:value-type="float">
            <text:p>609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éone</text:p>
          </table:table-cell>
          <table:table-cell table:style-name="ce9" office:value-type="float" office:value="6094" calcext:value-type="float">
            <text:p>609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ierlas</text:p>
          </table:table-cell>
          <table:table-cell table:style-name="ce9" office:value-type="float" office:value="6096" calcext:value-type="float">
            <text:p>609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ierrefeu</text:p>
          </table:table-cell>
          <table:table-cell table:style-name="ce9" office:value-type="float" office:value="6097" calcext:value-type="float">
            <text:p>609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uget-Rostang</text:p>
          </table:table-cell>
          <table:table-cell table:style-name="ce9" office:value-type="float" office:value="6098" calcext:value-type="float">
            <text:p>609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uget-Théniers</text:p>
          </table:table-cell>
          <table:table-cell table:style-name="ce9" office:value-type="float" office:value="6099" calcext:value-type="float">
            <text:p>609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evest-les-Roches</text:p>
          </table:table-cell>
          <table:table-cell table:style-name="ce9" office:value-type="float" office:value="6100" calcext:value-type="float">
            <text:p>610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igaud</text:p>
          </table:table-cell>
          <table:table-cell table:style-name="ce9" office:value-type="float" office:value="6101" calcext:value-type="float">
            <text:p>610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implas</text:p>
          </table:table-cell>
          <table:table-cell table:style-name="ce9" office:value-type="float" office:value="6102" calcext:value-type="float">
            <text:p>610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oquebillière</text:p>
          </table:table-cell>
          <table:table-cell table:style-name="ce9" office:value-type="float" office:value="6103" calcext:value-type="float">
            <text:p>610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oquestéron</text:p>
          </table:table-cell>
          <table:table-cell table:style-name="ce9" office:value-type="float" office:value="6106" calcext:value-type="float">
            <text:p>610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 Roque-en-Provence</text:p>
          </table:table-cell>
          <table:table-cell table:style-name="ce9" office:value-type="float" office:value="6107" calcext:value-type="float">
            <text:p>610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oubion</text:p>
          </table:table-cell>
          <table:table-cell table:style-name="ce9" office:value-type="float" office:value="6110" calcext:value-type="float">
            <text:p>611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Roure</text:p>
          </table:table-cell>
          <table:table-cell table:style-name="ce9" office:value-type="float" office:value="6111" calcext:value-type="float">
            <text:p>611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Antonin</text:p>
          </table:table-cell>
          <table:table-cell table:style-name="ce9" office:value-type="float" office:value="6115" calcext:value-type="float">
            <text:p>611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Auban</text:p>
          </table:table-cell>
          <table:table-cell table:style-name="ce9" office:value-type="float" office:value="6116" calcext:value-type="float">
            <text:p>611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Cézaire-sur-Siagne</text:p>
          </table:table-cell>
          <table:table-cell table:style-name="ce9" office:value-type="float" office:value="6118" calcext:value-type="float">
            <text:p>611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Dalmas-le-Selvage</text:p>
          </table:table-cell>
          <table:table-cell table:style-name="ce9" office:value-type="float" office:value="6119" calcext:value-type="float">
            <text:p>611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Étienne-de-Tinée</text:p>
          </table:table-cell>
          <table:table-cell table:style-name="ce9" office:value-type="float" office:value="6120" calcext:value-type="float">
            <text:p>612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Léger</text:p>
          </table:table-cell>
          <table:table-cell table:style-name="ce9" office:value-type="float" office:value="6124" calcext:value-type="float">
            <text:p>612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Martin-Vésubie</text:p>
          </table:table-cell>
          <table:table-cell table:style-name="ce9" office:value-type="float" office:value="6127" calcext:value-type="float">
            <text:p>6127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Sauveur-sur-Tinée</text:p>
          </table:table-cell>
          <table:table-cell table:style-name="ce9" office:value-type="float" office:value="6129" calcext:value-type="float">
            <text:p>612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int-Vallier-de-Thiey</text:p>
          </table:table-cell>
          <table:table-cell table:style-name="ce9" office:value-type="float" office:value="6130" calcext:value-type="float">
            <text:p>6130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auze</text:p>
          </table:table-cell>
          <table:table-cell table:style-name="ce9" office:value-type="float" office:value="6133" calcext:value-type="float">
            <text:p>613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éranon</text:p>
          </table:table-cell>
          <table:table-cell table:style-name="ce9" office:value-type="float" office:value="6134" calcext:value-type="float">
            <text:p>613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igale</text:p>
          </table:table-cell>
          <table:table-cell table:style-name="ce9" office:value-type="float" office:value="6135" calcext:value-type="float">
            <text:p>613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Sospel</text:p>
          </table:table-cell>
          <table:table-cell table:style-name="ce9" office:value-type="float" office:value="6136" calcext:value-type="float">
            <text:p>613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hiéry</text:p>
          </table:table-cell>
          <table:table-cell table:style-name="ce9" office:value-type="float" office:value="6139" calcext:value-type="float">
            <text:p>6139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udon</text:p>
          </table:table-cell>
          <table:table-cell table:style-name="ce9" office:value-type="float" office:value="6141" calcext:value-type="float">
            <text:p>614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uët-de-l'Escarène</text:p>
          </table:table-cell>
          <table:table-cell table:style-name="ce9" office:value-type="float" office:value="6142" calcext:value-type="float">
            <text:p>6142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uët-sur-Var</text:p>
          </table:table-cell>
          <table:table-cell table:style-name="ce9" office:value-type="float" office:value="6143" calcext:value-type="float">
            <text:p>614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 Tour</text:p>
          </table:table-cell>
          <table:table-cell table:style-name="ce9" office:value-type="float" office:value="6144" calcext:value-type="float">
            <text:p>614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urette-du-Château</text:p>
          </table:table-cell>
          <table:table-cell table:style-name="ce9" office:value-type="float" office:value="6145" calcext:value-type="float">
            <text:p>6145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urnefort</text:p>
          </table:table-cell>
          <table:table-cell table:style-name="ce9" office:value-type="float" office:value="6146" calcext:value-type="float">
            <text:p>614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Utelle</text:p>
          </table:table-cell>
          <table:table-cell table:style-name="ce9" office:value-type="float" office:value="6151" calcext:value-type="float">
            <text:p>6151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aldeblore</text:p>
          </table:table-cell>
          <table:table-cell table:style-name="ce9" office:value-type="float" office:value="6153" calcext:value-type="float">
            <text:p>6153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alderoure</text:p>
          </table:table-cell>
          <table:table-cell table:style-name="ce9" office:value-type="float" office:value="6154" calcext:value-type="float">
            <text:p>6154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enanson</text:p>
          </table:table-cell>
          <table:table-cell table:style-name="ce9" office:value-type="float" office:value="6156" calcext:value-type="float">
            <text:p>6156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illars-sur-Var</text:p>
          </table:table-cell>
          <table:table-cell table:style-name="ce9" office:value-type="float" office:value="6158" calcext:value-type="float">
            <text:p>6158</text:p>
          </table:table-cell>
          <table:table-cell table:number-columns-repeated="1020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illeneuve-d'Entraunes</text:p>
          </table:table-cell>
          <table:table-cell table:style-name="ce9" office:value-type="float" office:value="6160" calcext:value-type="float">
            <text:p>6160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alazuc</text:p>
          </table:table-cell>
          <table:table-cell table:style-name="ce9" office:value-type="float" office:value="7023" calcext:value-type="float">
            <text:p>7023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errias-et-Casteljau</text:p>
          </table:table-cell>
          <table:table-cell table:style-name="ce9" office:value-type="float" office:value="7031" calcext:value-type="float">
            <text:p>7031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Bessas</text:p>
          </table:table-cell>
          <table:table-cell table:style-name="ce9" office:value-type="float" office:value="7033" calcext:value-type="float">
            <text:p>7033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hambonas</text:p>
          </table:table-cell>
          <table:table-cell table:style-name="ce9" office:value-type="float" office:value="7050" calcext:value-type="float">
            <text:p>7050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hampis</text:p>
          </table:table-cell>
          <table:table-cell table:style-name="ce9" office:value-type="float" office:value="7052" calcext:value-type="float">
            <text:p>7052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handolas</text:p>
          </table:table-cell>
          <table:table-cell table:style-name="ce9" office:value-type="float" office:value="7053" calcext:value-type="float">
            <text:p>7053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Labastide-de-Virac</text:p>
          </table:table-cell>
          <table:table-cell table:style-name="ce9" office:value-type="float" office:value="7113" calcext:value-type="float">
            <text:p>7113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Larnas</text:p>
          </table:table-cell>
          <table:table-cell table:style-name="ce9" office:value-type="float" office:value="7133" calcext:value-type="float">
            <text:p>7133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ayzac</text:p>
          </table:table-cell>
          <table:table-cell table:style-name="ce9" office:value-type="float" office:value="7171" calcext:value-type="float">
            <text:p>7171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Rochecolombe</text:p>
          </table:table-cell>
          <table:table-cell table:style-name="ce9" office:value-type="float" office:value="7190" calcext:value-type="float">
            <text:p>7190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Ruoms</text:p>
          </table:table-cell>
          <table:table-cell table:style-name="ce9" office:value-type="float" office:value="7201" calcext:value-type="float">
            <text:p>7201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int-Alban-Auriolles</text:p>
          </table:table-cell>
          <table:table-cell table:style-name="ce9" office:value-type="float" office:value="7207" calcext:value-type="float">
            <text:p>7207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int-Andéol-de-Berg</text:p>
          </table:table-cell>
          <table:table-cell table:style-name="ce9" office:value-type="float" office:value="7208" calcext:value-type="float">
            <text:p>7208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int-André-de-Cruzières</text:p>
          </table:table-cell>
          <table:table-cell table:style-name="ce9" office:value-type="float" office:value="7211" calcext:value-type="float">
            <text:p>7211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int-Martin-d'Ardèche</text:p>
          </table:table-cell>
          <table:table-cell table:style-name="ce9" office:value-type="float" office:value="7268" calcext:value-type="float">
            <text:p>7268</text:p>
          </table:table-cell>
          <table:table-cell table:number-columns-repeated="1020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aint-Maurice-d'Ardèche</text:p>
          </table:table-cell>
          <table:table-cell table:style-name="ce9" office:value-type="float" office:value="7272" calcext:value-type="float">
            <text:p>7272</text:p>
          </table:table-cell>
          <table:table-cell table:number-columns-repeated="1020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x-les-Thermes</text:p>
          </table:table-cell>
          <table:table-cell table:style-name="ce9" office:value-type="float" office:value="9032" calcext:value-type="float">
            <text:p>9032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Caves</text:p>
          </table:table-cell>
          <table:table-cell table:style-name="ce9" office:value-type="float" office:value="11086" calcext:value-type="float">
            <text:p>11086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Fitou</text:p>
          </table:table-cell>
          <table:table-cell table:style-name="ce9" office:value-type="float" office:value="11144" calcext:value-type="float">
            <text:p>11144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Fleury</text:p>
          </table:table-cell>
          <table:table-cell table:style-name="ce9" office:value-type="float" office:value="11145" calcext:value-type="float">
            <text:p>11145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Gruissan</text:p>
          </table:table-cell>
          <table:table-cell table:style-name="ce9" office:value-type="float" office:value="11170" calcext:value-type="float">
            <text:p>11170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La Palme</text:p>
          </table:table-cell>
          <table:table-cell table:style-name="ce9" office:value-type="float" office:value="11188" calcext:value-type="float">
            <text:p>11188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Leucate</text:p>
          </table:table-cell>
          <table:table-cell table:style-name="ce9" office:value-type="float" office:value="11202" calcext:value-type="float">
            <text:p>11202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Narbonne</text:p>
          </table:table-cell>
          <table:table-cell table:style-name="ce9" office:value-type="float" office:value="11262" calcext:value-type="float">
            <text:p>11262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Port-la-Nouvelle</text:p>
          </table:table-cell>
          <table:table-cell table:style-name="ce9" office:value-type="float" office:value="11266" calcext:value-type="float">
            <text:p>11266</text:p>
          </table:table-cell>
          <table:table-cell table:number-columns-repeated="1020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Roquefort-des-Corbières</text:p>
          </table:table-cell>
          <table:table-cell table:style-name="ce9" office:value-type="float" office:value="11322" calcext:value-type="float">
            <text:p>11322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Les Baux-de-Provence</text:p>
          </table:table-cell>
          <table:table-cell table:style-name="ce9" office:value-type="float" office:value="13011" calcext:value-type="float">
            <text:p>13011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arry-le-Rouet</text:p>
          </table:table-cell>
          <table:table-cell table:style-name="ce9" office:value-type="float" office:value="13021" calcext:value-type="float">
            <text:p>13021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assis</text:p>
          </table:table-cell>
          <table:table-cell table:style-name="ce9" office:value-type="float" office:value="13022" calcext:value-type="float">
            <text:p>13022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Ensuès-la-Redonne</text:p>
          </table:table-cell>
          <table:table-cell table:style-name="ce9" office:value-type="float" office:value="13033" calcext:value-type="float">
            <text:p>13033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allemort</text:p>
          </table:table-cell>
          <table:table-cell table:style-name="ce9" office:value-type="float" office:value="13053" calcext:value-type="float">
            <text:p>13053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aussane-les-Alpilles</text:p>
          </table:table-cell>
          <table:table-cell table:style-name="ce9" office:value-type="float" office:value="13058" calcext:value-type="float">
            <text:p>13058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-Pierre-de-Mézoargues</text:p>
          </table:table-cell>
          <table:table-cell table:style-name="ce9" office:value-type="float" office:value="13061" calcext:value-type="float">
            <text:p>13061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ouriès</text:p>
          </table:table-cell>
          <table:table-cell table:style-name="ce9" office:value-type="float" office:value="13065" calcext:value-type="float">
            <text:p>13065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aradou</text:p>
          </table:table-cell>
          <table:table-cell table:style-name="ce9" office:value-type="float" office:value="13068" calcext:value-type="float">
            <text:p>13068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-Antonin-sur-Bayon</text:p>
          </table:table-cell>
          <table:table-cell table:style-name="ce9" office:value-type="float" office:value="13090" calcext:value-type="float">
            <text:p>13090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-Étienne-du-Grès</text:p>
          </table:table-cell>
          <table:table-cell table:style-name="ce9" office:value-type="float" office:value="13094" calcext:value-type="float">
            <text:p>13094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es-Maries-de-la-Mer</text:p>
          </table:table-cell>
          <table:table-cell table:style-name="ce9" office:value-type="float" office:value="13096" calcext:value-type="float">
            <text:p>13096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-Paul-lès-Durance</text:p>
          </table:table-cell>
          <table:table-cell table:style-name="ce9" office:value-type="float" office:value="13099" calcext:value-type="float">
            <text:p>13099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int-Rémy-de-Provence</text:p>
          </table:table-cell>
          <table:table-cell table:style-name="ce9" office:value-type="float" office:value="13100" calcext:value-type="float">
            <text:p>13100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Sausset-les-Pins</text:p>
          </table:table-cell>
          <table:table-cell table:style-name="ce9" office:value-type="float" office:value="13104" calcext:value-type="float">
            <text:p>13104</text:p>
          </table:table-cell>
          <table:table-cell table:number-columns-repeated="1020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Vauvenargues</text:p>
          </table:table-cell>
          <table:table-cell table:style-name="ce9" office:value-type="float" office:value="13111" calcext:value-type="float">
            <text:p>1311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blon</text:p>
          </table:table-cell>
          <table:table-cell table:style-name="ce9" office:value-type="float" office:value="14001" calcext:value-type="float">
            <text:p>1400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nnebault</text:p>
          </table:table-cell>
          <table:table-cell table:style-name="ce9" office:value-type="float" office:value="14016" calcext:value-type="float">
            <text:p>1401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rganchy</text:p>
          </table:table-cell>
          <table:table-cell table:style-name="ce9" office:value-type="float" office:value="14019" calcext:value-type="float">
            <text:p>1401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rromanches-les-Bains</text:p>
          </table:table-cell>
          <table:table-cell table:style-name="ce9" office:value-type="float" office:value="14021" calcext:value-type="float">
            <text:p>1402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snelles</text:p>
          </table:table-cell>
          <table:table-cell table:style-name="ce9" office:value-type="float" office:value="14022" calcext:value-type="float">
            <text:p>1402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uberville</text:p>
          </table:table-cell>
          <table:table-cell table:style-name="ce9" office:value-type="float" office:value="14024" calcext:value-type="float">
            <text:p>1402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s Authieux-sur-Calonne</text:p>
          </table:table-cell>
          <table:table-cell table:style-name="ce9" office:value-type="float" office:value="14032" calcext:value-type="float">
            <text:p>1403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Auvillars</text:p>
          </table:table-cell>
          <table:table-cell table:style-name="ce9" office:value-type="float" office:value="14033" calcext:value-type="float">
            <text:p>1403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arneville-la-Bertran</text:p>
          </table:table-cell>
          <table:table-cell table:style-name="ce9" office:value-type="float" office:value="14041" calcext:value-type="float">
            <text:p>1404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azenville</text:p>
          </table:table-cell>
          <table:table-cell table:style-name="ce9" office:value-type="float" office:value="14049" calcext:value-type="float">
            <text:p>1404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aumont-en-Auge</text:p>
          </table:table-cell>
          <table:table-cell table:style-name="ce9" office:value-type="float" office:value="14055" calcext:value-type="float">
            <text:p>1405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nerville-sur-Mer</text:p>
          </table:table-cell>
          <table:table-cell table:style-name="ce9" office:value-type="float" office:value="14059" calcext:value-type="float">
            <text:p>1405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rnières-sur-Mer</text:p>
          </table:table-cell>
          <table:table-cell table:style-name="ce9" office:value-type="float" office:value="14066" calcext:value-type="float">
            <text:p>1406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uvron-en-Auge</text:p>
          </table:table-cell>
          <table:table-cell table:style-name="ce9" office:value-type="float" office:value="14070" calcext:value-type="float">
            <text:p>1407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lonville-sur-Mer</text:p>
          </table:table-cell>
          <table:table-cell table:style-name="ce9" office:value-type="float" office:value="14079" calcext:value-type="float">
            <text:p>1407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onnebosq</text:p>
          </table:table-cell>
          <table:table-cell table:style-name="ce9" office:value-type="float" office:value="14083" calcext:value-type="float">
            <text:p>1408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onneville-sur-Touques</text:p>
          </table:table-cell>
          <table:table-cell table:style-name="ce9" office:value-type="float" office:value="14086" calcext:value-type="float">
            <text:p>1408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ourgeauville</text:p>
          </table:table-cell>
          <table:table-cell table:style-name="ce9" office:value-type="float" office:value="14091" calcext:value-type="float">
            <text:p>1409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ranville</text:p>
          </table:table-cell>
          <table:table-cell table:style-name="ce9" office:value-type="float" office:value="14093" calcext:value-type="float">
            <text:p>1409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Brévedent</text:p>
          </table:table-cell>
          <table:table-cell table:style-name="ce9" office:value-type="float" office:value="14104" calcext:value-type="float">
            <text:p>1410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rucourt</text:p>
          </table:table-cell>
          <table:table-cell table:style-name="ce9" office:value-type="float" office:value="14110" calcext:value-type="float">
            <text:p>1411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abourg</text:p>
          </table:table-cell>
          <table:table-cell table:style-name="ce9" office:value-type="float" office:value="14117" calcext:value-type="float">
            <text:p>1411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ambremer</text:p>
          </table:table-cell>
          <table:table-cell table:style-name="ce9" office:value-type="float" office:value="14126" calcext:value-type="float">
            <text:p>1412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anapville</text:p>
          </table:table-cell>
          <table:table-cell table:style-name="ce9" office:value-type="float" office:value="14131" calcext:value-type="float">
            <text:p>1413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larbec</text:p>
          </table:table-cell>
          <table:table-cell table:style-name="ce9" office:value-type="float" office:value="14161" calcext:value-type="float">
            <text:p>1416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lleville-Montgomery</text:p>
          </table:table-cell>
          <table:table-cell table:style-name="ce9" office:value-type="float" office:value="14166" calcext:value-type="float">
            <text:p>1416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lombiers-sur-Seulles</text:p>
          </table:table-cell>
          <table:table-cell table:style-name="ce9" office:value-type="float" office:value="14169" calcext:value-type="float">
            <text:p>1416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mmes</text:p>
          </table:table-cell>
          <table:table-cell table:style-name="ce9" office:value-type="float" office:value="14172" calcext:value-type="float">
            <text:p>1417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urseulles-sur-Mer</text:p>
          </table:table-cell>
          <table:table-cell table:style-name="ce9" office:value-type="float" office:value="14191" calcext:value-type="float">
            <text:p>1419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ourtonne-la-Meurdrac</text:p>
          </table:table-cell>
          <table:table-cell table:style-name="ce9" office:value-type="float" office:value="14193" calcext:value-type="float">
            <text:p>1419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resseveuille</text:p>
          </table:table-cell>
          <table:table-cell table:style-name="ce9" office:value-type="float" office:value="14198" calcext:value-type="float">
            <text:p>1419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ricquebœuf</text:p>
          </table:table-cell>
          <table:table-cell table:style-name="ce9" office:value-type="float" office:value="14202" calcext:value-type="float">
            <text:p>1420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ricqueville-en-Auge</text:p>
          </table:table-cell>
          <table:table-cell table:style-name="ce9" office:value-type="float" office:value="14203" calcext:value-type="float">
            <text:p>1420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anestal</text:p>
          </table:table-cell>
          <table:table-cell table:style-name="ce9" office:value-type="float" office:value="14218" calcext:value-type="float">
            <text:p>1421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eauville</text:p>
          </table:table-cell>
          <table:table-cell table:style-name="ce9" office:value-type="float" office:value="14220" calcext:value-type="float">
            <text:p>1422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ives-sur-Mer</text:p>
          </table:table-cell>
          <table:table-cell table:style-name="ce9" office:value-type="float" office:value="14225" calcext:value-type="float">
            <text:p>1422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ouville-en-Auge</text:p>
          </table:table-cell>
          <table:table-cell table:style-name="ce9" office:value-type="float" office:value="14227" calcext:value-type="float">
            <text:p>1422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rubec</text:p>
          </table:table-cell>
          <table:table-cell table:style-name="ce9" office:value-type="float" office:value="14230" calcext:value-type="float">
            <text:p>1423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eaufour-Druval</text:p>
          </table:table-cell>
          <table:table-cell table:style-name="ce9" office:value-type="float" office:value="14231" calcext:value-type="float">
            <text:p>1423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Englesqueville-en-Auge</text:p>
          </table:table-cell>
          <table:table-cell table:style-name="ce9" office:value-type="float" office:value="14238" calcext:value-type="float">
            <text:p>1423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Équemauville</text:p>
          </table:table-cell>
          <table:table-cell table:style-name="ce9" office:value-type="float" office:value="14243" calcext:value-type="float">
            <text:p>1424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auguernon</text:p>
          </table:table-cell>
          <table:table-cell table:style-name="ce9" office:value-type="float" office:value="14260" calcext:value-type="float">
            <text:p>1426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ierville-les-Parcs</text:p>
          </table:table-cell>
          <table:table-cell table:style-name="ce9" office:value-type="float" office:value="14269" calcext:value-type="float">
            <text:p>1426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ormentin</text:p>
          </table:table-cell>
          <table:table-cell table:style-name="ce9" office:value-type="float" office:value="14280" calcext:value-type="float">
            <text:p>1428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Fournet</text:p>
          </table:table-cell>
          <table:table-cell table:style-name="ce9" office:value-type="float" office:value="14285" calcext:value-type="float">
            <text:p>1428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ourneville</text:p>
          </table:table-cell>
          <table:table-cell table:style-name="ce9" office:value-type="float" office:value="14286" calcext:value-type="float">
            <text:p>1428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Fumichon</text:p>
          </table:table-cell>
          <table:table-cell table:style-name="ce9" office:value-type="float" office:value="14293" calcext:value-type="float">
            <text:p>1429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éfosse-Fontenay</text:p>
          </table:table-cell>
          <table:table-cell table:style-name="ce9" office:value-type="float" office:value="14298" calcext:value-type="float">
            <text:p>1429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enneville</text:p>
          </table:table-cell>
          <table:table-cell table:style-name="ce9" office:value-type="float" office:value="14299" calcext:value-type="float">
            <text:p>1429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errots</text:p>
          </table:table-cell>
          <table:table-cell table:style-name="ce9" office:value-type="float" office:value="14300" calcext:value-type="float">
            <text:p>1430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lanville</text:p>
          </table:table-cell>
          <table:table-cell table:style-name="ce9" office:value-type="float" office:value="14302" calcext:value-type="float">
            <text:p>1430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onneville-sur-Honfleur</text:p>
          </table:table-cell>
          <table:table-cell table:style-name="ce9" office:value-type="float" office:value="14304" calcext:value-type="float">
            <text:p>1430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onneville-sur-Mer</text:p>
          </table:table-cell>
          <table:table-cell table:style-name="ce9" office:value-type="float" office:value="14305" calcext:value-type="float">
            <text:p>1430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onneville-en-Auge</text:p>
          </table:table-cell>
          <table:table-cell table:style-name="ce9" office:value-type="float" office:value="14306" calcext:value-type="float">
            <text:p>1430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oustranville</text:p>
          </table:table-cell>
          <table:table-cell table:style-name="ce9" office:value-type="float" office:value="14308" calcext:value-type="float">
            <text:p>1430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randcamp-Maisy</text:p>
          </table:table-cell>
          <table:table-cell table:style-name="ce9" office:value-type="float" office:value="14312" calcext:value-type="float">
            <text:p>1431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rangues</text:p>
          </table:table-cell>
          <table:table-cell table:style-name="ce9" office:value-type="float" office:value="14316" calcext:value-type="float">
            <text:p>1431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Graye-sur-Mer</text:p>
          </table:table-cell>
          <table:table-cell table:style-name="ce9" office:value-type="float" office:value="14318" calcext:value-type="float">
            <text:p>1431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ermanville-sur-Mer</text:p>
          </table:table-cell>
          <table:table-cell table:style-name="ce9" office:value-type="float" office:value="14325" calcext:value-type="float">
            <text:p>1432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euland</text:p>
          </table:table-cell>
          <table:table-cell table:style-name="ce9" office:value-type="float" office:value="14329" calcext:value-type="float">
            <text:p>1432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onfleur</text:p>
          </table:table-cell>
          <table:table-cell table:style-name="ce9" office:value-type="float" office:value="14333" calcext:value-type="float">
            <text:p>1433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otot-en-Auge</text:p>
          </table:table-cell>
          <table:table-cell table:style-name="ce9" office:value-type="float" office:value="14335" calcext:value-type="float">
            <text:p>1433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a Houblonnière</text:p>
          </table:table-cell>
          <table:table-cell table:style-name="ce9" office:value-type="float" office:value="14337" calcext:value-type="float">
            <text:p>1433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Houlgate</text:p>
          </table:table-cell>
          <table:table-cell table:style-name="ce9" office:value-type="float" office:value="14338" calcext:value-type="float">
            <text:p>1433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angrune-sur-Mer</text:p>
          </table:table-cell>
          <table:table-cell table:style-name="ce9" office:value-type="float" office:value="14354" calcext:value-type="float">
            <text:p>1435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éaupartie</text:p>
          </table:table-cell>
          <table:table-cell table:style-name="ce9" office:value-type="float" office:value="14358" calcext:value-type="float">
            <text:p>1435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ion-sur-Mer</text:p>
          </table:table-cell>
          <table:table-cell table:style-name="ce9" office:value-type="float" office:value="14365" calcext:value-type="float">
            <text:p>1436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ongues-sur-Mer</text:p>
          </table:table-cell>
          <table:table-cell table:style-name="ce9" office:value-type="float" office:value="14377" calcext:value-type="float">
            <text:p>1437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uc-sur-Mer</text:p>
          </table:table-cell>
          <table:table-cell table:style-name="ce9" office:value-type="float" office:value="14384" calcext:value-type="float">
            <text:p>1438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aisons</text:p>
          </table:table-cell>
          <table:table-cell table:style-name="ce9" office:value-type="float" office:value="14391" calcext:value-type="float">
            <text:p>1439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anerbe</text:p>
          </table:table-cell>
          <table:table-cell table:style-name="ce9" office:value-type="float" office:value="14398" calcext:value-type="float">
            <text:p>1439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anneville-la-Pipard</text:p>
          </table:table-cell>
          <table:table-cell table:style-name="ce9" office:value-type="float" office:value="14399" calcext:value-type="float">
            <text:p>1439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Manoir</text:p>
          </table:table-cell>
          <table:table-cell table:style-name="ce9" office:value-type="float" office:value="14400" calcext:value-type="float">
            <text:p>1440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anvieux</text:p>
          </table:table-cell>
          <table:table-cell table:style-name="ce9" office:value-type="float" office:value="14401" calcext:value-type="float">
            <text:p>1440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rville-Franceville-Plage</text:p>
          </table:table-cell>
          <table:table-cell table:style-name="ce9" office:value-type="float" office:value="14409" calcext:value-type="float">
            <text:p>1440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Mesnil-sur-Blangy</text:p>
          </table:table-cell>
          <table:table-cell table:style-name="ce9" office:value-type="float" office:value="14426" calcext:value-type="float">
            <text:p>1442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uvaines</text:p>
          </table:table-cell>
          <table:table-cell table:style-name="ce9" office:value-type="float" office:value="14430" calcext:value-type="float">
            <text:p>1443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s Monceaux</text:p>
          </table:table-cell>
          <table:table-cell table:style-name="ce9" office:value-type="float" office:value="14435" calcext:value-type="float">
            <text:p>1443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ontreuil-en-Auge</text:p>
          </table:table-cell>
          <table:table-cell table:style-name="ce9" office:value-type="float" office:value="14448" calcext:value-type="float">
            <text:p>1444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Norolles</text:p>
          </table:table-cell>
          <table:table-cell table:style-name="ce9" office:value-type="float" office:value="14466" calcext:value-type="float">
            <text:p>1446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Ouilly-du-Houley</text:p>
          </table:table-cell>
          <table:table-cell table:style-name="ce9" office:value-type="float" office:value="14484" calcext:value-type="float">
            <text:p>1448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Ouistreham</text:p>
          </table:table-cell>
          <table:table-cell table:style-name="ce9" office:value-type="float" office:value="14488" calcext:value-type="float">
            <text:p>1448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ennedepie</text:p>
          </table:table-cell>
          <table:table-cell table:style-name="ce9" office:value-type="float" office:value="14492" calcext:value-type="float">
            <text:p>1449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ériers-en-Auge</text:p>
          </table:table-cell>
          <table:table-cell table:style-name="ce9" office:value-type="float" office:value="14494" calcext:value-type="float">
            <text:p>1449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ierrefitte-en-Auge</text:p>
          </table:table-cell>
          <table:table-cell table:style-name="ce9" office:value-type="float" office:value="14500" calcext:value-type="float">
            <text:p>1450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Pin</text:p>
          </table:table-cell>
          <table:table-cell table:style-name="ce9" office:value-type="float" office:value="14504" calcext:value-type="float">
            <text:p>1450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ort-en-Bessin-Huppain</text:p>
          </table:table-cell>
          <table:table-cell table:style-name="ce9" office:value-type="float" office:value="14515" calcext:value-type="float">
            <text:p>1451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utot-en-Auge</text:p>
          </table:table-cell>
          <table:table-cell table:style-name="ce9" office:value-type="float" office:value="14524" calcext:value-type="float">
            <text:p>1452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Repentigny</text:p>
          </table:table-cell>
          <table:table-cell table:style-name="ce9" office:value-type="float" office:value="14533" calcext:value-type="float">
            <text:p>1453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Reux</text:p>
          </table:table-cell>
          <table:table-cell table:style-name="ce9" office:value-type="float" office:value="14534" calcext:value-type="float">
            <text:p>1453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Rocques</text:p>
          </table:table-cell>
          <table:table-cell table:style-name="ce9" office:value-type="float" office:value="14540" calcext:value-type="float">
            <text:p>1454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a Roque-Baignard</text:p>
          </table:table-cell>
          <table:table-cell table:style-name="ce9" office:value-type="float" office:value="14541" calcext:value-type="float">
            <text:p>1454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Rumesnil</text:p>
          </table:table-cell>
          <table:table-cell table:style-name="ce9" office:value-type="float" office:value="14550" calcext:value-type="float">
            <text:p>1455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André-d'Hébertot</text:p>
          </table:table-cell>
          <table:table-cell table:style-name="ce9" office:value-type="float" office:value="14555" calcext:value-type="float">
            <text:p>1455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Arnoult</text:p>
          </table:table-cell>
          <table:table-cell table:style-name="ce9" office:value-type="float" office:value="14557" calcext:value-type="float">
            <text:p>1455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Aubin-sur-Mer</text:p>
          </table:table-cell>
          <table:table-cell table:style-name="ce9" office:value-type="float" office:value="14562" calcext:value-type="float">
            <text:p>1456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Benoît-d'Hébertot</text:p>
          </table:table-cell>
          <table:table-cell table:style-name="ce9" office:value-type="float" office:value="14563" calcext:value-type="float">
            <text:p>1456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Côme-de-Fresné</text:p>
          </table:table-cell>
          <table:table-cell table:style-name="ce9" office:value-type="float" office:value="14565" calcext:value-type="float">
            <text:p>1456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Étienne-la-Thillaye</text:p>
          </table:table-cell>
          <table:table-cell table:style-name="ce9" office:value-type="float" office:value="14575" calcext:value-type="float">
            <text:p>1457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Gatien-des-Bois</text:p>
          </table:table-cell>
          <table:table-cell table:style-name="ce9" office:value-type="float" office:value="14578" calcext:value-type="float">
            <text:p>1457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Hymer</text:p>
          </table:table-cell>
          <table:table-cell table:style-name="ce9" office:value-type="float" office:value="14593" calcext:value-type="float">
            <text:p>1459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Jouin</text:p>
          </table:table-cell>
          <table:table-cell table:style-name="ce9" office:value-type="float" office:value="14598" calcext:value-type="float">
            <text:p>1459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Julien-sur-Calonne</text:p>
          </table:table-cell>
          <table:table-cell table:style-name="ce9" office:value-type="float" office:value="14601" calcext:value-type="float">
            <text:p>1460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Léger-Dubosq</text:p>
          </table:table-cell>
          <table:table-cell table:style-name="ce9" office:value-type="float" office:value="14606" calcext:value-type="float">
            <text:p>1460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Martin-aux-Chartrains</text:p>
          </table:table-cell>
          <table:table-cell table:style-name="ce9" office:value-type="float" office:value="14620" calcext:value-type="float">
            <text:p>1462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Pierre-Azif</text:p>
          </table:table-cell>
          <table:table-cell table:style-name="ce9" office:value-type="float" office:value="14645" calcext:value-type="float">
            <text:p>1464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int-Vaast-en-Auge</text:p>
          </table:table-cell>
          <table:table-cell table:style-name="ce9" office:value-type="float" office:value="14660" calcext:value-type="float">
            <text:p>14660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allenelles</text:p>
          </table:table-cell>
          <table:table-cell table:style-name="ce9" office:value-type="float" office:value="14665" calcext:value-type="float">
            <text:p>1466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urrain</text:p>
          </table:table-cell>
          <table:table-cell table:style-name="ce9" office:value-type="float" office:value="14681" calcext:value-type="float">
            <text:p>1468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urville</text:p>
          </table:table-cell>
          <table:table-cell table:style-name="ce9" office:value-type="float" office:value="14682" calcext:value-type="float">
            <text:p>14682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Theil-en-Auge</text:p>
          </table:table-cell>
          <table:table-cell table:style-name="ce9" office:value-type="float" office:value="14687" calcext:value-type="float">
            <text:p>14687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e Torquesne</text:p>
          </table:table-cell>
          <table:table-cell table:style-name="ce9" office:value-type="float" office:value="14694" calcext:value-type="float">
            <text:p>1469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uques</text:p>
          </table:table-cell>
          <table:table-cell table:style-name="ce9" office:value-type="float" office:value="14699" calcext:value-type="float">
            <text:p>1469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urgéville</text:p>
          </table:table-cell>
          <table:table-cell table:style-name="ce9" office:value-type="float" office:value="14701" calcext:value-type="float">
            <text:p>1470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urville-en-Auge</text:p>
          </table:table-cell>
          <table:table-cell table:style-name="ce9" office:value-type="float" office:value="14706" calcext:value-type="float">
            <text:p>14706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racy-sur-Mer</text:p>
          </table:table-cell>
          <table:table-cell table:style-name="ce9" office:value-type="float" office:value="14709" calcext:value-type="float">
            <text:p>1470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rouville-sur-Mer</text:p>
          </table:table-cell>
          <table:table-cell table:style-name="ce9" office:value-type="float" office:value="14715" calcext:value-type="float">
            <text:p>1471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alsemé</text:p>
          </table:table-cell>
          <table:table-cell table:style-name="ce9" office:value-type="float" office:value="14723" calcext:value-type="float">
            <text:p>1472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araville</text:p>
          </table:table-cell>
          <table:table-cell table:style-name="ce9" office:value-type="float" office:value="14724" calcext:value-type="float">
            <text:p>1472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auville</text:p>
          </table:table-cell>
          <table:table-cell table:style-name="ce9" office:value-type="float" office:value="14731" calcext:value-type="float">
            <text:p>14731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er-sur-Mer</text:p>
          </table:table-cell>
          <table:table-cell table:style-name="ce9" office:value-type="float" office:value="14739" calcext:value-type="float">
            <text:p>14739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ictot-Pontfol</text:p>
          </table:table-cell>
          <table:table-cell table:style-name="ce9" office:value-type="float" office:value="14743" calcext:value-type="float">
            <text:p>14743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ierville-sur-Mer</text:p>
          </table:table-cell>
          <table:table-cell table:style-name="ce9" office:value-type="float" office:value="14745" calcext:value-type="float">
            <text:p>14745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ieux-Bourg</text:p>
          </table:table-cell>
          <table:table-cell table:style-name="ce9" office:value-type="float" office:value="14748" calcext:value-type="float">
            <text:p>14748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illers-sur-Mer</text:p>
          </table:table-cell>
          <table:table-cell table:style-name="ce9" office:value-type="float" office:value="14754" calcext:value-type="float">
            <text:p>14754</text:p>
          </table:table-cell>
          <table:table-cell table:number-columns-repeated="1020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Villerville</text:p>
          </table:table-cell>
          <table:table-cell table:style-name="ce9" office:value-type="float" office:value="14755" calcext:value-type="float">
            <text:p>1475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Île-d'Aix</text:p>
          </table:table-cell>
          <table:table-cell table:style-name="ce9" office:value-type="float" office:value="17004" calcext:value-type="float">
            <text:p>17004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Ars-en-Ré</text:p>
          </table:table-cell>
          <table:table-cell table:style-name="ce9" office:value-type="float" office:value="17019" calcext:value-type="float">
            <text:p>17019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Arvert</text:p>
          </table:table-cell>
          <table:table-cell table:style-name="ce9" office:value-type="float" office:value="17021" calcext:value-type="float">
            <text:p>1702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arzan</text:p>
          </table:table-cell>
          <table:table-cell table:style-name="ce9" office:value-type="float" office:value="17034" calcext:value-type="float">
            <text:p>17034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e Bois-Plage-en-Ré</text:p>
          </table:table-cell>
          <table:table-cell table:style-name="ce9" office:value-type="float" office:value="17051" calcext:value-type="float">
            <text:p>1705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ourcefranc-le-Chapus</text:p>
          </table:table-cell>
          <table:table-cell table:style-name="ce9" office:value-type="float" office:value="17058" calcext:value-type="float">
            <text:p>17058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reuillet</text:p>
          </table:table-cell>
          <table:table-cell table:style-name="ce9" office:value-type="float" office:value="17064" calcext:value-type="float">
            <text:p>17064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haillevette</text:p>
          </table:table-cell>
          <table:table-cell table:style-name="ce9" office:value-type="float" office:value="17079" calcext:value-type="float">
            <text:p>17079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e Château-d'Oléron</text:p>
          </table:table-cell>
          <table:table-cell table:style-name="ce9" office:value-type="float" office:value="17093" calcext:value-type="float">
            <text:p>17093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henac-Saint-Seurin-d'Uzet</text:p>
          </table:table-cell>
          <table:table-cell table:style-name="ce9" office:value-type="float" office:value="17098" calcext:value-type="float">
            <text:p>17098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a Couarde-sur-Mer</text:p>
          </table:table-cell>
          <table:table-cell table:style-name="ce9" office:value-type="float" office:value="17121" calcext:value-type="float">
            <text:p>1712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Dolus-d'Oléron</text:p>
          </table:table-cell>
          <table:table-cell table:style-name="ce9" office:value-type="float" office:value="17140" calcext:value-type="float">
            <text:p>17140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Étaules</text:p>
          </table:table-cell>
          <table:table-cell table:style-name="ce9" office:value-type="float" office:value="17155" calcext:value-type="float">
            <text:p>1715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a Flotte</text:p>
          </table:table-cell>
          <table:table-cell table:style-name="ce9" office:value-type="float" office:value="17161" calcext:value-type="float">
            <text:p>1716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ouras</text:p>
          </table:table-cell>
          <table:table-cell table:style-name="ce9" office:value-type="float" office:value="17168" calcext:value-type="float">
            <text:p>17168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oix</text:p>
          </table:table-cell>
          <table:table-cell table:style-name="ce9" office:value-type="float" office:value="17207" calcext:value-type="float">
            <text:p>17207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arennes-Hiers-Brouage</text:p>
          </table:table-cell>
          <table:table-cell table:style-name="ce9" office:value-type="float" office:value="17219" calcext:value-type="float">
            <text:p>17219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es Mathes</text:p>
          </table:table-cell>
          <table:table-cell table:style-name="ce9" office:value-type="float" office:value="17225" calcext:value-type="float">
            <text:p>1722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eschers-sur-Gironde</text:p>
          </table:table-cell>
          <table:table-cell table:style-name="ce9" office:value-type="float" office:value="17230" calcext:value-type="float">
            <text:p>17230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es Portes-en-Ré</text:p>
          </table:table-cell>
          <table:table-cell table:style-name="ce9" office:value-type="float" office:value="17286" calcext:value-type="float">
            <text:p>17286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ivedoux-Plage</text:p>
          </table:table-cell>
          <table:table-cell table:style-name="ce9" office:value-type="float" office:value="17297" calcext:value-type="float">
            <text:p>17297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oyan</text:p>
          </table:table-cell>
          <table:table-cell table:style-name="ce9" office:value-type="float" office:value="17306" calcext:value-type="float">
            <text:p>17306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Augustin</text:p>
          </table:table-cell>
          <table:table-cell table:style-name="ce9" office:value-type="float" office:value="17311" calcext:value-type="float">
            <text:p>1731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Clément-des-Baleines</text:p>
          </table:table-cell>
          <table:table-cell table:style-name="ce9" office:value-type="float" office:value="17318" calcext:value-type="float">
            <text:p>17318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Denis-d'Oléron</text:p>
          </table:table-cell>
          <table:table-cell table:style-name="ce9" office:value-type="float" office:value="17323" calcext:value-type="float">
            <text:p>17323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Froult</text:p>
          </table:table-cell>
          <table:table-cell table:style-name="ce9" office:value-type="float" office:value="17329" calcext:value-type="float">
            <text:p>17329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Georges-de-Didonne</text:p>
          </table:table-cell>
          <table:table-cell table:style-name="ce9" office:value-type="float" office:value="17333" calcext:value-type="float">
            <text:p>17333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Georges-d'Oléron</text:p>
          </table:table-cell>
          <table:table-cell table:style-name="ce9" office:value-type="float" office:value="17337" calcext:value-type="float">
            <text:p>17337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Laurent-de-la-Prée</text:p>
          </table:table-cell>
          <table:table-cell table:style-name="ce9" office:value-type="float" office:value="17353" calcext:value-type="float">
            <text:p>17353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e-Marie-de-Ré</text:p>
          </table:table-cell>
          <table:table-cell table:style-name="ce9" office:value-type="float" office:value="17360" calcext:value-type="float">
            <text:p>17360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Martin-de-Ré</text:p>
          </table:table-cell>
          <table:table-cell table:style-name="ce9" office:value-type="float" office:value="17369" calcext:value-type="float">
            <text:p>17369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Nazaire-sur-Charente</text:p>
          </table:table-cell>
          <table:table-cell table:style-name="ce9" office:value-type="float" office:value="17375" calcext:value-type="float">
            <text:p>1737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Palais-sur-Mer</text:p>
          </table:table-cell>
          <table:table-cell table:style-name="ce9" office:value-type="float" office:value="17380" calcext:value-type="float">
            <text:p>17380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Pierre-d'Oléron</text:p>
          </table:table-cell>
          <table:table-cell table:style-name="ce9" office:value-type="float" office:value="17385" calcext:value-type="float">
            <text:p>1738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Sornin</text:p>
          </table:table-cell>
          <table:table-cell table:style-name="ce9" office:value-type="float" office:value="17406" calcext:value-type="float">
            <text:p>17406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int-Trojan-les-Bains</text:p>
          </table:table-cell>
          <table:table-cell table:style-name="ce9" office:value-type="float" office:value="17411" calcext:value-type="float">
            <text:p>1741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aujon</text:p>
          </table:table-cell>
          <table:table-cell table:style-name="ce9" office:value-type="float" office:value="17421" calcext:value-type="float">
            <text:p>1742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Semussac</text:p>
          </table:table-cell>
          <table:table-cell table:style-name="ce9" office:value-type="float" office:value="17425" calcext:value-type="float">
            <text:p>1742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Talmont-sur-Gironde</text:p>
          </table:table-cell>
          <table:table-cell table:style-name="ce9" office:value-type="float" office:value="17437" calcext:value-type="float">
            <text:p>17437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a Tremblade</text:p>
          </table:table-cell>
          <table:table-cell table:style-name="ce9" office:value-type="float" office:value="17452" calcext:value-type="float">
            <text:p>17452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Vaux-sur-Mer</text:p>
          </table:table-cell>
          <table:table-cell table:style-name="ce9" office:value-type="float" office:value="17461" calcext:value-type="float">
            <text:p>17461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Yves</text:p>
          </table:table-cell>
          <table:table-cell table:style-name="ce9" office:value-type="float" office:value="17483" calcext:value-type="float">
            <text:p>17483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ort-des-Barques</text:p>
          </table:table-cell>
          <table:table-cell table:style-name="ce9" office:value-type="float" office:value="17484" calcext:value-type="float">
            <text:p>17484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e Grand-Village-Plage</text:p>
          </table:table-cell>
          <table:table-cell table:style-name="ce9" office:value-type="float" office:value="17485" calcext:value-type="float">
            <text:p>17485</text:p>
          </table:table-cell>
          <table:table-cell table:number-columns-repeated="1020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La Brée-les-Bains</text:p>
          </table:table-cell>
          <table:table-cell table:style-name="ce9" office:value-type="float" office:value="17486" calcext:value-type="float">
            <text:p>17486</text:p>
          </table:table-cell>
          <table:table-cell table:number-columns-repeated="1020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huy</text:p>
          </table:table-cell>
          <table:table-cell table:style-name="ce9" office:value-type="float" office:value="21003" calcext:value-type="float">
            <text:p>21003</text:p>
          </table:table-cell>
          <table:table-cell table:number-columns-repeated="1020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Levernois</text:p>
          </table:table-cell>
          <table:table-cell table:style-name="ce9" office:value-type="float" office:value="21347" calcext:value-type="float">
            <text:p>21347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Île-de-Bréhat</text:p>
          </table:table-cell>
          <table:table-cell table:style-name="ce9" office:value-type="float" office:value="22016" calcext:value-type="float">
            <text:p>22016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Erquy</text:p>
          </table:table-cell>
          <table:table-cell table:style-name="ce9" office:value-type="float" office:value="22054" calcext:value-type="float">
            <text:p>22054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Binic-Étables-sur-Mer</text:p>
          </table:table-cell>
          <table:table-cell table:style-name="ce9" office:value-type="float" office:value="22055" calcext:value-type="float">
            <text:p>22055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erbors</text:p>
          </table:table-cell>
          <table:table-cell table:style-name="ce9" office:value-type="float" office:value="22085" calcext:value-type="float">
            <text:p>22085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Lancieux</text:p>
          </table:table-cell>
          <table:table-cell table:style-name="ce9" office:value-type="float" office:value="22094" calcext:value-type="float">
            <text:p>22094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Langrolay-sur-Rance</text:p>
          </table:table-cell>
          <table:table-cell table:style-name="ce9" office:value-type="float" office:value="22103" calcext:value-type="float">
            <text:p>2210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Matignon</text:p>
          </table:table-cell>
          <table:table-cell table:style-name="ce9" office:value-type="float" office:value="22143" calcext:value-type="float">
            <text:p>2214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aimpol</text:p>
          </table:table-cell>
          <table:table-cell table:style-name="ce9" office:value-type="float" office:value="22162" calcext:value-type="float">
            <text:p>22162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envénan</text:p>
          </table:table-cell>
          <table:table-cell table:style-name="ce9" office:value-type="float" office:value="22166" calcext:value-type="float">
            <text:p>22166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erros-Guirec</text:p>
          </table:table-cell>
          <table:table-cell table:style-name="ce9" office:value-type="float" office:value="22168" calcext:value-type="float">
            <text:p>22168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éboulle</text:p>
          </table:table-cell>
          <table:table-cell table:style-name="ce9" office:value-type="float" office:value="22174" calcext:value-type="float">
            <text:p>22174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Fréhel</text:p>
          </table:table-cell>
          <table:table-cell table:style-name="ce9" office:value-type="float" office:value="22179" calcext:value-type="float">
            <text:p>22179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éneuf-Val-André</text:p>
          </table:table-cell>
          <table:table-cell table:style-name="ce9" office:value-type="float" office:value="22186" calcext:value-type="float">
            <text:p>22186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eslin-Trigavou</text:p>
          </table:table-cell>
          <table:table-cell table:style-name="ce9" office:value-type="float" office:value="22190" calcext:value-type="float">
            <text:p>22190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estin-les-Grèves</text:p>
          </table:table-cell>
          <table:table-cell table:style-name="ce9" office:value-type="float" office:value="22194" calcext:value-type="float">
            <text:p>22194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eudihen-sur-Rance</text:p>
          </table:table-cell>
          <table:table-cell table:style-name="ce9" office:value-type="float" office:value="22197" calcext:value-type="float">
            <text:p>22197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eumeur-Bodou</text:p>
          </table:table-cell>
          <table:table-cell table:style-name="ce9" office:value-type="float" office:value="22198" calcext:value-type="float">
            <text:p>22198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évenon</text:p>
          </table:table-cell>
          <table:table-cell table:style-name="ce9" office:value-type="float" office:value="22201" calcext:value-type="float">
            <text:p>22201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Beaussais-sur-Mer</text:p>
          </table:table-cell>
          <table:table-cell table:style-name="ce9" office:value-type="float" office:value="22209" calcext:value-type="float">
            <text:p>22209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oubazlanec</text:p>
          </table:table-cell>
          <table:table-cell table:style-name="ce9" office:value-type="float" office:value="22210" calcext:value-type="float">
            <text:p>22210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ouër-sur-Rance</text:p>
          </table:table-cell>
          <table:table-cell table:style-name="ce9" office:value-type="float" office:value="22213" calcext:value-type="float">
            <text:p>2221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ouézec</text:p>
          </table:table-cell>
          <table:table-cell table:style-name="ce9" office:value-type="float" office:value="22214" calcext:value-type="float">
            <text:p>22214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ouha</text:p>
          </table:table-cell>
          <table:table-cell table:style-name="ce9" office:value-type="float" office:value="22222" calcext:value-type="float">
            <text:p>22222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lurien</text:p>
          </table:table-cell>
          <table:table-cell table:style-name="ce9" office:value-type="float" office:value="22242" calcext:value-type="float">
            <text:p>22242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aint-Alban</text:p>
          </table:table-cell>
          <table:table-cell table:style-name="ce9" office:value-type="float" office:value="22273" calcext:value-type="float">
            <text:p>2227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aint-Cast-le-Guildo</text:p>
          </table:table-cell>
          <table:table-cell table:style-name="ce9" office:value-type="float" office:value="22282" calcext:value-type="float">
            <text:p>22282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aint-Jacut-de-la-Mer</text:p>
          </table:table-cell>
          <table:table-cell table:style-name="ce9" office:value-type="float" office:value="22302" calcext:value-type="float">
            <text:p>22302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Saint-Quay-Portrieux</text:p>
          </table:table-cell>
          <table:table-cell table:style-name="ce9" office:value-type="float" office:value="22325" calcext:value-type="float">
            <text:p>22325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rébeurden</text:p>
          </table:table-cell>
          <table:table-cell table:style-name="ce9" office:value-type="float" office:value="22343" calcext:value-type="float">
            <text:p>2234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régastel</text:p>
          </table:table-cell>
          <table:table-cell table:style-name="ce9" office:value-type="float" office:value="22353" calcext:value-type="float">
            <text:p>2235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rélévern</text:p>
          </table:table-cell>
          <table:table-cell table:style-name="ce9" office:value-type="float" office:value="22363" calcext:value-type="float">
            <text:p>22363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réveneuc</text:p>
          </table:table-cell>
          <table:table-cell table:style-name="ce9" office:value-type="float" office:value="22377" calcext:value-type="float">
            <text:p>22377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Trévou-Tréguignec</text:p>
          </table:table-cell>
          <table:table-cell table:style-name="ce9" office:value-type="float" office:value="22379" calcext:value-type="float">
            <text:p>22379</text:p>
          </table:table-cell>
          <table:table-cell table:number-columns-repeated="1020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La Vicomté-sur-Rance</text:p>
          </table:table-cell>
          <table:table-cell table:style-name="ce9" office:value-type="float" office:value="22385" calcext:value-type="float">
            <text:p>2238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Alliés</text:p>
          </table:table-cell>
          <table:table-cell table:style-name="ce9" office:value-type="float" office:value="25012" calcext:value-type="float">
            <text:p>2501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Bonnevaux</text:p>
          </table:table-cell>
          <table:table-cell table:style-name="ce9" office:value-type="float" office:value="25075" calcext:value-type="float">
            <text:p>2507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Chapelle-des-Bois</text:p>
          </table:table-cell>
          <table:table-cell table:style-name="ce9" office:value-type="float" office:value="25121" calcext:value-type="float">
            <text:p>25121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Châtelblanc</text:p>
          </table:table-cell>
          <table:table-cell table:style-name="ce9" office:value-type="float" office:value="25131" calcext:value-type="float">
            <text:p>25131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Chaux-Neuve</text:p>
          </table:table-cell>
          <table:table-cell table:style-name="ce9" office:value-type="float" office:value="25142" calcext:value-type="float">
            <text:p>2514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Échevannes</text:p>
          </table:table-cell>
          <table:table-cell table:style-name="ce9" office:value-type="float" office:value="25211" calcext:value-type="float">
            <text:p>25211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Fourcatier-et-Maison-Neuve</text:p>
          </table:table-cell>
          <table:table-cell table:style-name="ce9" office:value-type="float" office:value="25252" calcext:value-type="float">
            <text:p>2525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Fourgs</text:p>
          </table:table-cell>
          <table:table-cell table:style-name="ce9" office:value-type="float" office:value="25254" calcext:value-type="float">
            <text:p>2525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ellin</text:p>
          </table:table-cell>
          <table:table-cell table:style-name="ce9" office:value-type="float" office:value="25263" calcext:value-type="float">
            <text:p>25263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oumois</text:p>
          </table:table-cell>
          <table:table-cell table:style-name="ce9" office:value-type="float" office:value="25280" calcext:value-type="float">
            <text:p>25280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Grand'Combe-des-Bois</text:p>
          </table:table-cell>
          <table:table-cell table:style-name="ce9" office:value-type="float" office:value="25286" calcext:value-type="float">
            <text:p>25286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Grangettes</text:p>
          </table:table-cell>
          <table:table-cell table:style-name="ce9" office:value-type="float" office:value="25295" calcext:value-type="float">
            <text:p>2529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Gras</text:p>
          </table:table-cell>
          <table:table-cell table:style-name="ce9" office:value-type="float" office:value="25296" calcext:value-type="float">
            <text:p>25296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Hauterive-la-Fresse</text:p>
          </table:table-cell>
          <table:table-cell table:style-name="ce9" office:value-type="float" office:value="25303" calcext:value-type="float">
            <text:p>25303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Hôpitaux-Neufs</text:p>
          </table:table-cell>
          <table:table-cell table:style-name="ce9" office:value-type="float" office:value="25307" calcext:value-type="float">
            <text:p>25307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Hôpitaux-Vieux</text:p>
          </table:table-cell>
          <table:table-cell table:style-name="ce9" office:value-type="float" office:value="25308" calcext:value-type="float">
            <text:p>25308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ougne</text:p>
          </table:table-cell>
          <table:table-cell table:style-name="ce9" office:value-type="float" office:value="25318" calcext:value-type="float">
            <text:p>25318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abergement-Sainte-Marie</text:p>
          </table:table-cell>
          <table:table-cell table:style-name="ce9" office:value-type="float" office:value="25320" calcext:value-type="float">
            <text:p>25320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aval-le-Prieuré</text:p>
          </table:table-cell>
          <table:table-cell table:style-name="ce9" office:value-type="float" office:value="25329" calcext:value-type="float">
            <text:p>25329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ongemaison</text:p>
          </table:table-cell>
          <table:table-cell table:style-name="ce9" office:value-type="float" office:value="25343" calcext:value-type="float">
            <text:p>25343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ongevilles-Mont-d'Or</text:p>
          </table:table-cell>
          <table:table-cell table:style-name="ce9" office:value-type="float" office:value="25348" calcext:value-type="float">
            <text:p>25348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albuisson</text:p>
          </table:table-cell>
          <table:table-cell table:style-name="ce9" office:value-type="float" office:value="25361" calcext:value-type="float">
            <text:p>25361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alpas</text:p>
          </table:table-cell>
          <table:table-cell table:style-name="ce9" office:value-type="float" office:value="25362" calcext:value-type="float">
            <text:p>2536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étabief</text:p>
          </table:table-cell>
          <table:table-cell table:style-name="ce9" office:value-type="float" office:value="25380" calcext:value-type="float">
            <text:p>25380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ontperreux</text:p>
          </table:table-cell>
          <table:table-cell table:style-name="ce9" office:value-type="float" office:value="25405" calcext:value-type="float">
            <text:p>2540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Mouthe</text:p>
          </table:table-cell>
          <table:table-cell table:style-name="ce9" office:value-type="float" office:value="25413" calcext:value-type="float">
            <text:p>25413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Oye-et-Pallet</text:p>
          </table:table-cell>
          <table:table-cell table:style-name="ce9" office:value-type="float" office:value="25442" calcext:value-type="float">
            <text:p>2544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Petite-Chaux</text:p>
          </table:table-cell>
          <table:table-cell table:style-name="ce9" office:value-type="float" office:value="25451" calcext:value-type="float">
            <text:p>25451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a Planée</text:p>
          </table:table-cell>
          <table:table-cell table:style-name="ce9" office:value-type="float" office:value="25459" calcext:value-type="float">
            <text:p>25459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Pontets</text:p>
          </table:table-cell>
          <table:table-cell table:style-name="ce9" office:value-type="float" office:value="25464" calcext:value-type="float">
            <text:p>2546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Remoray-Boujeons</text:p>
          </table:table-cell>
          <table:table-cell table:style-name="ce9" office:value-type="float" office:value="25486" calcext:value-type="float">
            <text:p>25486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Rochejean</text:p>
          </table:table-cell>
          <table:table-cell table:style-name="ce9" office:value-type="float" office:value="25494" calcext:value-type="float">
            <text:p>2549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Saint-Antoine</text:p>
          </table:table-cell>
          <table:table-cell table:style-name="ce9" office:value-type="float" office:value="25514" calcext:value-type="float">
            <text:p>2551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Saint-Point-Lac</text:p>
          </table:table-cell>
          <table:table-cell table:style-name="ce9" office:value-type="float" office:value="25525" calcext:value-type="float">
            <text:p>2552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Sarrageois</text:p>
          </table:table-cell>
          <table:table-cell table:style-name="ce9" office:value-type="float" office:value="25534" calcext:value-type="float">
            <text:p>25534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Scey-Maisières</text:p>
          </table:table-cell>
          <table:table-cell table:style-name="ce9" office:value-type="float" office:value="25537" calcext:value-type="float">
            <text:p>25537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Touillon-et-Loutelet</text:p>
          </table:table-cell>
          <table:table-cell table:style-name="ce9" office:value-type="float" office:value="25565" calcext:value-type="float">
            <text:p>25565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Vaux-et-Chantegrue</text:p>
          </table:table-cell>
          <table:table-cell table:style-name="ce9" office:value-type="float" office:value="25592" calcext:value-type="float">
            <text:p>25592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Verrières-de-Joux</text:p>
          </table:table-cell>
          <table:table-cell table:style-name="ce9" office:value-type="float" office:value="25609" calcext:value-type="float">
            <text:p>25609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Les Villedieu</text:p>
          </table:table-cell>
          <table:table-cell table:style-name="ce9" office:value-type="float" office:value="25619" calcext:value-type="float">
            <text:p>25619</text:p>
          </table:table-cell>
          <table:table-cell table:number-columns-repeated="1020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Ville-du-Pont</text:p>
          </table:table-cell>
          <table:table-cell table:style-name="ce9" office:value-type="float" office:value="25620" calcext:value-type="float">
            <text:p>2562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leyrac</text:p>
          </table:table-cell>
          <table:table-cell table:style-name="ce9" office:value-type="float" office:value="26003" calcext:value-type="float">
            <text:p>2600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rpavon</text:p>
          </table:table-cell>
          <table:table-cell table:style-name="ce9" office:value-type="float" office:value="26013" calcext:value-type="float">
            <text:p>2601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ucelon</text:p>
          </table:table-cell>
          <table:table-cell table:style-name="ce9" office:value-type="float" office:value="26017" calcext:value-type="float">
            <text:p>26017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urel</text:p>
          </table:table-cell>
          <table:table-cell table:style-name="ce9" office:value-type="float" office:value="26019" calcext:value-type="float">
            <text:p>2601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a Répara-Auriples</text:p>
          </table:table-cell>
          <table:table-cell table:style-name="ce9" office:value-type="float" office:value="26020" calcext:value-type="float">
            <text:p>2602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utichamp</text:p>
          </table:table-cell>
          <table:table-cell table:style-name="ce9" office:value-type="float" office:value="26021" calcext:value-type="float">
            <text:p>2602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arret-de-Lioure</text:p>
          </table:table-cell>
          <table:table-cell table:style-name="ce9" office:value-type="float" office:value="26026" calcext:value-type="float">
            <text:p>2602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athernay</text:p>
          </table:table-cell>
          <table:table-cell table:style-name="ce9" office:value-type="float" office:value="26028" calcext:value-type="float">
            <text:p>26028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eaurières</text:p>
          </table:table-cell>
          <table:table-cell table:style-name="ce9" office:value-type="float" office:value="26040" calcext:value-type="float">
            <text:p>2604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ellegarde-en-Diois</text:p>
          </table:table-cell>
          <table:table-cell table:style-name="ce9" office:value-type="float" office:value="26047" calcext:value-type="float">
            <text:p>26047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oulc</text:p>
          </table:table-cell>
          <table:table-cell table:style-name="ce9" office:value-type="float" office:value="26055" calcext:value-type="float">
            <text:p>2605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ouvante</text:p>
          </table:table-cell>
          <table:table-cell table:style-name="ce9" office:value-type="float" office:value="26059" calcext:value-type="float">
            <text:p>2605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habrillan</text:p>
          </table:table-cell>
          <table:table-cell table:style-name="ce9" office:value-type="float" office:value="26065" calcext:value-type="float">
            <text:p>2606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e Chaffal</text:p>
          </table:table-cell>
          <table:table-cell table:style-name="ce9" office:value-type="float" office:value="26066" calcext:value-type="float">
            <text:p>2606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hamaret</text:p>
          </table:table-cell>
          <table:table-cell table:style-name="ce9" office:value-type="float" office:value="26070" calcext:value-type="float">
            <text:p>2607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hantemerle-lès-Grignan</text:p>
          </table:table-cell>
          <table:table-cell table:style-name="ce9" office:value-type="float" office:value="26073" calcext:value-type="float">
            <text:p>2607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a Chapelle-en-Vercors</text:p>
          </table:table-cell>
          <table:table-cell table:style-name="ce9" office:value-type="float" office:value="26074" calcext:value-type="float">
            <text:p>2607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haudebonne</text:p>
          </table:table-cell>
          <table:table-cell table:style-name="ce9" office:value-type="float" office:value="26089" calcext:value-type="float">
            <text:p>2608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lansayes</text:p>
          </table:table-cell>
          <table:table-cell table:style-name="ce9" office:value-type="float" office:value="26093" calcext:value-type="float">
            <text:p>2609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olonzelle</text:p>
          </table:table-cell>
          <table:table-cell table:style-name="ce9" office:value-type="float" office:value="26099" calcext:value-type="float">
            <text:p>2609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ondorcet</text:p>
          </table:table-cell>
          <table:table-cell table:style-name="ce9" office:value-type="float" office:value="26103" calcext:value-type="float">
            <text:p>2610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rupies</text:p>
          </table:table-cell>
          <table:table-cell table:style-name="ce9" office:value-type="float" office:value="26111" calcext:value-type="float">
            <text:p>2611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Die</text:p>
          </table:table-cell>
          <table:table-cell table:style-name="ce9" office:value-type="float" office:value="26113" calcext:value-type="float">
            <text:p>2611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Eyzahut</text:p>
          </table:table-cell>
          <table:table-cell table:style-name="ce9" office:value-type="float" office:value="26131" calcext:value-type="float">
            <text:p>2613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Félines-sur-Rimandoule</text:p>
          </table:table-cell>
          <table:table-cell table:style-name="ce9" office:value-type="float" office:value="26134" calcext:value-type="float">
            <text:p>2613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al-Maravel</text:p>
          </table:table-cell>
          <table:table-cell table:style-name="ce9" office:value-type="float" office:value="26136" calcext:value-type="float">
            <text:p>2613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Francillon-sur-Roubion</text:p>
          </table:table-cell>
          <table:table-cell table:style-name="ce9" office:value-type="float" office:value="26137" calcext:value-type="float">
            <text:p>26137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éoncel</text:p>
          </table:table-cell>
          <table:table-cell table:style-name="ce9" office:value-type="float" office:value="26163" calcext:value-type="float">
            <text:p>2616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anas</text:p>
          </table:table-cell>
          <table:table-cell table:style-name="ce9" office:value-type="float" office:value="26171" calcext:value-type="float">
            <text:p>2617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érindol-les-Oliviers</text:p>
          </table:table-cell>
          <table:table-cell table:style-name="ce9" office:value-type="float" office:value="26180" calcext:value-type="float">
            <text:p>2618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évouillon</text:p>
          </table:table-cell>
          <table:table-cell table:style-name="ce9" office:value-type="float" office:value="26181" calcext:value-type="float">
            <text:p>2618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irabel-aux-Baronnies</text:p>
          </table:table-cell>
          <table:table-cell table:style-name="ce9" office:value-type="float" office:value="26182" calcext:value-type="float">
            <text:p>26182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irmande</text:p>
          </table:table-cell>
          <table:table-cell table:style-name="ce9" office:value-type="float" office:value="26185" calcext:value-type="float">
            <text:p>2618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llans-sur-Ouvèze</text:p>
          </table:table-cell>
          <table:table-cell table:style-name="ce9" office:value-type="float" office:value="26188" calcext:value-type="float">
            <text:p>26188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ntaulieu</text:p>
          </table:table-cell>
          <table:table-cell table:style-name="ce9" office:value-type="float" office:value="26190" calcext:value-type="float">
            <text:p>2619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ntfroc</text:p>
          </table:table-cell>
          <table:table-cell table:style-name="ce9" office:value-type="float" office:value="26200" calcext:value-type="float">
            <text:p>2620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ntjoyer</text:p>
          </table:table-cell>
          <table:table-cell table:style-name="ce9" office:value-type="float" office:value="26203" calcext:value-type="float">
            <text:p>2620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ntmaur-en-Diois</text:p>
          </table:table-cell>
          <table:table-cell table:style-name="ce9" office:value-type="float" office:value="26205" calcext:value-type="float">
            <text:p>2620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ntségur-sur-Lauzon</text:p>
          </table:table-cell>
          <table:table-cell table:style-name="ce9" office:value-type="float" office:value="26211" calcext:value-type="float">
            <text:p>2621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Mornans</text:p>
          </table:table-cell>
          <table:table-cell table:style-name="ce9" office:value-type="float" office:value="26214" calcext:value-type="float">
            <text:p>2621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Nyons</text:p>
          </table:table-cell>
          <table:table-cell table:style-name="ce9" office:value-type="float" office:value="26220" calcext:value-type="float">
            <text:p>2622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Orcinas</text:p>
          </table:table-cell>
          <table:table-cell table:style-name="ce9" office:value-type="float" office:value="26222" calcext:value-type="float">
            <text:p>26222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ennes-le-Sec</text:p>
          </table:table-cell>
          <table:table-cell table:style-name="ce9" office:value-type="float" office:value="26228" calcext:value-type="float">
            <text:p>26228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iégon</text:p>
          </table:table-cell>
          <table:table-cell table:style-name="ce9" office:value-type="float" office:value="26233" calcext:value-type="float">
            <text:p>2623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e Poët-Célard</text:p>
          </table:table-cell>
          <table:table-cell table:style-name="ce9" office:value-type="float" office:value="26241" calcext:value-type="float">
            <text:p>2624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e Poët-Laval</text:p>
          </table:table-cell>
          <table:table-cell table:style-name="ce9" office:value-type="float" office:value="26243" calcext:value-type="float">
            <text:p>2624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ont-de-Barret</text:p>
          </table:table-cell>
          <table:table-cell table:style-name="ce9" office:value-type="float" office:value="26249" calcext:value-type="float">
            <text:p>2624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oyols</text:p>
          </table:table-cell>
          <table:table-cell table:style-name="ce9" office:value-type="float" office:value="26253" calcext:value-type="float">
            <text:p>2625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Propiac</text:p>
          </table:table-cell>
          <table:table-cell table:style-name="ce9" office:value-type="float" office:value="26256" calcext:value-type="float">
            <text:p>2625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éauville</text:p>
          </table:table-cell>
          <table:table-cell table:style-name="ce9" office:value-type="float" office:value="26261" calcext:value-type="float">
            <text:p>2626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eilhanette</text:p>
          </table:table-cell>
          <table:table-cell table:style-name="ce9" office:value-type="float" office:value="26263" calcext:value-type="float">
            <text:p>2626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émuzat</text:p>
          </table:table-cell>
          <table:table-cell table:style-name="ce9" office:value-type="float" office:value="26264" calcext:value-type="float">
            <text:p>2626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chebaudin</text:p>
          </table:table-cell>
          <table:table-cell table:style-name="ce9" office:value-type="float" office:value="26268" calcext:value-type="float">
            <text:p>26268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chebrune</text:p>
          </table:table-cell>
          <table:table-cell table:style-name="ce9" office:value-type="float" office:value="26269" calcext:value-type="float">
            <text:p>2626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chefort-en-Valdaine</text:p>
          </table:table-cell>
          <table:table-cell table:style-name="ce9" office:value-type="float" office:value="26272" calcext:value-type="float">
            <text:p>26272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chegude</text:p>
          </table:table-cell>
          <table:table-cell table:style-name="ce9" office:value-type="float" office:value="26275" calcext:value-type="float">
            <text:p>2627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a Roche-sur-Grane</text:p>
          </table:table-cell>
          <table:table-cell table:style-name="ce9" office:value-type="float" office:value="26277" calcext:value-type="float">
            <text:p>26277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a Rochette-du-Buis</text:p>
          </table:table-cell>
          <table:table-cell table:style-name="ce9" office:value-type="float" office:value="26279" calcext:value-type="float">
            <text:p>2627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ussas</text:p>
          </table:table-cell>
          <table:table-cell table:style-name="ce9" office:value-type="float" office:value="26284" calcext:value-type="float">
            <text:p>2628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ousset-les-Vignes</text:p>
          </table:table-cell>
          <table:table-cell table:style-name="ce9" office:value-type="float" office:value="26285" calcext:value-type="float">
            <text:p>2628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aint-Benoit-en-Diois</text:p>
          </table:table-cell>
          <table:table-cell table:style-name="ce9" office:value-type="float" office:value="26296" calcext:value-type="float">
            <text:p>2629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aint-Ferréol-Trente-Pas</text:p>
          </table:table-cell>
          <table:table-cell table:style-name="ce9" office:value-type="float" office:value="26304" calcext:value-type="float">
            <text:p>2630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aint-Sauveur-Gouvernet</text:p>
          </table:table-cell>
          <table:table-cell table:style-name="ce9" office:value-type="float" office:value="26329" calcext:value-type="float">
            <text:p>26329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alles-sous-Bois</text:p>
          </table:table-cell>
          <table:table-cell table:style-name="ce9" office:value-type="float" office:value="26335" calcext:value-type="float">
            <text:p>26335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olérieux</text:p>
          </table:table-cell>
          <table:table-cell table:style-name="ce9" office:value-type="float" office:value="26342" calcext:value-type="float">
            <text:p>26342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ouspierre</text:p>
          </table:table-cell>
          <table:table-cell table:style-name="ce9" office:value-type="float" office:value="26343" calcext:value-type="float">
            <text:p>2634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Soyans</text:p>
          </table:table-cell>
          <table:table-cell table:style-name="ce9" office:value-type="float" office:value="26344" calcext:value-type="float">
            <text:p>26344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Teyssières</text:p>
          </table:table-cell>
          <table:table-cell table:style-name="ce9" office:value-type="float" office:value="26350" calcext:value-type="float">
            <text:p>2635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es Tonils</text:p>
          </table:table-cell>
          <table:table-cell table:style-name="ce9" office:value-type="float" office:value="26351" calcext:value-type="float">
            <text:p>26351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La Touche</text:p>
          </table:table-cell>
          <table:table-cell table:style-name="ce9" office:value-type="float" office:value="26352" calcext:value-type="float">
            <text:p>26352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Truinas</text:p>
          </table:table-cell>
          <table:table-cell table:style-name="ce9" office:value-type="float" office:value="26356" calcext:value-type="float">
            <text:p>26356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alaurie</text:p>
          </table:table-cell>
          <table:table-cell table:style-name="ce9" office:value-type="float" office:value="26360" calcext:value-type="float">
            <text:p>2636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alouse</text:p>
          </table:table-cell>
          <table:table-cell table:style-name="ce9" office:value-type="float" office:value="26363" calcext:value-type="float">
            <text:p>2636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ercoiran</text:p>
          </table:table-cell>
          <table:table-cell table:style-name="ce9" office:value-type="float" office:value="26370" calcext:value-type="float">
            <text:p>26370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esc</text:p>
          </table:table-cell>
          <table:table-cell table:style-name="ce9" office:value-type="float" office:value="26373" calcext:value-type="float">
            <text:p>26373</text:p>
          </table:table-cell>
          <table:table-cell table:number-columns-repeated="1020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Vinsobres</text:p>
          </table:table-cell>
          <table:table-cell table:style-name="ce9" office:value-type="float" office:value="26377" calcext:value-type="float">
            <text:p>26377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izier</text:p>
          </table:table-cell>
          <table:table-cell table:style-name="ce9" office:value-type="float" office:value="27006" calcext:value-type="float">
            <text:p>27006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mécourt</text:p>
          </table:table-cell>
          <table:table-cell table:style-name="ce9" office:value-type="float" office:value="27010" calcext:value-type="float">
            <text:p>27010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eauficel-en-Lyons</text:p>
          </table:table-cell>
          <table:table-cell table:style-name="ce9" office:value-type="float" office:value="27048" calcext:value-type="float">
            <text:p>2704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a Boissière</text:p>
          </table:table-cell>
          <table:table-cell table:style-name="ce9" office:value-type="float" office:value="27078" calcext:value-type="float">
            <text:p>2707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oncourt</text:p>
          </table:table-cell>
          <table:table-cell table:style-name="ce9" office:value-type="float" office:value="27081" calcext:value-type="float">
            <text:p>2708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onneville-Aptot</text:p>
          </table:table-cell>
          <table:table-cell table:style-name="ce9" office:value-type="float" office:value="27083" calcext:value-type="float">
            <text:p>27083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oulleville</text:p>
          </table:table-cell>
          <table:table-cell table:style-name="ce9" office:value-type="float" office:value="27100" calcext:value-type="float">
            <text:p>27100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retagnolles</text:p>
          </table:table-cell>
          <table:table-cell table:style-name="ce9" office:value-type="float" office:value="27111" calcext:value-type="float">
            <text:p>2711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Cailly-sur-Eure</text:p>
          </table:table-cell>
          <table:table-cell table:style-name="ce9" office:value-type="float" office:value="27124" calcext:value-type="float">
            <text:p>27124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Chambray</text:p>
          </table:table-cell>
          <table:table-cell table:style-name="ce9" office:value-type="float" office:value="27140" calcext:value-type="float">
            <text:p>27140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Connelles</text:p>
          </table:table-cell>
          <table:table-cell table:style-name="ce9" office:value-type="float" office:value="27168" calcext:value-type="float">
            <text:p>2716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e Cormier</text:p>
          </table:table-cell>
          <table:table-cell table:style-name="ce9" office:value-type="float" office:value="27171" calcext:value-type="float">
            <text:p>2717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ains</text:p>
          </table:table-cell>
          <table:table-cell table:style-name="ce9" office:value-type="float" office:value="27231" calcext:value-type="float">
            <text:p>2723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leury-la-Forêt</text:p>
          </table:table-cell>
          <table:table-cell table:style-name="ce9" office:value-type="float" office:value="27245" calcext:value-type="float">
            <text:p>27245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ontaine-sous-Jouy</text:p>
          </table:table-cell>
          <table:table-cell table:style-name="ce9" office:value-type="float" office:value="27254" calcext:value-type="float">
            <text:p>27254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ort-Moville</text:p>
          </table:table-cell>
          <table:table-cell table:style-name="ce9" office:value-type="float" office:value="27258" calcext:value-type="float">
            <text:p>2725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oucrainville</text:p>
          </table:table-cell>
          <table:table-cell table:style-name="ce9" office:value-type="float" office:value="27259" calcext:value-type="float">
            <text:p>27259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Gadencourt</text:p>
          </table:table-cell>
          <table:table-cell table:style-name="ce9" office:value-type="float" office:value="27273" calcext:value-type="float">
            <text:p>27273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Garennes-sur-Eure</text:p>
          </table:table-cell>
          <table:table-cell table:style-name="ce9" office:value-type="float" office:value="27278" calcext:value-type="float">
            <text:p>2727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Giverny</text:p>
          </table:table-cell>
          <table:table-cell table:style-name="ce9" office:value-type="float" office:value="27285" calcext:value-type="float">
            <text:p>27285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'Habit</text:p>
          </table:table-cell>
          <table:table-cell table:style-name="ce9" office:value-type="float" office:value="27309" calcext:value-type="float">
            <text:p>27309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Hardencourt-Cocherel</text:p>
          </table:table-cell>
          <table:table-cell table:style-name="ce9" office:value-type="float" office:value="27312" calcext:value-type="float">
            <text:p>27312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Hécourt</text:p>
          </table:table-cell>
          <table:table-cell table:style-name="ce9" office:value-type="float" office:value="27326" calcext:value-type="float">
            <text:p>27326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'Hosmes</text:p>
          </table:table-cell>
          <table:table-cell table:style-name="ce9" office:value-type="float" office:value="27341" calcext:value-type="float">
            <text:p>2734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Houlbec-Cocherel</text:p>
          </table:table-cell>
          <table:table-cell table:style-name="ce9" office:value-type="float" office:value="27343" calcext:value-type="float">
            <text:p>27343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Jouy-sur-Eure</text:p>
          </table:table-cell>
          <table:table-cell table:style-name="ce9" office:value-type="float" office:value="27358" calcext:value-type="float">
            <text:p>27358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a Lande-Saint-Léger</text:p>
          </table:table-cell>
          <table:table-cell table:style-name="ce9" office:value-type="float" office:value="27361" calcext:value-type="float">
            <text:p>2736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illy</text:p>
          </table:table-cell>
          <table:table-cell table:style-name="ce9" office:value-type="float" office:value="27369" calcext:value-type="float">
            <text:p>27369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orleau</text:p>
          </table:table-cell>
          <table:table-cell table:style-name="ce9" office:value-type="float" office:value="27373" calcext:value-type="float">
            <text:p>27373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Manneville-la-Raoult</text:p>
          </table:table-cell>
          <table:table-cell table:style-name="ce9" office:value-type="float" office:value="27384" calcext:value-type="float">
            <text:p>27384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Merey</text:p>
          </table:table-cell>
          <table:table-cell table:style-name="ce9" office:value-type="float" office:value="27400" calcext:value-type="float">
            <text:p>27400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Mouettes</text:p>
          </table:table-cell>
          <table:table-cell table:style-name="ce9" office:value-type="float" office:value="27419" calcext:value-type="float">
            <text:p>27419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Muids</text:p>
          </table:table-cell>
          <table:table-cell table:style-name="ce9" office:value-type="float" office:value="27422" calcext:value-type="float">
            <text:p>27422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Neuilly</text:p>
          </table:table-cell>
          <table:table-cell table:style-name="ce9" office:value-type="float" office:value="27429" calcext:value-type="float">
            <text:p>27429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a Neuville-du-Bosc</text:p>
          </table:table-cell>
          <table:table-cell table:style-name="ce9" office:value-type="float" office:value="27432" calcext:value-type="float">
            <text:p>27432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Notre-Dame-de-l'Isle</text:p>
          </table:table-cell>
          <table:table-cell table:style-name="ce9" office:value-type="float" office:value="27440" calcext:value-type="float">
            <text:p>27440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e Plessis-Hébert</text:p>
          </table:table-cell>
          <table:table-cell table:style-name="ce9" office:value-type="float" office:value="27465" calcext:value-type="float">
            <text:p>27465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Porte-de-Seine</text:p>
          </table:table-cell>
          <table:table-cell table:style-name="ce9" office:value-type="float" office:value="27471" calcext:value-type="float">
            <text:p>2747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Rouvray</text:p>
          </table:table-cell>
          <table:table-cell table:style-name="ce9" office:value-type="float" office:value="27501" calcext:value-type="float">
            <text:p>2750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aint-Georges-Motel</text:p>
          </table:table-cell>
          <table:table-cell table:style-name="ce9" office:value-type="float" office:value="27543" calcext:value-type="float">
            <text:p>27543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aint-Germain-de-Fresney</text:p>
          </table:table-cell>
          <table:table-cell table:style-name="ce9" office:value-type="float" office:value="27544" calcext:value-type="float">
            <text:p>27544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Saint-Pierre-de-Cormeilles</text:p>
          </table:table-cell>
          <table:table-cell table:style-name="ce9" office:value-type="float" office:value="27591" calcext:value-type="float">
            <text:p>27591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Le Thuit</text:p>
          </table:table-cell>
          <table:table-cell table:style-name="ce9" office:value-type="float" office:value="27635" calcext:value-type="float">
            <text:p>27635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Triqueville</text:p>
          </table:table-cell>
          <table:table-cell table:style-name="ce9" office:value-type="float" office:value="27662" calcext:value-type="float">
            <text:p>27662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Vaux-sur-Eure</text:p>
          </table:table-cell>
          <table:table-cell table:style-name="ce9" office:value-type="float" office:value="27674" calcext:value-type="float">
            <text:p>27674</text:p>
          </table:table-cell>
          <table:table-cell table:number-columns-repeated="1020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Vieux-Port</text:p>
          </table:table-cell>
          <table:table-cell table:style-name="ce9" office:value-type="float" office:value="27686" calcext:value-type="float">
            <text:p>27686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Berchères-sur-Vesgre</text:p>
          </table:table-cell>
          <table:table-cell table:style-name="ce9" office:value-type="float" office:value="28036" calcext:value-type="float">
            <text:p>28036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Boncourt</text:p>
          </table:table-cell>
          <table:table-cell table:style-name="ce9" office:value-type="float" office:value="28050" calcext:value-type="float">
            <text:p>28050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Bréchamps</text:p>
          </table:table-cell>
          <table:table-cell table:style-name="ce9" office:value-type="float" office:value="28058" calcext:value-type="float">
            <text:p>28058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roisilles</text:p>
          </table:table-cell>
          <table:table-cell table:style-name="ce9" office:value-type="float" office:value="28118" calcext:value-type="float">
            <text:p>28118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Faverolles</text:p>
          </table:table-cell>
          <table:table-cell table:style-name="ce9" office:value-type="float" office:value="28146" calcext:value-type="float">
            <text:p>28146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Germainville</text:p>
          </table:table-cell>
          <table:table-cell table:style-name="ce9" office:value-type="float" office:value="28178" calcext:value-type="float">
            <text:p>28178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Gilles</text:p>
          </table:table-cell>
          <table:table-cell table:style-name="ce9" office:value-type="float" office:value="28180" calcext:value-type="float">
            <text:p>28180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Guainville</text:p>
          </table:table-cell>
          <table:table-cell table:style-name="ce9" office:value-type="float" office:value="28187" calcext:value-type="float">
            <text:p>28187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Levainville</text:p>
          </table:table-cell>
          <table:table-cell table:style-name="ce9" office:value-type="float" office:value="28208" calcext:value-type="float">
            <text:p>28208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Ouerre</text:p>
          </table:table-cell>
          <table:table-cell table:style-name="ce9" office:value-type="float" office:value="28292" calcext:value-type="float">
            <text:p>28292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Rouvres</text:p>
          </table:table-cell>
          <table:table-cell table:style-name="ce9" office:value-type="float" office:value="28321" calcext:value-type="float">
            <text:p>28321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aint-Laurent-la-Gâtine</text:p>
          </table:table-cell>
          <table:table-cell table:style-name="ce9" office:value-type="float" office:value="28343" calcext:value-type="float">
            <text:p>28343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aint-Lucien</text:p>
          </table:table-cell>
          <table:table-cell table:style-name="ce9" office:value-type="float" office:value="28349" calcext:value-type="float">
            <text:p>28349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aint-Ouen-Marchefroy</text:p>
          </table:table-cell>
          <table:table-cell table:style-name="ce9" office:value-type="float" office:value="28355" calcext:value-type="float">
            <text:p>28355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aint-Piat</text:p>
          </table:table-cell>
          <table:table-cell table:style-name="ce9" office:value-type="float" office:value="28357" calcext:value-type="float">
            <text:p>28357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enantes</text:p>
          </table:table-cell>
          <table:table-cell table:style-name="ce9" office:value-type="float" office:value="28372" calcext:value-type="float">
            <text:p>28372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Sorel-Moussel</text:p>
          </table:table-cell>
          <table:table-cell table:style-name="ce9" office:value-type="float" office:value="28377" calcext:value-type="float">
            <text:p>28377</text:p>
          </table:table-cell>
          <table:table-cell table:number-columns-repeated="1020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Villiers-le-Morhier</text:p>
          </table:table-cell>
          <table:table-cell table:style-name="ce9" office:value-type="float" office:value="28417" calcext:value-type="float">
            <text:p>28417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rgol</text:p>
          </table:table-cell>
          <table:table-cell table:style-name="ce9" office:value-type="float" office:value="29001" calcext:value-type="float">
            <text:p>29001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udierne</text:p>
          </table:table-cell>
          <table:table-cell table:style-name="ce9" office:value-type="float" office:value="29003" calcext:value-type="float">
            <text:p>29003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Bénodet</text:p>
          </table:table-cell>
          <table:table-cell table:style-name="ce9" office:value-type="float" office:value="29006" calcext:value-type="float">
            <text:p>29006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amaret-sur-Mer</text:p>
          </table:table-cell>
          <table:table-cell table:style-name="ce9" office:value-type="float" office:value="29022" calcext:value-type="float">
            <text:p>2902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arantec</text:p>
          </table:table-cell>
          <table:table-cell table:style-name="ce9" office:value-type="float" office:value="29023" calcext:value-type="float">
            <text:p>29023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lohars-Carnoët</text:p>
          </table:table-cell>
          <table:table-cell table:style-name="ce9" office:value-type="float" office:value="29031" calcext:value-type="float">
            <text:p>29031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lohars-Fouesnant</text:p>
          </table:table-cell>
          <table:table-cell table:style-name="ce9" office:value-type="float" office:value="29032" calcext:value-type="float">
            <text:p>2903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ombrit</text:p>
          </table:table-cell>
          <table:table-cell table:style-name="ce9" office:value-type="float" office:value="29037" calcext:value-type="float">
            <text:p>29037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oncarneau</text:p>
          </table:table-cell>
          <table:table-cell table:style-name="ce9" office:value-type="float" office:value="29039" calcext:value-type="float">
            <text:p>29039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e Conquet</text:p>
          </table:table-cell>
          <table:table-cell table:style-name="ce9" office:value-type="float" office:value="29040" calcext:value-type="float">
            <text:p>2904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Crozon</text:p>
          </table:table-cell>
          <table:table-cell table:style-name="ce9" office:value-type="float" office:value="29042" calcext:value-type="float">
            <text:p>2904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a Forêt-Fouesnant</text:p>
          </table:table-cell>
          <table:table-cell table:style-name="ce9" office:value-type="float" office:value="29057" calcext:value-type="float">
            <text:p>29057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Fouesnant</text:p>
          </table:table-cell>
          <table:table-cell table:style-name="ce9" office:value-type="float" office:value="29058" calcext:value-type="float">
            <text:p>29058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Gouesnach</text:p>
          </table:table-cell>
          <table:table-cell table:style-name="ce9" office:value-type="float" office:value="29060" calcext:value-type="float">
            <text:p>2906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Guilvinec</text:p>
          </table:table-cell>
          <table:table-cell table:style-name="ce9" office:value-type="float" office:value="29072" calcext:value-type="float">
            <text:p>2907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Île-de-Batz</text:p>
          </table:table-cell>
          <table:table-cell table:style-name="ce9" office:value-type="float" office:value="29082" calcext:value-type="float">
            <text:p>2908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Île-de-Sein</text:p>
          </table:table-cell>
          <table:table-cell table:style-name="ce9" office:value-type="float" office:value="29083" calcext:value-type="float">
            <text:p>29083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Île-Molène</text:p>
          </table:table-cell>
          <table:table-cell table:style-name="ce9" office:value-type="float" office:value="29084" calcext:value-type="float">
            <text:p>29084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Île-Tudy</text:p>
          </table:table-cell>
          <table:table-cell table:style-name="ce9" office:value-type="float" office:value="29085" calcext:value-type="float">
            <text:p>29085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ampaul-Plouarzel</text:p>
          </table:table-cell>
          <table:table-cell table:style-name="ce9" office:value-type="float" office:value="29098" calcext:value-type="float">
            <text:p>29098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andévennec</text:p>
          </table:table-cell>
          <table:table-cell table:style-name="ce9" office:value-type="float" office:value="29104" calcext:value-type="float">
            <text:p>29104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andunvez</text:p>
          </table:table-cell>
          <table:table-cell table:style-name="ce9" office:value-type="float" office:value="29109" calcext:value-type="float">
            <text:p>29109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anildut</text:p>
          </table:table-cell>
          <table:table-cell table:style-name="ce9" office:value-type="float" office:value="29112" calcext:value-type="float">
            <text:p>2911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ocmaria-Plouzané</text:p>
          </table:table-cell>
          <table:table-cell table:style-name="ce9" office:value-type="float" office:value="29130" calcext:value-type="float">
            <text:p>2913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Loctudy</text:p>
          </table:table-cell>
          <table:table-cell table:style-name="ce9" office:value-type="float" office:value="29135" calcext:value-type="float">
            <text:p>29135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Moëlan-sur-Mer</text:p>
          </table:table-cell>
          <table:table-cell table:style-name="ce9" office:value-type="float" office:value="29150" calcext:value-type="float">
            <text:p>2915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Névez</text:p>
          </table:table-cell>
          <table:table-cell table:style-name="ce9" office:value-type="float" office:value="29153" calcext:value-type="float">
            <text:p>29153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Ouessant</text:p>
          </table:table-cell>
          <table:table-cell table:style-name="ce9" office:value-type="float" office:value="29155" calcext:value-type="float">
            <text:p>29155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Penmarch</text:p>
          </table:table-cell>
          <table:table-cell table:style-name="ce9" office:value-type="float" office:value="29158" calcext:value-type="float">
            <text:p>29158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Plobannalec-Lesconil</text:p>
          </table:table-cell>
          <table:table-cell table:style-name="ce9" office:value-type="float" office:value="29165" calcext:value-type="float">
            <text:p>29165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Plouarzel</text:p>
          </table:table-cell>
          <table:table-cell table:style-name="ce9" office:value-type="float" office:value="29177" calcext:value-type="float">
            <text:p>29177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Plougonvelin</text:p>
          </table:table-cell>
          <table:table-cell table:style-name="ce9" office:value-type="float" office:value="29190" calcext:value-type="float">
            <text:p>2919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Porspoder</text:p>
          </table:table-cell>
          <table:table-cell table:style-name="ce9" office:value-type="float" office:value="29221" calcext:value-type="float">
            <text:p>29221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Riec-sur-Bélon</text:p>
          </table:table-cell>
          <table:table-cell table:style-name="ce9" office:value-type="float" office:value="29236" calcext:value-type="float">
            <text:p>29236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Roscanvel</text:p>
          </table:table-cell>
          <table:table-cell table:style-name="ce9" office:value-type="float" office:value="29238" calcext:value-type="float">
            <text:p>29238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Roscoff</text:p>
          </table:table-cell>
          <table:table-cell table:style-name="ce9" office:value-type="float" office:value="29239" calcext:value-type="float">
            <text:p>29239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Saint-Jean-Trolimon</text:p>
          </table:table-cell>
          <table:table-cell table:style-name="ce9" office:value-type="float" office:value="29252" calcext:value-type="float">
            <text:p>2925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Saint-Nic</text:p>
          </table:table-cell>
          <table:table-cell table:style-name="ce9" office:value-type="float" office:value="29256" calcext:value-type="float">
            <text:p>29256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Saint-Pabu</text:p>
          </table:table-cell>
          <table:table-cell table:style-name="ce9" office:value-type="float" office:value="29257" calcext:value-type="float">
            <text:p>29257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elgruc-sur-Mer</text:p>
          </table:table-cell>
          <table:table-cell table:style-name="ce9" office:value-type="float" office:value="29280" calcext:value-type="float">
            <text:p>29280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reffiagat</text:p>
          </table:table-cell>
          <table:table-cell table:style-name="ce9" office:value-type="float" office:value="29284" calcext:value-type="float">
            <text:p>29284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régarvan</text:p>
          </table:table-cell>
          <table:table-cell table:style-name="ce9" office:value-type="float" office:value="29289" calcext:value-type="float">
            <text:p>29289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réguennec</text:p>
          </table:table-cell>
          <table:table-cell table:style-name="ce9" office:value-type="float" office:value="29292" calcext:value-type="float">
            <text:p>29292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régunc</text:p>
          </table:table-cell>
          <table:table-cell table:style-name="ce9" office:value-type="float" office:value="29293" calcext:value-type="float">
            <text:p>29293</text:p>
          </table:table-cell>
          <table:table-cell table:number-columns-repeated="1020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Tréogat</text:p>
          </table:table-cell>
          <table:table-cell table:style-name="ce9" office:value-type="float" office:value="29298" calcext:value-type="float">
            <text:p>2929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lbitreccia</text:p>
          </table:table-cell>
          <table:table-cell table:style-name="ce9" office:value-type="string" calcext:value-type="string">
            <text:p>2A00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ltagène</text:p>
          </table:table-cell>
          <table:table-cell table:style-name="ce9" office:value-type="string" calcext:value-type="string">
            <text:p>2A01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mbiegna</text:p>
          </table:table-cell>
          <table:table-cell table:style-name="ce9" office:value-type="string" calcext:value-type="string">
            <text:p>2A01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rbellara</text:p>
          </table:table-cell>
          <table:table-cell table:style-name="ce9" office:value-type="string" calcext:value-type="string">
            <text:p>2A01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rbori</text:p>
          </table:table-cell>
          <table:table-cell table:style-name="ce9" office:value-type="string" calcext:value-type="string">
            <text:p>2A01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rgiusta-Moriccio</text:p>
          </table:table-cell>
          <table:table-cell table:style-name="ce9" office:value-type="string" calcext:value-type="string">
            <text:p>2A02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rro</text:p>
          </table:table-cell>
          <table:table-cell table:style-name="ce9" office:value-type="string" calcext:value-type="string">
            <text:p>2A02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ullène</text:p>
          </table:table-cell>
          <table:table-cell table:style-name="ce9" office:value-type="string" calcext:value-type="string">
            <text:p>2A02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zilone-Ampaza</text:p>
          </table:table-cell>
          <table:table-cell table:style-name="ce9" office:value-type="string" calcext:value-type="string">
            <text:p>2A02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Azzana</text:p>
          </table:table-cell>
          <table:table-cell table:style-name="ce9" office:value-type="string" calcext:value-type="string">
            <text:p>2A02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alogna</text:p>
          </table:table-cell>
          <table:table-cell table:style-name="ce9" office:value-type="string" calcext:value-type="string">
            <text:p>2A02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astelica</text:p>
          </table:table-cell>
          <table:table-cell table:style-name="ce9" office:value-type="string" calcext:value-type="string">
            <text:p>2A03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astelicaccia</text:p>
          </table:table-cell>
          <table:table-cell table:style-name="ce9" office:value-type="string" calcext:value-type="string">
            <text:p>2A03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elvédère-Campomoro</text:p>
          </table:table-cell>
          <table:table-cell table:style-name="ce9" office:value-type="string" calcext:value-type="string">
            <text:p>2A03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ilia</text:p>
          </table:table-cell>
          <table:table-cell table:style-name="ce9" office:value-type="string" calcext:value-type="string">
            <text:p>2A03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ocognano</text:p>
          </table:table-cell>
          <table:table-cell table:style-name="ce9" office:value-type="string" calcext:value-type="string">
            <text:p>2A04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onifacio</text:p>
          </table:table-cell>
          <table:table-cell table:style-name="ce9" office:value-type="string" calcext:value-type="string">
            <text:p>2A04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lcatoggio</text:p>
          </table:table-cell>
          <table:table-cell table:style-name="ce9" office:value-type="string" calcext:value-type="string">
            <text:p>2A04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mpo</text:p>
          </table:table-cell>
          <table:table-cell table:style-name="ce9" office:value-type="string" calcext:value-type="string">
            <text:p>2A05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nnelle</text:p>
          </table:table-cell>
          <table:table-cell table:style-name="ce9" office:value-type="string" calcext:value-type="string">
            <text:p>2A06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rbini</text:p>
          </table:table-cell>
          <table:table-cell table:style-name="ce9" office:value-type="string" calcext:value-type="string">
            <text:p>2A06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rbuccia</text:p>
          </table:table-cell>
          <table:table-cell table:style-name="ce9" office:value-type="string" calcext:value-type="string">
            <text:p>2A06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rdo-Torgia</text:p>
          </table:table-cell>
          <table:table-cell table:style-name="ce9" office:value-type="string" calcext:value-type="string">
            <text:p>2A06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rgèse</text:p>
          </table:table-cell>
          <table:table-cell table:style-name="ce9" office:value-type="string" calcext:value-type="string">
            <text:p>2A06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rgiaca</text:p>
          </table:table-cell>
          <table:table-cell table:style-name="ce9" office:value-type="string" calcext:value-type="string">
            <text:p>2A06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saglione</text:p>
          </table:table-cell>
          <table:table-cell table:style-name="ce9" office:value-type="string" calcext:value-type="string">
            <text:p>2A07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salabriva</text:p>
          </table:table-cell>
          <table:table-cell table:style-name="ce9" office:value-type="string" calcext:value-type="string">
            <text:p>2A07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auro</text:p>
          </table:table-cell>
          <table:table-cell table:style-name="ce9" office:value-type="string" calcext:value-type="string">
            <text:p>2A08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iamannacce</text:p>
          </table:table-cell>
          <table:table-cell table:style-name="ce9" office:value-type="string" calcext:value-type="string">
            <text:p>2A08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ggia</text:p>
          </table:table-cell>
          <table:table-cell table:style-name="ce9" office:value-type="string" calcext:value-type="string">
            <text:p>2A09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gnocoli-Monticchi</text:p>
          </table:table-cell>
          <table:table-cell table:style-name="ce9" office:value-type="string" calcext:value-type="string">
            <text:p>2A09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nca</text:p>
          </table:table-cell>
          <table:table-cell table:style-name="ce9" office:value-type="string" calcext:value-type="string">
            <text:p>2A09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rrano</text:p>
          </table:table-cell>
          <table:table-cell table:style-name="ce9" office:value-type="string" calcext:value-type="string">
            <text:p>2A09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ti-Chiavari</text:p>
          </table:table-cell>
          <table:table-cell table:style-name="ce9" office:value-type="string" calcext:value-type="string">
            <text:p>2A09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ozzano</text:p>
          </table:table-cell>
          <table:table-cell table:style-name="ce9" office:value-type="string" calcext:value-type="string">
            <text:p>2A09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ristinacce</text:p>
          </table:table-cell>
          <table:table-cell table:style-name="ce9" office:value-type="string" calcext:value-type="string">
            <text:p>2A10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Cuttoli-Corticchiato</text:p>
          </table:table-cell>
          <table:table-cell table:style-name="ce9" office:value-type="string" calcext:value-type="string">
            <text:p>2A10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Eccica-Suarella</text:p>
          </table:table-cell>
          <table:table-cell table:style-name="ce9" office:value-type="string" calcext:value-type="string">
            <text:p>2A10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Évisa</text:p>
          </table:table-cell>
          <table:table-cell table:style-name="ce9" office:value-type="string" calcext:value-type="string">
            <text:p>2A10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igari</text:p>
          </table:table-cell>
          <table:table-cell table:style-name="ce9" office:value-type="string" calcext:value-type="string">
            <text:p>2A11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oce</text:p>
          </table:table-cell>
          <table:table-cell table:style-name="ce9" office:value-type="string" calcext:value-type="string">
            <text:p>2A1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orciolo</text:p>
          </table:table-cell>
          <table:table-cell table:style-name="ce9" office:value-type="string" calcext:value-type="string">
            <text:p>2A11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ozzano</text:p>
          </table:table-cell>
          <table:table-cell table:style-name="ce9" office:value-type="string" calcext:value-type="string">
            <text:p>2A11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rasseto</text:p>
          </table:table-cell>
          <table:table-cell table:style-name="ce9" office:value-type="string" calcext:value-type="string">
            <text:p>2A11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iuncheto</text:p>
          </table:table-cell>
          <table:table-cell table:style-name="ce9" office:value-type="string" calcext:value-type="string">
            <text:p>2A12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ranace</text:p>
          </table:table-cell>
          <table:table-cell table:style-name="ce9" office:value-type="string" calcext:value-type="string">
            <text:p>2A12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rossa</text:p>
          </table:table-cell>
          <table:table-cell table:style-name="ce9" office:value-type="string" calcext:value-type="string">
            <text:p>2A12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rosseto-Prugna</text:p>
          </table:table-cell>
          <table:table-cell table:style-name="ce9" office:value-type="string" calcext:value-type="string">
            <text:p>2A13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uagno</text:p>
          </table:table-cell>
          <table:table-cell table:style-name="ce9" office:value-type="string" calcext:value-type="string">
            <text:p>2A13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uargualé</text:p>
          </table:table-cell>
          <table:table-cell table:style-name="ce9" office:value-type="string" calcext:value-type="string">
            <text:p>2A13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Guitera-les-Bains</text:p>
          </table:table-cell>
          <table:table-cell table:style-name="ce9" office:value-type="string" calcext:value-type="string">
            <text:p>2A13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Lecci</text:p>
          </table:table-cell>
          <table:table-cell table:style-name="ce9" office:value-type="string" calcext:value-type="string">
            <text:p>2A13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Letia</text:p>
          </table:table-cell>
          <table:table-cell table:style-name="ce9" office:value-type="string" calcext:value-type="string">
            <text:p>2A14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Levie</text:p>
          </table:table-cell>
          <table:table-cell table:style-name="ce9" office:value-type="string" calcext:value-type="string">
            <text:p>2A14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Lopigna</text:p>
          </table:table-cell>
          <table:table-cell table:style-name="ce9" office:value-type="string" calcext:value-type="string">
            <text:p>2A14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Loreto-di-Tallano</text:p>
          </table:table-cell>
          <table:table-cell table:style-name="ce9" office:value-type="string" calcext:value-type="string">
            <text:p>2A14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Marignana</text:p>
          </table:table-cell>
          <table:table-cell table:style-name="ce9" office:value-type="string" calcext:value-type="string">
            <text:p>2A15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Mela</text:p>
          </table:table-cell>
          <table:table-cell table:style-name="ce9" office:value-type="string" calcext:value-type="string">
            <text:p>2A15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Moca-Croce</text:p>
          </table:table-cell>
          <table:table-cell table:style-name="ce9" office:value-type="string" calcext:value-type="string">
            <text:p>2A16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Monacia-d'Aullène</text:p>
          </table:table-cell>
          <table:table-cell table:style-name="ce9" office:value-type="string" calcext:value-type="string">
            <text:p>2A16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Murzo</text:p>
          </table:table-cell>
          <table:table-cell table:style-name="ce9" office:value-type="string" calcext:value-type="string">
            <text:p>2A17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cana</text:p>
          </table:table-cell>
          <table:table-cell table:style-name="ce9" office:value-type="string" calcext:value-type="string">
            <text:p>2A18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livese</text:p>
          </table:table-cell>
          <table:table-cell table:style-name="ce9" office:value-type="string" calcext:value-type="string">
            <text:p>2A18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lmeto</text:p>
          </table:table-cell>
          <table:table-cell table:style-name="ce9" office:value-type="string" calcext:value-type="string">
            <text:p>2A18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lmiccia</text:p>
          </table:table-cell>
          <table:table-cell table:style-name="ce9" office:value-type="string" calcext:value-type="string">
            <text:p>2A19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rto</text:p>
          </table:table-cell>
          <table:table-cell table:style-name="ce9" office:value-type="string" calcext:value-type="string">
            <text:p>2A19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sani</text:p>
          </table:table-cell>
          <table:table-cell table:style-name="ce9" office:value-type="string" calcext:value-type="string">
            <text:p>2A19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Ota</text:p>
          </table:table-cell>
          <table:table-cell table:style-name="ce9" office:value-type="string" calcext:value-type="string">
            <text:p>2A19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alneca</text:p>
          </table:table-cell>
          <table:table-cell table:style-name="ce9" office:value-type="string" calcext:value-type="string">
            <text:p>2A20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artinello</text:p>
          </table:table-cell>
          <table:table-cell table:style-name="ce9" office:value-type="string" calcext:value-type="string">
            <text:p>2A20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astricciola</text:p>
          </table:table-cell>
          <table:table-cell table:style-name="ce9" office:value-type="string" calcext:value-type="string">
            <text:p>2A20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eri</text:p>
          </table:table-cell>
          <table:table-cell table:style-name="ce9" office:value-type="string" calcext:value-type="string">
            <text:p>2A20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etreto-Bicchisano</text:p>
          </table:table-cell>
          <table:table-cell table:style-name="ce9" office:value-type="string" calcext:value-type="string">
            <text:p>2A21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iana</text:p>
          </table:table-cell>
          <table:table-cell table:style-name="ce9" office:value-type="string" calcext:value-type="string">
            <text:p>2A21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ianottoli-Caldarello</text:p>
          </table:table-cell>
          <table:table-cell table:style-name="ce9" office:value-type="string" calcext:value-type="string">
            <text:p>2A2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ietrosella</text:p>
          </table:table-cell>
          <table:table-cell table:style-name="ce9" office:value-type="string" calcext:value-type="string">
            <text:p>2A22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ila-Canale</text:p>
          </table:table-cell>
          <table:table-cell table:style-name="ce9" office:value-type="string" calcext:value-type="string">
            <text:p>2A23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oggiolo</text:p>
          </table:table-cell>
          <table:table-cell table:style-name="ce9" office:value-type="string" calcext:value-type="string">
            <text:p>2A24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orto-Vecchio</text:p>
          </table:table-cell>
          <table:table-cell table:style-name="ce9" office:value-type="string" calcext:value-type="string">
            <text:p>2A24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Propriano</text:p>
          </table:table-cell>
          <table:table-cell table:style-name="ce9" office:value-type="string" calcext:value-type="string">
            <text:p>2A24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Quasquara</text:p>
          </table:table-cell>
          <table:table-cell table:style-name="ce9" office:value-type="string" calcext:value-type="string">
            <text:p>2A25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Quenza</text:p>
          </table:table-cell>
          <table:table-cell table:style-name="ce9" office:value-type="string" calcext:value-type="string">
            <text:p>2A25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Renno</text:p>
          </table:table-cell>
          <table:table-cell table:style-name="ce9" office:value-type="string" calcext:value-type="string">
            <text:p>2A25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Rezza</text:p>
          </table:table-cell>
          <table:table-cell table:style-name="ce9" office:value-type="string" calcext:value-type="string">
            <text:p>2A25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Rosazia</text:p>
          </table:table-cell>
          <table:table-cell table:style-name="ce9" office:value-type="string" calcext:value-type="string">
            <text:p>2A26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lice</text:p>
          </table:table-cell>
          <table:table-cell table:style-name="ce9" office:value-type="string" calcext:value-type="string">
            <text:p>2A26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mpolo</text:p>
          </table:table-cell>
          <table:table-cell table:style-name="ce9" office:value-type="string" calcext:value-type="string">
            <text:p>2A26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ri-Solenzara</text:p>
          </table:table-cell>
          <table:table-cell table:style-name="ce9" office:value-type="string" calcext:value-type="string">
            <text:p>2A26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ri-d'Orcino</text:p>
          </table:table-cell>
          <table:table-cell table:style-name="ce9" office:value-type="string" calcext:value-type="string">
            <text:p>2A27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rtène</text:p>
          </table:table-cell>
          <table:table-cell table:style-name="ce9" office:value-type="string" calcext:value-type="string">
            <text:p>2A27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erra-di-Ferro</text:p>
          </table:table-cell>
          <table:table-cell table:style-name="ce9" office:value-type="string" calcext:value-type="string">
            <text:p>2A27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erra-di-Scopamène</text:p>
          </table:table-cell>
          <table:table-cell table:style-name="ce9" office:value-type="string" calcext:value-type="string">
            <text:p>2A27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erriera</text:p>
          </table:table-cell>
          <table:table-cell table:style-name="ce9" office:value-type="string" calcext:value-type="string">
            <text:p>2A27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occia</text:p>
          </table:table-cell>
          <table:table-cell table:style-name="ce9" office:value-type="string" calcext:value-type="string">
            <text:p>2A28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ollacaro</text:p>
          </table:table-cell>
          <table:table-cell table:style-name="ce9" office:value-type="string" calcext:value-type="string">
            <text:p>2A28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orbollano</text:p>
          </table:table-cell>
          <table:table-cell table:style-name="ce9" office:value-type="string" calcext:value-type="string">
            <text:p>2A28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otta</text:p>
          </table:table-cell>
          <table:table-cell table:style-name="ce9" office:value-type="string" calcext:value-type="string">
            <text:p>2A28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nt'Andréa-d'Orcino</text:p>
          </table:table-cell>
          <table:table-cell table:style-name="ce9" office:value-type="string" calcext:value-type="string">
            <text:p>2A29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n-Gavino-di-Carbini</text:p>
          </table:table-cell>
          <table:table-cell table:style-name="ce9" office:value-type="string" calcext:value-type="string">
            <text:p>2A30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inte-Lucie-de-Tallano</text:p>
          </table:table-cell>
          <table:table-cell table:style-name="ce9" office:value-type="string" calcext:value-type="string">
            <text:p>2A30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nta-Maria-Figaniella</text:p>
          </table:table-cell>
          <table:table-cell table:style-name="ce9" office:value-type="string" calcext:value-type="string">
            <text:p>2A31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Santa-Maria-Siché</text:p>
          </table:table-cell>
          <table:table-cell table:style-name="ce9" office:value-type="string" calcext:value-type="string">
            <text:p>2A31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Tasso</text:p>
          </table:table-cell>
          <table:table-cell table:style-name="ce9" office:value-type="string" calcext:value-type="string">
            <text:p>2A32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Tavaco</text:p>
          </table:table-cell>
          <table:table-cell table:style-name="ce9" office:value-type="string" calcext:value-type="string">
            <text:p>2A32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Tavera</text:p>
          </table:table-cell>
          <table:table-cell table:style-name="ce9" office:value-type="string" calcext:value-type="string">
            <text:p>2A32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Tolla</text:p>
          </table:table-cell>
          <table:table-cell table:style-name="ce9" office:value-type="string" calcext:value-type="string">
            <text:p>2A32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Ucciani</text:p>
          </table:table-cell>
          <table:table-cell table:style-name="ce9" office:value-type="string" calcext:value-type="string">
            <text:p>2A33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Urbalacone</text:p>
          </table:table-cell>
          <table:table-cell table:style-name="ce9" office:value-type="string" calcext:value-type="string">
            <text:p>2A33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Valle-di-Mezzana</text:p>
          </table:table-cell>
          <table:table-cell table:style-name="ce9" office:value-type="string" calcext:value-type="string">
            <text:p>2A33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Vero</text:p>
          </table:table-cell>
          <table:table-cell table:style-name="ce9" office:value-type="string" calcext:value-type="string">
            <text:p>2A34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Vico</text:p>
          </table:table-cell>
          <table:table-cell table:style-name="ce9" office:value-type="string" calcext:value-type="string">
            <text:p>2A34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Viggianello</text:p>
          </table:table-cell>
          <table:table-cell table:style-name="ce9" office:value-type="string" calcext:value-type="string">
            <text:p>2A34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Villanova</text:p>
          </table:table-cell>
          <table:table-cell table:style-name="ce9" office:value-type="string" calcext:value-type="string">
            <text:p>2A35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érubia</text:p>
          </table:table-cell>
          <table:table-cell table:style-name="ce9" office:value-type="string" calcext:value-type="string">
            <text:p>2A35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évaco</text:p>
          </table:table-cell>
          <table:table-cell table:style-name="ce9" office:value-type="string" calcext:value-type="string">
            <text:p>2A35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icavo</text:p>
          </table:table-cell>
          <table:table-cell table:style-name="ce9" office:value-type="string" calcext:value-type="string">
            <text:p>2A35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igliara</text:p>
          </table:table-cell>
          <table:table-cell table:style-name="ce9" office:value-type="string" calcext:value-type="string">
            <text:p>2A36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onza</text:p>
          </table:table-cell>
          <table:table-cell table:style-name="ce9" office:value-type="string" calcext:value-type="string">
            <text:p>2A36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Zoza</text:p>
          </table:table-cell>
          <table:table-cell table:style-name="ce9" office:value-type="string" calcext:value-type="string">
            <text:p>2A36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ghione</text:p>
          </table:table-cell>
          <table:table-cell table:style-name="ce9" office:value-type="string" calcext:value-type="string">
            <text:p>2B00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iti</text:p>
          </table:table-cell>
          <table:table-cell table:style-name="ce9" office:value-type="string" calcext:value-type="string">
            <text:p>2B00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ando</text:p>
          </table:table-cell>
          <table:table-cell table:style-name="ce9" office:value-type="string" calcext:value-type="string">
            <text:p>2B00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bertacce</text:p>
          </table:table-cell>
          <table:table-cell table:style-name="ce9" office:value-type="string" calcext:value-type="string">
            <text:p>2B00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éria</text:p>
          </table:table-cell>
          <table:table-cell table:style-name="ce9" office:value-type="string" calcext:value-type="string">
            <text:p>2B00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gajola</text:p>
          </table:table-cell>
          <table:table-cell table:style-name="ce9" office:value-type="string" calcext:value-type="string">
            <text:p>2B01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tiani</text:p>
          </table:table-cell>
          <table:table-cell table:style-name="ce9" office:value-type="string" calcext:value-type="string">
            <text:p>2B01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lzi</text:p>
          </table:table-cell>
          <table:table-cell table:style-name="ce9" office:value-type="string" calcext:value-type="string">
            <text:p>2B01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mpriani</text:p>
          </table:table-cell>
          <table:table-cell table:style-name="ce9" office:value-type="string" calcext:value-type="string">
            <text:p>2B0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ntisanti</text:p>
          </table:table-cell>
          <table:table-cell table:style-name="ce9" office:value-type="string" calcext:value-type="string">
            <text:p>2B0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regno</text:p>
          </table:table-cell>
          <table:table-cell table:style-name="ce9" office:value-type="string" calcext:value-type="string">
            <text:p>2B02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sco</text:p>
          </table:table-cell>
          <table:table-cell table:style-name="ce9" office:value-type="string" calcext:value-type="string">
            <text:p>2B02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Avapessa</text:p>
          </table:table-cell>
          <table:table-cell table:style-name="ce9" office:value-type="string" calcext:value-type="string">
            <text:p>2B02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arbaggio</text:p>
          </table:table-cell>
          <table:table-cell table:style-name="ce9" office:value-type="string" calcext:value-type="string">
            <text:p>2B02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arrettali</text:p>
          </table:table-cell>
          <table:table-cell table:style-name="ce9" office:value-type="string" calcext:value-type="string">
            <text:p>2B03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elgodère</text:p>
          </table:table-cell>
          <table:table-cell table:style-name="ce9" office:value-type="string" calcext:value-type="string">
            <text:p>2B03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igorno</text:p>
          </table:table-cell>
          <table:table-cell table:style-name="ce9" office:value-type="string" calcext:value-type="string">
            <text:p>2B03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orgo</text:p>
          </table:table-cell>
          <table:table-cell table:style-name="ce9" office:value-type="string" calcext:value-type="string">
            <text:p>2B04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ustanico</text:p>
          </table:table-cell>
          <table:table-cell table:style-name="ce9" office:value-type="string" calcext:value-type="string">
            <text:p>2B04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gnano</text:p>
          </table:table-cell>
          <table:table-cell table:style-name="ce9" office:value-type="string" calcext:value-type="string">
            <text:p>2B04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lacuccia</text:p>
          </table:table-cell>
          <table:table-cell table:style-name="ce9" office:value-type="string" calcext:value-type="string">
            <text:p>2B04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lenzana</text:p>
          </table:table-cell>
          <table:table-cell table:style-name="ce9" office:value-type="string" calcext:value-type="string">
            <text:p>2B04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lvi</text:p>
          </table:table-cell>
          <table:table-cell table:style-name="ce9" office:value-type="string" calcext:value-type="string">
            <text:p>2B05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mbia</text:p>
          </table:table-cell>
          <table:table-cell table:style-name="ce9" office:value-type="string" calcext:value-type="string">
            <text:p>2B05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mpana</text:p>
          </table:table-cell>
          <table:table-cell table:style-name="ce9" office:value-type="string" calcext:value-type="string">
            <text:p>2B05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mpi</text:p>
          </table:table-cell>
          <table:table-cell table:style-name="ce9" office:value-type="string" calcext:value-type="string">
            <text:p>2B05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mpile</text:p>
          </table:table-cell>
          <table:table-cell table:style-name="ce9" office:value-type="string" calcext:value-type="string">
            <text:p>2B05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mpitello</text:p>
          </table:table-cell>
          <table:table-cell table:style-name="ce9" office:value-type="string" calcext:value-type="string">
            <text:p>2B05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nale-di-Verde</text:p>
          </table:table-cell>
          <table:table-cell table:style-name="ce9" office:value-type="string" calcext:value-type="string">
            <text:p>2B05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nari</text:p>
          </table:table-cell>
          <table:table-cell table:style-name="ce9" office:value-type="string" calcext:value-type="string">
            <text:p>2B05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navaggia</text:p>
          </table:table-cell>
          <table:table-cell table:style-name="ce9" office:value-type="string" calcext:value-type="string">
            <text:p>2B05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rcheto-Brustico</text:p>
          </table:table-cell>
          <table:table-cell table:style-name="ce9" office:value-type="string" calcext:value-type="string">
            <text:p>2B06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rpineto</text:p>
          </table:table-cell>
          <table:table-cell table:style-name="ce9" office:value-type="string" calcext:value-type="string">
            <text:p>2B06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rticasi</text:p>
          </table:table-cell>
          <table:table-cell table:style-name="ce9" office:value-type="string" calcext:value-type="string">
            <text:p>2B06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alta</text:p>
          </table:table-cell>
          <table:table-cell table:style-name="ce9" office:value-type="string" calcext:value-type="string">
            <text:p>2B07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amaccioli</text:p>
          </table:table-cell>
          <table:table-cell table:style-name="ce9" office:value-type="string" calcext:value-type="string">
            <text:p>2B07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anova</text:p>
          </table:table-cell>
          <table:table-cell table:style-name="ce9" office:value-type="string" calcext:value-type="string">
            <text:p>2B07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evecchie</text:p>
          </table:table-cell>
          <table:table-cell table:style-name="ce9" office:value-type="string" calcext:value-type="string">
            <text:p>2B07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ellare-di-Casinca</text:p>
          </table:table-cell>
          <table:table-cell table:style-name="ce9" office:value-type="string" calcext:value-type="string">
            <text:p>2B07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ellare-di-Mercurio</text:p>
          </table:table-cell>
          <table:table-cell table:style-name="ce9" office:value-type="string" calcext:value-type="string">
            <text:p>2B07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ello-di-Rostino</text:p>
          </table:table-cell>
          <table:table-cell table:style-name="ce9" office:value-type="string" calcext:value-type="string">
            <text:p>2B07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ifao</text:p>
          </table:table-cell>
          <table:table-cell table:style-name="ce9" office:value-type="string" calcext:value-type="string">
            <text:p>2B08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iglione</text:p>
          </table:table-cell>
          <table:table-cell table:style-name="ce9" office:value-type="string" calcext:value-type="string">
            <text:p>2B08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ineta</text:p>
          </table:table-cell>
          <table:table-cell table:style-name="ce9" office:value-type="string" calcext:value-type="string">
            <text:p>2B08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stirla</text:p>
          </table:table-cell>
          <table:table-cell table:style-name="ce9" office:value-type="string" calcext:value-type="string">
            <text:p>2B08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ateri</text:p>
          </table:table-cell>
          <table:table-cell table:style-name="ce9" office:value-type="string" calcext:value-type="string">
            <text:p>2B08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enturi</text:p>
          </table:table-cell>
          <table:table-cell table:style-name="ce9" office:value-type="string" calcext:value-type="string">
            <text:p>2B08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ervione</text:p>
          </table:table-cell>
          <table:table-cell table:style-name="ce9" office:value-type="string" calcext:value-type="string">
            <text:p>2B08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hiatra</text:p>
          </table:table-cell>
          <table:table-cell table:style-name="ce9" office:value-type="string" calcext:value-type="string">
            <text:p>2B08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orbara</text:p>
          </table:table-cell>
          <table:table-cell table:style-name="ce9" office:value-type="string" calcext:value-type="string">
            <text:p>2B09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orscia</text:p>
          </table:table-cell>
          <table:table-cell table:style-name="ce9" office:value-type="string" calcext:value-type="string">
            <text:p>2B09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orte</text:p>
          </table:table-cell>
          <table:table-cell table:style-name="ce9" office:value-type="string" calcext:value-type="string">
            <text:p>2B09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osta</text:p>
          </table:table-cell>
          <table:table-cell table:style-name="ce9" office:value-type="string" calcext:value-type="string">
            <text:p>2B09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roce</text:p>
          </table:table-cell>
          <table:table-cell table:style-name="ce9" office:value-type="string" calcext:value-type="string">
            <text:p>2B10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rocicchia</text:p>
          </table:table-cell>
          <table:table-cell table:style-name="ce9" office:value-type="string" calcext:value-type="string">
            <text:p>2B10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Erbajolo</text:p>
          </table:table-cell>
          <table:table-cell table:style-name="ce9" office:value-type="string" calcext:value-type="string">
            <text:p>2B10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Érone</text:p>
          </table:table-cell>
          <table:table-cell table:style-name="ce9" office:value-type="string" calcext:value-type="string">
            <text:p>2B10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Ersa</text:p>
          </table:table-cell>
          <table:table-cell table:style-name="ce9" office:value-type="string" calcext:value-type="string">
            <text:p>2B10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arinole</text:p>
          </table:table-cell>
          <table:table-cell table:style-name="ce9" office:value-type="string" calcext:value-type="string">
            <text:p>2B10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avalello</text:p>
          </table:table-cell>
          <table:table-cell table:style-name="ce9" office:value-type="string" calcext:value-type="string">
            <text:p>2B11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elce</text:p>
          </table:table-cell>
          <table:table-cell table:style-name="ce9" office:value-type="string" calcext:value-type="string">
            <text:p>2B11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eliceto</text:p>
          </table:table-cell>
          <table:table-cell table:style-name="ce9" office:value-type="string" calcext:value-type="string">
            <text:p>2B11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icaja</text:p>
          </table:table-cell>
          <table:table-cell table:style-name="ce9" office:value-type="string" calcext:value-type="string">
            <text:p>2B11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Focicchia</text:p>
          </table:table-cell>
          <table:table-cell table:style-name="ce9" office:value-type="string" calcext:value-type="string">
            <text:p>2B1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Galéria</text:p>
          </table:table-cell>
          <table:table-cell table:style-name="ce9" office:value-type="string" calcext:value-type="string">
            <text:p>2B12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Gavignano</text:p>
          </table:table-cell>
          <table:table-cell table:style-name="ce9" office:value-type="string" calcext:value-type="string">
            <text:p>2B12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Ghisonaccia</text:p>
          </table:table-cell>
          <table:table-cell table:style-name="ce9" office:value-type="string" calcext:value-type="string">
            <text:p>2B12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Ghisoni</text:p>
          </table:table-cell>
          <table:table-cell table:style-name="ce9" office:value-type="string" calcext:value-type="string">
            <text:p>2B12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Giuncaggio</text:p>
          </table:table-cell>
          <table:table-cell table:style-name="ce9" office:value-type="string" calcext:value-type="string">
            <text:p>2B12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'Île-Rousse</text:p>
          </table:table-cell>
          <table:table-cell table:style-name="ce9" office:value-type="string" calcext:value-type="string">
            <text:p>2B13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Isolaccio-di-Fiumorbo</text:p>
          </table:table-cell>
          <table:table-cell table:style-name="ce9" office:value-type="string" calcext:value-type="string">
            <text:p>2B13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ama</text:p>
          </table:table-cell>
          <table:table-cell table:style-name="ce9" office:value-type="string" calcext:value-type="string">
            <text:p>2B13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ano</text:p>
          </table:table-cell>
          <table:table-cell table:style-name="ce9" office:value-type="string" calcext:value-type="string">
            <text:p>2B13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avatoggio</text:p>
          </table:table-cell>
          <table:table-cell table:style-name="ce9" office:value-type="string" calcext:value-type="string">
            <text:p>2B13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ento</text:p>
          </table:table-cell>
          <table:table-cell table:style-name="ce9" office:value-type="string" calcext:value-type="string">
            <text:p>2B14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inguizzetta</text:p>
          </table:table-cell>
          <table:table-cell table:style-name="ce9" office:value-type="string" calcext:value-type="string">
            <text:p>2B14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oreto-di-Casinca</text:p>
          </table:table-cell>
          <table:table-cell table:style-name="ce9" office:value-type="string" calcext:value-type="string">
            <text:p>2B14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ozzi</text:p>
          </table:table-cell>
          <table:table-cell table:style-name="ce9" office:value-type="string" calcext:value-type="string">
            <text:p>2B14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ucciana</text:p>
          </table:table-cell>
          <table:table-cell table:style-name="ce9" office:value-type="string" calcext:value-type="string">
            <text:p>2B14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ugo-di-Nazza</text:p>
          </table:table-cell>
          <table:table-cell table:style-name="ce9" office:value-type="string" calcext:value-type="string">
            <text:p>2B14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umio</text:p>
          </table:table-cell>
          <table:table-cell table:style-name="ce9" office:value-type="string" calcext:value-type="string">
            <text:p>2B15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uri</text:p>
          </table:table-cell>
          <table:table-cell table:style-name="ce9" office:value-type="string" calcext:value-type="string">
            <text:p>2B15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anso</text:p>
          </table:table-cell>
          <table:table-cell table:style-name="ce9" office:value-type="string" calcext:value-type="string">
            <text:p>2B15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atra</text:p>
          </table:table-cell>
          <table:table-cell table:style-name="ce9" office:value-type="string" calcext:value-type="string">
            <text:p>2B15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ausoléo</text:p>
          </table:table-cell>
          <table:table-cell table:style-name="ce9" office:value-type="string" calcext:value-type="string">
            <text:p>2B15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azzola</text:p>
          </table:table-cell>
          <table:table-cell table:style-name="ce9" office:value-type="string" calcext:value-type="string">
            <text:p>2B15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eria</text:p>
          </table:table-cell>
          <table:table-cell table:style-name="ce9" office:value-type="string" calcext:value-type="string">
            <text:p>2B15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ïta</text:p>
          </table:table-cell>
          <table:table-cell table:style-name="ce9" office:value-type="string" calcext:value-type="string">
            <text:p>2B16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ltifao</text:p>
          </table:table-cell>
          <table:table-cell table:style-name="ce9" office:value-type="string" calcext:value-type="string">
            <text:p>2B16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nacia-d'Orezza</text:p>
          </table:table-cell>
          <table:table-cell table:style-name="ce9" office:value-type="string" calcext:value-type="string">
            <text:p>2B16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ncale</text:p>
          </table:table-cell>
          <table:table-cell table:style-name="ce9" office:value-type="string" calcext:value-type="string">
            <text:p>2B16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nte</text:p>
          </table:table-cell>
          <table:table-cell table:style-name="ce9" office:value-type="string" calcext:value-type="string">
            <text:p>2B16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ntegrosso</text:p>
          </table:table-cell>
          <table:table-cell table:style-name="ce9" office:value-type="string" calcext:value-type="string">
            <text:p>2B16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nticello</text:p>
          </table:table-cell>
          <table:table-cell table:style-name="ce9" office:value-type="string" calcext:value-type="string">
            <text:p>2B16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rosaglia</text:p>
          </table:table-cell>
          <table:table-cell table:style-name="ce9" office:value-type="string" calcext:value-type="string">
            <text:p>2B16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orsiglia</text:p>
          </table:table-cell>
          <table:table-cell table:style-name="ce9" office:value-type="string" calcext:value-type="string">
            <text:p>2B17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uracciole</text:p>
          </table:table-cell>
          <table:table-cell table:style-name="ce9" office:value-type="string" calcext:value-type="string">
            <text:p>2B17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urato</text:p>
          </table:table-cell>
          <table:table-cell table:style-name="ce9" office:value-type="string" calcext:value-type="string">
            <text:p>2B17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Muro</text:p>
          </table:table-cell>
          <table:table-cell table:style-name="ce9" office:value-type="string" calcext:value-type="string">
            <text:p>2B17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essa</text:p>
          </table:table-cell>
          <table:table-cell table:style-name="ce9" office:value-type="string" calcext:value-type="string">
            <text:p>2B17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ocario</text:p>
          </table:table-cell>
          <table:table-cell table:style-name="ce9" office:value-type="string" calcext:value-type="string">
            <text:p>2B17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oceta</text:p>
          </table:table-cell>
          <table:table-cell table:style-name="ce9" office:value-type="string" calcext:value-type="string">
            <text:p>2B17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onza</text:p>
          </table:table-cell>
          <table:table-cell table:style-name="ce9" office:value-type="string" calcext:value-type="string">
            <text:p>2B17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ovale</text:p>
          </table:table-cell>
          <table:table-cell table:style-name="ce9" office:value-type="string" calcext:value-type="string">
            <text:p>2B17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Novella</text:p>
          </table:table-cell>
          <table:table-cell table:style-name="ce9" office:value-type="string" calcext:value-type="string">
            <text:p>2B18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cchiatana</text:p>
          </table:table-cell>
          <table:table-cell table:style-name="ce9" office:value-type="string" calcext:value-type="string">
            <text:p>2B18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gliastro</text:p>
          </table:table-cell>
          <table:table-cell table:style-name="ce9" office:value-type="string" calcext:value-type="string">
            <text:p>2B18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cani</text:p>
          </table:table-cell>
          <table:table-cell table:style-name="ce9" office:value-type="string" calcext:value-type="string">
            <text:p>2B18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etta</text:p>
          </table:table-cell>
          <table:table-cell table:style-name="ce9" office:value-type="string" calcext:value-type="string">
            <text:p>2B18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meta-di-Capocorso</text:p>
          </table:table-cell>
          <table:table-cell table:style-name="ce9" office:value-type="string" calcext:value-type="string">
            <text:p>2B18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meta-di-Tuda</text:p>
          </table:table-cell>
          <table:table-cell table:style-name="ce9" office:value-type="string" calcext:value-type="string">
            <text:p>2B18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mi-Cappella</text:p>
          </table:table-cell>
          <table:table-cell table:style-name="ce9" office:value-type="string" calcext:value-type="string">
            <text:p>2B19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lmo</text:p>
          </table:table-cell>
          <table:table-cell table:style-name="ce9" office:value-type="string" calcext:value-type="string">
            <text:p>2B19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messa</text:p>
          </table:table-cell>
          <table:table-cell table:style-name="ce9" office:value-type="string" calcext:value-type="string">
            <text:p>2B19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rtale</text:p>
          </table:table-cell>
          <table:table-cell table:style-name="ce9" office:value-type="string" calcext:value-type="string">
            <text:p>2B19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Ortiporio</text:p>
          </table:table-cell>
          <table:table-cell table:style-name="ce9" office:value-type="string" calcext:value-type="string">
            <text:p>2B19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alasca</text:p>
          </table:table-cell>
          <table:table-cell table:style-name="ce9" office:value-type="string" calcext:value-type="string">
            <text:p>2B19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ancheraccia</text:p>
          </table:table-cell>
          <table:table-cell table:style-name="ce9" office:value-type="string" calcext:value-type="string">
            <text:p>2B20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arata</text:p>
          </table:table-cell>
          <table:table-cell table:style-name="ce9" office:value-type="string" calcext:value-type="string">
            <text:p>2B20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atrimonio</text:p>
          </table:table-cell>
          <table:table-cell table:style-name="ce9" office:value-type="string" calcext:value-type="string">
            <text:p>2B20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enta-Acquatella</text:p>
          </table:table-cell>
          <table:table-cell table:style-name="ce9" office:value-type="string" calcext:value-type="string">
            <text:p>2B20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enta-di-Casinca</text:p>
          </table:table-cell>
          <table:table-cell table:style-name="ce9" office:value-type="string" calcext:value-type="string">
            <text:p>2B20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ero-Casevecchie</text:p>
          </table:table-cell>
          <table:table-cell table:style-name="ce9" office:value-type="string" calcext:value-type="string">
            <text:p>2B21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anello</text:p>
          </table:table-cell>
          <table:table-cell table:style-name="ce9" office:value-type="string" calcext:value-type="string">
            <text:p>2B21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ano</text:p>
          </table:table-cell>
          <table:table-cell table:style-name="ce9" office:value-type="string" calcext:value-type="string">
            <text:p>2B21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azzali</text:p>
          </table:table-cell>
          <table:table-cell table:style-name="ce9" office:value-type="string" calcext:value-type="string">
            <text:p>2B2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azzole</text:p>
          </table:table-cell>
          <table:table-cell table:style-name="ce9" office:value-type="string" calcext:value-type="string">
            <text:p>2B21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dicorte-di-Gaggio</text:p>
          </table:table-cell>
          <table:table-cell table:style-name="ce9" office:value-type="string" calcext:value-type="string">
            <text:p>2B21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dicroce</text:p>
          </table:table-cell>
          <table:table-cell table:style-name="ce9" office:value-type="string" calcext:value-type="string">
            <text:p>2B21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digriggio</text:p>
          </table:table-cell>
          <table:table-cell table:style-name="ce9" office:value-type="string" calcext:value-type="string">
            <text:p>2B22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dipartino</text:p>
          </table:table-cell>
          <table:table-cell table:style-name="ce9" office:value-type="string" calcext:value-type="string">
            <text:p>2B22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-d'Orezza</text:p>
          </table:table-cell>
          <table:table-cell table:style-name="ce9" office:value-type="string" calcext:value-type="string">
            <text:p>2B22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alba</text:p>
          </table:table-cell>
          <table:table-cell table:style-name="ce9" office:value-type="string" calcext:value-type="string">
            <text:p>2B22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acorbara</text:p>
          </table:table-cell>
          <table:table-cell table:style-name="ce9" office:value-type="string" calcext:value-type="string">
            <text:p>2B22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a-di-Verde</text:p>
          </table:table-cell>
          <table:table-cell table:style-name="ce9" office:value-type="string" calcext:value-type="string">
            <text:p>2B22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aserena</text:p>
          </table:table-cell>
          <table:table-cell table:style-name="ce9" office:value-type="string" calcext:value-type="string">
            <text:p>2B22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icaggio</text:p>
          </table:table-cell>
          <table:table-cell table:style-name="ce9" office:value-type="string" calcext:value-type="string">
            <text:p>2B22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etroso</text:p>
          </table:table-cell>
          <table:table-cell table:style-name="ce9" office:value-type="string" calcext:value-type="string">
            <text:p>2B22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ève</text:p>
          </table:table-cell>
          <table:table-cell table:style-name="ce9" office:value-type="string" calcext:value-type="string">
            <text:p>2B23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gna</text:p>
          </table:table-cell>
          <table:table-cell table:style-name="ce9" office:value-type="string" calcext:value-type="string">
            <text:p>2B23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no</text:p>
          </table:table-cell>
          <table:table-cell table:style-name="ce9" office:value-type="string" calcext:value-type="string">
            <text:p>2B23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obetta</text:p>
          </table:table-cell>
          <table:table-cell table:style-name="ce9" office:value-type="string" calcext:value-type="string">
            <text:p>2B23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ioggiola</text:p>
          </table:table-cell>
          <table:table-cell table:style-name="ce9" office:value-type="string" calcext:value-type="string">
            <text:p>2B23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ggio-di-Nazza</text:p>
          </table:table-cell>
          <table:table-cell table:style-name="ce9" office:value-type="string" calcext:value-type="string">
            <text:p>2B23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ggio-di-Venaco</text:p>
          </table:table-cell>
          <table:table-cell table:style-name="ce9" office:value-type="string" calcext:value-type="string">
            <text:p>2B23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ggio-d'Oletta</text:p>
          </table:table-cell>
          <table:table-cell table:style-name="ce9" office:value-type="string" calcext:value-type="string">
            <text:p>2B23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ggio-Marinaccio</text:p>
          </table:table-cell>
          <table:table-cell table:style-name="ce9" office:value-type="string" calcext:value-type="string">
            <text:p>2B24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ggio-Mezzana</text:p>
          </table:table-cell>
          <table:table-cell table:style-name="ce9" office:value-type="string" calcext:value-type="string">
            <text:p>2B24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lveroso</text:p>
          </table:table-cell>
          <table:table-cell table:style-name="ce9" office:value-type="string" calcext:value-type="string">
            <text:p>2B24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polasca</text:p>
          </table:table-cell>
          <table:table-cell table:style-name="ce9" office:value-type="string" calcext:value-type="string">
            <text:p>2B24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orri</text:p>
          </table:table-cell>
          <table:table-cell table:style-name="ce9" office:value-type="string" calcext:value-type="string">
            <text:p>2B24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La Porta</text:p>
          </table:table-cell>
          <table:table-cell table:style-name="ce9" office:value-type="string" calcext:value-type="string">
            <text:p>2B24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rato-di-Giovellina</text:p>
          </table:table-cell>
          <table:table-cell table:style-name="ce9" office:value-type="string" calcext:value-type="string">
            <text:p>2B24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runelli-di-Casacconi</text:p>
          </table:table-cell>
          <table:table-cell table:style-name="ce9" office:value-type="string" calcext:value-type="string">
            <text:p>2B25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runelli-di-Fiumorbo</text:p>
          </table:table-cell>
          <table:table-cell table:style-name="ce9" office:value-type="string" calcext:value-type="string">
            <text:p>2B25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Pruno</text:p>
          </table:table-cell>
          <table:table-cell table:style-name="ce9" office:value-type="string" calcext:value-type="string">
            <text:p>2B25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Quercitello</text:p>
          </table:table-cell>
          <table:table-cell table:style-name="ce9" office:value-type="string" calcext:value-type="string">
            <text:p>2B25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Rapaggio</text:p>
          </table:table-cell>
          <table:table-cell table:style-name="ce9" office:value-type="string" calcext:value-type="string">
            <text:p>2B25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Rapale</text:p>
          </table:table-cell>
          <table:table-cell table:style-name="ce9" office:value-type="string" calcext:value-type="string">
            <text:p>2B25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Riventosa</text:p>
          </table:table-cell>
          <table:table-cell table:style-name="ce9" office:value-type="string" calcext:value-type="string">
            <text:p>2B26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Rogliano</text:p>
          </table:table-cell>
          <table:table-cell table:style-name="ce9" office:value-type="string" calcext:value-type="string">
            <text:p>2B26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Rospigliani</text:p>
          </table:table-cell>
          <table:table-cell table:style-name="ce9" office:value-type="string" calcext:value-type="string">
            <text:p>2B26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liceto</text:p>
          </table:table-cell>
          <table:table-cell table:style-name="ce9" office:value-type="string" calcext:value-type="string">
            <text:p>2B26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cata</text:p>
          </table:table-cell>
          <table:table-cell table:style-name="ce9" office:value-type="string" calcext:value-type="string">
            <text:p>2B27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colca</text:p>
          </table:table-cell>
          <table:table-cell table:style-name="ce9" office:value-type="string" calcext:value-type="string">
            <text:p>2B27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ermano</text:p>
          </table:table-cell>
          <table:table-cell table:style-name="ce9" office:value-type="string" calcext:value-type="string">
            <text:p>2B27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erra-di-Fiumorbo</text:p>
          </table:table-cell>
          <table:table-cell table:style-name="ce9" office:value-type="string" calcext:value-type="string">
            <text:p>2B27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ilvareccio</text:p>
          </table:table-cell>
          <table:table-cell table:style-name="ce9" office:value-type="string" calcext:value-type="string">
            <text:p>2B28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isco</text:p>
          </table:table-cell>
          <table:table-cell table:style-name="ce9" office:value-type="string" calcext:value-type="string">
            <text:p>2B28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olaro</text:p>
          </table:table-cell>
          <table:table-cell table:style-name="ce9" office:value-type="string" calcext:value-type="string">
            <text:p>2B28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orbo-Ocagnano</text:p>
          </table:table-cell>
          <table:table-cell table:style-name="ce9" office:value-type="string" calcext:value-type="string">
            <text:p>2B28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orio</text:p>
          </table:table-cell>
          <table:table-cell table:style-name="ce9" office:value-type="string" calcext:value-type="string">
            <text:p>2B28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overia</text:p>
          </table:table-cell>
          <table:table-cell table:style-name="ce9" office:value-type="string" calcext:value-type="string">
            <text:p>2B28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peloncato</text:p>
          </table:table-cell>
          <table:table-cell table:style-name="ce9" office:value-type="string" calcext:value-type="string">
            <text:p>2B29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tazzona</text:p>
          </table:table-cell>
          <table:table-cell table:style-name="ce9" office:value-type="string" calcext:value-type="string">
            <text:p>2B29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'Andréa-di-Bozio</text:p>
          </table:table-cell>
          <table:table-cell table:style-name="ce9" office:value-type="string" calcext:value-type="string">
            <text:p>2B29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'Andréa-di-Cotone</text:p>
          </table:table-cell>
          <table:table-cell table:style-name="ce9" office:value-type="string" calcext:value-type="string">
            <text:p>2B29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'Antonino</text:p>
          </table:table-cell>
          <table:table-cell table:style-name="ce9" office:value-type="string" calcext:value-type="string">
            <text:p>2B29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Damiano</text:p>
          </table:table-cell>
          <table:table-cell table:style-name="ce9" office:value-type="string" calcext:value-type="string">
            <text:p>2B29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int-Florent</text:p>
          </table:table-cell>
          <table:table-cell table:style-name="ce9" office:value-type="string" calcext:value-type="string">
            <text:p>2B29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Gavino-d'Ampugnani</text:p>
          </table:table-cell>
          <table:table-cell table:style-name="ce9" office:value-type="string" calcext:value-type="string">
            <text:p>2B29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Gavino-di-Tenda</text:p>
          </table:table-cell>
          <table:table-cell table:style-name="ce9" office:value-type="string" calcext:value-type="string">
            <text:p>2B30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Giovanni-di-Moriani</text:p>
          </table:table-cell>
          <table:table-cell table:style-name="ce9" office:value-type="string" calcext:value-type="string">
            <text:p>2B30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Giuliano</text:p>
          </table:table-cell>
          <table:table-cell table:style-name="ce9" office:value-type="string" calcext:value-type="string">
            <text:p>2B30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Lorenzo</text:p>
          </table:table-cell>
          <table:table-cell table:style-name="ce9" office:value-type="string" calcext:value-type="string">
            <text:p>2B30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a-Lucia-di-Mercurio</text:p>
          </table:table-cell>
          <table:table-cell table:style-name="ce9" office:value-type="string" calcext:value-type="string">
            <text:p>2B30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a-Lucia-di-Moriani</text:p>
          </table:table-cell>
          <table:table-cell table:style-name="ce9" office:value-type="string" calcext:value-type="string">
            <text:p>2B30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a-Maria-Poggio</text:p>
          </table:table-cell>
          <table:table-cell table:style-name="ce9" office:value-type="string" calcext:value-type="string">
            <text:p>2B31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Nicolao</text:p>
          </table:table-cell>
          <table:table-cell table:style-name="ce9" office:value-type="string" calcext:value-type="string">
            <text:p>2B31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o-Pietro-di-Tenda</text:p>
          </table:table-cell>
          <table:table-cell table:style-name="ce9" office:value-type="string" calcext:value-type="string">
            <text:p>2B31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o-Pietro-di-Venaco</text:p>
          </table:table-cell>
          <table:table-cell table:style-name="ce9" office:value-type="string" calcext:value-type="string">
            <text:p>2B31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a-Reparata-di-Balagna</text:p>
          </table:table-cell>
          <table:table-cell table:style-name="ce9" office:value-type="string" calcext:value-type="string">
            <text:p>2B31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ta-Reparata-di-Moriani</text:p>
          </table:table-cell>
          <table:table-cell table:style-name="ce9" office:value-type="string" calcext:value-type="string">
            <text:p>2B31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aglio-Isolaccio</text:p>
          </table:table-cell>
          <table:table-cell table:style-name="ce9" office:value-type="string" calcext:value-type="string">
            <text:p>2B31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alasani</text:p>
          </table:table-cell>
          <table:table-cell table:style-name="ce9" office:value-type="string" calcext:value-type="string">
            <text:p>2B31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allone</text:p>
          </table:table-cell>
          <table:table-cell table:style-name="ce9" office:value-type="string" calcext:value-type="string">
            <text:p>2B32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arrano</text:p>
          </table:table-cell>
          <table:table-cell table:style-name="ce9" office:value-type="string" calcext:value-type="string">
            <text:p>2B32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omino</text:p>
          </table:table-cell>
          <table:table-cell table:style-name="ce9" office:value-type="string" calcext:value-type="string">
            <text:p>2B32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ox</text:p>
          </table:table-cell>
          <table:table-cell table:style-name="ce9" office:value-type="string" calcext:value-type="string">
            <text:p>2B32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Tralonca</text:p>
          </table:table-cell>
          <table:table-cell table:style-name="ce9" office:value-type="string" calcext:value-type="string">
            <text:p>2B32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Urtaca</text:p>
          </table:table-cell>
          <table:table-cell table:style-name="ce9" office:value-type="string" calcext:value-type="string">
            <text:p>2B33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ecalle</text:p>
          </table:table-cell>
          <table:table-cell table:style-name="ce9" office:value-type="string" calcext:value-type="string">
            <text:p>2B33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e-d'Alesani</text:p>
          </table:table-cell>
          <table:table-cell table:style-name="ce9" office:value-type="string" calcext:value-type="string">
            <text:p>2B33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e-di-Campoloro</text:p>
          </table:table-cell>
          <table:table-cell table:style-name="ce9" office:value-type="string" calcext:value-type="string">
            <text:p>2B33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e-di-Rostino</text:p>
          </table:table-cell>
          <table:table-cell table:style-name="ce9" office:value-type="string" calcext:value-type="string">
            <text:p>2B33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e-d'Orezza</text:p>
          </table:table-cell>
          <table:table-cell table:style-name="ce9" office:value-type="string" calcext:value-type="string">
            <text:p>2B338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allica</text:p>
          </table:table-cell>
          <table:table-cell table:style-name="ce9" office:value-type="string" calcext:value-type="string">
            <text:p>2B339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lone-Orneto</text:p>
          </table:table-cell>
          <table:table-cell table:style-name="ce9" office:value-type="string" calcext:value-type="string">
            <text:p>2B34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naco</text:p>
          </table:table-cell>
          <table:table-cell table:style-name="ce9" office:value-type="string" calcext:value-type="string">
            <text:p>2B34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ntiseri</text:p>
          </table:table-cell>
          <table:table-cell table:style-name="ce9" office:value-type="string" calcext:value-type="string">
            <text:p>2B34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nzolasca</text:p>
          </table:table-cell>
          <table:table-cell table:style-name="ce9" office:value-type="string" calcext:value-type="string">
            <text:p>2B34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rdèse</text:p>
          </table:table-cell>
          <table:table-cell table:style-name="ce9" office:value-type="string" calcext:value-type="string">
            <text:p>2B34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ezzani</text:p>
          </table:table-cell>
          <table:table-cell table:style-name="ce9" office:value-type="string" calcext:value-type="string">
            <text:p>2B34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ignale</text:p>
          </table:table-cell>
          <table:table-cell table:style-name="ce9" office:value-type="string" calcext:value-type="string">
            <text:p>2B350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ille-di-Paraso</text:p>
          </table:table-cell>
          <table:table-cell table:style-name="ce9" office:value-type="string" calcext:value-type="string">
            <text:p>2B352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ivario</text:p>
          </table:table-cell>
          <table:table-cell table:style-name="ce9" office:value-type="string" calcext:value-type="string">
            <text:p>2B35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Volpajola</text:p>
          </table:table-cell>
          <table:table-cell table:style-name="ce9" office:value-type="string" calcext:value-type="string">
            <text:p>2B35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Zalana</text:p>
          </table:table-cell>
          <table:table-cell table:style-name="ce9" office:value-type="string" calcext:value-type="string">
            <text:p>2B356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Zilia</text:p>
          </table:table-cell>
          <table:table-cell table:style-name="ce9" office:value-type="string" calcext:value-type="string">
            <text:p>2B361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Zuani</text:p>
          </table:table-cell>
          <table:table-cell table:style-name="ce9" office:value-type="string" calcext:value-type="string">
            <text:p>2B364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San-Gavino-di-Fiumorbo</text:p>
          </table:table-cell>
          <table:table-cell table:style-name="ce9" office:value-type="string" calcext:value-type="string">
            <text:p>2B365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Chisa</text:p>
          </table:table-cell>
          <table:table-cell table:style-name="ce9" office:value-type="string" calcext:value-type="string">
            <text:p>2B36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igaliers</text:p>
          </table:table-cell>
          <table:table-cell table:style-name="ce9" office:value-type="float" office:value="30001" calcext:value-type="float">
            <text:p>3000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igremont</text:p>
          </table:table-cell>
          <table:table-cell table:style-name="ce9" office:value-type="float" office:value="30002" calcext:value-type="float">
            <text:p>3000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igues-Mortes</text:p>
          </table:table-cell>
          <table:table-cell table:style-name="ce9" office:value-type="float" office:value="30003" calcext:value-type="float">
            <text:p>3000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iguèze</text:p>
          </table:table-cell>
          <table:table-cell table:style-name="ce9" office:value-type="float" office:value="30005" calcext:value-type="float">
            <text:p>3000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nduze</text:p>
          </table:table-cell>
          <table:table-cell table:style-name="ce9" office:value-type="float" office:value="30010" calcext:value-type="float">
            <text:p>3001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rpaillargues-et-Aureillac</text:p>
          </table:table-cell>
          <table:table-cell table:style-name="ce9" office:value-type="float" office:value="30014" calcext:value-type="float">
            <text:p>3001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ubussargues</text:p>
          </table:table-cell>
          <table:table-cell table:style-name="ce9" office:value-type="float" office:value="30021" calcext:value-type="float">
            <text:p>3002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ujargues</text:p>
          </table:table-cell>
          <table:table-cell table:style-name="ce9" office:value-type="float" office:value="30023" calcext:value-type="float">
            <text:p>3002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aron</text:p>
          </table:table-cell>
          <table:table-cell table:style-name="ce9" office:value-type="float" office:value="30030" calcext:value-type="float">
            <text:p>3003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a Bastide-d'Engras</text:p>
          </table:table-cell>
          <table:table-cell table:style-name="ce9" office:value-type="float" office:value="30031" calcext:value-type="float">
            <text:p>3003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elvézet</text:p>
          </table:table-cell>
          <table:table-cell table:style-name="ce9" office:value-type="float" office:value="30035" calcext:value-type="float">
            <text:p>3003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lauzac</text:p>
          </table:table-cell>
          <table:table-cell table:style-name="ce9" office:value-type="float" office:value="30041" calcext:value-type="float">
            <text:p>3004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ouquet</text:p>
          </table:table-cell>
          <table:table-cell table:style-name="ce9" office:value-type="float" office:value="30048" calcext:value-type="float">
            <text:p>3004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ourdic</text:p>
          </table:table-cell>
          <table:table-cell table:style-name="ce9" office:value-type="float" office:value="30049" calcext:value-type="float">
            <text:p>3004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ragassargues</text:p>
          </table:table-cell>
          <table:table-cell table:style-name="ce9" office:value-type="float" office:value="30050" calcext:value-type="float">
            <text:p>3005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rouzet-lès-Quissac</text:p>
          </table:table-cell>
          <table:table-cell table:style-name="ce9" office:value-type="float" office:value="30054" calcext:value-type="float">
            <text:p>3005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rouzet-lès-Alès</text:p>
          </table:table-cell>
          <table:table-cell table:style-name="ce9" office:value-type="float" office:value="30055" calcext:value-type="float">
            <text:p>3005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a Bruguière</text:p>
          </table:table-cell>
          <table:table-cell table:style-name="ce9" office:value-type="float" office:value="30056" calcext:value-type="float">
            <text:p>3005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lvisson</text:p>
          </table:table-cell>
          <table:table-cell table:style-name="ce9" office:value-type="float" office:value="30062" calcext:value-type="float">
            <text:p>3006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naules-et-Argentières</text:p>
          </table:table-cell>
          <table:table-cell table:style-name="ce9" office:value-type="float" office:value="30065" calcext:value-type="float">
            <text:p>3006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a Capelle-et-Masmolène</text:p>
          </table:table-cell>
          <table:table-cell table:style-name="ce9" office:value-type="float" office:value="30067" calcext:value-type="float">
            <text:p>3006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rnas</text:p>
          </table:table-cell>
          <table:table-cell table:style-name="ce9" office:value-type="float" office:value="30069" calcext:value-type="float">
            <text:p>3006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stelnau-Valence</text:p>
          </table:table-cell>
          <table:table-cell table:style-name="ce9" office:value-type="float" office:value="30072" calcext:value-type="float">
            <text:p>3007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stillon-du-Gard</text:p>
          </table:table-cell>
          <table:table-cell table:style-name="ce9" office:value-type="float" office:value="30073" calcext:value-type="float">
            <text:p>3007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villargues</text:p>
          </table:table-cell>
          <table:table-cell table:style-name="ce9" office:value-type="float" office:value="30076" calcext:value-type="float">
            <text:p>3007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ollias</text:p>
          </table:table-cell>
          <table:table-cell table:style-name="ce9" office:value-type="float" office:value="30085" calcext:value-type="float">
            <text:p>3008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ombas</text:p>
          </table:table-cell>
          <table:table-cell table:style-name="ce9" office:value-type="float" office:value="30088" calcext:value-type="float">
            <text:p>3008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orbès</text:p>
          </table:table-cell>
          <table:table-cell table:style-name="ce9" office:value-type="float" office:value="30094" calcext:value-type="float">
            <text:p>3009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orconne</text:p>
          </table:table-cell>
          <table:table-cell table:style-name="ce9" office:value-type="float" office:value="30095" calcext:value-type="float">
            <text:p>3009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ions</text:p>
          </table:table-cell>
          <table:table-cell table:style-name="ce9" office:value-type="float" office:value="30102" calcext:value-type="float">
            <text:p>3010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omessargues</text:p>
          </table:table-cell>
          <table:table-cell table:style-name="ce9" office:value-type="float" office:value="30104" calcext:value-type="float">
            <text:p>3010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urfort-et-Saint-Martin-de-Sossenac</text:p>
          </table:table-cell>
          <table:table-cell table:style-name="ce9" office:value-type="float" office:value="30106" calcext:value-type="float">
            <text:p>3010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uzet</text:p>
          </table:table-cell>
          <table:table-cell table:style-name="ce9" office:value-type="float" office:value="30109" calcext:value-type="float">
            <text:p>3010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laux</text:p>
          </table:table-cell>
          <table:table-cell table:style-name="ce9" office:value-type="float" office:value="30110" calcext:value-type="float">
            <text:p>3011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ns-sur-Lussan</text:p>
          </table:table-cell>
          <table:table-cell table:style-name="ce9" office:value-type="float" office:value="30113" calcext:value-type="float">
            <text:p>3011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ontarèches</text:p>
          </table:table-cell>
          <table:table-cell table:style-name="ce9" office:value-type="float" office:value="30115" calcext:value-type="float">
            <text:p>3011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Fressac</text:p>
          </table:table-cell>
          <table:table-cell table:style-name="ce9" office:value-type="float" office:value="30119" calcext:value-type="float">
            <text:p>3011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Gailhan</text:p>
          </table:table-cell>
          <table:table-cell table:style-name="ce9" office:value-type="float" office:value="30121" calcext:value-type="float">
            <text:p>3012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Garrigues-Sainte-Eulalie</text:p>
          </table:table-cell>
          <table:table-cell table:style-name="ce9" office:value-type="float" office:value="30126" calcext:value-type="float">
            <text:p>3012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Gaujac</text:p>
          </table:table-cell>
          <table:table-cell table:style-name="ce9" office:value-type="float" office:value="30127" calcext:value-type="float">
            <text:p>3012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Générargues</text:p>
          </table:table-cell>
          <table:table-cell table:style-name="ce9" office:value-type="float" office:value="30129" calcext:value-type="float">
            <text:p>3012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e Grau-du-Roi</text:p>
          </table:table-cell>
          <table:table-cell table:style-name="ce9" office:value-type="float" office:value="30133" calcext:value-type="float">
            <text:p>3013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ogrian-Florian</text:p>
          </table:table-cell>
          <table:table-cell table:style-name="ce9" office:value-type="float" office:value="30150" calcext:value-type="float">
            <text:p>3015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Martignargues</text:p>
          </table:table-cell>
          <table:table-cell table:style-name="ce9" office:value-type="float" office:value="30158" calcext:value-type="float">
            <text:p>3015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Massillargues-Attuech</text:p>
          </table:table-cell>
          <table:table-cell table:style-name="ce9" office:value-type="float" office:value="30162" calcext:value-type="float">
            <text:p>3016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Mialet</text:p>
          </table:table-cell>
          <table:table-cell table:style-name="ce9" office:value-type="float" office:value="30168" calcext:value-type="float">
            <text:p>3016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Montaren-et-Saint-Médiers</text:p>
          </table:table-cell>
          <table:table-cell table:style-name="ce9" office:value-type="float" office:value="30174" calcext:value-type="float">
            <text:p>3017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avacelles</text:p>
          </table:table-cell>
          <table:table-cell table:style-name="ce9" office:value-type="float" office:value="30187" calcext:value-type="float">
            <text:p>3018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Orthoux-Sérignac-Quilhan</text:p>
          </table:table-cell>
          <table:table-cell table:style-name="ce9" office:value-type="float" office:value="30192" calcext:value-type="float">
            <text:p>3019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e Pin</text:p>
          </table:table-cell>
          <table:table-cell table:style-name="ce9" office:value-type="float" office:value="30196" calcext:value-type="float">
            <text:p>3019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Pougnadoresse</text:p>
          </table:table-cell>
          <table:table-cell table:style-name="ce9" office:value-type="float" office:value="30205" calcext:value-type="float">
            <text:p>3020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Pouzilhac</text:p>
          </table:table-cell>
          <table:table-cell table:style-name="ce9" office:value-type="float" office:value="30207" calcext:value-type="float">
            <text:p>3020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La Roque-sur-Cèze</text:p>
          </table:table-cell>
          <table:table-cell table:style-name="ce9" office:value-type="float" office:value="30222" calcext:value-type="float">
            <text:p>3022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bran</text:p>
          </table:table-cell>
          <table:table-cell table:style-name="ce9" office:value-type="float" office:value="30225" calcext:value-type="float">
            <text:p>3022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e-Anastasie</text:p>
          </table:table-cell>
          <table:table-cell table:style-name="ce9" office:value-type="float" office:value="30228" calcext:value-type="float">
            <text:p>3022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André-de-Roquepertuis</text:p>
          </table:table-cell>
          <table:table-cell table:style-name="ce9" office:value-type="float" office:value="30230" calcext:value-type="float">
            <text:p>3023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André-d'Olérargues</text:p>
          </table:table-cell>
          <table:table-cell table:style-name="ce9" office:value-type="float" office:value="30232" calcext:value-type="float">
            <text:p>3023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Christol-de-Rodières</text:p>
          </table:table-cell>
          <table:table-cell table:style-name="ce9" office:value-type="float" office:value="30242" calcext:value-type="float">
            <text:p>3024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Étienne-de-l'Olm</text:p>
          </table:table-cell>
          <table:table-cell table:style-name="ce9" office:value-type="float" office:value="30250" calcext:value-type="float">
            <text:p>3025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Hilaire-d'Ozilhan</text:p>
          </table:table-cell>
          <table:table-cell table:style-name="ce9" office:value-type="float" office:value="30260" calcext:value-type="float">
            <text:p>3026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Hippolyte-de-Montaigu</text:p>
          </table:table-cell>
          <table:table-cell table:style-name="ce9" office:value-type="float" office:value="30262" calcext:value-type="float">
            <text:p>30262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Jean-de-Crieulon</text:p>
          </table:table-cell>
          <table:table-cell table:style-name="ce9" office:value-type="float" office:value="30265" calcext:value-type="float">
            <text:p>3026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Jean-de-Serres</text:p>
          </table:table-cell>
          <table:table-cell table:style-name="ce9" office:value-type="float" office:value="30267" calcext:value-type="float">
            <text:p>3026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Just-et-Vacquières</text:p>
          </table:table-cell>
          <table:table-cell table:style-name="ce9" office:value-type="float" office:value="30275" calcext:value-type="float">
            <text:p>3027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Laurent-d'Aigouze</text:p>
          </table:table-cell>
          <table:table-cell table:style-name="ce9" office:value-type="float" office:value="30276" calcext:value-type="float">
            <text:p>3027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Laurent-la-Vernède</text:p>
          </table:table-cell>
          <table:table-cell table:style-name="ce9" office:value-type="float" office:value="30279" calcext:value-type="float">
            <text:p>3027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Maximin</text:p>
          </table:table-cell>
          <table:table-cell table:style-name="ce9" office:value-type="float" office:value="30286" calcext:value-type="float">
            <text:p>3028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Michel-d'Euzet</text:p>
          </table:table-cell>
          <table:table-cell table:style-name="ce9" office:value-type="float" office:value="30287" calcext:value-type="float">
            <text:p>3028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Nazaire-des-Gardies</text:p>
          </table:table-cell>
          <table:table-cell table:style-name="ce9" office:value-type="float" office:value="30289" calcext:value-type="float">
            <text:p>3028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Paulet-de-Caisson</text:p>
          </table:table-cell>
          <table:table-cell table:style-name="ce9" office:value-type="float" office:value="30290" calcext:value-type="float">
            <text:p>3029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Paul-la-Coste</text:p>
          </table:table-cell>
          <table:table-cell table:style-name="ce9" office:value-type="float" office:value="30291" calcext:value-type="float">
            <text:p>3029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Quentin-la-Poterie</text:p>
          </table:table-cell>
          <table:table-cell table:style-name="ce9" office:value-type="float" office:value="30295" calcext:value-type="float">
            <text:p>30295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Sébastien-d'Aigrefeuille</text:p>
          </table:table-cell>
          <table:table-cell table:style-name="ce9" office:value-type="float" office:value="30298" calcext:value-type="float">
            <text:p>3029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Siffret</text:p>
          </table:table-cell>
          <table:table-cell table:style-name="ce9" office:value-type="float" office:value="30299" calcext:value-type="float">
            <text:p>3029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int-Victor-des-Oules</text:p>
          </table:table-cell>
          <table:table-cell table:style-name="ce9" office:value-type="float" office:value="30301" calcext:value-type="float">
            <text:p>3030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lazac</text:p>
          </table:table-cell>
          <table:table-cell table:style-name="ce9" office:value-type="float" office:value="30304" calcext:value-type="float">
            <text:p>3030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linelles</text:p>
          </table:table-cell>
          <table:table-cell table:style-name="ce9" office:value-type="float" office:value="30306" calcext:value-type="float">
            <text:p>30306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nilhac-Sagriès</text:p>
          </table:table-cell>
          <table:table-cell table:style-name="ce9" office:value-type="float" office:value="30308" calcext:value-type="float">
            <text:p>3030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rdan</text:p>
          </table:table-cell>
          <table:table-cell table:style-name="ce9" office:value-type="float" office:value="30309" calcext:value-type="float">
            <text:p>3030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uve</text:p>
          </table:table-cell>
          <table:table-cell table:style-name="ce9" office:value-type="float" office:value="30311" calcext:value-type="float">
            <text:p>30311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avignargues</text:p>
          </table:table-cell>
          <table:table-cell table:style-name="ce9" office:value-type="float" office:value="30314" calcext:value-type="float">
            <text:p>3031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rnhac</text:p>
          </table:table-cell>
          <table:table-cell table:style-name="ce9" office:value-type="float" office:value="30317" calcext:value-type="float">
            <text:p>3031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rvas</text:p>
          </table:table-cell>
          <table:table-cell table:style-name="ce9" office:value-type="float" office:value="30318" calcext:value-type="float">
            <text:p>3031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rviers-et-Labaume</text:p>
          </table:table-cell>
          <table:table-cell table:style-name="ce9" office:value-type="float" office:value="30319" calcext:value-type="float">
            <text:p>30319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eynes</text:p>
          </table:table-cell>
          <table:table-cell table:style-name="ce9" office:value-type="float" office:value="30320" calcext:value-type="float">
            <text:p>3032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ouvignargues</text:p>
          </table:table-cell>
          <table:table-cell table:style-name="ce9" office:value-type="float" office:value="30324" calcext:value-type="float">
            <text:p>3032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Tornac</text:p>
          </table:table-cell>
          <table:table-cell table:style-name="ce9" office:value-type="float" office:value="30330" calcext:value-type="float">
            <text:p>3033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Uzès</text:p>
          </table:table-cell>
          <table:table-cell table:style-name="ce9" office:value-type="float" office:value="30334" calcext:value-type="float">
            <text:p>30334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Vallabrix</text:p>
          </table:table-cell>
          <table:table-cell table:style-name="ce9" office:value-type="float" office:value="30337" calcext:value-type="float">
            <text:p>30337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Vallérargues</text:p>
          </table:table-cell>
          <table:table-cell table:style-name="ce9" office:value-type="float" office:value="30338" calcext:value-type="float">
            <text:p>30338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Valliguières</text:p>
          </table:table-cell>
          <table:table-cell table:style-name="ce9" office:value-type="float" office:value="30340" calcext:value-type="float">
            <text:p>30340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Verfeuil</text:p>
          </table:table-cell>
          <table:table-cell table:style-name="ce9" office:value-type="float" office:value="30343" calcext:value-type="float">
            <text:p>30343</text:p>
          </table:table-cell>
          <table:table-cell table:number-columns-repeated="1020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Vers-Pont-du-Gard</text:p>
          </table:table-cell>
          <table:table-cell table:style-name="ce9" office:value-type="float" office:value="30346" calcext:value-type="float">
            <text:p>30346</text:p>
          </table:table-cell>
          <table:table-cell table:number-columns-repeated="1020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Bagnères-de-Luchon</text:p>
          </table:table-cell>
          <table:table-cell table:style-name="ce9" office:value-type="float" office:value="31042" calcext:value-type="float">
            <text:p>31042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ndernos-les-Bains</text:p>
          </table:table-cell>
          <table:table-cell table:style-name="ce9" office:value-type="float" office:value="33005" calcext:value-type="float">
            <text:p>33005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rès</text:p>
          </table:table-cell>
          <table:table-cell table:style-name="ce9" office:value-type="float" office:value="33011" calcext:value-type="float">
            <text:p>33011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Bourideys</text:p>
          </table:table-cell>
          <table:table-cell table:style-name="ce9" office:value-type="float" office:value="33068" calcext:value-type="float">
            <text:p>33068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Carcans</text:p>
          </table:table-cell>
          <table:table-cell table:style-name="ce9" office:value-type="float" office:value="33097" calcext:value-type="float">
            <text:p>33097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Grayan-et-l'Hôpital</text:p>
          </table:table-cell>
          <table:table-cell table:style-name="ce9" office:value-type="float" office:value="33193" calcext:value-type="float">
            <text:p>33193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Hostens</text:p>
          </table:table-cell>
          <table:table-cell table:style-name="ce9" office:value-type="float" office:value="33202" calcext:value-type="float">
            <text:p>33202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Hourtin</text:p>
          </table:table-cell>
          <table:table-cell table:style-name="ce9" office:value-type="float" office:value="33203" calcext:value-type="float">
            <text:p>33203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acanau</text:p>
          </table:table-cell>
          <table:table-cell table:style-name="ce9" office:value-type="float" office:value="33214" calcext:value-type="float">
            <text:p>33214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anton</text:p>
          </table:table-cell>
          <table:table-cell table:style-name="ce9" office:value-type="float" office:value="33229" calcext:value-type="float">
            <text:p>33229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ège-Cap-Ferret</text:p>
          </table:table-cell>
          <table:table-cell table:style-name="ce9" office:value-type="float" office:value="33236" calcext:value-type="float">
            <text:p>33236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Naujac-sur-Mer</text:p>
          </table:table-cell>
          <table:table-cell table:style-name="ce9" office:value-type="float" office:value="33300" calcext:value-type="float">
            <text:p>33300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e Porge</text:p>
          </table:table-cell>
          <table:table-cell table:style-name="ce9" office:value-type="float" office:value="33333" calcext:value-type="float">
            <text:p>33333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Saint-Vivien-de-Médoc</text:p>
          </table:table-cell>
          <table:table-cell table:style-name="ce9" office:value-type="float" office:value="33490" calcext:value-type="float">
            <text:p>33490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Soulac-sur-Mer</text:p>
          </table:table-cell>
          <table:table-cell table:style-name="ce9" office:value-type="float" office:value="33514" calcext:value-type="float">
            <text:p>33514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Talais</text:p>
          </table:table-cell>
          <table:table-cell table:style-name="ce9" office:value-type="float" office:value="33521" calcext:value-type="float">
            <text:p>33521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e Tuzan</text:p>
          </table:table-cell>
          <table:table-cell table:style-name="ce9" office:value-type="float" office:value="33536" calcext:value-type="float">
            <text:p>33536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Vendays-Montalivet</text:p>
          </table:table-cell>
          <table:table-cell table:style-name="ce9" office:value-type="float" office:value="33540" calcext:value-type="float">
            <text:p>33540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Vensac</text:p>
          </table:table-cell>
          <table:table-cell table:style-name="ce9" office:value-type="float" office:value="33541" calcext:value-type="float">
            <text:p>33541</text:p>
          </table:table-cell>
          <table:table-cell table:number-columns-repeated="1020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Le Verdon-sur-Mer</text:p>
          </table:table-cell>
          <table:table-cell table:style-name="ce9" office:value-type="float" office:value="33544" calcext:value-type="float">
            <text:p>3354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gde</text:p>
          </table:table-cell>
          <table:table-cell table:style-name="ce9" office:value-type="float" office:value="34003" calcext:value-type="float">
            <text:p>3400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Bélarga</text:p>
          </table:table-cell>
          <table:table-cell table:style-name="ce9" office:value-type="float" office:value="34029" calcext:value-type="float">
            <text:p>3402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e Bosc</text:p>
          </table:table-cell>
          <table:table-cell table:style-name="ce9" office:value-type="float" office:value="34036" calcext:value-type="float">
            <text:p>3403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Bouzigues</text:p>
          </table:table-cell>
          <table:table-cell table:style-name="ce9" office:value-type="float" office:value="34039" calcext:value-type="float">
            <text:p>3403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abrières</text:p>
          </table:table-cell>
          <table:table-cell table:style-name="ce9" office:value-type="float" office:value="34045" calcext:value-type="float">
            <text:p>34045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astelnau-de-Guers</text:p>
          </table:table-cell>
          <table:table-cell table:style-name="ce9" office:value-type="float" office:value="34056" calcext:value-type="float">
            <text:p>3405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ausse-de-la-Selle</text:p>
          </table:table-cell>
          <table:table-cell table:style-name="ce9" office:value-type="float" office:value="34060" calcext:value-type="float">
            <text:p>34060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azevieille</text:p>
          </table:table-cell>
          <table:table-cell table:style-name="ce9" office:value-type="float" office:value="34066" calcext:value-type="float">
            <text:p>3406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azouls-d'Hérault</text:p>
          </table:table-cell>
          <table:table-cell table:style-name="ce9" office:value-type="float" office:value="34068" calcext:value-type="float">
            <text:p>34068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Colombiers</text:p>
          </table:table-cell>
          <table:table-cell table:style-name="ce9" office:value-type="float" office:value="34081" calcext:value-type="float">
            <text:p>34081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Fontès</text:p>
          </table:table-cell>
          <table:table-cell table:style-name="ce9" office:value-type="float" office:value="34103" calcext:value-type="float">
            <text:p>3410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acoste</text:p>
          </table:table-cell>
          <table:table-cell table:style-name="ce9" office:value-type="float" office:value="34124" calcext:value-type="float">
            <text:p>3412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agamas</text:p>
          </table:table-cell>
          <table:table-cell table:style-name="ce9" office:value-type="float" office:value="34125" calcext:value-type="float">
            <text:p>34125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amalou-les-Bains</text:p>
          </table:table-cell>
          <table:table-cell table:style-name="ce9" office:value-type="float" office:value="34126" calcext:value-type="float">
            <text:p>3412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oupian</text:p>
          </table:table-cell>
          <table:table-cell table:style-name="ce9" office:value-type="float" office:value="34143" calcext:value-type="float">
            <text:p>3414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argon</text:p>
          </table:table-cell>
          <table:table-cell table:style-name="ce9" office:value-type="float" office:value="34149" calcext:value-type="float">
            <text:p>3414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arseillan</text:p>
          </table:table-cell>
          <table:table-cell table:style-name="ce9" office:value-type="float" office:value="34150" calcext:value-type="float">
            <text:p>34150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auguio</text:p>
          </table:table-cell>
          <table:table-cell table:style-name="ce9" office:value-type="float" office:value="34154" calcext:value-type="float">
            <text:p>3415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èze</text:p>
          </table:table-cell>
          <table:table-cell table:style-name="ce9" office:value-type="float" office:value="34157" calcext:value-type="float">
            <text:p>34157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Montpeyroux</text:p>
          </table:table-cell>
          <table:table-cell table:style-name="ce9" office:value-type="float" office:value="34173" calcext:value-type="float">
            <text:p>3417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Neffiès</text:p>
          </table:table-cell>
          <table:table-cell table:style-name="ce9" office:value-type="float" office:value="34181" calcext:value-type="float">
            <text:p>34181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Nézignan-l'Évêque</text:p>
          </table:table-cell>
          <table:table-cell table:style-name="ce9" office:value-type="float" office:value="34182" calcext:value-type="float">
            <text:p>34182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Nizas</text:p>
          </table:table-cell>
          <table:table-cell table:style-name="ce9" office:value-type="float" office:value="34184" calcext:value-type="float">
            <text:p>3418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Octon</text:p>
          </table:table-cell>
          <table:table-cell table:style-name="ce9" office:value-type="float" office:value="34186" calcext:value-type="float">
            <text:p>3418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Palavas-les-Flots</text:p>
          </table:table-cell>
          <table:table-cell table:style-name="ce9" office:value-type="float" office:value="34192" calcext:value-type="float">
            <text:p>34192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Pomérols</text:p>
          </table:table-cell>
          <table:table-cell table:style-name="ce9" office:value-type="float" office:value="34207" calcext:value-type="float">
            <text:p>34207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Portiragnes</text:p>
          </table:table-cell>
          <table:table-cell table:style-name="ce9" office:value-type="float" office:value="34209" calcext:value-type="float">
            <text:p>3420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Puissalicon</text:p>
          </table:table-cell>
          <table:table-cell table:style-name="ce9" office:value-type="float" office:value="34224" calcext:value-type="float">
            <text:p>3422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Rouet</text:p>
          </table:table-cell>
          <table:table-cell table:style-name="ce9" office:value-type="float" office:value="34236" calcext:value-type="float">
            <text:p>3423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ntre-Vignes</text:p>
          </table:table-cell>
          <table:table-cell table:style-name="ce9" office:value-type="float" office:value="34246" calcext:value-type="float">
            <text:p>3424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int-Geniès-de-Fontedit</text:p>
          </table:table-cell>
          <table:table-cell table:style-name="ce9" office:value-type="float" office:value="34258" calcext:value-type="float">
            <text:p>34258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int-Jean-de-la-Blaquière</text:p>
          </table:table-cell>
          <table:table-cell table:style-name="ce9" office:value-type="float" office:value="34268" calcext:value-type="float">
            <text:p>34268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int-Pierre-de-la-Fage</text:p>
          </table:table-cell>
          <table:table-cell table:style-name="ce9" office:value-type="float" office:value="34283" calcext:value-type="float">
            <text:p>3428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int-Pons-de-Mauchiens</text:p>
          </table:table-cell>
          <table:table-cell table:style-name="ce9" office:value-type="float" office:value="34285" calcext:value-type="float">
            <text:p>34285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int-Saturnin-de-Lucian</text:p>
          </table:table-cell>
          <table:table-cell table:style-name="ce9" office:value-type="float" office:value="34287" calcext:value-type="float">
            <text:p>34287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auteyrargues</text:p>
          </table:table-cell>
          <table:table-cell table:style-name="ce9" office:value-type="float" office:value="34297" calcext:value-type="float">
            <text:p>34297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Sérignan</text:p>
          </table:table-cell>
          <table:table-cell table:style-name="ce9" office:value-type="float" office:value="34299" calcext:value-type="float">
            <text:p>3429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Tourbes</text:p>
          </table:table-cell>
          <table:table-cell table:style-name="ce9" office:value-type="float" office:value="34311" calcext:value-type="float">
            <text:p>34311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Usclas-d'Hérault</text:p>
          </table:table-cell>
          <table:table-cell table:style-name="ce9" office:value-type="float" office:value="34315" calcext:value-type="float">
            <text:p>34315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Usclas-du-Bosc</text:p>
          </table:table-cell>
          <table:table-cell table:style-name="ce9" office:value-type="float" office:value="34316" calcext:value-type="float">
            <text:p>3431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a Vacquerie-et-Saint-Martin-de-Castries</text:p>
          </table:table-cell>
          <table:table-cell table:style-name="ce9" office:value-type="float" office:value="34317" calcext:value-type="float">
            <text:p>34317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acquières</text:p>
          </table:table-cell>
          <table:table-cell table:style-name="ce9" office:value-type="float" office:value="34318" calcext:value-type="float">
            <text:p>34318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alras-Plage</text:p>
          </table:table-cell>
          <table:table-cell table:style-name="ce9" office:value-type="float" office:value="34324" calcext:value-type="float">
            <text:p>34324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endres</text:p>
          </table:table-cell>
          <table:table-cell table:style-name="ce9" office:value-type="float" office:value="34329" calcext:value-type="float">
            <text:p>34329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ias</text:p>
          </table:table-cell>
          <table:table-cell table:style-name="ce9" office:value-type="float" office:value="34332" calcext:value-type="float">
            <text:p>34332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ic-la-Gardiole</text:p>
          </table:table-cell>
          <table:table-cell table:style-name="ce9" office:value-type="float" office:value="34333" calcext:value-type="float">
            <text:p>34333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Villeneuve-lès-Béziers</text:p>
          </table:table-cell>
          <table:table-cell table:style-name="ce9" office:value-type="float" office:value="34336" calcext:value-type="float">
            <text:p>34336</text:p>
          </table:table-cell>
          <table:table-cell table:number-columns-repeated="1020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La Grande-Motte</text:p>
          </table:table-cell>
          <table:table-cell table:style-name="ce9" office:value-type="float" office:value="34344" calcext:value-type="float">
            <text:p>34344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Cancale</text:p>
          </table:table-cell>
          <table:table-cell table:style-name="ce9" office:value-type="float" office:value="35049" calcext:value-type="float">
            <text:p>35049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Cherrueix</text:p>
          </table:table-cell>
          <table:table-cell table:style-name="ce9" office:value-type="float" office:value="35078" calcext:value-type="float">
            <text:p>35078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Dinard</text:p>
          </table:table-cell>
          <table:table-cell table:style-name="ce9" office:value-type="float" office:value="35093" calcext:value-type="float">
            <text:p>35093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Hirel</text:p>
          </table:table-cell>
          <table:table-cell table:style-name="ce9" office:value-type="float" office:value="35132" calcext:value-type="float">
            <text:p>35132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e Minihic-sur-Rance</text:p>
          </table:table-cell>
          <table:table-cell table:style-name="ce9" office:value-type="float" office:value="35181" calcext:value-type="float">
            <text:p>35181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a Richardais</text:p>
          </table:table-cell>
          <table:table-cell table:style-name="ce9" office:value-type="float" office:value="35241" calcext:value-type="float">
            <text:p>35241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Benoît-des-Ondes</text:p>
          </table:table-cell>
          <table:table-cell table:style-name="ce9" office:value-type="float" office:value="35255" calcext:value-type="float">
            <text:p>35255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Briac-sur-Mer</text:p>
          </table:table-cell>
          <table:table-cell table:style-name="ce9" office:value-type="float" office:value="35256" calcext:value-type="float">
            <text:p>35256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Coulomb</text:p>
          </table:table-cell>
          <table:table-cell table:style-name="ce9" office:value-type="float" office:value="35263" calcext:value-type="float">
            <text:p>35263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Lunaire</text:p>
          </table:table-cell>
          <table:table-cell table:style-name="ce9" office:value-type="float" office:value="35287" calcext:value-type="float">
            <text:p>35287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Malo</text:p>
          </table:table-cell>
          <table:table-cell table:style-name="ce9" office:value-type="float" office:value="35288" calcext:value-type="float">
            <text:p>35288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Saint-Suliac</text:p>
          </table:table-cell>
          <table:table-cell table:style-name="ce9" office:value-type="float" office:value="35314" calcext:value-type="float">
            <text:p>35314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a Ville-ès-Nonais</text:p>
          </table:table-cell>
          <table:table-cell table:style-name="ce9" office:value-type="float" office:value="35358" calcext:value-type="float">
            <text:p>35358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e Vivier-sur-Mer</text:p>
          </table:table-cell>
          <table:table-cell table:style-name="ce9" office:value-type="float" office:value="35361" calcext:value-type="float">
            <text:p>35361</text:p>
          </table:table-cell>
          <table:table-cell table:number-columns-repeated="1020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Le Tronchet</text:p>
          </table:table-cell>
          <table:table-cell table:style-name="ce9" office:value-type="float" office:value="35362" calcext:value-type="float">
            <text:p>3536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s Adrets</text:p>
          </table:table-cell>
          <table:table-cell table:style-name="ce9" office:value-type="float" office:value="38002" calcext:value-type="float">
            <text:p>3800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llemond</text:p>
          </table:table-cell>
          <table:table-cell table:style-name="ce9" office:value-type="float" office:value="38005" calcext:value-type="float">
            <text:p>3800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llevard</text:p>
          </table:table-cell>
          <table:table-cell table:style-name="ce9" office:value-type="float" office:value="38006" calcext:value-type="float">
            <text:p>3800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uris</text:p>
          </table:table-cell>
          <table:table-cell table:style-name="ce9" office:value-type="float" office:value="38020" calcext:value-type="float">
            <text:p>3802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Besse</text:p>
          </table:table-cell>
          <table:table-cell table:style-name="ce9" office:value-type="float" office:value="38040" calcext:value-type="float">
            <text:p>3804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Bilieu</text:p>
          </table:table-cell>
          <table:table-cell table:style-name="ce9" office:value-type="float" office:value="38043" calcext:value-type="float">
            <text:p>3804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Bourg-d'Oisans</text:p>
          </table:table-cell>
          <table:table-cell table:style-name="ce9" office:value-type="float" office:value="38052" calcext:value-type="float">
            <text:p>3805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hâteau-Bernard</text:p>
          </table:table-cell>
          <table:table-cell table:style-name="ce9" office:value-type="float" office:value="38090" calcext:value-type="float">
            <text:p>3809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holonge</text:p>
          </table:table-cell>
          <table:table-cell table:style-name="ce9" office:value-type="float" office:value="38106" calcext:value-type="float">
            <text:p>3810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lavans-en-Haut-Oisans</text:p>
          </table:table-cell>
          <table:table-cell table:style-name="ce9" office:value-type="float" office:value="38112" calcext:value-type="float">
            <text:p>3811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orrençon-en-Vercors</text:p>
          </table:table-cell>
          <table:table-cell table:style-name="ce9" office:value-type="float" office:value="38129" calcext:value-type="float">
            <text:p>38129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Haut-Bréda</text:p>
          </table:table-cell>
          <table:table-cell table:style-name="ce9" office:value-type="float" office:value="38163" calcext:value-type="float">
            <text:p>3816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Freney-d'Oisans</text:p>
          </table:table-cell>
          <table:table-cell table:style-name="ce9" office:value-type="float" office:value="38173" calcext:value-type="float">
            <text:p>3817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 Garde</text:p>
          </table:table-cell>
          <table:table-cell table:style-name="ce9" office:value-type="float" office:value="38177" calcext:value-type="float">
            <text:p>38177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Gresse-en-Vercors</text:p>
          </table:table-cell>
          <table:table-cell table:style-name="ce9" office:value-type="float" office:value="38186" calcext:value-type="float">
            <text:p>3818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Gua</text:p>
          </table:table-cell>
          <table:table-cell table:style-name="ce9" office:value-type="float" office:value="38187" calcext:value-type="float">
            <text:p>38187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Huez</text:p>
          </table:table-cell>
          <table:table-cell table:style-name="ce9" office:value-type="float" office:value="38191" calcext:value-type="float">
            <text:p>38191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ffrey</text:p>
          </table:table-cell>
          <table:table-cell table:style-name="ce9" office:value-type="float" office:value="38203" calcext:value-type="float">
            <text:p>3820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ns-en-Vercors</text:p>
          </table:table-cell>
          <table:table-cell table:style-name="ce9" office:value-type="float" office:value="38205" calcext:value-type="float">
            <text:p>3820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val-en-Belledonne</text:p>
          </table:table-cell>
          <table:table-cell table:style-name="ce9" office:value-type="float" office:value="38206" calcext:value-type="float">
            <text:p>3820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vars</text:p>
          </table:table-cell>
          <table:table-cell table:style-name="ce9" office:value-type="float" office:value="38208" calcext:value-type="float">
            <text:p>3820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Malleval-en-Vercors</text:p>
          </table:table-cell>
          <table:table-cell table:style-name="ce9" office:value-type="float" office:value="38216" calcext:value-type="float">
            <text:p>3821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utrans-Méaudre en Vercors</text:p>
          </table:table-cell>
          <table:table-cell table:style-name="ce9" office:value-type="float" office:value="38225" calcext:value-type="float">
            <text:p>3822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Mizoën</text:p>
          </table:table-cell>
          <table:table-cell table:style-name="ce9" office:value-type="float" office:value="38237" calcext:value-type="float">
            <text:p>38237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s Deux Alpes</text:p>
          </table:table-cell>
          <table:table-cell table:style-name="ce9" office:value-type="float" office:value="38253" calcext:value-type="float">
            <text:p>3825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 Morte</text:p>
          </table:table-cell>
          <table:table-cell table:style-name="ce9" office:value-type="float" office:value="38264" calcext:value-type="float">
            <text:p>38264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a Motte-Saint-Martin</text:p>
          </table:table-cell>
          <table:table-cell table:style-name="ce9" office:value-type="float" office:value="38266" calcext:value-type="float">
            <text:p>3826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Moutaret</text:p>
          </table:table-cell>
          <table:table-cell table:style-name="ce9" office:value-type="float" office:value="38268" calcext:value-type="float">
            <text:p>3826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Notre-Dame-de-Vaulx</text:p>
          </table:table-cell>
          <table:table-cell table:style-name="ce9" office:value-type="float" office:value="38280" calcext:value-type="float">
            <text:p>3828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Oz</text:p>
          </table:table-cell>
          <table:table-cell table:style-name="ce9" office:value-type="float" office:value="38289" calcext:value-type="float">
            <text:p>38289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resles</text:p>
          </table:table-cell>
          <table:table-cell table:style-name="ce9" office:value-type="float" office:value="38322" calcext:value-type="float">
            <text:p>3832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roveysieux</text:p>
          </table:table-cell>
          <table:table-cell table:style-name="ce9" office:value-type="float" office:value="38325" calcext:value-type="float">
            <text:p>3832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Rencurel</text:p>
          </table:table-cell>
          <table:table-cell table:style-name="ce9" office:value-type="float" office:value="38333" calcext:value-type="float">
            <text:p>3833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Roissard</text:p>
          </table:table-cell>
          <table:table-cell table:style-name="ce9" office:value-type="float" office:value="38342" calcext:value-type="float">
            <text:p>3834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e-Agnès</text:p>
          </table:table-cell>
          <table:table-cell table:style-name="ce9" office:value-type="float" office:value="38350" calcext:value-type="float">
            <text:p>3835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Barthélemy-de-Séchilienne</text:p>
          </table:table-cell>
          <table:table-cell table:style-name="ce9" office:value-type="float" office:value="38364" calcext:value-type="float">
            <text:p>38364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Christophe-en-Oisans</text:p>
          </table:table-cell>
          <table:table-cell table:style-name="ce9" office:value-type="float" office:value="38375" calcext:value-type="float">
            <text:p>3837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Christophe-sur-Guiers</text:p>
          </table:table-cell>
          <table:table-cell table:style-name="ce9" office:value-type="float" office:value="38376" calcext:value-type="float">
            <text:p>3837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lateau-des-Petites-Roches</text:p>
          </table:table-cell>
          <table:table-cell table:style-name="ce9" office:value-type="float" office:value="38395" calcext:value-type="float">
            <text:p>38395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Jean-de-Vaulx</text:p>
          </table:table-cell>
          <table:table-cell table:style-name="ce9" office:value-type="float" office:value="38402" calcext:value-type="float">
            <text:p>3840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e-Marie-du-Mont</text:p>
          </table:table-cell>
          <table:table-cell table:style-name="ce9" office:value-type="float" office:value="38418" calcext:value-type="float">
            <text:p>3841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Martin-de-Clelles</text:p>
          </table:table-cell>
          <table:table-cell table:style-name="ce9" office:value-type="float" office:value="38419" calcext:value-type="float">
            <text:p>38419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Michel-les-Portes</text:p>
          </table:table-cell>
          <table:table-cell table:style-name="ce9" office:value-type="float" office:value="38429" calcext:value-type="float">
            <text:p>38429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Nizier-du-Moucherotte</text:p>
          </table:table-cell>
          <table:table-cell table:style-name="ce9" office:value-type="float" office:value="38433" calcext:value-type="float">
            <text:p>3843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Paul-lès-Monestier</text:p>
          </table:table-cell>
          <table:table-cell table:style-name="ce9" office:value-type="float" office:value="38438" calcext:value-type="float">
            <text:p>3843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Pierre-de-Chartreuse</text:p>
          </table:table-cell>
          <table:table-cell table:style-name="ce9" office:value-type="float" office:value="38442" calcext:value-type="float">
            <text:p>3844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Pierre-d'Entremont</text:p>
          </table:table-cell>
          <table:table-cell table:style-name="ce9" office:value-type="float" office:value="38446" calcext:value-type="float">
            <text:p>38446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Romain-de-Surieu</text:p>
          </table:table-cell>
          <table:table-cell table:style-name="ce9" office:value-type="float" office:value="38452" calcext:value-type="float">
            <text:p>3845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int-Théoffrey</text:p>
          </table:table-cell>
          <table:table-cell table:style-name="ce9" office:value-type="float" office:value="38462" calcext:value-type="float">
            <text:p>3846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Le Sappey-en-Chartreuse</text:p>
          </table:table-cell>
          <table:table-cell table:style-name="ce9" office:value-type="float" office:value="38471" calcext:value-type="float">
            <text:p>38471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arcenas</text:p>
          </table:table-cell>
          <table:table-cell table:style-name="ce9" office:value-type="float" office:value="38472" calcext:value-type="float">
            <text:p>3847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Séchilienne</text:p>
          </table:table-cell>
          <table:table-cell table:style-name="ce9" office:value-type="float" office:value="38478" calcext:value-type="float">
            <text:p>3847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heys</text:p>
          </table:table-cell>
          <table:table-cell table:style-name="ce9" office:value-type="float" office:value="38504" calcext:value-type="float">
            <text:p>38504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Treffort</text:p>
          </table:table-cell>
          <table:table-cell table:style-name="ce9" office:value-type="float" office:value="38513" calcext:value-type="float">
            <text:p>38513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Vaujany</text:p>
          </table:table-cell>
          <table:table-cell table:style-name="ce9" office:value-type="float" office:value="38527" calcext:value-type="float">
            <text:p>38527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Veyssilieu</text:p>
          </table:table-cell>
          <table:table-cell table:style-name="ce9" office:value-type="float" office:value="38542" calcext:value-type="float">
            <text:p>3854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Villard-de-Lans</text:p>
          </table:table-cell>
          <table:table-cell table:style-name="ce9" office:value-type="float" office:value="38548" calcext:value-type="float">
            <text:p>38548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Villard-Reculas</text:p>
          </table:table-cell>
          <table:table-cell table:style-name="ce9" office:value-type="float" office:value="38550" calcext:value-type="float">
            <text:p>38550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Villard-Saint-Christophe</text:p>
          </table:table-cell>
          <table:table-cell table:style-name="ce9" office:value-type="float" office:value="38552" calcext:value-type="float">
            <text:p>38552</text:p>
          </table:table-cell>
          <table:table-cell table:number-columns-repeated="1020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hamrousse</text:p>
          </table:table-cell>
          <table:table-cell table:style-name="ce9" office:value-type="float" office:value="38567" calcext:value-type="float">
            <text:p>38567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ellecombe</text:p>
          </table:table-cell>
          <table:table-cell table:style-name="ce9" office:value-type="float" office:value="39046" calcext:value-type="float">
            <text:p>39046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ellefontaine</text:p>
          </table:table-cell>
          <table:table-cell table:style-name="ce9" office:value-type="float" office:value="39047" calcext:value-type="float">
            <text:p>39047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ief-des-Maisons</text:p>
          </table:table-cell>
          <table:table-cell table:style-name="ce9" office:value-type="float" office:value="39052" calcext:value-type="float">
            <text:p>39052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ois-d'Amont</text:p>
          </table:table-cell>
          <table:table-cell table:style-name="ce9" office:value-type="float" office:value="39059" calcext:value-type="float">
            <text:p>39059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Cerniébaud</text:p>
          </table:table-cell>
          <table:table-cell table:style-name="ce9" office:value-type="float" office:value="39085" calcext:value-type="float">
            <text:p>39085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Esserval-Tartre</text:p>
          </table:table-cell>
          <table:table-cell table:style-name="ce9" office:value-type="float" office:value="39214" calcext:value-type="float">
            <text:p>39214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a Favière</text:p>
          </table:table-cell>
          <table:table-cell table:style-name="ce9" office:value-type="float" office:value="39221" calcext:value-type="float">
            <text:p>39221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Foncine-le-Bas</text:p>
          </table:table-cell>
          <table:table-cell table:style-name="ce9" office:value-type="float" office:value="39227" calcext:value-type="float">
            <text:p>39227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Foncine-le-Haut</text:p>
          </table:table-cell>
          <table:table-cell table:style-name="ce9" office:value-type="float" office:value="39228" calcext:value-type="float">
            <text:p>39228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Fraroz</text:p>
          </table:table-cell>
          <table:table-cell table:style-name="ce9" office:value-type="float" office:value="39237" calcext:value-type="float">
            <text:p>39237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ajoux</text:p>
          </table:table-cell>
          <table:table-cell table:style-name="ce9" office:value-type="float" office:value="39274" calcext:value-type="float">
            <text:p>39274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amoura</text:p>
          </table:table-cell>
          <table:table-cell table:style-name="ce9" office:value-type="float" office:value="39275" calcext:value-type="float">
            <text:p>39275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ongchaumois</text:p>
          </table:table-cell>
          <table:table-cell table:style-name="ce9" office:value-type="float" office:value="39297" calcext:value-type="float">
            <text:p>39297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es Moussières</text:p>
          </table:table-cell>
          <table:table-cell table:style-name="ce9" office:value-type="float" office:value="39373" calcext:value-type="float">
            <text:p>39373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Prémanon</text:p>
          </table:table-cell>
          <table:table-cell table:style-name="ce9" office:value-type="float" office:value="39441" calcext:value-type="float">
            <text:p>39441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Les Rousses</text:p>
          </table:table-cell>
          <table:table-cell table:style-name="ce9" office:value-type="float" office:value="39470" calcext:value-type="float">
            <text:p>39470</text:p>
          </table:table-cell>
          <table:table-cell table:number-columns-repeated="1020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Septmoncel les Molunes</text:p>
          </table:table-cell>
          <table:table-cell table:style-name="ce9" office:value-type="float" office:value="39510" calcext:value-type="float">
            <text:p>39510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rgelouse</text:p>
          </table:table-cell>
          <table:table-cell table:style-name="ce9" office:value-type="float" office:value="40008" calcext:value-type="float">
            <text:p>40008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ureilhan</text:p>
          </table:table-cell>
          <table:table-cell table:style-name="ce9" office:value-type="float" office:value="40019" calcext:value-type="float">
            <text:p>40019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zur</text:p>
          </table:table-cell>
          <table:table-cell table:style-name="ce9" office:value-type="float" office:value="40021" calcext:value-type="float">
            <text:p>40021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Belhade</text:p>
          </table:table-cell>
          <table:table-cell table:style-name="ce9" office:value-type="float" office:value="40032" calcext:value-type="float">
            <text:p>40032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Bias</text:p>
          </table:table-cell>
          <table:table-cell table:style-name="ce9" office:value-type="float" office:value="40043" calcext:value-type="float">
            <text:p>40043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Biscarrosse</text:p>
          </table:table-cell>
          <table:table-cell table:style-name="ce9" office:value-type="float" office:value="40046" calcext:value-type="float">
            <text:p>40046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apbreton</text:p>
          </table:table-cell>
          <table:table-cell table:style-name="ce9" office:value-type="float" office:value="40065" calcext:value-type="float">
            <text:p>40065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ommensacq</text:p>
          </table:table-cell>
          <table:table-cell table:style-name="ce9" office:value-type="float" office:value="40085" calcext:value-type="float">
            <text:p>40085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ax</text:p>
          </table:table-cell>
          <table:table-cell table:style-name="ce9" office:value-type="float" office:value="40088" calcext:value-type="float">
            <text:p>40088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Gastes</text:p>
          </table:table-cell>
          <table:table-cell table:style-name="ce9" office:value-type="float" office:value="40108" calcext:value-type="float">
            <text:p>40108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abenne</text:p>
          </table:table-cell>
          <table:table-cell table:style-name="ce9" office:value-type="float" office:value="40133" calcext:value-type="float">
            <text:p>40133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éon</text:p>
          </table:table-cell>
          <table:table-cell table:style-name="ce9" office:value-type="float" office:value="40150" calcext:value-type="float">
            <text:p>40150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évignacq</text:p>
          </table:table-cell>
          <table:table-cell table:style-name="ce9" office:value-type="float" office:value="40154" calcext:value-type="float">
            <text:p>40154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inxe</text:p>
          </table:table-cell>
          <table:table-cell table:style-name="ce9" office:value-type="float" office:value="40155" calcext:value-type="float">
            <text:p>40155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it-et-Mixe</text:p>
          </table:table-cell>
          <table:table-cell table:style-name="ce9" office:value-type="float" office:value="40157" calcext:value-type="float">
            <text:p>4015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Lüe</text:p>
          </table:table-cell>
          <table:table-cell table:style-name="ce9" office:value-type="float" office:value="40163" calcext:value-type="float">
            <text:p>40163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ano</text:p>
          </table:table-cell>
          <table:table-cell table:style-name="ce9" office:value-type="float" office:value="40171" calcext:value-type="float">
            <text:p>40171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essanges</text:p>
          </table:table-cell>
          <table:table-cell table:style-name="ce9" office:value-type="float" office:value="40181" calcext:value-type="float">
            <text:p>40181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ézos</text:p>
          </table:table-cell>
          <table:table-cell table:style-name="ce9" office:value-type="float" office:value="40182" calcext:value-type="float">
            <text:p>40182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imizan</text:p>
          </table:table-cell>
          <table:table-cell table:style-name="ce9" office:value-type="float" office:value="40184" calcext:value-type="float">
            <text:p>40184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oliets-et-Maa</text:p>
          </table:table-cell>
          <table:table-cell table:style-name="ce9" office:value-type="float" office:value="40187" calcext:value-type="float">
            <text:p>4018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oustey</text:p>
          </table:table-cell>
          <table:table-cell table:style-name="ce9" office:value-type="float" office:value="40200" calcext:value-type="float">
            <text:p>40200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Ondres</text:p>
          </table:table-cell>
          <table:table-cell table:style-name="ce9" office:value-type="float" office:value="40209" calcext:value-type="float">
            <text:p>40209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Orx</text:p>
          </table:table-cell>
          <table:table-cell table:style-name="ce9" office:value-type="float" office:value="40213" calcext:value-type="float">
            <text:p>40213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Parentis-en-Born</text:p>
          </table:table-cell>
          <table:table-cell table:style-name="ce9" office:value-type="float" office:value="40217" calcext:value-type="float">
            <text:p>4021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inte-Eulalie-en-Born</text:p>
          </table:table-cell>
          <table:table-cell table:style-name="ce9" office:value-type="float" office:value="40257" calcext:value-type="float">
            <text:p>4025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int-Julien-en-Born</text:p>
          </table:table-cell>
          <table:table-cell table:style-name="ce9" office:value-type="float" office:value="40266" calcext:value-type="float">
            <text:p>40266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int-Michel-Escalus</text:p>
          </table:table-cell>
          <table:table-cell table:style-name="ce9" office:value-type="float" office:value="40276" calcext:value-type="float">
            <text:p>40276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int-Paul-lès-Dax</text:p>
          </table:table-cell>
          <table:table-cell table:style-name="ce9" office:value-type="float" office:value="40279" calcext:value-type="float">
            <text:p>40279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nguinet</text:p>
          </table:table-cell>
          <table:table-cell table:style-name="ce9" office:value-type="float" office:value="40287" calcext:value-type="float">
            <text:p>4028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ubion</text:p>
          </table:table-cell>
          <table:table-cell table:style-name="ce9" office:value-type="float" office:value="40291" calcext:value-type="float">
            <text:p>40291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augnac-et-Muret</text:p>
          </table:table-cell>
          <table:table-cell table:style-name="ce9" office:value-type="float" office:value="40295" calcext:value-type="float">
            <text:p>40295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eignosse</text:p>
          </table:table-cell>
          <table:table-cell table:style-name="ce9" office:value-type="float" office:value="40296" calcext:value-type="float">
            <text:p>40296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olférino</text:p>
          </table:table-cell>
          <table:table-cell table:style-name="ce9" office:value-type="float" office:value="40303" calcext:value-type="float">
            <text:p>40303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oorts-Hossegor</text:p>
          </table:table-cell>
          <table:table-cell table:style-name="ce9" office:value-type="float" office:value="40304" calcext:value-type="float">
            <text:p>40304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Soustons</text:p>
          </table:table-cell>
          <table:table-cell table:style-name="ce9" office:value-type="float" office:value="40310" calcext:value-type="float">
            <text:p>40310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Tosse</text:p>
          </table:table-cell>
          <table:table-cell table:style-name="ce9" office:value-type="float" office:value="40317" calcext:value-type="float">
            <text:p>40317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Uza</text:p>
          </table:table-cell>
          <table:table-cell table:style-name="ce9" office:value-type="float" office:value="40322" calcext:value-type="float">
            <text:p>40322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Vielle-Saint-Girons</text:p>
          </table:table-cell>
          <table:table-cell table:style-name="ce9" office:value-type="float" office:value="40326" calcext:value-type="float">
            <text:p>40326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Vieux-Boucau-les-Bains</text:p>
          </table:table-cell>
          <table:table-cell table:style-name="ce9" office:value-type="float" office:value="40328" calcext:value-type="float">
            <text:p>40328</text:p>
          </table:table-cell>
          <table:table-cell table:number-columns-repeated="1020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Ychoux</text:p>
          </table:table-cell>
          <table:table-cell table:style-name="ce9" office:value-type="float" office:value="40332" calcext:value-type="float">
            <text:p>40332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ssérac</text:p>
          </table:table-cell>
          <table:table-cell table:style-name="ce9" office:value-type="float" office:value="44006" calcext:value-type="float">
            <text:p>44006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La Bernerie-en-Retz</text:p>
          </table:table-cell>
          <table:table-cell table:style-name="ce9" office:value-type="float" office:value="44012" calcext:value-type="float">
            <text:p>44012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Mesquer</text:p>
          </table:table-cell>
          <table:table-cell table:style-name="ce9" office:value-type="float" office:value="44097" calcext:value-type="float">
            <text:p>44097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Les Moutiers-en-Retz</text:p>
          </table:table-cell>
          <table:table-cell table:style-name="ce9" office:value-type="float" office:value="44106" calcext:value-type="float">
            <text:p>44106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Piriac-sur-Mer</text:p>
          </table:table-cell>
          <table:table-cell table:style-name="ce9" office:value-type="float" office:value="44125" calcext:value-type="float">
            <text:p>44125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Pornic</text:p>
          </table:table-cell>
          <table:table-cell table:style-name="ce9" office:value-type="float" office:value="44131" calcext:value-type="float">
            <text:p>44131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Saint-Molf</text:p>
          </table:table-cell>
          <table:table-cell table:style-name="ce9" office:value-type="float" office:value="44183" calcext:value-type="float">
            <text:p>44183</text:p>
          </table:table-cell>
          <table:table-cell table:number-columns-repeated="1020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La Turballe</text:p>
          </table:table-cell>
          <table:table-cell table:style-name="ce9" office:value-type="float" office:value="44211" calcext:value-type="float">
            <text:p>44211</text:p>
          </table:table-cell>
          <table:table-cell table:number-columns-repeated="1020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ugerville-la-Rivière</text:p>
          </table:table-cell>
          <table:table-cell table:style-name="ce9" office:value-type="float" office:value="45013" calcext:value-type="float">
            <text:p>45013</text:p>
          </table:table-cell>
          <table:table-cell table:number-columns-repeated="1020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Desmonts</text:p>
          </table:table-cell>
          <table:table-cell table:style-name="ce9" office:value-type="float" office:value="45124" calcext:value-type="float">
            <text:p>45124</text:p>
          </table:table-cell>
          <table:table-cell table:number-columns-repeated="1020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Ménestreau-en-Villette</text:p>
          </table:table-cell>
          <table:table-cell table:style-name="ce9" office:value-type="float" office:value="45200" calcext:value-type="float">
            <text:p>45200</text:p>
          </table:table-cell>
          <table:table-cell table:number-columns-repeated="1020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Béhuard</text:p>
          </table:table-cell>
          <table:table-cell table:style-name="ce9" office:value-type="float" office:value="49028" calcext:value-type="float">
            <text:p>49028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Agon-Coutainville</text:p>
          </table:table-cell>
          <table:table-cell table:style-name="ce9" office:value-type="float" office:value="50003" calcext:value-type="float">
            <text:p>50003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Barfleur</text:p>
          </table:table-cell>
          <table:table-cell table:style-name="ce9" office:value-type="float" office:value="50030" calcext:value-type="float">
            <text:p>50030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Barneville-Carteret</text:p>
          </table:table-cell>
          <table:table-cell table:style-name="ce9" office:value-type="float" office:value="50031" calcext:value-type="float">
            <text:p>50031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Blainville-sur-Mer</text:p>
          </table:table-cell>
          <table:table-cell table:style-name="ce9" office:value-type="float" office:value="50058" calcext:value-type="float">
            <text:p>50058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Jullouville</text:p>
          </table:table-cell>
          <table:table-cell table:style-name="ce9" office:value-type="float" office:value="50066" calcext:value-type="float">
            <text:p>50066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arolles</text:p>
          </table:table-cell>
          <table:table-cell table:style-name="ce9" office:value-type="float" office:value="50102" calcext:value-type="float">
            <text:p>5010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hampeaux</text:p>
          </table:table-cell>
          <table:table-cell table:style-name="ce9" office:value-type="float" office:value="50117" calcext:value-type="float">
            <text:p>50117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Vicq-sur-Mer</text:p>
          </table:table-cell>
          <table:table-cell table:style-name="ce9" office:value-type="float" office:value="50142" calcext:value-type="float">
            <text:p>5014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onville-les-Bains</text:p>
          </table:table-cell>
          <table:table-cell table:style-name="ce9" office:value-type="float" office:value="50165" calcext:value-type="float">
            <text:p>50165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ragey-Ronthon</text:p>
          </table:table-cell>
          <table:table-cell table:style-name="ce9" office:value-type="float" office:value="50167" calcext:value-type="float">
            <text:p>50167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Fermanville</text:p>
          </table:table-cell>
          <table:table-cell table:style-name="ce9" office:value-type="float" office:value="50178" calcext:value-type="float">
            <text:p>50178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Gatteville-le-Phare</text:p>
          </table:table-cell>
          <table:table-cell table:style-name="ce9" office:value-type="float" office:value="50196" calcext:value-type="float">
            <text:p>50196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Genêts</text:p>
          </table:table-cell>
          <table:table-cell table:style-name="ce9" office:value-type="float" office:value="50199" calcext:value-type="float">
            <text:p>50199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Granville</text:p>
          </table:table-cell>
          <table:table-cell table:style-name="ce9" office:value-type="float" office:value="50218" calcext:value-type="float">
            <text:p>50218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Lestre</text:p>
          </table:table-cell>
          <table:table-cell table:style-name="ce9" office:value-type="float" office:value="50268" calcext:value-type="float">
            <text:p>50268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Montfarville</text:p>
          </table:table-cell>
          <table:table-cell table:style-name="ce9" office:value-type="float" office:value="50342" calcext:value-type="float">
            <text:p>5034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Port-Bail-sur-Mer</text:p>
          </table:table-cell>
          <table:table-cell table:style-name="ce9" office:value-type="float" office:value="50412" calcext:value-type="float">
            <text:p>5041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Quinéville</text:p>
          </table:table-cell>
          <table:table-cell table:style-name="ce9" office:value-type="float" office:value="50421" calcext:value-type="float">
            <text:p>50421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Réville</text:p>
          </table:table-cell>
          <table:table-cell table:style-name="ce9" office:value-type="float" office:value="50433" calcext:value-type="float">
            <text:p>50433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Georges-de-la-Rivière</text:p>
          </table:table-cell>
          <table:table-cell table:style-name="ce9" office:value-type="float" office:value="50471" calcext:value-type="float">
            <text:p>50471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Jean-de-la-Rivière</text:p>
          </table:table-cell>
          <table:table-cell table:style-name="ce9" office:value-type="float" office:value="50490" calcext:value-type="float">
            <text:p>50490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Jean-le-Thomas</text:p>
          </table:table-cell>
          <table:table-cell table:style-name="ce9" office:value-type="float" office:value="50496" calcext:value-type="float">
            <text:p>50496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Maurice-en-Cotentin</text:p>
          </table:table-cell>
          <table:table-cell table:style-name="ce9" office:value-type="float" office:value="50522" calcext:value-type="float">
            <text:p>5052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Pair-sur-Mer</text:p>
          </table:table-cell>
          <table:table-cell table:style-name="ce9" office:value-type="float" office:value="50532" calcext:value-type="float">
            <text:p>5053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aint-Vaast-la-Hougue</text:p>
          </table:table-cell>
          <table:table-cell table:style-name="ce9" office:value-type="float" office:value="50562" calcext:value-type="float">
            <text:p>50562</text:p>
          </table:table-cell>
          <table:table-cell table:number-columns-repeated="1020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Siouville-Hague</text:p>
          </table:table-cell>
          <table:table-cell table:style-name="ce9" office:value-type="float" office:value="50576" calcext:value-type="float">
            <text:p>5057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Ambon</text:p>
          </table:table-cell>
          <table:table-cell table:style-name="ce9" office:value-type="float" office:value="56002" calcext:value-type="float">
            <text:p>5600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Arradon</text:p>
          </table:table-cell>
          <table:table-cell table:style-name="ce9" office:value-type="float" office:value="56003" calcext:value-type="float">
            <text:p>56003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Arzal</text:p>
          </table:table-cell>
          <table:table-cell table:style-name="ce9" office:value-type="float" office:value="56004" calcext:value-type="float">
            <text:p>5600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Arzon</text:p>
          </table:table-cell>
          <table:table-cell table:style-name="ce9" office:value-type="float" office:value="56005" calcext:value-type="float">
            <text:p>56005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Baden</text:p>
          </table:table-cell>
          <table:table-cell table:style-name="ce9" office:value-type="float" office:value="56008" calcext:value-type="float">
            <text:p>5600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Bangor</text:p>
          </table:table-cell>
          <table:table-cell table:style-name="ce9" office:value-type="float" office:value="56009" calcext:value-type="float">
            <text:p>56009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Belz</text:p>
          </table:table-cell>
          <table:table-cell table:style-name="ce9" office:value-type="float" office:value="56013" calcext:value-type="float">
            <text:p>56013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Billiers</text:p>
          </table:table-cell>
          <table:table-cell table:style-name="ce9" office:value-type="float" office:value="56018" calcext:value-type="float">
            <text:p>5601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Camoël</text:p>
          </table:table-cell>
          <table:table-cell table:style-name="ce9" office:value-type="float" office:value="56030" calcext:value-type="float">
            <text:p>56030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Carnac</text:p>
          </table:table-cell>
          <table:table-cell table:style-name="ce9" office:value-type="float" office:value="56034" calcext:value-type="float">
            <text:p>5603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Crach</text:p>
          </table:table-cell>
          <table:table-cell table:style-name="ce9" office:value-type="float" office:value="56046" calcext:value-type="float">
            <text:p>5604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Damgan</text:p>
          </table:table-cell>
          <table:table-cell table:style-name="ce9" office:value-type="float" office:value="56052" calcext:value-type="float">
            <text:p>5605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Erdeven</text:p>
          </table:table-cell>
          <table:table-cell table:style-name="ce9" office:value-type="float" office:value="56054" calcext:value-type="float">
            <text:p>5605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Étel</text:p>
          </table:table-cell>
          <table:table-cell table:style-name="ce9" office:value-type="float" office:value="56055" calcext:value-type="float">
            <text:p>56055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Gâvres</text:p>
          </table:table-cell>
          <table:table-cell table:style-name="ce9" office:value-type="float" office:value="56062" calcext:value-type="float">
            <text:p>5606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Groix</text:p>
          </table:table-cell>
          <table:table-cell table:style-name="ce9" office:value-type="float" office:value="56069" calcext:value-type="float">
            <text:p>56069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Guidel</text:p>
          </table:table-cell>
          <table:table-cell table:style-name="ce9" office:value-type="float" office:value="56078" calcext:value-type="float">
            <text:p>5607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e Hézo</text:p>
          </table:table-cell>
          <table:table-cell table:style-name="ce9" office:value-type="float" office:value="56084" calcext:value-type="float">
            <text:p>5608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Hœdic</text:p>
          </table:table-cell>
          <table:table-cell table:style-name="ce9" office:value-type="float" office:value="56085" calcext:value-type="float">
            <text:p>56085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Île-d'Houat</text:p>
          </table:table-cell>
          <table:table-cell table:style-name="ce9" office:value-type="float" office:value="56086" calcext:value-type="float">
            <text:p>5608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Île-aux-Moines</text:p>
          </table:table-cell>
          <table:table-cell table:style-name="ce9" office:value-type="float" office:value="56087" calcext:value-type="float">
            <text:p>56087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Île-d'Arz</text:p>
          </table:table-cell>
          <table:table-cell table:style-name="ce9" office:value-type="float" office:value="56088" calcext:value-type="float">
            <text:p>5608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armor-Baden</text:p>
          </table:table-cell>
          <table:table-cell table:style-name="ce9" office:value-type="float" office:value="56106" calcext:value-type="float">
            <text:p>5610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armor-Plage</text:p>
          </table:table-cell>
          <table:table-cell table:style-name="ce9" office:value-type="float" office:value="56107" calcext:value-type="float">
            <text:p>56107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ocmaria</text:p>
          </table:table-cell>
          <table:table-cell table:style-name="ce9" office:value-type="float" office:value="56114" calcext:value-type="float">
            <text:p>5611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ocmariaquer</text:p>
          </table:table-cell>
          <table:table-cell table:style-name="ce9" office:value-type="float" office:value="56116" calcext:value-type="float">
            <text:p>5611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ocoal-Mendon</text:p>
          </table:table-cell>
          <table:table-cell table:style-name="ce9" office:value-type="float" office:value="56119" calcext:value-type="float">
            <text:p>56119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e Palais</text:p>
          </table:table-cell>
          <table:table-cell table:style-name="ce9" office:value-type="float" office:value="56152" calcext:value-type="float">
            <text:p>5615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énestin</text:p>
          </table:table-cell>
          <table:table-cell table:style-name="ce9" office:value-type="float" office:value="56155" calcext:value-type="float">
            <text:p>56155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loemel</text:p>
          </table:table-cell>
          <table:table-cell table:style-name="ce9" office:value-type="float" office:value="56161" calcext:value-type="float">
            <text:p>56161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loemeur</text:p>
          </table:table-cell>
          <table:table-cell table:style-name="ce9" office:value-type="float" office:value="56162" calcext:value-type="float">
            <text:p>5616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louharnel</text:p>
          </table:table-cell>
          <table:table-cell table:style-name="ce9" office:value-type="float" office:value="56168" calcext:value-type="float">
            <text:p>5616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louhinec</text:p>
          </table:table-cell>
          <table:table-cell table:style-name="ce9" office:value-type="float" office:value="56169" calcext:value-type="float">
            <text:p>56169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Port-Louis</text:p>
          </table:table-cell>
          <table:table-cell table:style-name="ce9" office:value-type="float" office:value="56181" calcext:value-type="float">
            <text:p>56181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Quiberon</text:p>
          </table:table-cell>
          <table:table-cell table:style-name="ce9" office:value-type="float" office:value="56186" calcext:value-type="float">
            <text:p>56186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Riantec</text:p>
          </table:table-cell>
          <table:table-cell table:style-name="ce9" office:value-type="float" office:value="56193" calcext:value-type="float">
            <text:p>56193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int-Armel</text:p>
          </table:table-cell>
          <table:table-cell table:style-name="ce9" office:value-type="float" office:value="56205" calcext:value-type="float">
            <text:p>56205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int-Gildas-de-Rhuys</text:p>
          </table:table-cell>
          <table:table-cell table:style-name="ce9" office:value-type="float" office:value="56214" calcext:value-type="float">
            <text:p>5621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inte-Hélène</text:p>
          </table:table-cell>
          <table:table-cell table:style-name="ce9" office:value-type="float" office:value="56220" calcext:value-type="float">
            <text:p>56220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int-Philibert</text:p>
          </table:table-cell>
          <table:table-cell table:style-name="ce9" office:value-type="float" office:value="56233" calcext:value-type="float">
            <text:p>56233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int-Pierre-Quiberon</text:p>
          </table:table-cell>
          <table:table-cell table:style-name="ce9" office:value-type="float" office:value="56234" calcext:value-type="float">
            <text:p>56234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rzeau</text:p>
          </table:table-cell>
          <table:table-cell table:style-name="ce9" office:value-type="float" office:value="56240" calcext:value-type="float">
            <text:p>56240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Sauzon</text:p>
          </table:table-cell>
          <table:table-cell table:style-name="ce9" office:value-type="float" office:value="56241" calcext:value-type="float">
            <text:p>56241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e Tour-du-Parc</text:p>
          </table:table-cell>
          <table:table-cell table:style-name="ce9" office:value-type="float" office:value="56252" calcext:value-type="float">
            <text:p>56252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a Trinité-sur-Mer</text:p>
          </table:table-cell>
          <table:table-cell table:style-name="ce9" office:value-type="float" office:value="56258" calcext:value-type="float">
            <text:p>56258</text:p>
          </table:table-cell>
          <table:table-cell table:number-columns-repeated="1020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Le Bono</text:p>
          </table:table-cell>
          <table:table-cell table:style-name="ce9" office:value-type="float" office:value="56262" calcext:value-type="float">
            <text:p>56262</text:p>
          </table:table-cell>
          <table:table-cell table:number-columns-repeated="1020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Guerstling</text:p>
          </table:table-cell>
          <table:table-cell table:style-name="ce9" office:value-type="float" office:value="57273" calcext:value-type="float">
            <text:p>57273</text:p>
          </table:table-cell>
          <table:table-cell table:number-columns-repeated="1020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Neunkirchen-lès-Bouzonville</text:p>
          </table:table-cell>
          <table:table-cell table:style-name="ce9" office:value-type="float" office:value="57502" calcext:value-type="float">
            <text:p>57502</text:p>
          </table:table-cell>
          <table:table-cell table:number-columns-repeated="1020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Bray-Dunes</text:p>
          </table:table-cell>
          <table:table-cell table:style-name="ce9" office:value-type="float" office:value="59107" calcext:value-type="float">
            <text:p>59107</text:p>
          </table:table-cell>
          <table:table-cell table:number-columns-repeated="1020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Uxem</text:p>
          </table:table-cell>
          <table:table-cell table:style-name="ce9" office:value-type="float" office:value="59605" calcext:value-type="float">
            <text:p>59605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Apremont</text:p>
          </table:table-cell>
          <table:table-cell table:style-name="ce9" office:value-type="float" office:value="60022" calcext:value-type="float">
            <text:p>60022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Boury-en-Vexin</text:p>
          </table:table-cell>
          <table:table-cell table:style-name="ce9" office:value-type="float" office:value="60095" calcext:value-type="float">
            <text:p>60095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Boutencourt</text:p>
          </table:table-cell>
          <table:table-cell table:style-name="ce9" office:value-type="float" office:value="60097" calcext:value-type="float">
            <text:p>60097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hambors</text:p>
          </table:table-cell>
          <table:table-cell table:style-name="ce9" office:value-type="float" office:value="60140" calcext:value-type="float">
            <text:p>60140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havençon</text:p>
          </table:table-cell>
          <table:table-cell table:style-name="ce9" office:value-type="float" office:value="60144" calcext:value-type="float">
            <text:p>60144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helles</text:p>
          </table:table-cell>
          <table:table-cell table:style-name="ce9" office:value-type="float" office:value="60145" calcext:value-type="float">
            <text:p>60145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ourteuil</text:p>
          </table:table-cell>
          <table:table-cell table:style-name="ce9" office:value-type="float" office:value="60170" calcext:value-type="float">
            <text:p>60170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elincourt</text:p>
          </table:table-cell>
          <table:table-cell table:style-name="ce9" office:value-type="float" office:value="60195" calcext:value-type="float">
            <text:p>60195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Éméville</text:p>
          </table:table-cell>
          <table:table-cell table:style-name="ce9" office:value-type="float" office:value="60207" calcext:value-type="float">
            <text:p>60207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Énencourt-Léage</text:p>
          </table:table-cell>
          <table:table-cell table:style-name="ce9" office:value-type="float" office:value="60208" calcext:value-type="float">
            <text:p>60208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Fontaine-Chaalis</text:p>
          </table:table-cell>
          <table:table-cell table:style-name="ce9" office:value-type="float" office:value="60241" calcext:value-type="float">
            <text:p>60241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Foulangues</text:p>
          </table:table-cell>
          <table:table-cell table:style-name="ce9" office:value-type="float" office:value="60249" calcext:value-type="float">
            <text:p>60249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Gerberoy</text:p>
          </table:table-cell>
          <table:table-cell table:style-name="ce9" office:value-type="float" office:value="60271" calcext:value-type="float">
            <text:p>60271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Glaignes</text:p>
          </table:table-cell>
          <table:table-cell table:style-name="ce9" office:value-type="float" office:value="60274" calcext:value-type="float">
            <text:p>60274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Hautefontaine</text:p>
          </table:table-cell>
          <table:table-cell table:style-name="ce9" office:value-type="float" office:value="60305" calcext:value-type="float">
            <text:p>60305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Labosse</text:p>
          </table:table-cell>
          <table:table-cell table:style-name="ce9" office:value-type="float" office:value="60331" calcext:value-type="float">
            <text:p>60331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Montjavoult</text:p>
          </table:table-cell>
          <table:table-cell table:style-name="ce9" office:value-type="float" office:value="60420" calcext:value-type="float">
            <text:p>60420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Montlognon</text:p>
          </table:table-cell>
          <table:table-cell table:style-name="ce9" office:value-type="float" office:value="60422" calcext:value-type="float">
            <text:p>60422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Parnes</text:p>
          </table:table-cell>
          <table:table-cell table:style-name="ce9" office:value-type="float" office:value="60487" calcext:value-type="float">
            <text:p>60487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Pouilly</text:p>
          </table:table-cell>
          <table:table-cell table:style-name="ce9" office:value-type="float" office:value="60512" calcext:value-type="float">
            <text:p>60512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Puiseux-en-Bray</text:p>
          </table:table-cell>
          <table:table-cell table:style-name="ce9" office:value-type="float" office:value="60516" calcext:value-type="float">
            <text:p>60516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Rocquemont</text:p>
          </table:table-cell>
          <table:table-cell table:style-name="ce9" office:value-type="float" office:value="60543" calcext:value-type="float">
            <text:p>60543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aint-Jean-aux-Bois</text:p>
          </table:table-cell>
          <table:table-cell table:style-name="ce9" office:value-type="float" office:value="60579" calcext:value-type="float">
            <text:p>60579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erans</text:p>
          </table:table-cell>
          <table:table-cell table:style-name="ce9" office:value-type="float" office:value="60614" calcext:value-type="float">
            <text:p>60614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éry-Magneval</text:p>
          </table:table-cell>
          <table:table-cell table:style-name="ce9" office:value-type="float" office:value="60618" calcext:value-type="float">
            <text:p>60618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Silly-Tillard</text:p>
          </table:table-cell>
          <table:table-cell table:style-name="ce9" office:value-type="float" office:value="60620" calcext:value-type="float">
            <text:p>60620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Thibivillers</text:p>
          </table:table-cell>
          <table:table-cell table:style-name="ce9" office:value-type="float" office:value="60630" calcext:value-type="float">
            <text:p>60630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Vaudancourt</text:p>
          </table:table-cell>
          <table:table-cell table:style-name="ce9" office:value-type="float" office:value="60659" calcext:value-type="float">
            <text:p>60659</text:p>
          </table:table-cell>
          <table:table-cell table:number-columns-repeated="1020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Le Vaumain</text:p>
          </table:table-cell>
          <table:table-cell table:style-name="ce9" office:value-type="float" office:value="60660" calcext:value-type="float">
            <text:p>60660</text:p>
          </table:table-cell>
          <table:table-cell table:number-columns-repeated="1020"/>
        </table:table-row>
        <table:table-row table:style-name="ro2"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Bagnoles de l'Orne Normandie</text:p>
          </table:table-cell>
          <table:table-cell table:style-name="ce9" office:value-type="float" office:value="61483" calcext:value-type="float">
            <text:p>61483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mbleteuse</text:p>
          </table:table-cell>
          <table:table-cell table:style-name="ce9" office:value-type="float" office:value="62025" calcext:value-type="float">
            <text:p>62025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ttin</text:p>
          </table:table-cell>
          <table:table-cell table:style-name="ce9" office:value-type="float" office:value="62044" calcext:value-type="float">
            <text:p>6204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udembert</text:p>
          </table:table-cell>
          <table:table-cell table:style-name="ce9" office:value-type="float" office:value="62052" calcext:value-type="float">
            <text:p>62052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udinghen</text:p>
          </table:table-cell>
          <table:table-cell table:style-name="ce9" office:value-type="float" office:value="62054" calcext:value-type="float">
            <text:p>6205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udresselles</text:p>
          </table:table-cell>
          <table:table-cell table:style-name="ce9" office:value-type="float" office:value="62056" calcext:value-type="float">
            <text:p>62056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Bazinghen</text:p>
          </table:table-cell>
          <table:table-cell table:style-name="ce9" office:value-type="float" office:value="62089" calcext:value-type="float">
            <text:p>62089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Berck</text:p>
          </table:table-cell>
          <table:table-cell table:style-name="ce9" office:value-type="float" office:value="62108" calcext:value-type="float">
            <text:p>62108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Brimeux</text:p>
          </table:table-cell>
          <table:table-cell table:style-name="ce9" office:value-type="float" office:value="62177" calcext:value-type="float">
            <text:p>62177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Camiers</text:p>
          </table:table-cell>
          <table:table-cell table:style-name="ce9" office:value-type="float" office:value="62201" calcext:value-type="float">
            <text:p>62201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Conchil-le-Temple</text:p>
          </table:table-cell>
          <table:table-cell table:style-name="ce9" office:value-type="float" office:value="62233" calcext:value-type="float">
            <text:p>62233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Cucq</text:p>
          </table:table-cell>
          <table:table-cell table:style-name="ce9" office:value-type="float" office:value="62261" calcext:value-type="float">
            <text:p>62261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Escalles</text:p>
          </table:table-cell>
          <table:table-cell table:style-name="ce9" office:value-type="float" office:value="62307" calcext:value-type="float">
            <text:p>62307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Hervelinghen</text:p>
          </table:table-cell>
          <table:table-cell table:style-name="ce9" office:value-type="float" office:value="62444" calcext:value-type="float">
            <text:p>6244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Inxent</text:p>
          </table:table-cell>
          <table:table-cell table:style-name="ce9" office:value-type="float" office:value="62472" calcext:value-type="float">
            <text:p>62472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Longvilliers</text:p>
          </table:table-cell>
          <table:table-cell table:style-name="ce9" office:value-type="float" office:value="62527" calcext:value-type="float">
            <text:p>62527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La Madelaine-sous-Montreuil</text:p>
          </table:table-cell>
          <table:table-cell table:style-name="ce9" office:value-type="float" office:value="62535" calcext:value-type="float">
            <text:p>62535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Maresville</text:p>
          </table:table-cell>
          <table:table-cell table:style-name="ce9" office:value-type="float" office:value="62554" calcext:value-type="float">
            <text:p>6255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Marles-sur-Canche</text:p>
          </table:table-cell>
          <table:table-cell table:style-name="ce9" office:value-type="float" office:value="62556" calcext:value-type="float">
            <text:p>62556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Merlimont</text:p>
          </table:table-cell>
          <table:table-cell table:style-name="ce9" office:value-type="float" office:value="62571" calcext:value-type="float">
            <text:p>62571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Montreuil-sur-Mer</text:p>
          </table:table-cell>
          <table:table-cell table:style-name="ce9" office:value-type="float" office:value="62588" calcext:value-type="float">
            <text:p>62588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Neufchâtel-Hardelot</text:p>
          </table:table-cell>
          <table:table-cell table:style-name="ce9" office:value-type="float" office:value="62604" calcext:value-type="float">
            <text:p>6260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Recques-sur-Course</text:p>
          </table:table-cell>
          <table:table-cell table:style-name="ce9" office:value-type="float" office:value="62698" calcext:value-type="float">
            <text:p>62698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Recques-sur-Hem</text:p>
          </table:table-cell>
          <table:table-cell table:style-name="ce9" office:value-type="float" office:value="62699" calcext:value-type="float">
            <text:p>62699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aint-Aubin</text:p>
          </table:table-cell>
          <table:table-cell table:style-name="ce9" office:value-type="float" office:value="62742" calcext:value-type="float">
            <text:p>62742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aint-Josse</text:p>
          </table:table-cell>
          <table:table-cell table:style-name="ce9" office:value-type="float" office:value="62752" calcext:value-type="float">
            <text:p>62752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Sangatte</text:p>
          </table:table-cell>
          <table:table-cell table:style-name="ce9" office:value-type="float" office:value="62774" calcext:value-type="float">
            <text:p>62774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Tardinghen</text:p>
          </table:table-cell>
          <table:table-cell table:style-name="ce9" office:value-type="float" office:value="62806" calcext:value-type="float">
            <text:p>62806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Le Touquet-Paris-Plage</text:p>
          </table:table-cell>
          <table:table-cell table:style-name="ce9" office:value-type="float" office:value="62826" calcext:value-type="float">
            <text:p>62826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Widehem</text:p>
          </table:table-cell>
          <table:table-cell table:style-name="ce9" office:value-type="float" office:value="62887" calcext:value-type="float">
            <text:p>62887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Wimereux</text:p>
          </table:table-cell>
          <table:table-cell table:style-name="ce9" office:value-type="float" office:value="62893" calcext:value-type="float">
            <text:p>62893</text:p>
          </table:table-cell>
          <table:table-cell table:number-columns-repeated="1020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Wissant</text:p>
          </table:table-cell>
          <table:table-cell table:style-name="ce9" office:value-type="float" office:value="62899" calcext:value-type="float">
            <text:p>62899</text:p>
          </table:table-cell>
          <table:table-cell table:number-columns-repeated="1020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Mont-Dore</text:p>
          </table:table-cell>
          <table:table-cell table:style-name="ce9" office:value-type="float" office:value="63236" calcext:value-type="float">
            <text:p>63236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Ainhoa</text:p>
          </table:table-cell>
          <table:table-cell table:style-name="ce9" office:value-type="float" office:value="64014" calcext:value-type="float">
            <text:p>64014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Béost</text:p>
          </table:table-cell>
          <table:table-cell table:style-name="ce9" office:value-type="float" office:value="64110" calcext:value-type="float">
            <text:p>64110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Bidarray</text:p>
          </table:table-cell>
          <table:table-cell table:style-name="ce9" office:value-type="float" office:value="64124" calcext:value-type="float">
            <text:p>64124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Gère-Bélesten</text:p>
          </table:table-cell>
          <table:table-cell table:style-name="ce9" office:value-type="float" office:value="64240" calcext:value-type="float">
            <text:p>64240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Itxassou</text:p>
          </table:table-cell>
          <table:table-cell table:style-name="ce9" office:value-type="float" office:value="64279" calcext:value-type="float">
            <text:p>64279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Louvie-Soubiron</text:p>
          </table:table-cell>
          <table:table-cell table:style-name="ce9" office:value-type="float" office:value="64354" calcext:value-type="float">
            <text:p>64354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aint-Jean-Pied-de-Port</text:p>
          </table:table-cell>
          <table:table-cell table:style-name="ce9" office:value-type="float" office:value="64485" calcext:value-type="float">
            <text:p>64485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aint-Pée-sur-Nivelle</text:p>
          </table:table-cell>
          <table:table-cell table:style-name="ce9" office:value-type="float" office:value="64495" calcext:value-type="float">
            <text:p>64495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are</text:p>
          </table:table-cell>
          <table:table-cell table:style-name="ce9" office:value-type="float" office:value="64504" calcext:value-type="float">
            <text:p>64504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ouraïde</text:p>
          </table:table-cell>
          <table:table-cell table:style-name="ce9" office:value-type="float" office:value="64527" calcext:value-type="float">
            <text:p>64527</text:p>
          </table:table-cell>
          <table:table-cell table:number-columns-repeated="1020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Uhart-Cize</text:p>
          </table:table-cell>
          <table:table-cell table:style-name="ce9" office:value-type="float" office:value="64538" calcext:value-type="float">
            <text:p>6453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ragnouet</text:p>
          </table:table-cell>
          <table:table-cell table:style-name="ce9" office:value-type="float" office:value="65017" calcext:value-type="float">
            <text:p>65017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rbéost</text:p>
          </table:table-cell>
          <table:table-cell table:style-name="ce9" office:value-type="float" office:value="65018" calcext:value-type="float">
            <text:p>6501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rcizans-Dessus</text:p>
          </table:table-cell>
          <table:table-cell table:style-name="ce9" office:value-type="float" office:value="65022" calcext:value-type="float">
            <text:p>65022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rgelès-Gazost</text:p>
          </table:table-cell>
          <table:table-cell table:style-name="ce9" office:value-type="float" office:value="65025" calcext:value-type="float">
            <text:p>65025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Bun</text:p>
          </table:table-cell>
          <table:table-cell table:style-name="ce9" office:value-type="float" office:value="65112" calcext:value-type="float">
            <text:p>65112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Cauterets</text:p>
          </table:table-cell>
          <table:table-cell table:style-name="ce9" office:value-type="float" office:value="65138" calcext:value-type="float">
            <text:p>6513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Cheust</text:p>
          </table:table-cell>
          <table:table-cell table:style-name="ce9" office:value-type="float" office:value="65144" calcext:value-type="float">
            <text:p>65144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Esquièze-Sère</text:p>
          </table:table-cell>
          <table:table-cell table:style-name="ce9" office:value-type="float" office:value="65168" calcext:value-type="float">
            <text:p>6516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Estaing</text:p>
          </table:table-cell>
          <table:table-cell table:style-name="ce9" office:value-type="float" office:value="65169" calcext:value-type="float">
            <text:p>65169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Ferrières</text:p>
          </table:table-cell>
          <table:table-cell table:style-name="ce9" office:value-type="float" office:value="65176" calcext:value-type="float">
            <text:p>65176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Gaillagos</text:p>
          </table:table-cell>
          <table:table-cell table:style-name="ce9" office:value-type="float" office:value="65182" calcext:value-type="float">
            <text:p>65182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Germ</text:p>
          </table:table-cell>
          <table:table-cell table:style-name="ce9" office:value-type="float" office:value="65199" calcext:value-type="float">
            <text:p>65199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Grust</text:p>
          </table:table-cell>
          <table:table-cell table:style-name="ce9" office:value-type="float" office:value="65210" calcext:value-type="float">
            <text:p>65210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Loudenvielle</text:p>
          </table:table-cell>
          <table:table-cell table:style-name="ce9" office:value-type="float" office:value="65282" calcext:value-type="float">
            <text:p>65282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Luz-Saint-Sauveur</text:p>
          </table:table-cell>
          <table:table-cell table:style-name="ce9" office:value-type="float" office:value="65295" calcext:value-type="float">
            <text:p>65295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Ourdis-Cotdoussan</text:p>
          </table:table-cell>
          <table:table-cell table:style-name="ce9" office:value-type="float" office:value="65348" calcext:value-type="float">
            <text:p>6534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Ourdon</text:p>
          </table:table-cell>
          <table:table-cell table:style-name="ce9" office:value-type="float" office:value="65349" calcext:value-type="float">
            <text:p>65349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aint-Lary-Soulan</text:p>
          </table:table-cell>
          <table:table-cell table:style-name="ce9" office:value-type="float" office:value="65388" calcext:value-type="float">
            <text:p>6538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alles</text:p>
          </table:table-cell>
          <table:table-cell table:style-name="ce9" office:value-type="float" office:value="65400" calcext:value-type="float">
            <text:p>65400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azos</text:p>
          </table:table-cell>
          <table:table-cell table:style-name="ce9" office:value-type="float" office:value="65413" calcext:value-type="float">
            <text:p>65413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ère-en-Lavedan</text:p>
          </table:table-cell>
          <table:table-cell table:style-name="ce9" office:value-type="float" office:value="65420" calcext:value-type="float">
            <text:p>65420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ers</text:p>
          </table:table-cell>
          <table:table-cell table:style-name="ce9" office:value-type="float" office:value="65424" calcext:value-type="float">
            <text:p>65424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Sireix</text:p>
          </table:table-cell>
          <table:table-cell table:style-name="ce9" office:value-type="float" office:value="65428" calcext:value-type="float">
            <text:p>6542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Uz</text:p>
          </table:table-cell>
          <table:table-cell table:style-name="ce9" office:value-type="float" office:value="65458" calcext:value-type="float">
            <text:p>65458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Vielle-Aure</text:p>
          </table:table-cell>
          <table:table-cell table:style-name="ce9" office:value-type="float" office:value="65465" calcext:value-type="float">
            <text:p>65465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Vignec</text:p>
          </table:table-cell>
          <table:table-cell table:style-name="ce9" office:value-type="float" office:value="65471" calcext:value-type="float">
            <text:p>65471</text:p>
          </table:table-cell>
          <table:table-cell table:number-columns-repeated="1020"/>
        </table:table-row>
        <table:table-row table:style-name="ro2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Viscos</text:p>
          </table:table-cell>
          <table:table-cell table:style-name="ce9" office:value-type="float" office:value="65478" calcext:value-type="float">
            <text:p>65478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'Albère</text:p>
          </table:table-cell>
          <table:table-cell table:style-name="ce9" office:value-type="float" office:value="66001" calcext:value-type="float">
            <text:p>66001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es Angles</text:p>
          </table:table-cell>
          <table:table-cell table:style-name="ce9" office:value-type="float" office:value="66004" calcext:value-type="float">
            <text:p>66004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Banyuls-sur-Mer</text:p>
          </table:table-cell>
          <table:table-cell table:style-name="ce9" office:value-type="float" office:value="66016" calcext:value-type="float">
            <text:p>66016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e Barcarès</text:p>
          </table:table-cell>
          <table:table-cell table:style-name="ce9" office:value-type="float" office:value="66017" calcext:value-type="float">
            <text:p>6601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Bolquère</text:p>
          </table:table-cell>
          <table:table-cell table:style-name="ce9" office:value-type="float" office:value="66020" calcext:value-type="float">
            <text:p>66020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e Boulou</text:p>
          </table:table-cell>
          <table:table-cell table:style-name="ce9" office:value-type="float" office:value="66024" calcext:value-type="float">
            <text:p>66024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a Cabanasse</text:p>
          </table:table-cell>
          <table:table-cell table:style-name="ce9" office:value-type="float" office:value="66027" calcext:value-type="float">
            <text:p>6602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Calmeilles</text:p>
          </table:table-cell>
          <table:table-cell table:style-name="ce9" office:value-type="float" office:value="66032" calcext:value-type="float">
            <text:p>6603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Canet-en-Roussillon</text:p>
          </table:table-cell>
          <table:table-cell table:style-name="ce9" office:value-type="float" office:value="66037" calcext:value-type="float">
            <text:p>6603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Cerbère</text:p>
          </table:table-cell>
          <table:table-cell table:style-name="ce9" office:value-type="float" office:value="66048" calcext:value-type="float">
            <text:p>66048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Céret</text:p>
          </table:table-cell>
          <table:table-cell table:style-name="ce9" office:value-type="float" office:value="66049" calcext:value-type="float">
            <text:p>66049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Égat</text:p>
          </table:table-cell>
          <table:table-cell table:style-name="ce9" office:value-type="float" office:value="66064" calcext:value-type="float">
            <text:p>66064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Err</text:p>
          </table:table-cell>
          <table:table-cell table:style-name="ce9" office:value-type="float" office:value="66067" calcext:value-type="float">
            <text:p>6606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Estavar</text:p>
          </table:table-cell>
          <table:table-cell table:style-name="ce9" office:value-type="float" office:value="66072" calcext:value-type="float">
            <text:p>6607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Eyne</text:p>
          </table:table-cell>
          <table:table-cell table:style-name="ce9" office:value-type="float" office:value="66075" calcext:value-type="float">
            <text:p>66075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Fontpédrouse</text:p>
          </table:table-cell>
          <table:table-cell table:style-name="ce9" office:value-type="float" office:value="66080" calcext:value-type="float">
            <text:p>66080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a Llagonne</text:p>
          </table:table-cell>
          <table:table-cell table:style-name="ce9" office:value-type="float" office:value="66098" calcext:value-type="float">
            <text:p>66098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Llo</text:p>
          </table:table-cell>
          <table:table-cell table:style-name="ce9" office:value-type="float" office:value="66100" calcext:value-type="float">
            <text:p>66100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Mantet</text:p>
          </table:table-cell>
          <table:table-cell table:style-name="ce9" office:value-type="float" office:value="66102" calcext:value-type="float">
            <text:p>6610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Matemale</text:p>
          </table:table-cell>
          <table:table-cell table:style-name="ce9" office:value-type="float" office:value="66105" calcext:value-type="float">
            <text:p>66105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Montesquieu-des-Albères</text:p>
          </table:table-cell>
          <table:table-cell table:style-name="ce9" office:value-type="float" office:value="66115" calcext:value-type="float">
            <text:p>66115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Mont-Louis</text:p>
          </table:table-cell>
          <table:table-cell table:style-name="ce9" office:value-type="float" office:value="66117" calcext:value-type="float">
            <text:p>6611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Nahuja</text:p>
          </table:table-cell>
          <table:table-cell table:style-name="ce9" office:value-type="float" office:value="66120" calcext:value-type="float">
            <text:p>66120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Font-Romeu-Odeillo-Via</text:p>
          </table:table-cell>
          <table:table-cell table:style-name="ce9" office:value-type="float" office:value="66124" calcext:value-type="float">
            <text:p>66124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Oms</text:p>
          </table:table-cell>
          <table:table-cell table:style-name="ce9" office:value-type="float" office:value="66126" calcext:value-type="float">
            <text:p>66126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Osséja</text:p>
          </table:table-cell>
          <table:table-cell table:style-name="ce9" office:value-type="float" office:value="66130" calcext:value-type="float">
            <text:p>66130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Palau-de-Cerdagne</text:p>
          </table:table-cell>
          <table:table-cell table:style-name="ce9" office:value-type="float" office:value="66132" calcext:value-type="float">
            <text:p>6613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Prunet-et-Belpuig</text:p>
          </table:table-cell>
          <table:table-cell table:style-name="ce9" office:value-type="float" office:value="66153" calcext:value-type="float">
            <text:p>66153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llagouse</text:p>
          </table:table-cell>
          <table:table-cell table:style-name="ce9" office:value-type="float" office:value="66167" calcext:value-type="float">
            <text:p>66167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e-Léocadie</text:p>
          </table:table-cell>
          <table:table-cell table:style-name="ce9" office:value-type="float" office:value="66181" calcext:value-type="float">
            <text:p>66181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e-Marie-la-Mer</text:p>
          </table:table-cell>
          <table:table-cell table:style-name="ce9" office:value-type="float" office:value="66182" calcext:value-type="float">
            <text:p>6618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-Pierre-dels-Forcats</text:p>
          </table:table-cell>
          <table:table-cell table:style-name="ce9" office:value-type="float" office:value="66188" calcext:value-type="float">
            <text:p>66188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Taillet</text:p>
          </table:table-cell>
          <table:table-cell table:style-name="ce9" office:value-type="float" office:value="66199" calcext:value-type="float">
            <text:p>66199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Targasonne</text:p>
          </table:table-cell>
          <table:table-cell table:style-name="ce9" office:value-type="float" office:value="66202" calcext:value-type="float">
            <text:p>6620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Thuès-Entre-Valls</text:p>
          </table:table-cell>
          <table:table-cell table:style-name="ce9" office:value-type="float" office:value="66209" calcext:value-type="float">
            <text:p>66209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Torreilles</text:p>
          </table:table-cell>
          <table:table-cell table:style-name="ce9" office:value-type="float" office:value="66212" calcext:value-type="float">
            <text:p>66212</text:p>
          </table:table-cell>
          <table:table-cell table:number-columns-repeated="1020"/>
        </table:table-row>
        <table:table-row table:style-name="ro2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Valcebollère</text:p>
          </table:table-cell>
          <table:table-cell table:style-name="ce9" office:value-type="float" office:value="66220" calcext:value-type="float">
            <text:p>66220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Albé</text:p>
          </table:table-cell>
          <table:table-cell table:style-name="ce9" office:value-type="float" office:value="67003" calcext:value-type="float">
            <text:p>67003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Bernardvillé</text:p>
          </table:table-cell>
          <table:table-cell table:style-name="ce9" office:value-type="float" office:value="67032" calcext:value-type="float">
            <text:p>67032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Bœrsch</text:p>
          </table:table-cell>
          <table:table-cell table:style-name="ce9" office:value-type="float" office:value="67052" calcext:value-type="float">
            <text:p>67052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Breitenau</text:p>
          </table:table-cell>
          <table:table-cell table:style-name="ce9" office:value-type="float" office:value="67062" calcext:value-type="float">
            <text:p>67062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Wangenbourg-Engenthal</text:p>
          </table:table-cell>
          <table:table-cell table:style-name="ce9" office:value-type="float" office:value="67122" calcext:value-type="float">
            <text:p>67122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Entzheim</text:p>
          </table:table-cell>
          <table:table-cell table:style-name="ce9" office:value-type="float" office:value="67124" calcext:value-type="float">
            <text:p>67124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Grendelbruch</text:p>
          </table:table-cell>
          <table:table-cell table:style-name="ce9" office:value-type="float" office:value="67167" calcext:value-type="float">
            <text:p>67167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Le Hohwald</text:p>
          </table:table-cell>
          <table:table-cell table:style-name="ce9" office:value-type="float" office:value="67210" calcext:value-type="float">
            <text:p>67210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tterswiller</text:p>
          </table:table-cell>
          <table:table-cell table:style-name="ce9" office:value-type="float" office:value="67227" calcext:value-type="float">
            <text:p>67227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Lalaye</text:p>
          </table:table-cell>
          <table:table-cell table:style-name="ce9" office:value-type="float" office:value="67255" calcext:value-type="float">
            <text:p>67255</text:p>
          </table:table-cell>
          <table:table-cell table:number-columns-repeated="1020"/>
        </table:table-row>
        <table:table-row table:style-name="ro2"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La Vancelle</text:p>
          </table:table-cell>
          <table:table-cell table:style-name="ce9" office:value-type="float" office:value="67505" calcext:value-type="float">
            <text:p>67505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Ammerschwihr</text:p>
          </table:table-cell>
          <table:table-cell table:style-name="ce9" office:value-type="float" office:value="68005" calcext:value-type="float">
            <text:p>68005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Bergheim</text:p>
          </table:table-cell>
          <table:table-cell table:style-name="ce9" office:value-type="float" office:value="68028" calcext:value-type="float">
            <text:p>68028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guisheim</text:p>
          </table:table-cell>
          <table:table-cell table:style-name="ce9" office:value-type="float" office:value="68078" calcext:value-type="float">
            <text:p>68078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Hunawihr</text:p>
          </table:table-cell>
          <table:table-cell table:style-name="ce9" office:value-type="float" office:value="68147" calcext:value-type="float">
            <text:p>68147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Katzenthal</text:p>
          </table:table-cell>
          <table:table-cell table:style-name="ce9" office:value-type="float" office:value="68161" calcext:value-type="float">
            <text:p>68161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Kiffis</text:p>
          </table:table-cell>
          <table:table-cell table:style-name="ce9" office:value-type="float" office:value="68165" calcext:value-type="float">
            <text:p>68165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Labaroche</text:p>
          </table:table-cell>
          <table:table-cell table:style-name="ce9" office:value-type="float" office:value="68173" calcext:value-type="float">
            <text:p>68173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Linthal</text:p>
          </table:table-cell>
          <table:table-cell table:style-name="ce9" office:value-type="float" office:value="68188" calcext:value-type="float">
            <text:p>68188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Lucelle</text:p>
          </table:table-cell>
          <table:table-cell table:style-name="ce9" office:value-type="float" office:value="68190" calcext:value-type="float">
            <text:p>68190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Mooslargue</text:p>
          </table:table-cell>
          <table:table-cell table:style-name="ce9" office:value-type="float" office:value="68216" calcext:value-type="float">
            <text:p>68216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Murbach</text:p>
          </table:table-cell>
          <table:table-cell table:style-name="ce9" office:value-type="float" office:value="68229" calcext:value-type="float">
            <text:p>68229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Nambsheim</text:p>
          </table:table-cell>
          <table:table-cell table:style-name="ce9" office:value-type="float" office:value="68230" calcext:value-type="float">
            <text:p>68230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Riquewihr</text:p>
          </table:table-cell>
          <table:table-cell table:style-name="ce9" office:value-type="float" office:value="68277" calcext:value-type="float">
            <text:p>68277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Sondernach</text:p>
          </table:table-cell>
          <table:table-cell table:style-name="ce9" office:value-type="float" office:value="68311" calcext:value-type="float">
            <text:p>68311</text:p>
          </table:table-cell>
          <table:table-cell table:number-columns-repeated="102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Turckheim</text:p>
          </table:table-cell>
          <table:table-cell table:style-name="ce9" office:value-type="float" office:value="68338" calcext:value-type="float">
            <text:p>68338</text:p>
          </table:table-cell>
          <table:table-cell table:number-columns-repeated="102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Moiré</text:p>
          </table:table-cell>
          <table:table-cell table:style-name="ce9" office:value-type="float" office:value="69134" calcext:value-type="float">
            <text:p>69134</text:p>
          </table:table-cell>
          <table:table-cell table:number-columns-repeated="102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Riverie</text:p>
          </table:table-cell>
          <table:table-cell table:style-name="ce9" office:value-type="float" office:value="69166" calcext:value-type="float">
            <text:p>69166</text:p>
          </table:table-cell>
          <table:table-cell table:number-columns-repeated="102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Saint-André-la-Côte</text:p>
          </table:table-cell>
          <table:table-cell table:style-name="ce9" office:value-type="float" office:value="69180" calcext:value-type="float">
            <text:p>69180</text:p>
          </table:table-cell>
          <table:table-cell table:number-columns-repeated="102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Sainte-Paule</text:p>
          </table:table-cell>
          <table:table-cell table:style-name="ce9" office:value-type="float" office:value="69230" calcext:value-type="float">
            <text:p>69230</text:p>
          </table:table-cell>
          <table:table-cell table:number-columns-repeated="102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Ville-sur-Jarnioux</text:p>
          </table:table-cell>
          <table:table-cell table:style-name="ce9" office:value-type="float" office:value="69265" calcext:value-type="float">
            <text:p>6926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iguebelette-le-Lac</text:p>
          </table:table-cell>
          <table:table-cell table:style-name="ce9" office:value-type="float" office:value="73001" calcext:value-type="float">
            <text:p>7300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Grand-Aigueblanche</text:p>
          </table:table-cell>
          <table:table-cell table:style-name="ce9" office:value-type="float" office:value="73003" calcext:value-type="float">
            <text:p>7300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illon-le-Jeune</text:p>
          </table:table-cell>
          <table:table-cell table:style-name="ce9" office:value-type="float" office:value="73004" calcext:value-type="float">
            <text:p>7300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illon-le-Vieux</text:p>
          </table:table-cell>
          <table:table-cell table:style-name="ce9" office:value-type="float" office:value="73005" calcext:value-type="float">
            <text:p>7300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ime-la-Plagne</text:p>
          </table:table-cell>
          <table:table-cell table:style-name="ce9" office:value-type="float" office:value="73006" calcext:value-type="float">
            <text:p>7300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lbiez-le-Jeune</text:p>
          </table:table-cell>
          <table:table-cell table:style-name="ce9" office:value-type="float" office:value="73012" calcext:value-type="float">
            <text:p>7301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lbiez-Montrond</text:p>
          </table:table-cell>
          <table:table-cell table:style-name="ce9" office:value-type="float" office:value="73013" calcext:value-type="float">
            <text:p>7301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 Allues</text:p>
          </table:table-cell>
          <table:table-cell table:style-name="ce9" office:value-type="float" office:value="73015" calcext:value-type="float">
            <text:p>7301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rith</text:p>
          </table:table-cell>
          <table:table-cell table:style-name="ce9" office:value-type="float" office:value="73020" calcext:value-type="float">
            <text:p>7302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ttignat-Oncin</text:p>
          </table:table-cell>
          <table:table-cell table:style-name="ce9" office:value-type="float" office:value="73022" calcext:value-type="float">
            <text:p>7302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ussois</text:p>
          </table:table-cell>
          <table:table-cell table:style-name="ce9" office:value-type="float" office:value="73023" calcext:value-type="float">
            <text:p>7302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 Avanchers-Valmorel</text:p>
          </table:table-cell>
          <table:table-cell table:style-name="ce9" office:value-type="float" office:value="73024" calcext:value-type="float">
            <text:p>7302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vressieux</text:p>
          </table:table-cell>
          <table:table-cell table:style-name="ce9" office:value-type="float" office:value="73025" calcext:value-type="float">
            <text:p>7302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vrieux</text:p>
          </table:table-cell>
          <table:table-cell table:style-name="ce9" office:value-type="float" office:value="73026" calcext:value-type="float">
            <text:p>7302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Ayn</text:p>
          </table:table-cell>
          <table:table-cell table:style-name="ce9" office:value-type="float" office:value="73027" calcext:value-type="float">
            <text:p>7302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Bâthie</text:p>
          </table:table-cell>
          <table:table-cell table:style-name="ce9" office:value-type="float" office:value="73032" calcext:value-type="float">
            <text:p>7303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eaufort</text:p>
          </table:table-cell>
          <table:table-cell table:style-name="ce9" office:value-type="float" office:value="73034" calcext:value-type="float">
            <text:p>7303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ellecombe-en-Bauges</text:p>
          </table:table-cell>
          <table:table-cell table:style-name="ce9" office:value-type="float" office:value="73036" calcext:value-type="float">
            <text:p>7303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essans</text:p>
          </table:table-cell>
          <table:table-cell table:style-name="ce9" office:value-type="float" office:value="73040" calcext:value-type="float">
            <text:p>7304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onneval-sur-Arc</text:p>
          </table:table-cell>
          <table:table-cell table:style-name="ce9" office:value-type="float" office:value="73047" calcext:value-type="float">
            <text:p>7304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ourget-en-Huile</text:p>
          </table:table-cell>
          <table:table-cell table:style-name="ce9" office:value-type="float" office:value="73052" calcext:value-type="float">
            <text:p>7305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ourg-Saint-Maurice</text:p>
          </table:table-cell>
          <table:table-cell table:style-name="ce9" office:value-type="float" office:value="73054" calcext:value-type="float">
            <text:p>7305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ozel</text:p>
          </table:table-cell>
          <table:table-cell table:style-name="ce9" office:value-type="float" office:value="73055" calcext:value-type="float">
            <text:p>7305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rides-les-Bains</text:p>
          </table:table-cell>
          <table:table-cell table:style-name="ce9" office:value-type="float" office:value="73057" calcext:value-type="float">
            <text:p>7305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evins</text:p>
          </table:table-cell>
          <table:table-cell table:style-name="ce9" office:value-type="float" office:value="73063" calcext:value-type="float">
            <text:p>7306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hampagny-en-Vanoise</text:p>
          </table:table-cell>
          <table:table-cell table:style-name="ce9" office:value-type="float" office:value="73071" calcext:value-type="float">
            <text:p>7307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hamp-Laurent</text:p>
          </table:table-cell>
          <table:table-cell table:style-name="ce9" office:value-type="float" office:value="73072" calcext:value-type="float">
            <text:p>7307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hanaz</text:p>
          </table:table-cell>
          <table:table-cell table:style-name="ce9" office:value-type="float" office:value="73073" calcext:value-type="float">
            <text:p>7307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Chapelle-du-Mont-du-Chat</text:p>
          </table:table-cell>
          <table:table-cell table:style-name="ce9" office:value-type="float" office:value="73076" calcext:value-type="float">
            <text:p>7307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 Chapelles</text:p>
          </table:table-cell>
          <table:table-cell table:style-name="ce9" office:value-type="float" office:value="73077" calcext:value-type="float">
            <text:p>7307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 Châtelard</text:p>
          </table:table-cell>
          <table:table-cell table:style-name="ce9" office:value-type="float" office:value="73081" calcext:value-type="float">
            <text:p>7308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hindrieux</text:p>
          </table:table-cell>
          <table:table-cell table:style-name="ce9" office:value-type="float" office:value="73085" calcext:value-type="float">
            <text:p>7308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léry</text:p>
          </table:table-cell>
          <table:table-cell table:style-name="ce9" office:value-type="float" office:value="73086" calcext:value-type="float">
            <text:p>7308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ohennoz</text:p>
          </table:table-cell>
          <table:table-cell table:style-name="ce9" office:value-type="float" office:value="73088" calcext:value-type="float">
            <text:p>7308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Compôte</text:p>
          </table:table-cell>
          <table:table-cell table:style-name="ce9" office:value-type="float" office:value="73090" calcext:value-type="float">
            <text:p>7309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onjux</text:p>
          </table:table-cell>
          <table:table-cell table:style-name="ce9" office:value-type="float" office:value="73091" calcext:value-type="float">
            <text:p>7309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orbel</text:p>
          </table:table-cell>
          <table:table-cell table:style-name="ce9" office:value-type="float" office:value="73092" calcext:value-type="float">
            <text:p>7309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rest-Voland</text:p>
          </table:table-cell>
          <table:table-cell table:style-name="ce9" office:value-type="float" office:value="73094" calcext:value-type="float">
            <text:p>7309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urienne</text:p>
          </table:table-cell>
          <table:table-cell table:style-name="ce9" office:value-type="float" office:value="73097" calcext:value-type="float">
            <text:p>7309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 Déserts</text:p>
          </table:table-cell>
          <table:table-cell table:style-name="ce9" office:value-type="float" office:value="73098" calcext:value-type="float">
            <text:p>7309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Doucy-en-Bauges</text:p>
          </table:table-cell>
          <table:table-cell table:style-name="ce9" office:value-type="float" office:value="73101" calcext:value-type="float">
            <text:p>7310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Dullin</text:p>
          </table:table-cell>
          <table:table-cell table:style-name="ce9" office:value-type="float" office:value="73104" calcext:value-type="float">
            <text:p>7310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École</text:p>
          </table:table-cell>
          <table:table-cell table:style-name="ce9" office:value-type="float" office:value="73106" calcext:value-type="float">
            <text:p>7310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Entremont-le-Vieux</text:p>
          </table:table-cell>
          <table:table-cell table:style-name="ce9" office:value-type="float" office:value="73107" calcext:value-type="float">
            <text:p>7310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Esserts-Blay</text:p>
          </table:table-cell>
          <table:table-cell table:style-name="ce9" office:value-type="float" office:value="73110" calcext:value-type="float">
            <text:p>7311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Feissons-sur-Salins</text:p>
          </table:table-cell>
          <table:table-cell table:style-name="ce9" office:value-type="float" office:value="73113" calcext:value-type="float">
            <text:p>7311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Flumet</text:p>
          </table:table-cell>
          <table:table-cell table:style-name="ce9" office:value-type="float" office:value="73114" calcext:value-type="float">
            <text:p>7311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Fontcouverte-la-Toussuire</text:p>
          </table:table-cell>
          <table:table-cell table:style-name="ce9" office:value-type="float" office:value="73116" calcext:value-type="float">
            <text:p>7311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Gerbaix</text:p>
          </table:table-cell>
          <table:table-cell table:style-name="ce9" office:value-type="float" office:value="73122" calcext:value-type="float">
            <text:p>7312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Giettaz</text:p>
          </table:table-cell>
          <table:table-cell table:style-name="ce9" office:value-type="float" office:value="73123" calcext:value-type="float">
            <text:p>7312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Hautecour</text:p>
          </table:table-cell>
          <table:table-cell table:style-name="ce9" office:value-type="float" office:value="73131" calcext:value-type="float">
            <text:p>7313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Hauteluce</text:p>
          </table:table-cell>
          <table:table-cell table:style-name="ce9" office:value-type="float" office:value="73132" calcext:value-type="float">
            <text:p>7313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Tour-en-Maurienne</text:p>
          </table:table-cell>
          <table:table-cell table:style-name="ce9" office:value-type="float" office:value="73135" calcext:value-type="float">
            <text:p>7313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Jarrier</text:p>
          </table:table-cell>
          <table:table-cell table:style-name="ce9" office:value-type="float" office:value="73138" calcext:value-type="float">
            <text:p>7313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Jarsy</text:p>
          </table:table-cell>
          <table:table-cell table:style-name="ce9" office:value-type="float" office:value="73139" calcext:value-type="float">
            <text:p>73139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ndry</text:p>
          </table:table-cell>
          <table:table-cell table:style-name="ce9" office:value-type="float" office:value="73142" calcext:value-type="float">
            <text:p>7314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épin-le-Lac</text:p>
          </table:table-cell>
          <table:table-cell table:style-name="ce9" office:value-type="float" office:value="73145" calcext:value-type="float">
            <text:p>7314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cheraines</text:p>
          </table:table-cell>
          <table:table-cell table:style-name="ce9" office:value-type="float" office:value="73146" calcext:value-type="float">
            <text:p>7314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Plagne Tarentaise</text:p>
          </table:table-cell>
          <table:table-cell table:style-name="ce9" office:value-type="float" office:value="73150" calcext:value-type="float">
            <text:p>7315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arcieux</text:p>
          </table:table-cell>
          <table:table-cell table:style-name="ce9" office:value-type="float" office:value="73152" calcext:value-type="float">
            <text:p>7315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eyrieux-Trouet</text:p>
          </table:table-cell>
          <table:table-cell table:style-name="ce9" office:value-type="float" office:value="73156" calcext:value-type="float">
            <text:p>7315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agny</text:p>
          </table:table-cell>
          <table:table-cell table:style-name="ce9" office:value-type="float" office:value="73161" calcext:value-type="float">
            <text:p>7316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cel</text:p>
          </table:table-cell>
          <table:table-cell table:style-name="ce9" office:value-type="float" office:value="73164" calcext:value-type="float">
            <text:p>7316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endry</text:p>
          </table:table-cell>
          <table:table-cell table:style-name="ce9" office:value-type="float" office:value="73166" calcext:value-type="float">
            <text:p>7316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gilbert</text:p>
          </table:table-cell>
          <table:table-cell table:style-name="ce9" office:value-type="float" office:value="73168" calcext:value-type="float">
            <text:p>7316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richer-Albanne</text:p>
          </table:table-cell>
          <table:table-cell table:style-name="ce9" office:value-type="float" office:value="73173" calcext:value-type="float">
            <text:p>7317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sapey</text:p>
          </table:table-cell>
          <table:table-cell table:style-name="ce9" office:value-type="float" office:value="73175" calcext:value-type="float">
            <text:p>7317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ntvalezan</text:p>
          </table:table-cell>
          <table:table-cell table:style-name="ce9" office:value-type="float" office:value="73176" calcext:value-type="float">
            <text:p>7317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Motte-en-Bauges</text:p>
          </table:table-cell>
          <table:table-cell table:style-name="ce9" office:value-type="float" office:value="73178" calcext:value-type="float">
            <text:p>7317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Motz</text:p>
          </table:table-cell>
          <table:table-cell table:style-name="ce9" office:value-type="float" office:value="73180" calcext:value-type="float">
            <text:p>7318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Nances</text:p>
          </table:table-cell>
          <table:table-cell table:style-name="ce9" office:value-type="float" office:value="73184" calcext:value-type="float">
            <text:p>7318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Notre-Dame-de-Bellecombe</text:p>
          </table:table-cell>
          <table:table-cell table:style-name="ce9" office:value-type="float" office:value="73186" calcext:value-type="float">
            <text:p>7318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Léchère</text:p>
          </table:table-cell>
          <table:table-cell table:style-name="ce9" office:value-type="float" office:value="73187" calcext:value-type="float">
            <text:p>7318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Notre-Dame-du-Pré</text:p>
          </table:table-cell>
          <table:table-cell table:style-name="ce9" office:value-type="float" office:value="73190" calcext:value-type="float">
            <text:p>7319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Novalaise</text:p>
          </table:table-cell>
          <table:table-cell table:style-name="ce9" office:value-type="float" office:value="73191" calcext:value-type="float">
            <text:p>7319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 Noyer</text:p>
          </table:table-cell>
          <table:table-cell table:style-name="ce9" office:value-type="float" office:value="73192" calcext:value-type="float">
            <text:p>7319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Ontex</text:p>
          </table:table-cell>
          <table:table-cell table:style-name="ce9" office:value-type="float" office:value="73193" calcext:value-type="float">
            <text:p>7319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Orelle</text:p>
          </table:table-cell>
          <table:table-cell table:style-name="ce9" office:value-type="float" office:value="73194" calcext:value-type="float">
            <text:p>7319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Peisey-Nancroix</text:p>
          </table:table-cell>
          <table:table-cell table:style-name="ce9" office:value-type="float" office:value="73197" calcext:value-type="float">
            <text:p>7319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Planay</text:p>
          </table:table-cell>
          <table:table-cell table:style-name="ce9" office:value-type="float" office:value="73201" calcext:value-type="float">
            <text:p>7320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Plancherine</text:p>
          </table:table-cell>
          <table:table-cell table:style-name="ce9" office:value-type="float" office:value="73202" calcext:value-type="float">
            <text:p>7320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 Pontet</text:p>
          </table:table-cell>
          <table:table-cell table:style-name="ce9" office:value-type="float" office:value="73205" calcext:value-type="float">
            <text:p>7320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Pralognan-la-Vanoise</text:p>
          </table:table-cell>
          <table:table-cell table:style-name="ce9" office:value-type="float" office:value="73206" calcext:value-type="float">
            <text:p>7320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Puygros</text:p>
          </table:table-cell>
          <table:table-cell table:style-name="ce9" office:value-type="float" office:value="73210" calcext:value-type="float">
            <text:p>7321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Queige</text:p>
          </table:table-cell>
          <table:table-cell table:style-name="ce9" office:value-type="float" office:value="73211" calcext:value-type="float">
            <text:p>7321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Ruffieux</text:p>
          </table:table-cell>
          <table:table-cell table:style-name="ce9" office:value-type="float" office:value="73218" calcext:value-type="float">
            <text:p>7321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Alban-de-Montbel</text:p>
          </table:table-cell>
          <table:table-cell table:style-name="ce9" office:value-type="float" office:value="73219" calcext:value-type="float">
            <text:p>73219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Alban-des-Villards</text:p>
          </table:table-cell>
          <table:table-cell table:style-name="ce9" office:value-type="float" office:value="73221" calcext:value-type="float">
            <text:p>7322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André</text:p>
          </table:table-cell>
          <table:table-cell table:style-name="ce9" office:value-type="float" office:value="73223" calcext:value-type="float">
            <text:p>7322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Courchevel</text:p>
          </table:table-cell>
          <table:table-cell table:style-name="ce9" office:value-type="float" office:value="73227" calcext:value-type="float">
            <text:p>7322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Colomban-des-Villards</text:p>
          </table:table-cell>
          <table:table-cell table:style-name="ce9" office:value-type="float" office:value="73230" calcext:value-type="float">
            <text:p>7323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e-Foy-Tarentaise</text:p>
          </table:table-cell>
          <table:table-cell table:style-name="ce9" office:value-type="float" office:value="73232" calcext:value-type="float">
            <text:p>7323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François-de-Sales</text:p>
          </table:table-cell>
          <table:table-cell table:style-name="ce9" office:value-type="float" office:value="73234" calcext:value-type="float">
            <text:p>7323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 François Longchamp</text:p>
          </table:table-cell>
          <table:table-cell table:style-name="ce9" office:value-type="float" office:value="73235" calcext:value-type="float">
            <text:p>7323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Georges-d'Hurtières</text:p>
          </table:table-cell>
          <table:table-cell table:style-name="ce9" office:value-type="float" office:value="73237" calcext:value-type="float">
            <text:p>7323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Jean-d'Arves</text:p>
          </table:table-cell>
          <table:table-cell table:style-name="ce9" office:value-type="float" office:value="73242" calcext:value-type="float">
            <text:p>7324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Jean-de-Chevelu</text:p>
          </table:table-cell>
          <table:table-cell table:style-name="ce9" office:value-type="float" office:value="73245" calcext:value-type="float">
            <text:p>7324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e-Marie-d'Alvey</text:p>
          </table:table-cell>
          <table:table-cell table:style-name="ce9" office:value-type="float" office:value="73254" calcext:value-type="float">
            <text:p>7325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s Belleville</text:p>
          </table:table-cell>
          <table:table-cell table:style-name="ce9" office:value-type="float" office:value="73257" calcext:value-type="float">
            <text:p>7325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Martin-sur-la-Chambre</text:p>
          </table:table-cell>
          <table:table-cell table:style-name="ce9" office:value-type="float" office:value="73259" calcext:value-type="float">
            <text:p>73259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Nicolas-la-Chapelle</text:p>
          </table:table-cell>
          <table:table-cell table:style-name="ce9" office:value-type="float" office:value="73262" calcext:value-type="float">
            <text:p>7326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Offenge</text:p>
          </table:table-cell>
          <table:table-cell table:style-name="ce9" office:value-type="float" office:value="73263" calcext:value-type="float">
            <text:p>7326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ancrace</text:p>
          </table:table-cell>
          <table:table-cell table:style-name="ce9" office:value-type="float" office:value="73267" calcext:value-type="float">
            <text:p>7326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aul-sur-Isère</text:p>
          </table:table-cell>
          <table:table-cell table:style-name="ce9" office:value-type="float" office:value="73268" calcext:value-type="float">
            <text:p>7326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ierre-d'Alvey</text:p>
          </table:table-cell>
          <table:table-cell table:style-name="ce9" office:value-type="float" office:value="73271" calcext:value-type="float">
            <text:p>7327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ierre-de-Belleville</text:p>
          </table:table-cell>
          <table:table-cell table:style-name="ce9" office:value-type="float" office:value="73272" calcext:value-type="float">
            <text:p>7327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ierre-de-Curtille</text:p>
          </table:table-cell>
          <table:table-cell table:style-name="ce9" office:value-type="float" office:value="73273" calcext:value-type="float">
            <text:p>7327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Pierre-d'Entremont</text:p>
          </table:table-cell>
          <table:table-cell table:style-name="ce9" office:value-type="float" office:value="73274" calcext:value-type="float">
            <text:p>7327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e-Reine</text:p>
          </table:table-cell>
          <table:table-cell table:style-name="ce9" office:value-type="float" office:value="73277" calcext:value-type="float">
            <text:p>7327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int-Sorlin-d'Arves</text:p>
          </table:table-cell>
          <table:table-cell table:style-name="ce9" office:value-type="float" office:value="73280" calcext:value-type="float">
            <text:p>7328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alins-Fontaine</text:p>
          </table:table-cell>
          <table:table-cell table:style-name="ce9" office:value-type="float" office:value="73284" calcext:value-type="float">
            <text:p>7328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Séez</text:p>
          </table:table-cell>
          <table:table-cell table:style-name="ce9" office:value-type="float" office:value="73285" calcext:value-type="float">
            <text:p>73285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Table</text:p>
          </table:table-cell>
          <table:table-cell table:style-name="ce9" office:value-type="float" office:value="73289" calcext:value-type="float">
            <text:p>73289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al-Cenis</text:p>
          </table:table-cell>
          <table:table-cell table:style-name="ce9" office:value-type="float" office:value="73290" calcext:value-type="float">
            <text:p>73290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Thoiry</text:p>
          </table:table-cell>
          <table:table-cell table:style-name="ce9" office:value-type="float" office:value="73293" calcext:value-type="float">
            <text:p>7329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Thuile</text:p>
          </table:table-cell>
          <table:table-cell table:style-name="ce9" office:value-type="float" office:value="73294" calcext:value-type="float">
            <text:p>7329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Tignes</text:p>
          </table:table-cell>
          <table:table-cell table:style-name="ce9" office:value-type="float" office:value="73296" calcext:value-type="float">
            <text:p>7329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a Trinité</text:p>
          </table:table-cell>
          <table:table-cell table:style-name="ce9" office:value-type="float" office:value="73302" calcext:value-type="float">
            <text:p>7330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al-d'Isère</text:p>
          </table:table-cell>
          <table:table-cell table:style-name="ce9" office:value-type="float" office:value="73304" calcext:value-type="float">
            <text:p>73304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alloire</text:p>
          </table:table-cell>
          <table:table-cell table:style-name="ce9" office:value-type="float" office:value="73306" calcext:value-type="float">
            <text:p>73306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almeinier</text:p>
          </table:table-cell>
          <table:table-cell table:style-name="ce9" office:value-type="float" office:value="73307" calcext:value-type="float">
            <text:p>7330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Le Verneil</text:p>
          </table:table-cell>
          <table:table-cell table:style-name="ce9" office:value-type="float" office:value="73311" calcext:value-type="float">
            <text:p>73311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erthemex</text:p>
          </table:table-cell>
          <table:table-cell table:style-name="ce9" office:value-type="float" office:value="73313" calcext:value-type="float">
            <text:p>73313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illard-sur-Doron</text:p>
          </table:table-cell>
          <table:table-cell table:style-name="ce9" office:value-type="float" office:value="73317" calcext:value-type="float">
            <text:p>73317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illarembert</text:p>
          </table:table-cell>
          <table:table-cell table:style-name="ce9" office:value-type="float" office:value="73318" calcext:value-type="float">
            <text:p>73318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illarodin-Bourget</text:p>
          </table:table-cell>
          <table:table-cell table:style-name="ce9" office:value-type="float" office:value="73322" calcext:value-type="float">
            <text:p>73322</text:p>
          </table:table-cell>
          <table:table-cell table:number-columns-repeated="102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Villaroger</text:p>
          </table:table-cell>
          <table:table-cell table:style-name="ce9" office:value-type="float" office:value="73323" calcext:value-type="float">
            <text:p>7332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Abondance</text:p>
          </table:table-cell>
          <table:table-cell table:style-name="ce9" office:value-type="float" office:value="74001" calcext:value-type="float">
            <text:p>7400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Alex</text:p>
          </table:table-cell>
          <table:table-cell table:style-name="ce9" office:value-type="float" office:value="74003" calcext:value-type="float">
            <text:p>7400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Allèves</text:p>
          </table:table-cell>
          <table:table-cell table:style-name="ce9" office:value-type="float" office:value="74004" calcext:value-type="float">
            <text:p>7400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Arâches-la-Frasse</text:p>
          </table:table-cell>
          <table:table-cell table:style-name="ce9" office:value-type="float" office:value="74014" calcext:value-type="float">
            <text:p>7401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allaison</text:p>
          </table:table-cell>
          <table:table-cell table:style-name="ce9" office:value-type="float" office:value="74025" calcext:value-type="float">
            <text:p>7402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Balme-de-Thuy</text:p>
          </table:table-cell>
          <table:table-cell table:style-name="ce9" office:value-type="float" office:value="74027" calcext:value-type="float">
            <text:p>74027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Baume</text:p>
          </table:table-cell>
          <table:table-cell table:style-name="ce9" office:value-type="float" office:value="74030" calcext:value-type="float">
            <text:p>7403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ellevaux</text:p>
          </table:table-cell>
          <table:table-cell table:style-name="ce9" office:value-type="float" office:value="74032" calcext:value-type="float">
            <text:p>7403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ernex</text:p>
          </table:table-cell>
          <table:table-cell table:style-name="ce9" office:value-type="float" office:value="74033" calcext:value-type="float">
            <text:p>7403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 Biot</text:p>
          </table:table-cell>
          <table:table-cell table:style-name="ce9" office:value-type="float" office:value="74034" calcext:value-type="float">
            <text:p>7403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luffy</text:p>
          </table:table-cell>
          <table:table-cell table:style-name="ce9" office:value-type="float" office:value="74036" calcext:value-type="float">
            <text:p>7403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ogève</text:p>
          </table:table-cell>
          <table:table-cell table:style-name="ce9" office:value-type="float" office:value="74038" calcext:value-type="float">
            <text:p>7403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onnevaux</text:p>
          </table:table-cell>
          <table:table-cell table:style-name="ce9" office:value-type="float" office:value="74041" calcext:value-type="float">
            <text:p>7404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 Bouchet-Mont-Charvin</text:p>
          </table:table-cell>
          <table:table-cell table:style-name="ce9" office:value-type="float" office:value="74045" calcext:value-type="float">
            <text:p>7404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rizon</text:p>
          </table:table-cell>
          <table:table-cell table:style-name="ce9" office:value-type="float" office:value="74049" calcext:value-type="float">
            <text:p>7404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urdignin</text:p>
          </table:table-cell>
          <table:table-cell table:style-name="ce9" office:value-type="float" office:value="74050" calcext:value-type="float">
            <text:p>7405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ercier</text:p>
          </table:table-cell>
          <table:table-cell table:style-name="ce9" office:value-type="float" office:value="74051" calcext:value-type="float">
            <text:p>7405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amonix-Mont-Blanc</text:p>
          </table:table-cell>
          <table:table-cell table:style-name="ce9" office:value-type="float" office:value="74056" calcext:value-type="float">
            <text:p>7405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Chapelle-d'Abondance</text:p>
          </table:table-cell>
          <table:table-cell table:style-name="ce9" office:value-type="float" office:value="74058" calcext:value-type="float">
            <text:p>7405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Chapelle-Rambaud</text:p>
          </table:table-cell>
          <table:table-cell table:style-name="ce9" office:value-type="float" office:value="74059" calcext:value-type="float">
            <text:p>7405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âtel</text:p>
          </table:table-cell>
          <table:table-cell table:style-name="ce9" office:value-type="float" office:value="74063" calcext:value-type="float">
            <text:p>7406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aumont</text:p>
          </table:table-cell>
          <table:table-cell table:style-name="ce9" office:value-type="float" office:value="74065" calcext:value-type="float">
            <text:p>7406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ens-sur-Léman</text:p>
          </table:table-cell>
          <table:table-cell table:style-name="ce9" office:value-type="float" office:value="74070" calcext:value-type="float">
            <text:p>7407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essenaz</text:p>
          </table:table-cell>
          <table:table-cell table:style-name="ce9" office:value-type="float" office:value="74071" calcext:value-type="float">
            <text:p>7407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hevenoz</text:p>
          </table:table-cell>
          <table:table-cell table:style-name="ce9" office:value-type="float" office:value="74073" calcext:value-type="float">
            <text:p>7407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larafond-Arcine</text:p>
          </table:table-cell>
          <table:table-cell table:style-name="ce9" office:value-type="float" office:value="74077" calcext:value-type="float">
            <text:p>74077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 Clefs</text:p>
          </table:table-cell>
          <table:table-cell table:style-name="ce9" office:value-type="float" office:value="74079" calcext:value-type="float">
            <text:p>7407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Clusaz</text:p>
          </table:table-cell>
          <table:table-cell table:style-name="ce9" office:value-type="float" office:value="74080" calcext:value-type="float">
            <text:p>7408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ombloux</text:p>
          </table:table-cell>
          <table:table-cell table:style-name="ce9" office:value-type="float" office:value="74083" calcext:value-type="float">
            <text:p>7408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 Contamines-Montjoie</text:p>
          </table:table-cell>
          <table:table-cell table:style-name="ce9" office:value-type="float" office:value="74085" calcext:value-type="float">
            <text:p>7408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ordon</text:p>
          </table:table-cell>
          <table:table-cell table:style-name="ce9" office:value-type="float" office:value="74089" calcext:value-type="float">
            <text:p>7408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Côte-d'Arbroz</text:p>
          </table:table-cell>
          <table:table-cell table:style-name="ce9" office:value-type="float" office:value="74091" calcext:value-type="float">
            <text:p>7409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emi-Quartier</text:p>
          </table:table-cell>
          <table:table-cell table:style-name="ce9" office:value-type="float" office:value="74099" calcext:value-type="float">
            <text:p>7409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esingy</text:p>
          </table:table-cell>
          <table:table-cell table:style-name="ce9" office:value-type="float" office:value="74100" calcext:value-type="float">
            <text:p>7410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ingy-Saint-Clair</text:p>
          </table:table-cell>
          <table:table-cell table:style-name="ce9" office:value-type="float" office:value="74102" calcext:value-type="float">
            <text:p>7410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ntrevernes</text:p>
          </table:table-cell>
          <table:table-cell table:style-name="ce9" office:value-type="float" office:value="74111" calcext:value-type="float">
            <text:p>7411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ssert-Romand</text:p>
          </table:table-cell>
          <table:table-cell table:style-name="ce9" office:value-type="float" office:value="74114" calcext:value-type="float">
            <text:p>7411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Forclaz</text:p>
          </table:table-cell>
          <table:table-cell table:style-name="ce9" office:value-type="float" office:value="74129" calcext:value-type="float">
            <text:p>7412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 Gets</text:p>
          </table:table-cell>
          <table:table-cell table:style-name="ce9" office:value-type="float" office:value="74134" calcext:value-type="float">
            <text:p>7413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Giez</text:p>
          </table:table-cell>
          <table:table-cell table:style-name="ce9" office:value-type="float" office:value="74135" calcext:value-type="float">
            <text:p>7413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 Grand-Bornand</text:p>
          </table:table-cell>
          <table:table-cell table:style-name="ce9" office:value-type="float" office:value="74136" calcext:value-type="float">
            <text:p>7413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Habère-Lullin</text:p>
          </table:table-cell>
          <table:table-cell table:style-name="ce9" office:value-type="float" office:value="74139" calcext:value-type="float">
            <text:p>7413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Habère-Poche</text:p>
          </table:table-cell>
          <table:table-cell table:style-name="ce9" office:value-type="float" office:value="74140" calcext:value-type="float">
            <text:p>7414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 Houches</text:p>
          </table:table-cell>
          <table:table-cell table:style-name="ce9" office:value-type="float" office:value="74143" calcext:value-type="float">
            <text:p>7414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chaux</text:p>
          </table:table-cell>
          <table:table-cell table:style-name="ce9" office:value-type="float" office:value="74148" calcext:value-type="float">
            <text:p>7414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ullin</text:p>
          </table:table-cell>
          <table:table-cell table:style-name="ce9" office:value-type="float" office:value="74155" calcext:value-type="float">
            <text:p>7415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agland</text:p>
          </table:table-cell>
          <table:table-cell table:style-name="ce9" office:value-type="float" office:value="74159" calcext:value-type="float">
            <text:p>7415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anigod</text:p>
          </table:table-cell>
          <table:table-cell table:style-name="ce9" office:value-type="float" office:value="74160" calcext:value-type="float">
            <text:p>7416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al de Chaise</text:p>
          </table:table-cell>
          <table:table-cell table:style-name="ce9" office:value-type="float" office:value="74167" calcext:value-type="float">
            <text:p>74167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egève</text:p>
          </table:table-cell>
          <table:table-cell table:style-name="ce9" office:value-type="float" office:value="74173" calcext:value-type="float">
            <text:p>7417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égevette</text:p>
          </table:table-cell>
          <table:table-cell table:style-name="ce9" office:value-type="float" office:value="74174" calcext:value-type="float">
            <text:p>7417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eillerie</text:p>
          </table:table-cell>
          <table:table-cell table:style-name="ce9" office:value-type="float" office:value="74175" calcext:value-type="float">
            <text:p>7417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enthon-Saint-Bernard</text:p>
          </table:table-cell>
          <table:table-cell table:style-name="ce9" office:value-type="float" office:value="74176" calcext:value-type="float">
            <text:p>7417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essery</text:p>
          </table:table-cell>
          <table:table-cell table:style-name="ce9" office:value-type="float" office:value="74180" calcext:value-type="float">
            <text:p>7418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ieussy</text:p>
          </table:table-cell>
          <table:table-cell table:style-name="ce9" office:value-type="float" office:value="74183" calcext:value-type="float">
            <text:p>7418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inzier</text:p>
          </table:table-cell>
          <table:table-cell table:style-name="ce9" office:value-type="float" office:value="74184" calcext:value-type="float">
            <text:p>7418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ontriond</text:p>
          </table:table-cell>
          <table:table-cell table:style-name="ce9" office:value-type="float" office:value="74188" calcext:value-type="float">
            <text:p>7418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ont-Saxonnex</text:p>
          </table:table-cell>
          <table:table-cell table:style-name="ce9" office:value-type="float" office:value="74189" calcext:value-type="float">
            <text:p>7418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orillon</text:p>
          </table:table-cell>
          <table:table-cell table:style-name="ce9" office:value-type="float" office:value="74190" calcext:value-type="float">
            <text:p>7419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Morzine</text:p>
          </table:table-cell>
          <table:table-cell table:style-name="ce9" office:value-type="float" office:value="74191" calcext:value-type="float">
            <text:p>7419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Muraz</text:p>
          </table:table-cell>
          <table:table-cell table:style-name="ce9" office:value-type="float" office:value="74193" calcext:value-type="float">
            <text:p>7419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Nancy-sur-Cluses</text:p>
          </table:table-cell>
          <table:table-cell table:style-name="ce9" office:value-type="float" office:value="74196" calcext:value-type="float">
            <text:p>7419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Nernier</text:p>
          </table:table-cell>
          <table:table-cell table:style-name="ce9" office:value-type="float" office:value="74199" calcext:value-type="float">
            <text:p>7419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Novel</text:p>
          </table:table-cell>
          <table:table-cell table:style-name="ce9" office:value-type="float" office:value="74203" calcext:value-type="float">
            <text:p>7420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Onnion</text:p>
          </table:table-cell>
          <table:table-cell table:style-name="ce9" office:value-type="float" office:value="74205" calcext:value-type="float">
            <text:p>7420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Orcier</text:p>
          </table:table-cell>
          <table:table-cell table:style-name="ce9" office:value-type="float" office:value="74206" calcext:value-type="float">
            <text:p>7420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Passy</text:p>
          </table:table-cell>
          <table:table-cell table:style-name="ce9" office:value-type="float" office:value="74208" calcext:value-type="float">
            <text:p>7420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Glières-Val-de-Borne</text:p>
          </table:table-cell>
          <table:table-cell table:style-name="ce9" office:value-type="float" office:value="74212" calcext:value-type="float">
            <text:p>7421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Praz-sur-Arly</text:p>
          </table:table-cell>
          <table:table-cell table:style-name="ce9" office:value-type="float" office:value="74215" calcext:value-type="float">
            <text:p>7421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 Reposoir</text:p>
          </table:table-cell>
          <table:table-cell table:style-name="ce9" office:value-type="float" office:value="74221" calcext:value-type="float">
            <text:p>7422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Reyvroz</text:p>
          </table:table-cell>
          <table:table-cell table:style-name="ce9" office:value-type="float" office:value="74222" calcext:value-type="float">
            <text:p>7422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Rivière-Enverse</text:p>
          </table:table-cell>
          <table:table-cell table:style-name="ce9" office:value-type="float" office:value="74223" calcext:value-type="float">
            <text:p>7422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Eustache</text:p>
          </table:table-cell>
          <table:table-cell table:style-name="ce9" office:value-type="float" office:value="74232" calcext:value-type="float">
            <text:p>7423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Ferréol</text:p>
          </table:table-cell>
          <table:table-cell table:style-name="ce9" office:value-type="float" office:value="74234" calcext:value-type="float">
            <text:p>7423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Gervais-les-Bains</text:p>
          </table:table-cell>
          <table:table-cell table:style-name="ce9" office:value-type="float" office:value="74236" calcext:value-type="float">
            <text:p>7423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Gingolph</text:p>
          </table:table-cell>
          <table:table-cell table:style-name="ce9" office:value-type="float" office:value="74237" calcext:value-type="float">
            <text:p>74237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Jean-d'Aulps</text:p>
          </table:table-cell>
          <table:table-cell table:style-name="ce9" office:value-type="float" office:value="74238" calcext:value-type="float">
            <text:p>7423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Jean-de-Sixt</text:p>
          </table:table-cell>
          <table:table-cell table:style-name="ce9" office:value-type="float" office:value="74239" calcext:value-type="float">
            <text:p>7423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Jeoire</text:p>
          </table:table-cell>
          <table:table-cell table:style-name="ce9" office:value-type="float" office:value="74241" calcext:value-type="float">
            <text:p>7424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Paul-en-Chablais</text:p>
          </table:table-cell>
          <table:table-cell table:style-name="ce9" office:value-type="float" office:value="74249" calcext:value-type="float">
            <text:p>7424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Sigismond</text:p>
          </table:table-cell>
          <table:table-cell table:style-name="ce9" office:value-type="float" office:value="74252" calcext:value-type="float">
            <text:p>7425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int-Sylvestre</text:p>
          </table:table-cell>
          <table:table-cell table:style-name="ce9" office:value-type="float" office:value="74254" calcext:value-type="float">
            <text:p>7425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llanches</text:p>
          </table:table-cell>
          <table:table-cell table:style-name="ce9" office:value-type="float" office:value="74256" calcext:value-type="float">
            <text:p>7425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moëns</text:p>
          </table:table-cell>
          <table:table-cell table:style-name="ce9" office:value-type="float" office:value="74258" calcext:value-type="float">
            <text:p>7425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 Sappey</text:p>
          </table:table-cell>
          <table:table-cell table:style-name="ce9" office:value-type="float" office:value="74259" calcext:value-type="float">
            <text:p>7425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axel</text:p>
          </table:table-cell>
          <table:table-cell table:style-name="ce9" office:value-type="float" office:value="74261" calcext:value-type="float">
            <text:p>7426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erraval</text:p>
          </table:table-cell>
          <table:table-cell table:style-name="ce9" office:value-type="float" office:value="74265" calcext:value-type="float">
            <text:p>7426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ervoz</text:p>
          </table:table-cell>
          <table:table-cell table:style-name="ce9" office:value-type="float" office:value="74266" calcext:value-type="float">
            <text:p>7426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eytroux</text:p>
          </table:table-cell>
          <table:table-cell table:style-name="ce9" office:value-type="float" office:value="74271" calcext:value-type="float">
            <text:p>7427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Sixt-Fer-à-Cheval</text:p>
          </table:table-cell>
          <table:table-cell table:style-name="ce9" office:value-type="float" office:value="74273" calcext:value-type="float">
            <text:p>7427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Talloires-Montmin</text:p>
          </table:table-cell>
          <table:table-cell table:style-name="ce9" office:value-type="float" office:value="74275" calcext:value-type="float">
            <text:p>7427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Taninges</text:p>
          </table:table-cell>
          <table:table-cell table:style-name="ce9" office:value-type="float" office:value="74276" calcext:value-type="float">
            <text:p>7427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Thollon-les-Mémises</text:p>
          </table:table-cell>
          <table:table-cell table:style-name="ce9" office:value-type="float" office:value="74279" calcext:value-type="float">
            <text:p>7427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Thônes</text:p>
          </table:table-cell>
          <table:table-cell table:style-name="ce9" office:value-type="float" office:value="74280" calcext:value-type="float">
            <text:p>7428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Usinens</text:p>
          </table:table-cell>
          <table:table-cell table:style-name="ce9" office:value-type="float" office:value="74285" calcext:value-type="float">
            <text:p>7428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acheresse</text:p>
          </table:table-cell>
          <table:table-cell table:style-name="ce9" office:value-type="float" office:value="74286" calcext:value-type="float">
            <text:p>7428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ailly</text:p>
          </table:table-cell>
          <table:table-cell table:style-name="ce9" office:value-type="float" office:value="74287" calcext:value-type="float">
            <text:p>74287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allorcine</text:p>
          </table:table-cell>
          <table:table-cell table:style-name="ce9" office:value-type="float" office:value="74290" calcext:value-type="float">
            <text:p>74290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eigy-Foncenex</text:p>
          </table:table-cell>
          <table:table-cell table:style-name="ce9" office:value-type="float" office:value="74293" calcext:value-type="float">
            <text:p>7429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erchaix</text:p>
          </table:table-cell>
          <table:table-cell table:style-name="ce9" office:value-type="float" office:value="74294" calcext:value-type="float">
            <text:p>74294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a Vernaz</text:p>
          </table:table-cell>
          <table:table-cell table:style-name="ce9" office:value-type="float" office:value="74295" calcext:value-type="float">
            <text:p>74295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ers</text:p>
          </table:table-cell>
          <table:table-cell table:style-name="ce9" office:value-type="float" office:value="74296" calcext:value-type="float">
            <text:p>74296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eyrier-du-Lac</text:p>
          </table:table-cell>
          <table:table-cell table:style-name="ce9" office:value-type="float" office:value="74299" calcext:value-type="float">
            <text:p>74299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illard</text:p>
          </table:table-cell>
          <table:table-cell table:style-name="ce9" office:value-type="float" office:value="74301" calcext:value-type="float">
            <text:p>74301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Les Villards-sur-Thônes</text:p>
          </table:table-cell>
          <table:table-cell table:style-name="ce9" office:value-type="float" office:value="74302" calcext:value-type="float">
            <text:p>74302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inzier</text:p>
          </table:table-cell>
          <table:table-cell table:style-name="ce9" office:value-type="float" office:value="74308" calcext:value-type="float">
            <text:p>74308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Vovray-en-Bornes</text:p>
          </table:table-cell>
          <table:table-cell table:style-name="ce9" office:value-type="float" office:value="74313" calcext:value-type="float">
            <text:p>74313</text:p>
          </table:table-cell>
          <table:table-cell table:number-columns-repeated="1020"/>
        </table:table-row>
        <table:table-row table:style-name="ro2"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Yvoire</text:p>
          </table:table-cell>
          <table:table-cell table:style-name="ce9" office:value-type="float" office:value="74315" calcext:value-type="float">
            <text:p>7431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Angiens</text:p>
          </table:table-cell>
          <table:table-cell table:style-name="ce9" office:value-type="float" office:value="76015" calcext:value-type="float">
            <text:p>7601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Auberville-la-Manuel</text:p>
          </table:table-cell>
          <table:table-cell table:style-name="ce9" office:value-type="float" office:value="76032" calcext:value-type="float">
            <text:p>76032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Bénouville</text:p>
          </table:table-cell>
          <table:table-cell table:style-name="ce9" office:value-type="float" office:value="76079" calcext:value-type="float">
            <text:p>76079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Blosseville</text:p>
          </table:table-cell>
          <table:table-cell table:style-name="ce9" office:value-type="float" office:value="76104" calcext:value-type="float">
            <text:p>76104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Bordeaux-Saint-Clair</text:p>
          </table:table-cell>
          <table:table-cell table:style-name="ce9" office:value-type="float" office:value="76117" calcext:value-type="float">
            <text:p>76117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Le Bourg-Dun</text:p>
          </table:table-cell>
          <table:table-cell table:style-name="ce9" office:value-type="float" office:value="76133" calcext:value-type="float">
            <text:p>7613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La Chapelle-sur-Dun</text:p>
          </table:table-cell>
          <table:table-cell table:style-name="ce9" office:value-type="float" office:value="76172" calcext:value-type="float">
            <text:p>76172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Criel-sur-Mer</text:p>
          </table:table-cell>
          <table:table-cell table:style-name="ce9" office:value-type="float" office:value="76192" calcext:value-type="float">
            <text:p>76192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Étretat</text:p>
          </table:table-cell>
          <table:table-cell table:style-name="ce9" office:value-type="float" office:value="76254" calcext:value-type="float">
            <text:p>76254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Gueutteville-les-Grès</text:p>
          </table:table-cell>
          <table:table-cell table:style-name="ce9" office:value-type="float" office:value="76336" calcext:value-type="float">
            <text:p>76336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Ingouville</text:p>
          </table:table-cell>
          <table:table-cell table:style-name="ce9" office:value-type="float" office:value="76375" calcext:value-type="float">
            <text:p>7637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Longueil</text:p>
          </table:table-cell>
          <table:table-cell table:style-name="ce9" office:value-type="float" office:value="76395" calcext:value-type="float">
            <text:p>7639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alleville-les-Grès</text:p>
          </table:table-cell>
          <table:table-cell table:style-name="ce9" office:value-type="float" office:value="76403" calcext:value-type="float">
            <text:p>7640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aniquerville</text:p>
          </table:table-cell>
          <table:table-cell table:style-name="ce9" office:value-type="float" office:value="76406" calcext:value-type="float">
            <text:p>76406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Le Mesnil-Durdent</text:p>
          </table:table-cell>
          <table:table-cell table:style-name="ce9" office:value-type="float" office:value="76428" calcext:value-type="float">
            <text:p>76428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Paluel</text:p>
          </table:table-cell>
          <table:table-cell table:style-name="ce9" office:value-type="float" office:value="76493" calcext:value-type="float">
            <text:p>7649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Pierrefiques</text:p>
          </table:table-cell>
          <table:table-cell table:style-name="ce9" office:value-type="float" office:value="76501" calcext:value-type="float">
            <text:p>76501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La Poterie-Cap-d'Antifer</text:p>
          </table:table-cell>
          <table:table-cell table:style-name="ce9" office:value-type="float" office:value="76508" calcext:value-type="float">
            <text:p>76508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Quiberville</text:p>
          </table:table-cell>
          <table:table-cell table:style-name="ce9" office:value-type="float" office:value="76515" calcext:value-type="float">
            <text:p>7651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Rainfreville</text:p>
          </table:table-cell>
          <table:table-cell table:style-name="ce9" office:value-type="float" office:value="76519" calcext:value-type="float">
            <text:p>76519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Aubin-sur-Mer</text:p>
          </table:table-cell>
          <table:table-cell table:style-name="ce9" office:value-type="float" office:value="76564" calcext:value-type="float">
            <text:p>76564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Denis-d'Aclon</text:p>
          </table:table-cell>
          <table:table-cell table:style-name="ce9" office:value-type="float" office:value="76572" calcext:value-type="float">
            <text:p>76572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e-Marguerite-sur-Mer</text:p>
          </table:table-cell>
          <table:table-cell table:style-name="ce9" office:value-type="float" office:value="76605" calcext:value-type="float">
            <text:p>7660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Martin-aux-Buneaux</text:p>
          </table:table-cell>
          <table:table-cell table:style-name="ce9" office:value-type="float" office:value="76613" calcext:value-type="float">
            <text:p>7661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Pierre-en-Port</text:p>
          </table:table-cell>
          <table:table-cell table:style-name="ce9" office:value-type="float" office:value="76637" calcext:value-type="float">
            <text:p>76637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Pierre-le-Vieux</text:p>
          </table:table-cell>
          <table:table-cell table:style-name="ce9" office:value-type="float" office:value="76641" calcext:value-type="float">
            <text:p>76641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Vaast-Dieppedalle</text:p>
          </table:table-cell>
          <table:table-cell table:style-name="ce9" office:value-type="float" office:value="76653" calcext:value-type="float">
            <text:p>7665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int-Valery-en-Caux</text:p>
          </table:table-cell>
          <table:table-cell table:style-name="ce9" office:value-type="float" office:value="76655" calcext:value-type="float">
            <text:p>7665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assetot-le-Mauconduit</text:p>
          </table:table-cell>
          <table:table-cell table:style-name="ce9" office:value-type="float" office:value="76663" calcext:value-type="float">
            <text:p>7666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Sotteville-sur-Mer</text:p>
          </table:table-cell>
          <table:table-cell table:style-name="ce9" office:value-type="float" office:value="76683" calcext:value-type="float">
            <text:p>76683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arengeville-sur-Mer</text:p>
          </table:table-cell>
          <table:table-cell table:style-name="ce9" office:value-type="float" office:value="76720" calcext:value-type="float">
            <text:p>76720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attetot-sur-Mer</text:p>
          </table:table-cell>
          <table:table-cell table:style-name="ce9" office:value-type="float" office:value="76726" calcext:value-type="float">
            <text:p>76726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Butot-Vénesville</text:p>
          </table:table-cell>
          <table:table-cell table:style-name="ce9" office:value-type="float" office:value="76732" calcext:value-type="float">
            <text:p>76732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eules-les-Roses</text:p>
          </table:table-cell>
          <table:table-cell table:style-name="ce9" office:value-type="float" office:value="76735" calcext:value-type="float">
            <text:p>76735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eulettes-sur-Mer</text:p>
          </table:table-cell>
          <table:table-cell table:style-name="ce9" office:value-type="float" office:value="76736" calcext:value-type="float">
            <text:p>76736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illainville</text:p>
          </table:table-cell>
          <table:table-cell table:style-name="ce9" office:value-type="float" office:value="76741" calcext:value-type="float">
            <text:p>76741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innemerville</text:p>
          </table:table-cell>
          <table:table-cell table:style-name="ce9" office:value-type="float" office:value="76746" calcext:value-type="float">
            <text:p>76746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ittefleur</text:p>
          </table:table-cell>
          <table:table-cell table:style-name="ce9" office:value-type="float" office:value="76748" calcext:value-type="float">
            <text:p>76748</text:p>
          </table:table-cell>
          <table:table-cell table:number-columns-repeated="102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Yport</text:p>
          </table:table-cell>
          <table:table-cell table:style-name="ce9" office:value-type="float" office:value="76754" calcext:value-type="float">
            <text:p>7675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chères-la-Forêt</text:p>
          </table:table-cell>
          <table:table-cell table:style-name="ce9" office:value-type="float" office:value="77001" calcext:value-type="float">
            <text:p>7700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mponville</text:p>
          </table:table-cell>
          <table:table-cell table:style-name="ce9" office:value-type="float" office:value="77003" calcext:value-type="float">
            <text:p>7700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ulnoy</text:p>
          </table:table-cell>
          <table:table-cell table:style-name="ce9" office:value-type="float" office:value="77013" calcext:value-type="float">
            <text:p>7701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alloy</text:p>
          </table:table-cell>
          <table:table-cell table:style-name="ce9" office:value-type="float" office:value="77019" calcext:value-type="float">
            <text:p>77019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arbizon</text:p>
          </table:table-cell>
          <table:table-cell table:style-name="ce9" office:value-type="float" office:value="77022" calcext:value-type="float">
            <text:p>77022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oissy-aux-Cailles</text:p>
          </table:table-cell>
          <table:table-cell table:style-name="ce9" office:value-type="float" office:value="77041" calcext:value-type="float">
            <text:p>7704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oitron</text:p>
          </table:table-cell>
          <table:table-cell table:style-name="ce9" office:value-type="float" office:value="77043" calcext:value-type="float">
            <text:p>7704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oulancourt</text:p>
          </table:table-cell>
          <table:table-cell table:style-name="ce9" office:value-type="float" office:value="77046" calcext:value-type="float">
            <text:p>77046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ourron-Marlotte</text:p>
          </table:table-cell>
          <table:table-cell table:style-name="ce9" office:value-type="float" office:value="77048" calcext:value-type="float">
            <text:p>7704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Cessoy-en-Montois</text:p>
          </table:table-cell>
          <table:table-cell table:style-name="ce9" office:value-type="float" office:value="77068" calcext:value-type="float">
            <text:p>7706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Champcenest</text:p>
          </table:table-cell>
          <table:table-cell table:style-name="ce9" office:value-type="float" office:value="77080" calcext:value-type="float">
            <text:p>77080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La Chapelle-Iger</text:p>
          </table:table-cell>
          <table:table-cell table:style-name="ce9" office:value-type="float" office:value="77087" calcext:value-type="float">
            <text:p>77087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Courchamp</text:p>
          </table:table-cell>
          <table:table-cell table:style-name="ce9" office:value-type="float" office:value="77134" calcext:value-type="float">
            <text:p>7713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Courtomer</text:p>
          </table:table-cell>
          <table:table-cell table:style-name="ce9" office:value-type="float" office:value="77138" calcext:value-type="float">
            <text:p>7713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Coutençon</text:p>
          </table:table-cell>
          <table:table-cell table:style-name="ce9" office:value-type="float" office:value="77140" calcext:value-type="float">
            <text:p>77140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Darvault</text:p>
          </table:table-cell>
          <table:table-cell table:style-name="ce9" office:value-type="float" office:value="77156" calcext:value-type="float">
            <text:p>77156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Dormelles</text:p>
          </table:table-cell>
          <table:table-cell table:style-name="ce9" office:value-type="float" office:value="77161" calcext:value-type="float">
            <text:p>7716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éricy</text:p>
          </table:table-cell>
          <table:table-cell table:style-name="ce9" office:value-type="float" office:value="77179" calcext:value-type="float">
            <text:p>77179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leury-en-Bière</text:p>
          </table:table-cell>
          <table:table-cell table:style-name="ce9" office:value-type="float" office:value="77185" calcext:value-type="float">
            <text:p>77185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ontaine-le-Port</text:p>
          </table:table-cell>
          <table:table-cell table:style-name="ce9" office:value-type="float" office:value="77188" calcext:value-type="float">
            <text:p>7718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Gravon</text:p>
          </table:table-cell>
          <table:table-cell table:style-name="ce9" office:value-type="float" office:value="77212" calcext:value-type="float">
            <text:p>77212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Larchant</text:p>
          </table:table-cell>
          <table:table-cell table:style-name="ce9" office:value-type="float" office:value="77244" calcext:value-type="float">
            <text:p>7724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Marolles-en-Brie</text:p>
          </table:table-cell>
          <table:table-cell table:style-name="ce9" office:value-type="float" office:value="77278" calcext:value-type="float">
            <text:p>7727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Nanteau-sur-Essonne</text:p>
          </table:table-cell>
          <table:table-cell table:style-name="ce9" office:value-type="float" office:value="77328" calcext:value-type="float">
            <text:p>7732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Nanteau-sur-Lunain</text:p>
          </table:table-cell>
          <table:table-cell table:style-name="ce9" office:value-type="float" office:value="77329" calcext:value-type="float">
            <text:p>77329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Noisy-sur-École</text:p>
          </table:table-cell>
          <table:table-cell table:style-name="ce9" office:value-type="float" office:value="77339" calcext:value-type="float">
            <text:p>77339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Ocquerre</text:p>
          </table:table-cell>
          <table:table-cell table:style-name="ce9" office:value-type="float" office:value="77343" calcext:value-type="float">
            <text:p>7734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Paley</text:p>
          </table:table-cell>
          <table:table-cell table:style-name="ce9" office:value-type="float" office:value="77353" calcext:value-type="float">
            <text:p>7735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Pamfou</text:p>
          </table:table-cell>
          <table:table-cell table:style-name="ce9" office:value-type="float" office:value="77354" calcext:value-type="float">
            <text:p>7735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Recloses</text:p>
          </table:table-cell>
          <table:table-cell table:style-name="ce9" office:value-type="float" office:value="77386" calcext:value-type="float">
            <text:p>77386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Rumont</text:p>
          </table:table-cell>
          <table:table-cell table:style-name="ce9" office:value-type="float" office:value="77395" calcext:value-type="float">
            <text:p>77395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ablonnières</text:p>
          </table:table-cell>
          <table:table-cell table:style-name="ce9" office:value-type="float" office:value="77398" calcext:value-type="float">
            <text:p>77398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ainte-Aulde</text:p>
          </table:table-cell>
          <table:table-cell table:style-name="ce9" office:value-type="float" office:value="77401" calcext:value-type="float">
            <text:p>7740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aint-Just-en-Brie</text:p>
          </table:table-cell>
          <table:table-cell table:style-name="ce9" office:value-type="float" office:value="77416" calcext:value-type="float">
            <text:p>77416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aint-Sauveur-lès-Bray</text:p>
          </table:table-cell>
          <table:table-cell table:style-name="ce9" office:value-type="float" office:value="77434" calcext:value-type="float">
            <text:p>7743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amois-sur-Seine</text:p>
          </table:table-cell>
          <table:table-cell table:style-name="ce9" office:value-type="float" office:value="77441" calcext:value-type="float">
            <text:p>7744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Sognolles-en-Montois</text:p>
          </table:table-cell>
          <table:table-cell table:style-name="ce9" office:value-type="float" office:value="77454" calcext:value-type="float">
            <text:p>7745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hénisy</text:p>
          </table:table-cell>
          <table:table-cell table:style-name="ce9" office:value-type="float" office:value="77461" calcext:value-type="float">
            <text:p>77461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La Tombe</text:p>
          </table:table-cell>
          <table:table-cell table:style-name="ce9" office:value-type="float" office:value="77467" calcext:value-type="float">
            <text:p>77467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Treuzy-Levelay</text:p>
          </table:table-cell>
          <table:table-cell table:style-name="ce9" office:value-type="float" office:value="77473" calcext:value-type="float">
            <text:p>77473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Le Vaudoué</text:p>
          </table:table-cell>
          <table:table-cell table:style-name="ce9" office:value-type="float" office:value="77485" calcext:value-type="float">
            <text:p>77485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Villemaréchal</text:p>
          </table:table-cell>
          <table:table-cell table:style-name="ce9" office:value-type="float" office:value="77504" calcext:value-type="float">
            <text:p>77504</text:p>
          </table:table-cell>
          <table:table-cell table:number-columns-repeated="102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Villiers-sous-Grez</text:p>
          </table:table-cell>
          <table:table-cell table:style-name="ce9" office:value-type="float" office:value="77520" calcext:value-type="float">
            <text:p>77520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Adainville</text:p>
          </table:table-cell>
          <table:table-cell table:style-name="ce9" office:value-type="float" office:value="78006" calcext:value-type="float">
            <text:p>7800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Boissets</text:p>
          </table:table-cell>
          <table:table-cell table:style-name="ce9" office:value-type="float" office:value="78076" calcext:value-type="float">
            <text:p>7807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a Boissière-École</text:p>
          </table:table-cell>
          <table:table-cell table:style-name="ce9" office:value-type="float" office:value="78077" calcext:value-type="float">
            <text:p>7807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Bourdonné</text:p>
          </table:table-cell>
          <table:table-cell table:style-name="ce9" office:value-type="float" office:value="78096" calcext:value-type="float">
            <text:p>7809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lairefontaine-en-Yvelines</text:p>
          </table:table-cell>
          <table:table-cell table:style-name="ce9" office:value-type="float" office:value="78164" calcext:value-type="float">
            <text:p>78164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ondé-sur-Vesgre</text:p>
          </table:table-cell>
          <table:table-cell table:style-name="ce9" office:value-type="float" office:value="78171" calcext:value-type="float">
            <text:p>78171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ourgent</text:p>
          </table:table-cell>
          <table:table-cell table:style-name="ce9" office:value-type="float" office:value="78185" calcext:value-type="float">
            <text:p>78185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ravent</text:p>
          </table:table-cell>
          <table:table-cell table:style-name="ce9" office:value-type="float" office:value="78188" calcext:value-type="float">
            <text:p>78188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Flins-Neuve-Église</text:p>
          </table:table-cell>
          <table:table-cell table:style-name="ce9" office:value-type="float" office:value="78237" calcext:value-type="float">
            <text:p>7823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Gambaiseuil</text:p>
          </table:table-cell>
          <table:table-cell table:style-name="ce9" office:value-type="float" office:value="78264" calcext:value-type="float">
            <text:p>78264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Gressey</text:p>
          </table:table-cell>
          <table:table-cell table:style-name="ce9" office:value-type="float" office:value="78285" calcext:value-type="float">
            <text:p>78285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Grosrouvre</text:p>
          </table:table-cell>
          <table:table-cell table:style-name="ce9" office:value-type="float" office:value="78289" calcext:value-type="float">
            <text:p>78289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a Hauteville</text:p>
          </table:table-cell>
          <table:table-cell table:style-name="ce9" office:value-type="float" office:value="78302" calcext:value-type="float">
            <text:p>78302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Herbeville</text:p>
          </table:table-cell>
          <table:table-cell table:style-name="ce9" office:value-type="float" office:value="78305" calcext:value-type="float">
            <text:p>78305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Hermeray</text:p>
          </table:table-cell>
          <table:table-cell table:style-name="ce9" office:value-type="float" office:value="78307" calcext:value-type="float">
            <text:p>7830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ainville-en-Vexin</text:p>
          </table:table-cell>
          <table:table-cell table:style-name="ce9" office:value-type="float" office:value="78329" calcext:value-type="float">
            <text:p>78329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es Mesnuls</text:p>
          </table:table-cell>
          <table:table-cell table:style-name="ce9" office:value-type="float" office:value="78398" calcext:value-type="float">
            <text:p>78398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Millemont</text:p>
          </table:table-cell>
          <table:table-cell table:style-name="ce9" office:value-type="float" office:value="78404" calcext:value-type="float">
            <text:p>78404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Mittainville</text:p>
          </table:table-cell>
          <table:table-cell table:style-name="ce9" office:value-type="float" office:value="78407" calcext:value-type="float">
            <text:p>7840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Moisson</text:p>
          </table:table-cell>
          <table:table-cell table:style-name="ce9" office:value-type="float" office:value="78410" calcext:value-type="float">
            <text:p>78410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Montainville</text:p>
          </table:table-cell>
          <table:table-cell table:style-name="ce9" office:value-type="float" office:value="78415" calcext:value-type="float">
            <text:p>78415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Montchauvet</text:p>
          </table:table-cell>
          <table:table-cell table:style-name="ce9" office:value-type="float" office:value="78417" calcext:value-type="float">
            <text:p>7841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Poigny-la-Forêt</text:p>
          </table:table-cell>
          <table:table-cell table:style-name="ce9" office:value-type="float" office:value="78497" calcext:value-type="float">
            <text:p>78497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Raizeux</text:p>
          </table:table-cell>
          <table:table-cell table:style-name="ce9" office:value-type="float" office:value="78516" calcext:value-type="float">
            <text:p>7851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Rochefort-en-Yvelines</text:p>
          </table:table-cell>
          <table:table-cell table:style-name="ce9" office:value-type="float" office:value="78522" calcext:value-type="float">
            <text:p>78522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Rosay</text:p>
          </table:table-cell>
          <table:table-cell table:style-name="ce9" office:value-type="float" office:value="78530" calcext:value-type="float">
            <text:p>78530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Sailly</text:p>
          </table:table-cell>
          <table:table-cell table:style-name="ce9" office:value-type="float" office:value="78536" calcext:value-type="float">
            <text:p>7853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Saint-Illiers-la-Ville</text:p>
          </table:table-cell>
          <table:table-cell table:style-name="ce9" office:value-type="float" office:value="78558" calcext:value-type="float">
            <text:p>78558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Saint-Léger-en-Yvelines</text:p>
          </table:table-cell>
          <table:table-cell table:style-name="ce9" office:value-type="float" office:value="78562" calcext:value-type="float">
            <text:p>78562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Saint-Martin-des-Champs</text:p>
          </table:table-cell>
          <table:table-cell table:style-name="ce9" office:value-type="float" office:value="78565" calcext:value-type="float">
            <text:p>78565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e Tartre-Gaudran</text:p>
          </table:table-cell>
          <table:table-cell table:style-name="ce9" office:value-type="float" office:value="78606" calcext:value-type="float">
            <text:p>78606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Le Tertre-Saint-Denis</text:p>
          </table:table-cell>
          <table:table-cell table:style-name="ce9" office:value-type="float" office:value="78608" calcext:value-type="float">
            <text:p>78608</text:p>
          </table:table-cell>
          <table:table-cell table:number-columns-repeated="1020"/>
        </table:table-row>
        <table:table-row table:style-name="ro2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Tilly</text:p>
          </table:table-cell>
          <table:table-cell table:style-name="ce9" office:value-type="float" office:value="78618" calcext:value-type="float">
            <text:p>78618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Ault</text:p>
          </table:table-cell>
          <table:table-cell table:style-name="ce9" office:value-type="float" office:value="80039" calcext:value-type="float">
            <text:p>80039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ayeux-en-Santerre</text:p>
          </table:table-cell>
          <table:table-cell table:style-name="ce9" office:value-type="float" office:value="80181" calcext:value-type="float">
            <text:p>80181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ayeux-sur-Mer</text:p>
          </table:table-cell>
          <table:table-cell table:style-name="ce9" office:value-type="float" office:value="80182" calcext:value-type="float">
            <text:p>80182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hipilly</text:p>
          </table:table-cell>
          <table:table-cell table:style-name="ce9" office:value-type="float" office:value="80192" calcext:value-type="float">
            <text:p>80192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e Crotoy</text:p>
          </table:table-cell>
          <table:table-cell table:style-name="ce9" office:value-type="float" office:value="80228" calcext:value-type="float">
            <text:p>80228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ominois</text:p>
          </table:table-cell>
          <table:table-cell table:style-name="ce9" office:value-type="float" office:value="80244" calcext:value-type="float">
            <text:p>80244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strébœuf</text:p>
          </table:table-cell>
          <table:table-cell table:style-name="ce9" office:value-type="float" office:value="80287" calcext:value-type="float">
            <text:p>80287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Favières</text:p>
          </table:table-cell>
          <table:table-cell table:style-name="ce9" office:value-type="float" office:value="80303" calcext:value-type="float">
            <text:p>80303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Fort-Mahon-Plage</text:p>
          </table:table-cell>
          <table:table-cell table:style-name="ce9" office:value-type="float" office:value="80333" calcext:value-type="float">
            <text:p>80333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anchères</text:p>
          </table:table-cell>
          <table:table-cell table:style-name="ce9" office:value-type="float" office:value="80464" calcext:value-type="float">
            <text:p>80464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chy</text:p>
          </table:table-cell>
          <table:table-cell table:style-name="ce9" office:value-type="float" office:value="80497" calcext:value-type="float">
            <text:p>80497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ers-les-Bains</text:p>
          </table:table-cell>
          <table:table-cell table:style-name="ce9" office:value-type="float" office:value="80533" calcext:value-type="float">
            <text:p>80533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Noyelles-sur-Mer</text:p>
          </table:table-cell>
          <table:table-cell table:style-name="ce9" office:value-type="float" office:value="80600" calcext:value-type="float">
            <text:p>80600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Ponches-Estruval</text:p>
          </table:table-cell>
          <table:table-cell table:style-name="ce9" office:value-type="float" office:value="80631" calcext:value-type="float">
            <text:p>80631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Quend</text:p>
          </table:table-cell>
          <table:table-cell table:style-name="ce9" office:value-type="float" office:value="80649" calcext:value-type="float">
            <text:p>80649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Regnière-Écluse</text:p>
          </table:table-cell>
          <table:table-cell table:style-name="ce9" office:value-type="float" office:value="80665" calcext:value-type="float">
            <text:p>80665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Saint-Quentin-en-Tourmont</text:p>
          </table:table-cell>
          <table:table-cell table:style-name="ce9" office:value-type="float" office:value="80713" calcext:value-type="float">
            <text:p>80713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Saint-Valery-sur-Somme</text:p>
          </table:table-cell>
          <table:table-cell table:style-name="ce9" office:value-type="float" office:value="80721" calcext:value-type="float">
            <text:p>80721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Vaux-sur-Somme</text:p>
          </table:table-cell>
          <table:table-cell table:style-name="ce9" office:value-type="float" office:value="80784" calcext:value-type="float">
            <text:p>80784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Villers-sur-Authie</text:p>
          </table:table-cell>
          <table:table-cell table:style-name="ce9" office:value-type="float" office:value="80806" calcext:value-type="float">
            <text:p>80806</text:p>
          </table:table-cell>
          <table:table-cell table:number-columns-repeated="1020"/>
        </table:table-row>
        <table:table-row table:style-name="ro2"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Woignarue</text:p>
          </table:table-cell>
          <table:table-cell table:style-name="ce9" office:value-type="float" office:value="80826" calcext:value-type="float">
            <text:p>8082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s Adrets-de-l'Estérel</text:p>
          </table:table-cell>
          <table:table-cell table:style-name="ce9" office:value-type="float" office:value="83001" calcext:value-type="float">
            <text:p>8300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iguines</text:p>
          </table:table-cell>
          <table:table-cell table:style-name="ce9" office:value-type="float" office:value="83002" calcext:value-type="float">
            <text:p>8300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mpus</text:p>
          </table:table-cell>
          <table:table-cell table:style-name="ce9" office:value-type="float" office:value="83003" calcext:value-type="float">
            <text:p>8300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rtignosc-sur-Verdon</text:p>
          </table:table-cell>
          <table:table-cell table:style-name="ce9" office:value-type="float" office:value="83005" calcext:value-type="float">
            <text:p>8300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ups</text:p>
          </table:table-cell>
          <table:table-cell table:style-name="ce9" office:value-type="float" office:value="83007" calcext:value-type="float">
            <text:p>8300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gnols-en-Forêt</text:p>
          </table:table-cell>
          <table:table-cell table:style-name="ce9" office:value-type="float" office:value="83008" calcext:value-type="float">
            <text:p>8300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rgème</text:p>
          </table:table-cell>
          <table:table-cell table:style-name="ce9" office:value-type="float" office:value="83010" calcext:value-type="float">
            <text:p>8301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rgemon</text:p>
          </table:table-cell>
          <table:table-cell table:style-name="ce9" office:value-type="float" office:value="83011" calcext:value-type="float">
            <text:p>8301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rjols</text:p>
          </table:table-cell>
          <table:table-cell table:style-name="ce9" office:value-type="float" office:value="83012" calcext:value-type="float">
            <text:p>8301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Bastide</text:p>
          </table:table-cell>
          <table:table-cell table:style-name="ce9" office:value-type="float" office:value="83013" calcext:value-type="float">
            <text:p>8301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udinard-sur-Verdon</text:p>
          </table:table-cell>
          <table:table-cell table:style-name="ce9" office:value-type="float" office:value="83014" calcext:value-type="float">
            <text:p>8301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auduen</text:p>
          </table:table-cell>
          <table:table-cell table:style-name="ce9" office:value-type="float" office:value="83015" calcext:value-type="float">
            <text:p>8301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esse-sur-Issole</text:p>
          </table:table-cell>
          <table:table-cell table:style-name="ce9" office:value-type="float" office:value="83018" calcext:value-type="float">
            <text:p>8301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ormes-les-Mimosas</text:p>
          </table:table-cell>
          <table:table-cell table:style-name="ce9" office:value-type="float" office:value="83019" calcext:value-type="float">
            <text:p>8301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 Bourguet</text:p>
          </table:table-cell>
          <table:table-cell table:style-name="ce9" office:value-type="float" office:value="83020" calcext:value-type="float">
            <text:p>8302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ras</text:p>
          </table:table-cell>
          <table:table-cell table:style-name="ce9" office:value-type="float" office:value="83021" calcext:value-type="float">
            <text:p>8302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renon</text:p>
          </table:table-cell>
          <table:table-cell table:style-name="ce9" office:value-type="float" office:value="83022" calcext:value-type="float">
            <text:p>8302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allas</text:p>
          </table:table-cell>
          <table:table-cell table:style-name="ce9" office:value-type="float" office:value="83028" calcext:value-type="float">
            <text:p>8302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allian</text:p>
          </table:table-cell>
          <table:table-cell table:style-name="ce9" office:value-type="float" office:value="83029" calcext:value-type="float">
            <text:p>8302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arcès</text:p>
          </table:table-cell>
          <table:table-cell table:style-name="ce9" office:value-type="float" office:value="83032" calcext:value-type="float">
            <text:p>8303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avalaire-sur-Mer</text:p>
          </table:table-cell>
          <table:table-cell table:style-name="ce9" office:value-type="float" office:value="83036" calcext:value-type="float">
            <text:p>8303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hâteaudouble</text:p>
          </table:table-cell>
          <table:table-cell table:style-name="ce9" office:value-type="float" office:value="83038" calcext:value-type="float">
            <text:p>8303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hâteauvert</text:p>
          </table:table-cell>
          <table:table-cell table:style-name="ce9" office:value-type="float" office:value="83039" calcext:value-type="float">
            <text:p>8303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hâteauvieux</text:p>
          </table:table-cell>
          <table:table-cell table:style-name="ce9" office:value-type="float" office:value="83040" calcext:value-type="float">
            <text:p>8304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laviers</text:p>
          </table:table-cell>
          <table:table-cell table:style-name="ce9" office:value-type="float" office:value="83041" calcext:value-type="float">
            <text:p>8304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ogolin</text:p>
          </table:table-cell>
          <table:table-cell table:style-name="ce9" office:value-type="float" office:value="83042" calcext:value-type="float">
            <text:p>8304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ollobrières</text:p>
          </table:table-cell>
          <table:table-cell table:style-name="ce9" office:value-type="float" office:value="83043" calcext:value-type="float">
            <text:p>8304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omps-sur-Artuby</text:p>
          </table:table-cell>
          <table:table-cell table:style-name="ce9" office:value-type="float" office:value="83044" calcext:value-type="float">
            <text:p>8304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orrens</text:p>
          </table:table-cell>
          <table:table-cell table:style-name="ce9" office:value-type="float" office:value="83045" calcext:value-type="float">
            <text:p>8304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otignac</text:p>
          </table:table-cell>
          <table:table-cell table:style-name="ce9" office:value-type="float" office:value="83046" calcext:value-type="float">
            <text:p>8304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Croix-Valmer</text:p>
          </table:table-cell>
          <table:table-cell table:style-name="ce9" office:value-type="float" office:value="83048" calcext:value-type="float">
            <text:p>8304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Entrecasteaux</text:p>
          </table:table-cell>
          <table:table-cell table:style-name="ce9" office:value-type="float" office:value="83051" calcext:value-type="float">
            <text:p>8305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Esparron</text:p>
          </table:table-cell>
          <table:table-cell table:style-name="ce9" office:value-type="float" office:value="83052" calcext:value-type="float">
            <text:p>8305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ayence</text:p>
          </table:table-cell>
          <table:table-cell table:style-name="ce9" office:value-type="float" office:value="83055" calcext:value-type="float">
            <text:p>8305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iganières</text:p>
          </table:table-cell>
          <table:table-cell table:style-name="ce9" office:value-type="float" office:value="83056" calcext:value-type="float">
            <text:p>8305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lassans-sur-Issole</text:p>
          </table:table-cell>
          <table:table-cell table:style-name="ce9" office:value-type="float" office:value="83057" calcext:value-type="float">
            <text:p>8305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orcalqueiret</text:p>
          </table:table-cell>
          <table:table-cell table:style-name="ce9" office:value-type="float" office:value="83059" calcext:value-type="float">
            <text:p>8305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ox-Amphoux</text:p>
          </table:table-cell>
          <table:table-cell table:style-name="ce9" office:value-type="float" office:value="83060" calcext:value-type="float">
            <text:p>8306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Garde-Freinet</text:p>
          </table:table-cell>
          <table:table-cell table:style-name="ce9" office:value-type="float" office:value="83063" calcext:value-type="float">
            <text:p>8306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Gassin</text:p>
          </table:table-cell>
          <table:table-cell table:style-name="ce9" office:value-type="float" office:value="83065" calcext:value-type="float">
            <text:p>8306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Ginasservis</text:p>
          </table:table-cell>
          <table:table-cell table:style-name="ce9" office:value-type="float" office:value="83066" calcext:value-type="float">
            <text:p>8306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Grimaud</text:p>
          </table:table-cell>
          <table:table-cell table:style-name="ce9" office:value-type="float" office:value="83068" calcext:value-type="float">
            <text:p>8306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 Lavandou</text:p>
          </table:table-cell>
          <table:table-cell table:style-name="ce9" office:value-type="float" office:value="83070" calcext:value-type="float">
            <text:p>8307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Londe-les-Maures</text:p>
          </table:table-cell>
          <table:table-cell table:style-name="ce9" office:value-type="float" office:value="83071" calcext:value-type="float">
            <text:p>8307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orgues</text:p>
          </table:table-cell>
          <table:table-cell table:style-name="ce9" office:value-type="float" office:value="83072" calcext:value-type="float">
            <text:p>8307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Martre</text:p>
          </table:table-cell>
          <table:table-cell table:style-name="ce9" office:value-type="float" office:value="83074" calcext:value-type="float">
            <text:p>8307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s Mayons</text:p>
          </table:table-cell>
          <table:table-cell table:style-name="ce9" office:value-type="float" office:value="83075" calcext:value-type="float">
            <text:p>8307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azaugues</text:p>
          </table:table-cell>
          <table:table-cell table:style-name="ce9" office:value-type="float" office:value="83076" calcext:value-type="float">
            <text:p>8307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oissac-Bellevue</text:p>
          </table:table-cell>
          <table:table-cell table:style-name="ce9" office:value-type="float" office:value="83078" calcext:value-type="float">
            <text:p>8307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Môle</text:p>
          </table:table-cell>
          <table:table-cell table:style-name="ce9" office:value-type="float" office:value="83079" calcext:value-type="float">
            <text:p>8307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ons</text:p>
          </table:table-cell>
          <table:table-cell table:style-name="ce9" office:value-type="float" office:value="83080" calcext:value-type="float">
            <text:p>8308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ontauroux</text:p>
          </table:table-cell>
          <table:table-cell table:style-name="ce9" office:value-type="float" office:value="83081" calcext:value-type="float">
            <text:p>8308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ontfort-sur-Argens</text:p>
          </table:table-cell>
          <table:table-cell table:style-name="ce9" office:value-type="float" office:value="83083" calcext:value-type="float">
            <text:p>8308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Montmeyan</text:p>
          </table:table-cell>
          <table:table-cell table:style-name="ce9" office:value-type="float" office:value="83084" calcext:value-type="float">
            <text:p>8308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Nans-les-Pins</text:p>
          </table:table-cell>
          <table:table-cell table:style-name="ce9" office:value-type="float" office:value="83087" calcext:value-type="float">
            <text:p>8308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Plan-d'Aups-Sainte-Baume</text:p>
          </table:table-cell>
          <table:table-cell table:style-name="ce9" office:value-type="float" office:value="83093" calcext:value-type="float">
            <text:p>8309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 Plan-de-la-Tour</text:p>
          </table:table-cell>
          <table:table-cell table:style-name="ce9" office:value-type="float" office:value="83094" calcext:value-type="float">
            <text:p>8309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Pontevès</text:p>
          </table:table-cell>
          <table:table-cell table:style-name="ce9" office:value-type="float" office:value="83095" calcext:value-type="float">
            <text:p>8309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amatuelle</text:p>
          </table:table-cell>
          <table:table-cell table:style-name="ce9" office:value-type="float" office:value="83101" calcext:value-type="float">
            <text:p>8310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égusse</text:p>
          </table:table-cell>
          <table:table-cell table:style-name="ce9" office:value-type="float" office:value="83102" calcext:value-type="float">
            <text:p>8310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ians</text:p>
          </table:table-cell>
          <table:table-cell table:style-name="ce9" office:value-type="float" office:value="83104" calcext:value-type="float">
            <text:p>8310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iboux</text:p>
          </table:table-cell>
          <table:table-cell table:style-name="ce9" office:value-type="float" office:value="83105" calcext:value-type="float">
            <text:p>8310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oquebrune-sur-Argens</text:p>
          </table:table-cell>
          <table:table-cell table:style-name="ce9" office:value-type="float" office:value="83107" calcext:value-type="float">
            <text:p>8310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Roquebrussanne</text:p>
          </table:table-cell>
          <table:table-cell table:style-name="ce9" office:value-type="float" office:value="83108" calcext:value-type="float">
            <text:p>8310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Roque-Esclapon</text:p>
          </table:table-cell>
          <table:table-cell table:style-name="ce9" office:value-type="float" office:value="83109" calcext:value-type="float">
            <text:p>8310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e-Anastasie-sur-Issole</text:p>
          </table:table-cell>
          <table:table-cell table:style-name="ce9" office:value-type="float" office:value="83111" calcext:value-type="float">
            <text:p>8311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-Julien</text:p>
          </table:table-cell>
          <table:table-cell table:style-name="ce9" office:value-type="float" office:value="83113" calcext:value-type="float">
            <text:p>8311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-Martin-de-Pallières</text:p>
          </table:table-cell>
          <table:table-cell table:style-name="ce9" office:value-type="float" office:value="83114" calcext:value-type="float">
            <text:p>8311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e-Maxime</text:p>
          </table:table-cell>
          <table:table-cell table:style-name="ce9" office:value-type="float" office:value="83115" calcext:value-type="float">
            <text:p>8311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-Paul-en-Forêt</text:p>
          </table:table-cell>
          <table:table-cell table:style-name="ce9" office:value-type="float" office:value="83117" calcext:value-type="float">
            <text:p>8311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-Tropez</text:p>
          </table:table-cell>
          <table:table-cell table:style-name="ce9" office:value-type="float" office:value="83119" calcext:value-type="float">
            <text:p>8311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lernes</text:p>
          </table:table-cell>
          <table:table-cell table:style-name="ce9" office:value-type="float" office:value="83121" calcext:value-type="float">
            <text:p>83121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s Salles-sur-Verdon</text:p>
          </table:table-cell>
          <table:table-cell table:style-name="ce9" office:value-type="float" office:value="83122" calcext:value-type="float">
            <text:p>8312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eillans</text:p>
          </table:table-cell>
          <table:table-cell table:style-name="ce9" office:value-type="float" office:value="83124" calcext:value-type="float">
            <text:p>8312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ignes</text:p>
          </table:table-cell>
          <table:table-cell table:style-name="ce9" office:value-type="float" office:value="83127" calcext:value-type="float">
            <text:p>8312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illans-la-Cascade</text:p>
          </table:table-cell>
          <table:table-cell table:style-name="ce9" office:value-type="float" office:value="83128" calcext:value-type="float">
            <text:p>8312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anneron</text:p>
          </table:table-cell>
          <table:table-cell table:style-name="ce9" office:value-type="float" office:value="83133" calcext:value-type="float">
            <text:p>83133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aradeau</text:p>
          </table:table-cell>
          <table:table-cell table:style-name="ce9" office:value-type="float" office:value="83134" calcext:value-type="float">
            <text:p>83134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avernes</text:p>
          </table:table-cell>
          <table:table-cell table:style-name="ce9" office:value-type="float" office:value="83135" calcext:value-type="float">
            <text:p>83135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e Thoronet</text:p>
          </table:table-cell>
          <table:table-cell table:style-name="ce9" office:value-type="float" office:value="83136" calcext:value-type="float">
            <text:p>8313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ourrettes</text:p>
          </table:table-cell>
          <table:table-cell table:style-name="ce9" office:value-type="float" office:value="83138" calcext:value-type="float">
            <text:p>8313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ourtour</text:p>
          </table:table-cell>
          <table:table-cell table:style-name="ce9" office:value-type="float" office:value="83139" calcext:value-type="float">
            <text:p>8313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ourves</text:p>
          </table:table-cell>
          <table:table-cell table:style-name="ce9" office:value-type="float" office:value="83140" calcext:value-type="float">
            <text:p>83140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Trigance</text:p>
          </table:table-cell>
          <table:table-cell table:style-name="ce9" office:value-type="float" office:value="83142" calcext:value-type="float">
            <text:p>8314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La Verdière</text:p>
          </table:table-cell>
          <table:table-cell table:style-name="ce9" office:value-type="float" office:value="83146" calcext:value-type="float">
            <text:p>83146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Vérignon</text:p>
          </table:table-cell>
          <table:table-cell table:style-name="ce9" office:value-type="float" office:value="83147" calcext:value-type="float">
            <text:p>83147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Vidauban</text:p>
          </table:table-cell>
          <table:table-cell table:style-name="ce9" office:value-type="float" office:value="83148" calcext:value-type="float">
            <text:p>83148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Villecroze</text:p>
          </table:table-cell>
          <table:table-cell table:style-name="ce9" office:value-type="float" office:value="83149" calcext:value-type="float">
            <text:p>83149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Rayol-Canadel-sur-Mer</text:p>
          </table:table-cell>
          <table:table-cell table:style-name="ce9" office:value-type="float" office:value="83152" calcext:value-type="float">
            <text:p>83152</text:p>
          </table:table-cell>
          <table:table-cell table:number-columns-repeated="1020"/>
        </table:table-row>
        <table:table-row table:style-name="ro2"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Saint-Antonin-du-Var</text:p>
          </table:table-cell>
          <table:table-cell table:style-name="ce9" office:value-type="float" office:value="83154" calcext:value-type="float">
            <text:p>8315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Ansouis</text:p>
          </table:table-cell>
          <table:table-cell table:style-name="ce9" office:value-type="float" office:value="84002" calcext:value-type="float">
            <text:p>8400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Aurel</text:p>
          </table:table-cell>
          <table:table-cell table:style-name="ce9" office:value-type="float" office:value="84005" calcext:value-type="float">
            <text:p>8400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Auribeau</text:p>
          </table:table-cell>
          <table:table-cell table:style-name="ce9" office:value-type="float" office:value="84006" calcext:value-type="float">
            <text:p>8400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e Barroux</text:p>
          </table:table-cell>
          <table:table-cell table:style-name="ce9" office:value-type="float" office:value="84008" calcext:value-type="float">
            <text:p>8400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 Bastide-des-Jourdans</text:p>
          </table:table-cell>
          <table:table-cell table:style-name="ce9" office:value-type="float" office:value="84009" calcext:value-type="float">
            <text:p>8400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e Beaucet</text:p>
          </table:table-cell>
          <table:table-cell table:style-name="ce9" office:value-type="float" office:value="84011" calcext:value-type="float">
            <text:p>8401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eaumont-de-Pertuis</text:p>
          </table:table-cell>
          <table:table-cell table:style-name="ce9" office:value-type="float" office:value="84014" calcext:value-type="float">
            <text:p>8401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eaumont-du-Ventoux</text:p>
          </table:table-cell>
          <table:table-cell table:style-name="ce9" office:value-type="float" office:value="84015" calcext:value-type="float">
            <text:p>8401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édoin</text:p>
          </table:table-cell>
          <table:table-cell table:style-name="ce9" office:value-type="float" office:value="84017" calcext:value-type="float">
            <text:p>8401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lauvac</text:p>
          </table:table-cell>
          <table:table-cell table:style-name="ce9" office:value-type="float" office:value="84018" calcext:value-type="float">
            <text:p>8401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onnieux</text:p>
          </table:table-cell>
          <table:table-cell table:style-name="ce9" office:value-type="float" office:value="84020" calcext:value-type="float">
            <text:p>8402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uisson</text:p>
          </table:table-cell>
          <table:table-cell table:style-name="ce9" office:value-type="float" office:value="84022" calcext:value-type="float">
            <text:p>8402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Buoux</text:p>
          </table:table-cell>
          <table:table-cell table:style-name="ce9" office:value-type="float" office:value="84023" calcext:value-type="float">
            <text:p>8402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abrières-d'Aigues</text:p>
          </table:table-cell>
          <table:table-cell table:style-name="ce9" office:value-type="float" office:value="84024" calcext:value-type="float">
            <text:p>8402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airanne</text:p>
          </table:table-cell>
          <table:table-cell table:style-name="ce9" office:value-type="float" office:value="84028" calcext:value-type="float">
            <text:p>8402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aseneuve</text:p>
          </table:table-cell>
          <table:table-cell table:style-name="ce9" office:value-type="float" office:value="84032" calcext:value-type="float">
            <text:p>8403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astellet-en-Luberon</text:p>
          </table:table-cell>
          <table:table-cell table:style-name="ce9" office:value-type="float" office:value="84033" calcext:value-type="float">
            <text:p>8403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restet</text:p>
          </table:table-cell>
          <table:table-cell table:style-name="ce9" office:value-type="float" office:value="84040" calcext:value-type="float">
            <text:p>8404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rillon-le-Brave</text:p>
          </table:table-cell>
          <table:table-cell table:style-name="ce9" office:value-type="float" office:value="84041" calcext:value-type="float">
            <text:p>8404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ucuron</text:p>
          </table:table-cell>
          <table:table-cell table:style-name="ce9" office:value-type="float" office:value="84042" calcext:value-type="float">
            <text:p>8404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Entrechaux</text:p>
          </table:table-cell>
          <table:table-cell table:style-name="ce9" office:value-type="float" office:value="84044" calcext:value-type="float">
            <text:p>8404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Faucon</text:p>
          </table:table-cell>
          <table:table-cell table:style-name="ce9" office:value-type="float" office:value="84045" calcext:value-type="float">
            <text:p>8404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Flassan</text:p>
          </table:table-cell>
          <table:table-cell table:style-name="ce9" office:value-type="float" office:value="84046" calcext:value-type="float">
            <text:p>8404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Gargas</text:p>
          </table:table-cell>
          <table:table-cell table:style-name="ce9" office:value-type="float" office:value="84047" calcext:value-type="float">
            <text:p>8404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Gignac</text:p>
          </table:table-cell>
          <table:table-cell table:style-name="ce9" office:value-type="float" office:value="84048" calcext:value-type="float">
            <text:p>8404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Gigondas</text:p>
          </table:table-cell>
          <table:table-cell table:style-name="ce9" office:value-type="float" office:value="84049" calcext:value-type="float">
            <text:p>8404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Grambois</text:p>
          </table:table-cell>
          <table:table-cell table:style-name="ce9" office:value-type="float" office:value="84052" calcext:value-type="float">
            <text:p>8405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Joucas</text:p>
          </table:table-cell>
          <table:table-cell table:style-name="ce9" office:value-type="float" office:value="84057" calcext:value-type="float">
            <text:p>8405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coste</text:p>
          </table:table-cell>
          <table:table-cell table:style-name="ce9" office:value-type="float" office:value="84058" calcext:value-type="float">
            <text:p>8405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fare</text:p>
          </table:table-cell>
          <table:table-cell table:style-name="ce9" office:value-type="float" office:value="84059" calcext:value-type="float">
            <text:p>8405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garde-d'Apt</text:p>
          </table:table-cell>
          <table:table-cell table:style-name="ce9" office:value-type="float" office:value="84060" calcext:value-type="float">
            <text:p>8406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garde-Paréol</text:p>
          </table:table-cell>
          <table:table-cell table:style-name="ce9" office:value-type="float" office:value="84061" calcext:value-type="float">
            <text:p>8406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uris</text:p>
          </table:table-cell>
          <table:table-cell table:style-name="ce9" office:value-type="float" office:value="84065" calcext:value-type="float">
            <text:p>8406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ioux</text:p>
          </table:table-cell>
          <table:table-cell table:style-name="ce9" office:value-type="float" office:value="84066" calcext:value-type="float">
            <text:p>8406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ourmarin</text:p>
          </table:table-cell>
          <table:table-cell table:style-name="ce9" office:value-type="float" office:value="84068" calcext:value-type="float">
            <text:p>8406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alaucène</text:p>
          </table:table-cell>
          <table:table-cell table:style-name="ce9" office:value-type="float" office:value="84069" calcext:value-type="float">
            <text:p>8406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alemort-du-Comtat</text:p>
          </table:table-cell>
          <table:table-cell table:style-name="ce9" office:value-type="float" office:value="84070" calcext:value-type="float">
            <text:p>8407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érindol</text:p>
          </table:table-cell>
          <table:table-cell table:style-name="ce9" office:value-type="float" office:value="84074" calcext:value-type="float">
            <text:p>8407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éthamis</text:p>
          </table:table-cell>
          <table:table-cell table:style-name="ce9" office:value-type="float" office:value="84075" calcext:value-type="float">
            <text:p>8407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onieux</text:p>
          </table:table-cell>
          <table:table-cell table:style-name="ce9" office:value-type="float" office:value="84079" calcext:value-type="float">
            <text:p>8407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 Motte-d'Aigues</text:p>
          </table:table-cell>
          <table:table-cell table:style-name="ce9" office:value-type="float" office:value="84084" calcext:value-type="float">
            <text:p>8408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Murs</text:p>
          </table:table-cell>
          <table:table-cell table:style-name="ce9" office:value-type="float" office:value="84085" calcext:value-type="float">
            <text:p>8408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Peypin-d'Aigues</text:p>
          </table:table-cell>
          <table:table-cell table:style-name="ce9" office:value-type="float" office:value="84090" calcext:value-type="float">
            <text:p>8409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Puget</text:p>
          </table:table-cell>
          <table:table-cell table:style-name="ce9" office:value-type="float" office:value="84093" calcext:value-type="float">
            <text:p>8409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Puyméras</text:p>
          </table:table-cell>
          <table:table-cell table:style-name="ce9" office:value-type="float" office:value="84094" calcext:value-type="float">
            <text:p>8409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Puyvert</text:p>
          </table:table-cell>
          <table:table-cell table:style-name="ce9" office:value-type="float" office:value="84095" calcext:value-type="float">
            <text:p>8409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Rasteau</text:p>
          </table:table-cell>
          <table:table-cell table:style-name="ce9" office:value-type="float" office:value="84096" calcext:value-type="float">
            <text:p>8409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Richerenches</text:p>
          </table:table-cell>
          <table:table-cell table:style-name="ce9" office:value-type="float" office:value="84097" calcext:value-type="float">
            <text:p>8409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Roaix</text:p>
          </table:table-cell>
          <table:table-cell table:style-name="ce9" office:value-type="float" office:value="84098" calcext:value-type="float">
            <text:p>8409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 Roque-Alric</text:p>
          </table:table-cell>
          <table:table-cell table:style-name="ce9" office:value-type="float" office:value="84100" calcext:value-type="float">
            <text:p>8410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La Roque-sur-Pernes</text:p>
          </table:table-cell>
          <table:table-cell table:style-name="ce9" office:value-type="float" office:value="84101" calcext:value-type="float">
            <text:p>8410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Roussillon</text:p>
          </table:table-cell>
          <table:table-cell table:style-name="ce9" office:value-type="float" office:value="84102" calcext:value-type="float">
            <text:p>8410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Rustrel</text:p>
          </table:table-cell>
          <table:table-cell table:style-name="ce9" office:value-type="float" office:value="84103" calcext:value-type="float">
            <text:p>8410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blet</text:p>
          </table:table-cell>
          <table:table-cell table:style-name="ce9" office:value-type="float" office:value="84104" calcext:value-type="float">
            <text:p>8410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gnon</text:p>
          </table:table-cell>
          <table:table-cell table:style-name="ce9" office:value-type="float" office:value="84105" calcext:value-type="float">
            <text:p>8410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Christol</text:p>
          </table:table-cell>
          <table:table-cell table:style-name="ce9" office:value-type="float" office:value="84107" calcext:value-type="float">
            <text:p>8410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Hippolyte-le-Graveyron</text:p>
          </table:table-cell>
          <table:table-cell table:style-name="ce9" office:value-type="float" office:value="84109" calcext:value-type="float">
            <text:p>84109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Léger-du-Ventoux</text:p>
          </table:table-cell>
          <table:table-cell table:style-name="ce9" office:value-type="float" office:value="84110" calcext:value-type="float">
            <text:p>8411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Marcellin-lès-Vaison</text:p>
          </table:table-cell>
          <table:table-cell table:style-name="ce9" office:value-type="float" office:value="84111" calcext:value-type="float">
            <text:p>8411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Martin-de-Castillon</text:p>
          </table:table-cell>
          <table:table-cell table:style-name="ce9" office:value-type="float" office:value="84112" calcext:value-type="float">
            <text:p>84112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Martin-de-la-Brasque</text:p>
          </table:table-cell>
          <table:table-cell table:style-name="ce9" office:value-type="float" office:value="84113" calcext:value-type="float">
            <text:p>8411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Pierre-de-Vassols</text:p>
          </table:table-cell>
          <table:table-cell table:style-name="ce9" office:value-type="float" office:value="84115" calcext:value-type="float">
            <text:p>8411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Romain-en-Viennois</text:p>
          </table:table-cell>
          <table:table-cell table:style-name="ce9" office:value-type="float" office:value="84116" calcext:value-type="float">
            <text:p>8411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Roman-de-Malegarde</text:p>
          </table:table-cell>
          <table:table-cell table:style-name="ce9" office:value-type="float" office:value="84117" calcext:value-type="float">
            <text:p>8411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Saturnin-lès-Apt</text:p>
          </table:table-cell>
          <table:table-cell table:style-name="ce9" office:value-type="float" office:value="84118" calcext:value-type="float">
            <text:p>8411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int-Trinit</text:p>
          </table:table-cell>
          <table:table-cell table:style-name="ce9" office:value-type="float" office:value="84120" calcext:value-type="float">
            <text:p>8412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nnes</text:p>
          </table:table-cell>
          <table:table-cell table:style-name="ce9" office:value-type="float" office:value="84121" calcext:value-type="float">
            <text:p>84121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ult</text:p>
          </table:table-cell>
          <table:table-cell table:style-name="ce9" office:value-type="float" office:value="84123" calcext:value-type="float">
            <text:p>8412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avoillan</text:p>
          </table:table-cell>
          <table:table-cell table:style-name="ce9" office:value-type="float" office:value="84125" calcext:value-type="float">
            <text:p>8412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éguret</text:p>
          </table:table-cell>
          <table:table-cell table:style-name="ce9" office:value-type="float" office:value="84126" calcext:value-type="float">
            <text:p>8412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ivergues</text:p>
          </table:table-cell>
          <table:table-cell table:style-name="ce9" office:value-type="float" office:value="84128" calcext:value-type="float">
            <text:p>8412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Suzette</text:p>
          </table:table-cell>
          <table:table-cell table:style-name="ce9" office:value-type="float" office:value="84130" calcext:value-type="float">
            <text:p>8413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aison-la-Romaine</text:p>
          </table:table-cell>
          <table:table-cell table:style-name="ce9" office:value-type="float" office:value="84137" calcext:value-type="float">
            <text:p>84137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augines</text:p>
          </table:table-cell>
          <table:table-cell table:style-name="ce9" office:value-type="float" office:value="84140" calcext:value-type="float">
            <text:p>84140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enasque</text:p>
          </table:table-cell>
          <table:table-cell table:style-name="ce9" office:value-type="float" office:value="84143" calcext:value-type="float">
            <text:p>84143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iens</text:p>
          </table:table-cell>
          <table:table-cell table:style-name="ce9" office:value-type="float" office:value="84144" calcext:value-type="float">
            <text:p>84144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illars</text:p>
          </table:table-cell>
          <table:table-cell table:style-name="ce9" office:value-type="float" office:value="84145" calcext:value-type="float">
            <text:p>84145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illedieu</text:p>
          </table:table-cell>
          <table:table-cell table:style-name="ce9" office:value-type="float" office:value="84146" calcext:value-type="float">
            <text:p>84146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illes-sur-Auzon</text:p>
          </table:table-cell>
          <table:table-cell table:style-name="ce9" office:value-type="float" office:value="84148" calcext:value-type="float">
            <text:p>84148</text:p>
          </table:table-cell>
          <table:table-cell table:number-columns-repeated="1020"/>
        </table:table-row>
        <table:table-row table:style-name="ro2"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Vitrolles-en-Lubéron</text:p>
          </table:table-cell>
          <table:table-cell table:style-name="ce9" office:value-type="float" office:value="84151" calcext:value-type="float">
            <text:p>84151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'Aiguillon-la-Presqu'île</text:p>
          </table:table-cell>
          <table:table-cell table:style-name="ce9" office:value-type="float" office:value="85001" calcext:value-type="float">
            <text:p>85001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'Aiguillon-sur-Vie</text:p>
          </table:table-cell>
          <table:table-cell table:style-name="ce9" office:value-type="float" office:value="85002" calcext:value-type="float">
            <text:p>8500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Angles</text:p>
          </table:table-cell>
          <table:table-cell table:style-name="ce9" office:value-type="float" office:value="85004" calcext:value-type="float">
            <text:p>8500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Avrillé</text:p>
          </table:table-cell>
          <table:table-cell table:style-name="ce9" office:value-type="float" office:value="85010" calcext:value-type="float">
            <text:p>85010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Barbâtre</text:p>
          </table:table-cell>
          <table:table-cell table:style-name="ce9" office:value-type="float" office:value="85011" calcext:value-type="float">
            <text:p>85011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a Barre-de-Monts</text:p>
          </table:table-cell>
          <table:table-cell table:style-name="ce9" office:value-type="float" office:value="85012" calcext:value-type="float">
            <text:p>8501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e Bernard</text:p>
          </table:table-cell>
          <table:table-cell table:style-name="ce9" office:value-type="float" office:value="85022" calcext:value-type="float">
            <text:p>8502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Bouin</text:p>
          </table:table-cell>
          <table:table-cell table:style-name="ce9" office:value-type="float" office:value="85029" calcext:value-type="float">
            <text:p>85029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Bretignolles-sur-Mer</text:p>
          </table:table-cell>
          <table:table-cell table:style-name="ce9" office:value-type="float" office:value="85035" calcext:value-type="float">
            <text:p>85035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a Chaize-Giraud</text:p>
          </table:table-cell>
          <table:table-cell table:style-name="ce9" office:value-type="float" office:value="85045" calcext:value-type="float">
            <text:p>85045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Châteauneuf</text:p>
          </table:table-cell>
          <table:table-cell table:style-name="ce9" office:value-type="float" office:value="85062" calcext:value-type="float">
            <text:p>8506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'Épine</text:p>
          </table:table-cell>
          <table:table-cell table:style-name="ce9" office:value-type="float" office:value="85083" calcext:value-type="float">
            <text:p>85083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Givrand</text:p>
          </table:table-cell>
          <table:table-cell table:style-name="ce9" office:value-type="float" office:value="85100" calcext:value-type="float">
            <text:p>85100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e Givre</text:p>
          </table:table-cell>
          <table:table-cell table:style-name="ce9" office:value-type="float" office:value="85101" calcext:value-type="float">
            <text:p>85101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Grues</text:p>
          </table:table-cell>
          <table:table-cell table:style-name="ce9" office:value-type="float" office:value="85104" calcext:value-type="float">
            <text:p>8510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a Guérinière</text:p>
          </table:table-cell>
          <table:table-cell table:style-name="ce9" office:value-type="float" office:value="85106" calcext:value-type="float">
            <text:p>85106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'Île-d'Yeu</text:p>
          </table:table-cell>
          <table:table-cell table:style-name="ce9" office:value-type="float" office:value="85113" calcext:value-type="float">
            <text:p>85113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Jard-sur-Mer</text:p>
          </table:table-cell>
          <table:table-cell table:style-name="ce9" office:value-type="float" office:value="85114" calcext:value-type="float">
            <text:p>8511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andevieille</text:p>
          </table:table-cell>
          <table:table-cell table:style-name="ce9" office:value-type="float" office:value="85120" calcext:value-type="float">
            <text:p>85120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ongeville-sur-Mer</text:p>
          </table:table-cell>
          <table:table-cell table:style-name="ce9" office:value-type="float" office:value="85127" calcext:value-type="float">
            <text:p>85127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Noirmoutier-en-l'Île</text:p>
          </table:table-cell>
          <table:table-cell table:style-name="ce9" office:value-type="float" office:value="85163" calcext:value-type="float">
            <text:p>85163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Notre-Dame-de-Monts</text:p>
          </table:table-cell>
          <table:table-cell table:style-name="ce9" office:value-type="float" office:value="85164" calcext:value-type="float">
            <text:p>8516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e Perrier</text:p>
          </table:table-cell>
          <table:table-cell table:style-name="ce9" office:value-type="float" office:value="85172" calcext:value-type="float">
            <text:p>8517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Poiroux</text:p>
          </table:table-cell>
          <table:table-cell table:style-name="ce9" office:value-type="float" office:value="85179" calcext:value-type="float">
            <text:p>85179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Notre-Dame-de-Riez</text:p>
          </table:table-cell>
          <table:table-cell table:style-name="ce9" office:value-type="float" office:value="85189" calcext:value-type="float">
            <text:p>85189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es Sables-d'Olonne</text:p>
          </table:table-cell>
          <table:table-cell table:style-name="ce9" office:value-type="float" office:value="85194" calcext:value-type="float">
            <text:p>8519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Gilles-Croix-de-Vie</text:p>
          </table:table-cell>
          <table:table-cell table:style-name="ce9" office:value-type="float" office:value="85222" calcext:value-type="float">
            <text:p>85222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Hilaire-de-Riez</text:p>
          </table:table-cell>
          <table:table-cell table:style-name="ce9" office:value-type="float" office:value="85226" calcext:value-type="float">
            <text:p>85226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Hilaire-la-Forêt</text:p>
          </table:table-cell>
          <table:table-cell table:style-name="ce9" office:value-type="float" office:value="85231" calcext:value-type="float">
            <text:p>85231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Jean-de-Monts</text:p>
          </table:table-cell>
          <table:table-cell table:style-name="ce9" office:value-type="float" office:value="85234" calcext:value-type="float">
            <text:p>85234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Brem-sur-Mer</text:p>
          </table:table-cell>
          <table:table-cell table:style-name="ce9" office:value-type="float" office:value="85243" calcext:value-type="float">
            <text:p>85243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Urbain</text:p>
          </table:table-cell>
          <table:table-cell table:style-name="ce9" office:value-type="float" office:value="85273" calcext:value-type="float">
            <text:p>85273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Saint-Vincent-sur-Jard</text:p>
          </table:table-cell>
          <table:table-cell table:style-name="ce9" office:value-type="float" office:value="85278" calcext:value-type="float">
            <text:p>85278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Talmont-Saint-Hilaire</text:p>
          </table:table-cell>
          <table:table-cell table:style-name="ce9" office:value-type="float" office:value="85288" calcext:value-type="float">
            <text:p>85288</text:p>
          </table:table-cell>
          <table:table-cell table:number-columns-repeated="1020"/>
        </table:table-row>
        <table:table-row table:style-name="ro2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La Tranche-sur-Mer</text:p>
          </table:table-cell>
          <table:table-cell table:style-name="ce9" office:value-type="float" office:value="85294" calcext:value-type="float">
            <text:p>85294</text:p>
          </table:table-cell>
          <table:table-cell table:number-columns-repeated="1020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Gérardmer</text:p>
          </table:table-cell>
          <table:table-cell table:style-name="ce9" office:value-type="float" office:value="88196" calcext:value-type="float">
            <text:p>88196</text:p>
          </table:table-cell>
          <table:table-cell table:number-columns-repeated="1020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Le Valtin</text:p>
          </table:table-cell>
          <table:table-cell table:style-name="ce9" office:value-type="float" office:value="88492" calcext:value-type="float">
            <text:p>88492</text:p>
          </table:table-cell>
          <table:table-cell table:number-columns-repeated="1020"/>
        </table:table-row>
        <table:table-row table:style-name="ro2"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Xonrupt-Longemer</text:p>
          </table:table-cell>
          <table:table-cell table:style-name="ce9" office:value-type="float" office:value="88531" calcext:value-type="float">
            <text:p>88531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Arrancourt</text:p>
          </table:table-cell>
          <table:table-cell table:style-name="ce9" office:value-type="float" office:value="91022" calcext:value-type="float">
            <text:p>91022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Boigneville</text:p>
          </table:table-cell>
          <table:table-cell table:style-name="ce9" office:value-type="float" office:value="91069" calcext:value-type="float">
            <text:p>91069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Boissy-la-Rivière</text:p>
          </table:table-cell>
          <table:table-cell table:style-name="ce9" office:value-type="float" office:value="91079" calcext:value-type="float">
            <text:p>91079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Buno-Bonnevaux</text:p>
          </table:table-cell>
          <table:table-cell table:style-name="ce9" office:value-type="float" office:value="91121" calcext:value-type="float">
            <text:p>91121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Chalo-Saint-Mars</text:p>
          </table:table-cell>
          <table:table-cell table:style-name="ce9" office:value-type="float" office:value="91130" calcext:value-type="float">
            <text:p>91130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Courances</text:p>
          </table:table-cell>
          <table:table-cell table:style-name="ce9" office:value-type="float" office:value="91180" calcext:value-type="float">
            <text:p>91180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Courdimanche-sur-Essonne</text:p>
          </table:table-cell>
          <table:table-cell table:style-name="ce9" office:value-type="float" office:value="91184" calcext:value-type="float">
            <text:p>91184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La Forêt-Sainte-Croix</text:p>
          </table:table-cell>
          <table:table-cell table:style-name="ce9" office:value-type="float" office:value="91248" calcext:value-type="float">
            <text:p>91248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Ormoy-la-Rivière</text:p>
          </table:table-cell>
          <table:table-cell table:style-name="ce9" office:value-type="float" office:value="91469" calcext:value-type="float">
            <text:p>91469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Orveau</text:p>
          </table:table-cell>
          <table:table-cell table:style-name="ce9" office:value-type="float" office:value="91473" calcext:value-type="float">
            <text:p>91473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Puiselet-le-Marais</text:p>
          </table:table-cell>
          <table:table-cell table:style-name="ce9" office:value-type="float" office:value="91508" calcext:value-type="float">
            <text:p>91508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Richarville</text:p>
          </table:table-cell>
          <table:table-cell table:style-name="ce9" office:value-type="float" office:value="91519" calcext:value-type="float">
            <text:p>91519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Saint-Chéron</text:p>
          </table:table-cell>
          <table:table-cell table:style-name="ce9" office:value-type="float" office:value="91540" calcext:value-type="float">
            <text:p>91540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Saint-Sulpice-de-Favières</text:p>
          </table:table-cell>
          <table:table-cell table:style-name="ce9" office:value-type="float" office:value="91578" calcext:value-type="float">
            <text:p>91578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Valpuiseaux</text:p>
          </table:table-cell>
          <table:table-cell table:style-name="ce9" office:value-type="float" office:value="91629" calcext:value-type="float">
            <text:p>91629</text:p>
          </table:table-cell>
          <table:table-cell table:number-columns-repeated="1020"/>
        </table:table-row>
        <table:table-row table:style-name="ro2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Videlles</text:p>
          </table:table-cell>
          <table:table-cell table:style-name="ce9" office:value-type="float" office:value="91654" calcext:value-type="float">
            <text:p>91654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Chaussy</text:p>
          </table:table-cell>
          <table:table-cell table:style-name="ce9" office:value-type="float" office:value="95150" calcext:value-type="float">
            <text:p>95150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Chérence</text:p>
          </table:table-cell>
          <table:table-cell table:style-name="ce9" office:value-type="float" office:value="95157" calcext:value-type="float">
            <text:p>95157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Guiry-en-Vexin</text:p>
          </table:table-cell>
          <table:table-cell table:style-name="ce9" office:value-type="float" office:value="95295" calcext:value-type="float">
            <text:p>95295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Haute-Isle</text:p>
          </table:table-cell>
          <table:table-cell table:style-name="ce9" office:value-type="float" office:value="95301" calcext:value-type="float">
            <text:p>95301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Montreuil-sur-Epte</text:p>
          </table:table-cell>
          <table:table-cell table:style-name="ce9" office:value-type="float" office:value="95429" calcext:value-type="float">
            <text:p>95429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Omerville</text:p>
          </table:table-cell>
          <table:table-cell table:style-name="ce9" office:value-type="float" office:value="95462" calcext:value-type="float">
            <text:p>95462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La Roche-Guyon</text:p>
          </table:table-cell>
          <table:table-cell table:style-name="ce9" office:value-type="float" office:value="95523" calcext:value-type="float">
            <text:p>95523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Vétheuil</text:p>
          </table:table-cell>
          <table:table-cell table:style-name="ce9" office:value-type="float" office:value="95651" calcext:value-type="float">
            <text:p>95651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Vienne-en-Arthies</text:p>
          </table:table-cell>
          <table:table-cell table:style-name="ce9" office:value-type="float" office:value="95656" calcext:value-type="float">
            <text:p>95656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Villers-en-Arthies</text:p>
          </table:table-cell>
          <table:table-cell table:style-name="ce9" office:value-type="float" office:value="95676" calcext:value-type="float">
            <text:p>95676</text:p>
          </table:table-cell>
          <table:table-cell table:number-columns-repeated="1020"/>
        </table:table-row>
        <table:table-row table:style-name="ro2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Wy-dit-Joli-Village</text:p>
          </table:table-cell>
          <table:table-cell table:style-name="ce9" office:value-type="float" office:value="95690" calcext:value-type="float">
            <text:p>95690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Anse-Bertrand</text:p>
          </table:table-cell>
          <table:table-cell table:style-name="ce9" office:value-type="float" office:value="97102" calcext:value-type="float">
            <text:p>97102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Capesterre-de-Marie-Galante</text:p>
          </table:table-cell>
          <table:table-cell table:style-name="ce9" office:value-type="float" office:value="97108" calcext:value-type="float">
            <text:p>97108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La Désirade</text:p>
          </table:table-cell>
          <table:table-cell table:style-name="ce9" office:value-type="float" office:value="97110" calcext:value-type="float">
            <text:p>97110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Deshaies</text:p>
          </table:table-cell>
          <table:table-cell table:style-name="ce9" office:value-type="float" office:value="97111" calcext:value-type="float">
            <text:p>97111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Grand-Bourg</text:p>
          </table:table-cell>
          <table:table-cell table:style-name="ce9" office:value-type="float" office:value="97112" calcext:value-type="float">
            <text:p>97112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Saint-Louis</text:p>
          </table:table-cell>
          <table:table-cell table:style-name="ce9" office:value-type="float" office:value="97126" calcext:value-type="float">
            <text:p>97126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Terre-de-Bas</text:p>
          </table:table-cell>
          <table:table-cell table:style-name="ce9" office:value-type="float" office:value="97130" calcext:value-type="float">
            <text:p>97130</text:p>
          </table:table-cell>
          <table:table-cell table:number-columns-repeated="1020"/>
        </table:table-row>
        <table:table-row table:style-name="ro2">
          <table:table-cell table:style-name="ce9" office:value-type="float" office:value="971" calcext:value-type="float">
            <text:p>971</text:p>
          </table:table-cell>
          <table:table-cell table:style-name="ce9" office:value-type="string" calcext:value-type="string">
            <text:p>Terre-de-Haut</text:p>
          </table:table-cell>
          <table:table-cell table:style-name="ce9" office:value-type="float" office:value="97131" calcext:value-type="float">
            <text:p>97131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Les Anses-d'Arlet</text:p>
          </table:table-cell>
          <table:table-cell table:style-name="ce9" office:value-type="float" office:value="97202" calcext:value-type="float">
            <text:p>97202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Le Carbet</text:p>
          </table:table-cell>
          <table:table-cell table:style-name="ce9" office:value-type="float" office:value="97204" calcext:value-type="float">
            <text:p>97204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Le Diamant</text:p>
          </table:table-cell>
          <table:table-cell table:style-name="ce9" office:value-type="float" office:value="97206" calcext:value-type="float">
            <text:p>97206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Fonds-Saint-Denis</text:p>
          </table:table-cell>
          <table:table-cell table:style-name="ce9" office:value-type="float" office:value="97208" calcext:value-type="float">
            <text:p>97208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Les Trois-Îlets</text:p>
          </table:table-cell>
          <table:table-cell table:style-name="ce9" office:value-type="float" office:value="97231" calcext:value-type="float">
            <text:p>97231</text:p>
          </table:table-cell>
          <table:table-cell table:number-columns-repeated="1020"/>
        </table:table-row>
        <table:table-row table:style-name="ro2">
          <table:table-cell table:style-name="ce9" office:value-type="float" office:value="972" calcext:value-type="float">
            <text:p>972</text:p>
          </table:table-cell>
          <table:table-cell table:style-name="ce9" office:value-type="string" calcext:value-type="string">
            <text:p>Le Morne-Vert</text:p>
          </table:table-cell>
          <table:table-cell table:style-name="ce9" office:value-type="float" office:value="97233" calcext:value-type="float">
            <text:p>97233</text:p>
          </table:table-cell>
          <table:table-cell table:number-columns-repeated="1020"/>
        </table:table-row>
        <table:table-row table:style-name="ro2">
          <table:table-cell table:style-name="ce9" office:value-type="float" office:value="973" calcext:value-type="float">
            <text:p>973</text:p>
          </table:table-cell>
          <table:table-cell table:style-name="ce9" office:value-type="string" calcext:value-type="string">
            <text:p>Régina</text:p>
          </table:table-cell>
          <table:table-cell table:style-name="ce9" office:value-type="float" office:value="97301" calcext:value-type="float">
            <text:p>97301</text:p>
          </table:table-cell>
          <table:table-cell table:number-columns-repeated="1020"/>
        </table:table-row>
        <table:table-row table:style-name="ro2" table:number-rows-repeated="1044878">
          <table:table-cell table:number-columns-repeated="1023"/>
        </table:table-row>
        <table:table-row table:style-name="ro3" table:number-rows-repeated="143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sanspro" svg:font-family="Sourcesanspr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7T12:23:33.246034544</dc:date>
    <meta:editing-duration>PT1M40S</meta:editing-duration>
    <meta:editing-cycles>1</meta:editing-cycles>
    <meta:document-statistic meta:table-count="1" meta:cell-count="6792" meta:object-count="0"/>
  </office:meta>
</office:document-meta>
</file>